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9.278cm" svg:height="17.271cm" svg:x="4.616cm" svg:y="0.1cm">
            <draw:object draw:notify-on-update-of-ranges="Sheet1.A1:Sheet1.A768 Sheet1.B1:Sheet1.B76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.7356" calcext:value-type="float">
            <text:p>41.73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8.584" calcext:value-type="float">
            <text:p>268.5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4.6" calcext:value-type="float">
            <text:p>544.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36.05" calcext:value-type="float">
            <text:p>1036.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3.505" calcext:value-type="float">
            <text:p>523.5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43.46" calcext:value-type="float">
            <text:p>1843.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68.019" calcext:value-type="float">
            <text:p>968.0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06.07" calcext:value-type="float">
            <text:p>2706.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70.53" calcext:value-type="float">
            <text:p>2770.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23.38" calcext:value-type="float">
            <text:p>3123.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93.59" calcext:value-type="float">
            <text:p>1493.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95.27" calcext:value-type="float">
            <text:p>2195.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85.1" calcext:value-type="float">
            <text:p>2385.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48.78" calcext:value-type="float">
            <text:p>2848.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00.84" calcext:value-type="float">
            <text:p>2200.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91.03" calcext:value-type="float">
            <text:p>3391.0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40.99" calcext:value-type="float">
            <text:p>2640.9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825.25" calcext:value-type="float">
            <text:p>3825.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738.42" calcext:value-type="float">
            <text:p>3738.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229.83" calcext:value-type="float">
            <text:p>4229.8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879.77" calcext:value-type="float">
            <text:p>2879.7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652.55" calcext:value-type="float">
            <text:p>3652.5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640.99" calcext:value-type="float">
            <text:p>3640.9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867.6" calcext:value-type="float">
            <text:p>3867.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304.44" calcext:value-type="float">
            <text:p>3304.4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963.62" calcext:value-type="float">
            <text:p>3963.6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502.01" calcext:value-type="float">
            <text:p>3502.0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270.55" calcext:value-type="float">
            <text:p>4270.5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842.87" calcext:value-type="float">
            <text:p>3842.8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370.84" calcext:value-type="float">
            <text:p>4370.8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35.07" calcext:value-type="float">
            <text:p>3135.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92.66" calcext:value-type="float">
            <text:p>4092.6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156.49" calcext:value-type="float">
            <text:p>4156.4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388.27" calcext:value-type="float">
            <text:p>4388.2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927.76" calcext:value-type="float">
            <text:p>3927.7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684.16" calcext:value-type="float">
            <text:p>2684.1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060.61" calcext:value-type="float">
            <text:p>4060.6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642.63" calcext:value-type="float">
            <text:p>4642.6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584.7" calcext:value-type="float">
            <text:p>4584.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831.61" calcext:value-type="float">
            <text:p>4831.6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992.71" calcext:value-type="float">
            <text:p>3992.7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446.04" calcext:value-type="float">
            <text:p>4446.0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304.63" calcext:value-type="float">
            <text:p>4304.6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530.17" calcext:value-type="float">
            <text:p>4530.1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136.9" calcext:value-type="float">
            <text:p>4136.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488.67" calcext:value-type="float">
            <text:p>4488.6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206.07" calcext:value-type="float">
            <text:p>4206.0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290.77" calcext:value-type="float">
            <text:p>4290.7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663.65" calcext:value-type="float">
            <text:p>4663.6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980.45" calcext:value-type="float">
            <text:p>4980.4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287.03" calcext:value-type="float">
            <text:p>4287.0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665.9" calcext:value-type="float">
            <text:p>4665.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58.78" calcext:value-type="float">
            <text:p>4558.7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743.77" calcext:value-type="float">
            <text:p>4743.7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394.3" calcext:value-type="float">
            <text:p>4394.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830.88" calcext:value-type="float">
            <text:p>4830.8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489.42" calcext:value-type="float">
            <text:p>4489.4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875.75" calcext:value-type="float">
            <text:p>4875.7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781.93" calcext:value-type="float">
            <text:p>4781.9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991.06" calcext:value-type="float">
            <text:p>4991.0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410.7" calcext:value-type="float">
            <text:p>4410.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651.76" calcext:value-type="float">
            <text:p>4651.7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650.9" calcext:value-type="float">
            <text:p>4650.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800.99" calcext:value-type="float">
            <text:p>4800.9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550.16" calcext:value-type="float">
            <text:p>4550.1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839.01" calcext:value-type="float">
            <text:p>4839.0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593.65" calcext:value-type="float">
            <text:p>4593.6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968.3" calcext:value-type="float">
            <text:p>4968.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994.41" calcext:value-type="float">
            <text:p>4994.4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156.57" calcext:value-type="float">
            <text:p>5156.5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641.51" calcext:value-type="float">
            <text:p>4641.5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894.52" calcext:value-type="float">
            <text:p>4894.5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712.99" calcext:value-type="float">
            <text:p>4712.9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928.43" calcext:value-type="float">
            <text:p>4928.4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748.97" calcext:value-type="float">
            <text:p>4748.9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961.66" calcext:value-type="float">
            <text:p>4961.6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723.1" calcext:value-type="float">
            <text:p>4723.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022" calcext:value-type="float">
            <text:p>502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997.64" calcext:value-type="float">
            <text:p>4997.6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164.43" calcext:value-type="float">
            <text:p>5164.4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667.68" calcext:value-type="float">
            <text:p>4667.6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867.75" calcext:value-type="float">
            <text:p>4867.7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210.21" calcext:value-type="float">
            <text:p>4210.2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361.37" calcext:value-type="float">
            <text:p>4361.3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826.61" calcext:value-type="float">
            <text:p>4826.6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021.21" calcext:value-type="float">
            <text:p>5021.2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851.72" calcext:value-type="float">
            <text:p>4851.7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131.2" calcext:value-type="float">
            <text:p>5131.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033.77" calcext:value-type="float">
            <text:p>5033.7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149.88" calcext:value-type="float">
            <text:p>5149.8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784.84" calcext:value-type="float">
            <text:p>4784.8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975.08" calcext:value-type="float">
            <text:p>4975.0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794.5" calcext:value-type="float">
            <text:p>4794.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853.34" calcext:value-type="float">
            <text:p>4853.3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861.85" calcext:value-type="float">
            <text:p>4861.8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954.82" calcext:value-type="float">
            <text:p>4954.8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627.54" calcext:value-type="float">
            <text:p>4627.5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049.33" calcext:value-type="float">
            <text:p>5049.3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056.24" calcext:value-type="float">
            <text:p>5056.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287.64" calcext:value-type="float">
            <text:p>5287.6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834.61" calcext:value-type="float">
            <text:p>4834.6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010.78" calcext:value-type="float">
            <text:p>5010.7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000.73" calcext:value-type="float">
            <text:p>5000.7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125.21" calcext:value-type="float">
            <text:p>5125.2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903.45" calcext:value-type="float">
            <text:p>4903.4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089.22" calcext:value-type="float">
            <text:p>5089.2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906.42" calcext:value-type="float">
            <text:p>4906.4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092.52" calcext:value-type="float">
            <text:p>5092.5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011.34" calcext:value-type="float">
            <text:p>5011.3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103.89" calcext:value-type="float">
            <text:p>5103.8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869.65" calcext:value-type="float">
            <text:p>4869.6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015.96" calcext:value-type="float">
            <text:p>5015.9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870.7" calcext:value-type="float">
            <text:p>4870.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043.86" calcext:value-type="float">
            <text:p>5043.8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789.01" calcext:value-type="float">
            <text:p>4789.0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905.89" calcext:value-type="float">
            <text:p>4905.8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582.02" calcext:value-type="float">
            <text:p>4582.0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111.26" calcext:value-type="float">
            <text:p>5111.2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121.79" calcext:value-type="float">
            <text:p>5121.7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222.24" calcext:value-type="float">
            <text:p>5222.2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608.35" calcext:value-type="float">
            <text:p>3608.3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912.24" calcext:value-type="float">
            <text:p>4912.2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821.29" calcext:value-type="float">
            <text:p>4821.2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937.72" calcext:value-type="float">
            <text:p>4937.7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766.63" calcext:value-type="float">
            <text:p>4766.6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922.49" calcext:value-type="float">
            <text:p>4922.4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961.31" calcext:value-type="float">
            <text:p>4961.3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175.16" calcext:value-type="float">
            <text:p>5175.1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003.07" calcext:value-type="float">
            <text:p>5003.0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092.46" calcext:value-type="float">
            <text:p>5092.4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789.02" calcext:value-type="float">
            <text:p>4789.0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903.82" calcext:value-type="float">
            <text:p>4903.8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768.46" calcext:value-type="float">
            <text:p>4768.4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910.69" calcext:value-type="float">
            <text:p>4910.6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008.72" calcext:value-type="float">
            <text:p>5008.7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129.21" calcext:value-type="float">
            <text:p>5129.2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874.21" calcext:value-type="float">
            <text:p>4874.2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700.69" calcext:value-type="float">
            <text:p>4700.6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913.72" calcext:value-type="float">
            <text:p>4913.7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985.76" calcext:value-type="float">
            <text:p>4985.7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758.91" calcext:value-type="float">
            <text:p>4758.9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856.02" calcext:value-type="float">
            <text:p>4856.0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963.15" calcext:value-type="float">
            <text:p>4963.1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059.15" calcext:value-type="float">
            <text:p>5059.1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839.15" calcext:value-type="float">
            <text:p>4839.1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020.87" calcext:value-type="float">
            <text:p>5020.8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886.58" calcext:value-type="float">
            <text:p>4886.5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893.47" calcext:value-type="float">
            <text:p>4893.4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815.17" calcext:value-type="float">
            <text:p>4815.1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896.21" calcext:value-type="float">
            <text:p>4896.2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007.16" calcext:value-type="float">
            <text:p>5007.1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061.89" calcext:value-type="float">
            <text:p>5061.8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578.49" calcext:value-type="float">
            <text:p>3578.4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897.39" calcext:value-type="float">
            <text:p>4897.3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735.24" calcext:value-type="float">
            <text:p>4735.2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888.6" calcext:value-type="float">
            <text:p>4888.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813.35" calcext:value-type="float">
            <text:p>4813.3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899.72" calcext:value-type="float">
            <text:p>4899.7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093.04" calcext:value-type="float">
            <text:p>5093.0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204.26" calcext:value-type="float">
            <text:p>5204.2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804.25" calcext:value-type="float">
            <text:p>4804.2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868.97" calcext:value-type="float">
            <text:p>4868.9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332.68" calcext:value-type="float">
            <text:p>4332.6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4687.97" calcext:value-type="float">
            <text:p>4687.9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4575.59" calcext:value-type="float">
            <text:p>4575.5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731.51" calcext:value-type="float">
            <text:p>4731.5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062.42" calcext:value-type="float">
            <text:p>5062.4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5156.4" calcext:value-type="float">
            <text:p>5156.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816.84" calcext:value-type="float">
            <text:p>4816.8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539.03" calcext:value-type="float">
            <text:p>3539.0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355.37" calcext:value-type="float">
            <text:p>3355.3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812.73" calcext:value-type="float">
            <text:p>4812.7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833.06" calcext:value-type="float">
            <text:p>4833.0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869.31" calcext:value-type="float">
            <text:p>4869.3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030.51" calcext:value-type="float">
            <text:p>5030.5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5108.73" calcext:value-type="float">
            <text:p>5108.7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889.71" calcext:value-type="float">
            <text:p>4889.7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952.79" calcext:value-type="float">
            <text:p>4952.7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930.71" calcext:value-type="float">
            <text:p>4930.7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946.89" calcext:value-type="float">
            <text:p>4946.8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4238.94" calcext:value-type="float">
            <text:p>4238.9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737.46" calcext:value-type="float">
            <text:p>4737.4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5096.82" calcext:value-type="float">
            <text:p>5096.8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131.12" calcext:value-type="float">
            <text:p>5131.1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831.95" calcext:value-type="float">
            <text:p>4831.9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901.03" calcext:value-type="float">
            <text:p>4901.0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816.93" calcext:value-type="float">
            <text:p>4816.9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901.58" calcext:value-type="float">
            <text:p>4901.5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876.85" calcext:value-type="float">
            <text:p>4876.8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872.61" calcext:value-type="float">
            <text:p>4872.6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969.4" calcext:value-type="float">
            <text:p>4969.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5025.18" calcext:value-type="float">
            <text:p>5025.1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4827.81" calcext:value-type="float">
            <text:p>4827.8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634.7" calcext:value-type="float">
            <text:p>4634.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739.83" calcext:value-type="float">
            <text:p>4739.8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776.3" calcext:value-type="float">
            <text:p>4776.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4885.22" calcext:value-type="float">
            <text:p>4885.2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925.28" calcext:value-type="float">
            <text:p>4925.2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124.94" calcext:value-type="float">
            <text:p>5124.9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190.83" calcext:value-type="float">
            <text:p>5190.8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798.48" calcext:value-type="float">
            <text:p>4798.4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837.76" calcext:value-type="float">
            <text:p>4837.7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810.22" calcext:value-type="float">
            <text:p>4810.2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833.76" calcext:value-type="float">
            <text:p>4833.7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810.74" calcext:value-type="float">
            <text:p>4810.7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838.8" calcext:value-type="float">
            <text:p>4838.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5036.27" calcext:value-type="float">
            <text:p>5036.2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5105.81" calcext:value-type="float">
            <text:p>5105.8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875.07" calcext:value-type="float">
            <text:p>4875.0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900.53" calcext:value-type="float">
            <text:p>4900.5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618.95" calcext:value-type="float">
            <text:p>4618.9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4733.63" calcext:value-type="float">
            <text:p>4733.6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4699.19" calcext:value-type="float">
            <text:p>4699.1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4400.35" calcext:value-type="float">
            <text:p>4400.3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027" calcext:value-type="float">
            <text:p>502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5064.61" calcext:value-type="float">
            <text:p>5064.6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823.37" calcext:value-type="float">
            <text:p>4823.3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865.28" calcext:value-type="float">
            <text:p>4865.2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836.4" calcext:value-type="float">
            <text:p>4836.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799.91" calcext:value-type="float">
            <text:p>4799.9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776.44" calcext:value-type="float">
            <text:p>4776.4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753.13" calcext:value-type="float">
            <text:p>4753.1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920.7" calcext:value-type="float">
            <text:p>4920.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960.95" calcext:value-type="float">
            <text:p>4960.9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813.91" calcext:value-type="float">
            <text:p>4813.9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879.32" calcext:value-type="float">
            <text:p>4879.3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632.94" calcext:value-type="float">
            <text:p>4632.9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767.88" calcext:value-type="float">
            <text:p>4767.8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4126.36" calcext:value-type="float">
            <text:p>4126.3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882.24" calcext:value-type="float">
            <text:p>4882.2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4955.89" calcext:value-type="float">
            <text:p>4955.8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4929.09" calcext:value-type="float">
            <text:p>4929.0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4780.49" calcext:value-type="float">
            <text:p>4780.4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4794.3" calcext:value-type="float">
            <text:p>4794.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754.67" calcext:value-type="float">
            <text:p>4754.6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4775.44" calcext:value-type="float">
            <text:p>4775.4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4670.74" calcext:value-type="float">
            <text:p>4670.7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4828.51" calcext:value-type="float">
            <text:p>4828.5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4991.96" calcext:value-type="float">
            <text:p>4991.9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318.04" calcext:value-type="float">
            <text:p>4318.0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4080.09" calcext:value-type="float">
            <text:p>4080.0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4673.87" calcext:value-type="float">
            <text:p>4673.8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4793.35" calcext:value-type="float">
            <text:p>4793.3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4743.46" calcext:value-type="float">
            <text:p>4743.4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820.25" calcext:value-type="float">
            <text:p>4820.2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4855.86" calcext:value-type="float">
            <text:p>4855.8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5003.53" calcext:value-type="float">
            <text:p>5003.5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082.29" calcext:value-type="float">
            <text:p>5082.2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4838.77" calcext:value-type="float">
            <text:p>4838.7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878.67" calcext:value-type="float">
            <text:p>4878.6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4752.96" calcext:value-type="float">
            <text:p>4752.9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4809.86" calcext:value-type="float">
            <text:p>4809.8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4672.16" calcext:value-type="float">
            <text:p>4672.1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4644.16" calcext:value-type="float">
            <text:p>4644.1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4666.62" calcext:value-type="float">
            <text:p>4666.6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285.33" calcext:value-type="float">
            <text:p>4285.33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4768.14" calcext:value-type="float">
            <text:p>4768.1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4850.38" calcext:value-type="float">
            <text:p>4850.3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4830.97" calcext:value-type="float">
            <text:p>4830.9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869.37" calcext:value-type="float">
            <text:p>4869.37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4795.81" calcext:value-type="float">
            <text:p>4795.8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4842.86" calcext:value-type="float">
            <text:p>4842.8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4961.4" calcext:value-type="float">
            <text:p>4961.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4952.95" calcext:value-type="float">
            <text:p>4952.9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799.35" calcext:value-type="float">
            <text:p>4799.3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4825.65" calcext:value-type="float">
            <text:p>4825.6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4759.4" calcext:value-type="float">
            <text:p>4759.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4798.86" calcext:value-type="float">
            <text:p>4798.8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4792.3" calcext:value-type="float">
            <text:p>4792.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793.72" calcext:value-type="float">
            <text:p>4793.72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4717.04" calcext:value-type="float">
            <text:p>4717.0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687.99" calcext:value-type="float">
            <text:p>4687.99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4482.52" calcext:value-type="float">
            <text:p>4482.5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4767.35" calcext:value-type="float">
            <text:p>4767.3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727.37" calcext:value-type="float">
            <text:p>4727.3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4772.38" calcext:value-type="float">
            <text:p>4772.3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760.55" calcext:value-type="float">
            <text:p>4760.5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805.2" calcext:value-type="float">
            <text:p>4805.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4903.2" calcext:value-type="float">
            <text:p>4903.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982.69" calcext:value-type="float">
            <text:p>4982.6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4677.32" calcext:value-type="float">
            <text:p>4677.32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4631.12" calcext:value-type="float">
            <text:p>4631.1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4680.8" calcext:value-type="float">
            <text:p>4680.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4698.01" calcext:value-type="float">
            <text:p>4698.0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4449.21" calcext:value-type="float">
            <text:p>4449.2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4462.2" calcext:value-type="float">
            <text:p>4462.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4638.43" calcext:value-type="float">
            <text:p>4638.4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4904.23" calcext:value-type="float">
            <text:p>4904.23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4664.04" calcext:value-type="float">
            <text:p>4664.0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773.62" calcext:value-type="float">
            <text:p>4773.6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4642.6" calcext:value-type="float">
            <text:p>4642.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4684.99" calcext:value-type="float">
            <text:p>4684.9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4702.46" calcext:value-type="float">
            <text:p>4702.4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4762.77" calcext:value-type="float">
            <text:p>4762.77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889.63" calcext:value-type="float">
            <text:p>4889.63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4965.14" calcext:value-type="float">
            <text:p>4965.1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4560.85" calcext:value-type="float">
            <text:p>4560.8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4462.19" calcext:value-type="float">
            <text:p>4462.19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4187.87" calcext:value-type="float">
            <text:p>4187.8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695.55" calcext:value-type="float">
            <text:p>4695.5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622.06" calcext:value-type="float">
            <text:p>4622.06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4689.57" calcext:value-type="float">
            <text:p>4689.57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4694.79" calcext:value-type="float">
            <text:p>4694.79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4839.86" calcext:value-type="float">
            <text:p>4839.8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586.84" calcext:value-type="float">
            <text:p>4586.84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4644.59" calcext:value-type="float">
            <text:p>4644.59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4498.95" calcext:value-type="float">
            <text:p>4498.9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638.07" calcext:value-type="float">
            <text:p>4638.0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628.02" calcext:value-type="float">
            <text:p>4628.0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073.22" calcext:value-type="float">
            <text:p>4073.2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4433.38" calcext:value-type="float">
            <text:p>4433.3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4397.38" calcext:value-type="float">
            <text:p>4397.3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605.59" calcext:value-type="float">
            <text:p>4605.5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4596.67" calcext:value-type="float">
            <text:p>4596.6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4546.52" calcext:value-type="float">
            <text:p>4546.5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4558.79" calcext:value-type="float">
            <text:p>4558.79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4574.2" calcext:value-type="float">
            <text:p>4574.2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4642.67" calcext:value-type="float">
            <text:p>4642.67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4706.91" calcext:value-type="float">
            <text:p>4706.9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4585.14" calcext:value-type="float">
            <text:p>4585.14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4542.34" calcext:value-type="float">
            <text:p>4542.34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4431.85" calcext:value-type="float">
            <text:p>4431.8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4471.16" calcext:value-type="float">
            <text:p>4471.16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4474.81" calcext:value-type="float">
            <text:p>4474.8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514.3" calcext:value-type="float">
            <text:p>4514.3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889.36" calcext:value-type="float">
            <text:p>3889.3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4131.88" calcext:value-type="float">
            <text:p>4131.8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897.29" calcext:value-type="float">
            <text:p>3897.29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4321.23" calcext:value-type="float">
            <text:p>4321.2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521.41" calcext:value-type="float">
            <text:p>4521.4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4201.95" calcext:value-type="float">
            <text:p>4201.95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4427.63" calcext:value-type="float">
            <text:p>4427.6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4427.32" calcext:value-type="float">
            <text:p>4427.32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4479.24" calcext:value-type="float">
            <text:p>4479.24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546.72" calcext:value-type="float">
            <text:p>4546.72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4617.29" calcext:value-type="float">
            <text:p>4617.29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4476.57" calcext:value-type="float">
            <text:p>4476.57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521.04" calcext:value-type="float">
            <text:p>4521.04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4246.24" calcext:value-type="float">
            <text:p>4246.2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148.45" calcext:value-type="float">
            <text:p>4148.4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4017" calcext:value-type="float">
            <text:p>4017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4329.45" calcext:value-type="float">
            <text:p>4329.4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4545.96" calcext:value-type="float">
            <text:p>4545.96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4592.24" calcext:value-type="float">
            <text:p>4592.2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405.32" calcext:value-type="float">
            <text:p>4405.3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4477.03" calcext:value-type="float">
            <text:p>4477.03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4297.09" calcext:value-type="float">
            <text:p>4297.09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4457.64" calcext:value-type="float">
            <text:p>4457.6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4463.45" calcext:value-type="float">
            <text:p>4463.4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431.81" calcext:value-type="float">
            <text:p>4431.8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4540.3" calcext:value-type="float">
            <text:p>4540.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4363.19" calcext:value-type="float">
            <text:p>4363.19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4121.81" calcext:value-type="float">
            <text:p>4121.8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271.75" calcext:value-type="float">
            <text:p>4271.7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4249.11" calcext:value-type="float">
            <text:p>4249.1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4388.91" calcext:value-type="float">
            <text:p>4388.9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4327.39" calcext:value-type="float">
            <text:p>4327.39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4406.69" calcext:value-type="float">
            <text:p>4406.69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4494.33" calcext:value-type="float">
            <text:p>4494.3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556.69" calcext:value-type="float">
            <text:p>4556.69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4245.35" calcext:value-type="float">
            <text:p>4245.3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4350.93" calcext:value-type="float">
            <text:p>4350.93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997.78" calcext:value-type="float">
            <text:p>3997.78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792.28" calcext:value-type="float">
            <text:p>3792.28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4222.43" calcext:value-type="float">
            <text:p>4222.43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4264.27" calcext:value-type="float">
            <text:p>4264.27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4284.2" calcext:value-type="float">
            <text:p>4284.2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4508.85" calcext:value-type="float">
            <text:p>4508.85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4288.19" calcext:value-type="float">
            <text:p>4288.19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320.18" calcext:value-type="float">
            <text:p>4320.18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4224.16" calcext:value-type="float">
            <text:p>4224.16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4250.85" calcext:value-type="float">
            <text:p>4250.85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831.95" calcext:value-type="float">
            <text:p>3831.95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4153.73" calcext:value-type="float">
            <text:p>4153.73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177.85" calcext:value-type="float">
            <text:p>4177.8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4442.04" calcext:value-type="float">
            <text:p>4442.04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4254.07" calcext:value-type="float">
            <text:p>4254.07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4277.4" calcext:value-type="float">
            <text:p>4277.4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196.69" calcext:value-type="float">
            <text:p>4196.6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230.77" calcext:value-type="float">
            <text:p>4230.77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4071.28" calcext:value-type="float">
            <text:p>4071.28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4235.67" calcext:value-type="float">
            <text:p>4235.67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4316.45" calcext:value-type="float">
            <text:p>4316.4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4179.68" calcext:value-type="float">
            <text:p>4179.68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4211.64" calcext:value-type="float">
            <text:p>4211.64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260.93" calcext:value-type="float">
            <text:p>4260.93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149.38" calcext:value-type="float">
            <text:p>4149.38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4079.98" calcext:value-type="float">
            <text:p>4079.98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813.45" calcext:value-type="float">
            <text:p>3813.4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132.94" calcext:value-type="float">
            <text:p>4132.94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745.07" calcext:value-type="float">
            <text:p>3745.07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4351.47" calcext:value-type="float">
            <text:p>4351.47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189.1" calcext:value-type="float">
            <text:p>4189.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4088.06" calcext:value-type="float">
            <text:p>4088.06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4083.85" calcext:value-type="float">
            <text:p>4083.8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099.49" calcext:value-type="float">
            <text:p>4099.49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4050.05" calcext:value-type="float">
            <text:p>4050.05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4074.14" calcext:value-type="float">
            <text:p>4074.14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286.65" calcext:value-type="float">
            <text:p>4286.6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371.7" calcext:value-type="float">
            <text:p>4371.7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3894.47" calcext:value-type="float">
            <text:p>3894.47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3931.81" calcext:value-type="float">
            <text:p>3931.8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3963.68" calcext:value-type="float">
            <text:p>3963.6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173.67" calcext:value-type="float">
            <text:p>4173.67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180.82" calcext:value-type="float">
            <text:p>4180.82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145.89" calcext:value-type="float">
            <text:p>4145.89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278.98" calcext:value-type="float">
            <text:p>4278.98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356.57" calcext:value-type="float">
            <text:p>4356.57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127.93" calcext:value-type="float">
            <text:p>4127.93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139.93" calcext:value-type="float">
            <text:p>4139.93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042.07" calcext:value-type="float">
            <text:p>4042.07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129.25" calcext:value-type="float">
            <text:p>4129.25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031.76" calcext:value-type="float">
            <text:p>4031.76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3892.11" calcext:value-type="float">
            <text:p>3892.1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024.8" calcext:value-type="float">
            <text:p>4024.8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201.82" calcext:value-type="float">
            <text:p>4201.82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128.43" calcext:value-type="float">
            <text:p>4128.43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166.27" calcext:value-type="float">
            <text:p>4166.27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106.75" calcext:value-type="float">
            <text:p>4106.7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032.11" calcext:value-type="float">
            <text:p>4032.11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088.74" calcext:value-type="float">
            <text:p>4088.74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113.66" calcext:value-type="float">
            <text:p>4113.66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225.19" calcext:value-type="float">
            <text:p>4225.19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273.06" calcext:value-type="float">
            <text:p>4273.06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862.11" calcext:value-type="float">
            <text:p>3862.1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3898.13" calcext:value-type="float">
            <text:p>3898.13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3924.66" calcext:value-type="float">
            <text:p>3924.66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085.18" calcext:value-type="float">
            <text:p>4085.18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088.05" calcext:value-type="float">
            <text:p>4088.0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117.11" calcext:value-type="float">
            <text:p>4117.11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202.12" calcext:value-type="float">
            <text:p>4202.12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260.37" calcext:value-type="float">
            <text:p>4260.3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026.37" calcext:value-type="float">
            <text:p>4026.37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126.84" calcext:value-type="float">
            <text:p>4126.84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005.59" calcext:value-type="float">
            <text:p>4005.59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3903.93" calcext:value-type="float">
            <text:p>3903.93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3940.22" calcext:value-type="float">
            <text:p>3940.22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116.46" calcext:value-type="float">
            <text:p>4116.46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147.48" calcext:value-type="float">
            <text:p>4147.48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268.27" calcext:value-type="float">
            <text:p>4268.27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042.02" calcext:value-type="float">
            <text:p>4042.02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3579.5" calcext:value-type="float">
            <text:p>3579.5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041.93" calcext:value-type="float">
            <text:p>4041.93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3182.14" calcext:value-type="float">
            <text:p>3182.14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3825.95" calcext:value-type="float">
            <text:p>3825.9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3919.01" calcext:value-type="float">
            <text:p>3919.01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169.59" calcext:value-type="float">
            <text:p>4169.59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068.78" calcext:value-type="float">
            <text:p>4068.78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099.61" calcext:value-type="float">
            <text:p>4099.6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065.31" calcext:value-type="float">
            <text:p>4065.31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004.88" calcext:value-type="float">
            <text:p>4004.88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041.24" calcext:value-type="float">
            <text:p>4041.24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065.21" calcext:value-type="float">
            <text:p>4065.21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3844.74" calcext:value-type="float">
            <text:p>3844.74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3894.58" calcext:value-type="float">
            <text:p>3894.58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156.51" calcext:value-type="float">
            <text:p>4156.51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064.95" calcext:value-type="float">
            <text:p>4064.95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4083.45" calcext:value-type="float">
            <text:p>4083.45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003.42" calcext:value-type="float">
            <text:p>4003.4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030.39" calcext:value-type="float">
            <text:p>4030.39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3963.72" calcext:value-type="float">
            <text:p>3963.72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034.43" calcext:value-type="float">
            <text:p>4034.43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3877.52" calcext:value-type="float">
            <text:p>3877.52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3961.31" calcext:value-type="float">
            <text:p>3961.31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081.93" calcext:value-type="float">
            <text:p>4081.93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099.11" calcext:value-type="float">
            <text:p>4099.11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3962.02" calcext:value-type="float">
            <text:p>3962.02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039.5" calcext:value-type="float">
            <text:p>4039.5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068.49" calcext:value-type="float">
            <text:p>4068.49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087.92" calcext:value-type="float">
            <text:p>4087.92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135.07" calcext:value-type="float">
            <text:p>4135.07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170.83" calcext:value-type="float">
            <text:p>4170.83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035.84" calcext:value-type="float">
            <text:p>4035.84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3455.57" calcext:value-type="float">
            <text:p>3455.57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3741.19" calcext:value-type="float">
            <text:p>3741.19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3819.9" calcext:value-type="float">
            <text:p>3819.9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3978.46" calcext:value-type="float">
            <text:p>3978.46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018.11" calcext:value-type="float">
            <text:p>4018.11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123.29" calcext:value-type="float">
            <text:p>4123.2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078.55" calcext:value-type="float">
            <text:p>4078.55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001.68" calcext:value-type="float">
            <text:p>4001.68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3902.46" calcext:value-type="float">
            <text:p>3902.46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3978.83" calcext:value-type="float">
            <text:p>3978.83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3976.22" calcext:value-type="float">
            <text:p>3976.22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3980.01" calcext:value-type="float">
            <text:p>3980.01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012" calcext:value-type="float">
            <text:p>4012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3876.86" calcext:value-type="float">
            <text:p>3876.86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3920.43" calcext:value-type="float">
            <text:p>3920.43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3736.27" calcext:value-type="float">
            <text:p>3736.27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3958.65" calcext:value-type="float">
            <text:p>3958.6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905.5" calcext:value-type="float">
            <text:p>3905.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938.7" calcext:value-type="float">
            <text:p>3938.7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938.73" calcext:value-type="float">
            <text:p>3938.73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966.27" calcext:value-type="float">
            <text:p>3966.27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041.33" calcext:value-type="float">
            <text:p>4041.33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4097.86" calcext:value-type="float">
            <text:p>4097.86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3937.57" calcext:value-type="float">
            <text:p>3937.57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3976.3" calcext:value-type="float">
            <text:p>3976.3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3765.37" calcext:value-type="float">
            <text:p>3765.3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746.64" calcext:value-type="float">
            <text:p>3746.64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3999.06" calcext:value-type="float">
            <text:p>3999.06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4020.5" calcext:value-type="float">
            <text:p>4020.5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4047.92" calcext:value-type="float">
            <text:p>4047.92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4169.52" calcext:value-type="float">
            <text:p>4169.52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4032.9" calcext:value-type="float">
            <text:p>4032.9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4029.65" calcext:value-type="float">
            <text:p>4029.65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3950.34" calcext:value-type="float">
            <text:p>3950.34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3990.28" calcext:value-type="float">
            <text:p>3990.28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3944.58" calcext:value-type="float">
            <text:p>3944.58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3722.2" calcext:value-type="float">
            <text:p>3722.2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945.26" calcext:value-type="float">
            <text:p>2945.2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014.28" calcext:value-type="float">
            <text:p>3014.28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4025.18" calcext:value-type="float">
            <text:p>4025.18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3970.69" calcext:value-type="float">
            <text:p>3970.69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972.66" calcext:value-type="float">
            <text:p>3972.66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4004.23" calcext:value-type="float">
            <text:p>4004.23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3990.48" calcext:value-type="float">
            <text:p>3990.48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4055.52" calcext:value-type="float">
            <text:p>4055.52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4073.59" calcext:value-type="float">
            <text:p>4073.59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3924.99" calcext:value-type="float">
            <text:p>3924.99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3977.69" calcext:value-type="float">
            <text:p>3977.69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4014.47" calcext:value-type="float">
            <text:p>4014.47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3935.13" calcext:value-type="float">
            <text:p>3935.13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3959.19" calcext:value-type="float">
            <text:p>3959.19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3925.96" calcext:value-type="float">
            <text:p>3925.9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3994.12" calcext:value-type="float">
            <text:p>3994.12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4038.58" calcext:value-type="float">
            <text:p>4038.58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4120.88" calcext:value-type="float">
            <text:p>4120.88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3749.6" calcext:value-type="float">
            <text:p>3749.6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3285.22" calcext:value-type="float">
            <text:p>3285.22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3852.09" calcext:value-type="float">
            <text:p>3852.09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3749.43" calcext:value-type="float">
            <text:p>3749.43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3803.84" calcext:value-type="float">
            <text:p>3803.84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3862.57" calcext:value-type="float">
            <text:p>3862.57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3918.21" calcext:value-type="float">
            <text:p>3918.21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3980.12" calcext:value-type="float">
            <text:p>3980.12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860.06" calcext:value-type="float">
            <text:p>3860.06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3727.92" calcext:value-type="float">
            <text:p>3727.92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3549.87" calcext:value-type="float">
            <text:p>3549.87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3825.1" calcext:value-type="float">
            <text:p>3825.1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3806.99" calcext:value-type="float">
            <text:p>3806.99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3832.82" calcext:value-type="float">
            <text:p>3832.82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3823.36" calcext:value-type="float">
            <text:p>3823.36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3828.06" calcext:value-type="float">
            <text:p>3828.06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3843.82" calcext:value-type="float">
            <text:p>3843.82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3835.92" calcext:value-type="float">
            <text:p>3835.92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3616.7" calcext:value-type="float">
            <text:p>3616.7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3792.75" calcext:value-type="float">
            <text:p>3792.75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3830.68" calcext:value-type="float">
            <text:p>3830.6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838.79" calcext:value-type="float">
            <text:p>3838.79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3857.92" calcext:value-type="float">
            <text:p>3857.92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3899.58" calcext:value-type="float">
            <text:p>3899.58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3686.73" calcext:value-type="float">
            <text:p>3686.73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3861.39" calcext:value-type="float">
            <text:p>3861.39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3532.82" calcext:value-type="float">
            <text:p>3532.82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3739.89" calcext:value-type="float">
            <text:p>3739.89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3682.78" calcext:value-type="float">
            <text:p>3682.78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3692.79" calcext:value-type="float">
            <text:p>3692.79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3828.07" calcext:value-type="float">
            <text:p>3828.07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3875.64" calcext:value-type="float">
            <text:p>3875.64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3741.83" calcext:value-type="float">
            <text:p>3741.83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3541.64" calcext:value-type="float">
            <text:p>3541.64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3157.07" calcext:value-type="float">
            <text:p>3157.07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3759.97" calcext:value-type="float">
            <text:p>3759.97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3740.63" calcext:value-type="float">
            <text:p>3740.63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3797.87" calcext:value-type="float">
            <text:p>3797.87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3692.52" calcext:value-type="float">
            <text:p>3692.52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3879.94" calcext:value-type="float">
            <text:p>3879.94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3778.89" calcext:value-type="float">
            <text:p>3778.89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3544.57" calcext:value-type="float">
            <text:p>3544.57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3333.68" calcext:value-type="float">
            <text:p>3333.68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3597.54" calcext:value-type="float">
            <text:p>3597.54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3633.09" calcext:value-type="float">
            <text:p>3633.09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3766.79" calcext:value-type="float">
            <text:p>3766.79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3786.44" calcext:value-type="float">
            <text:p>3786.44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3764.43" calcext:value-type="float">
            <text:p>3764.43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3736.52" calcext:value-type="float">
            <text:p>3736.52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3786.88" calcext:value-type="float">
            <text:p>3786.88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3730.16" calcext:value-type="float">
            <text:p>3730.16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3723.62" calcext:value-type="float">
            <text:p>3723.62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3630.83" calcext:value-type="float">
            <text:p>3630.83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3631.83" calcext:value-type="float">
            <text:p>3631.83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3534.07" calcext:value-type="float">
            <text:p>3534.07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3574.95" calcext:value-type="float">
            <text:p>3574.95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3714.42" calcext:value-type="float">
            <text:p>3714.42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3765.25" calcext:value-type="float">
            <text:p>3765.25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3619.32" calcext:value-type="float">
            <text:p>3619.32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3612.51" calcext:value-type="float">
            <text:p>3612.51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3694.35" calcext:value-type="float">
            <text:p>3694.35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3732.67" calcext:value-type="float">
            <text:p>3732.67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3700.1" calcext:value-type="float">
            <text:p>3700.1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3772.47" calcext:value-type="float">
            <text:p>3772.47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3702.75" calcext:value-type="float">
            <text:p>3702.75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3090.35" calcext:value-type="float">
            <text:p>3090.3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3283.14" calcext:value-type="float">
            <text:p>3283.14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3606.71" calcext:value-type="float">
            <text:p>3606.71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3660.35" calcext:value-type="float">
            <text:p>3660.35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3730.63" calcext:value-type="float">
            <text:p>3730.63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3763.72" calcext:value-type="float">
            <text:p>3763.7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819.66" calcext:value-type="float">
            <text:p>3819.66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3558.05" calcext:value-type="float">
            <text:p>3558.05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3657.33" calcext:value-type="float">
            <text:p>3657.33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3568.07" calcext:value-type="float">
            <text:p>3568.07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3593.72" calcext:value-type="float">
            <text:p>3593.72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3068.49" calcext:value-type="float">
            <text:p>3068.49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3616.32" calcext:value-type="float">
            <text:p>3616.32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3607.12" calcext:value-type="float">
            <text:p>3607.12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3742.47" calcext:value-type="float">
            <text:p>3742.47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3696.76" calcext:value-type="float">
            <text:p>3696.76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3714.85" calcext:value-type="float">
            <text:p>3714.85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3607.42" calcext:value-type="float">
            <text:p>3607.42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3660.04" calcext:value-type="float">
            <text:p>3660.04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3642.36" calcext:value-type="float">
            <text:p>3642.36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3659.75" calcext:value-type="float">
            <text:p>3659.75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3490.34" calcext:value-type="float">
            <text:p>3490.34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3026.84" calcext:value-type="float">
            <text:p>3026.84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3624.02" calcext:value-type="float">
            <text:p>3624.02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3659.39" calcext:value-type="float">
            <text:p>3659.39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3522.29" calcext:value-type="float">
            <text:p>3522.29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3641.07" calcext:value-type="float">
            <text:p>3641.07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3607.43" calcext:value-type="float">
            <text:p>3607.43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3662.38" calcext:value-type="float">
            <text:p>3662.38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3681.41" calcext:value-type="float">
            <text:p>3681.41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3658.76" calcext:value-type="float">
            <text:p>3658.76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3428.32" calcext:value-type="float">
            <text:p>3428.32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3656.63" calcext:value-type="float">
            <text:p>3656.63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3574.03" calcext:value-type="float">
            <text:p>3574.03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3609.29" calcext:value-type="float">
            <text:p>3609.29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3649.29" calcext:value-type="float">
            <text:p>3649.29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3633.59" calcext:value-type="float">
            <text:p>3633.59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3640.39" calcext:value-type="float">
            <text:p>3640.39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3677.17" calcext:value-type="float">
            <text:p>3677.17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3621.61" calcext:value-type="float">
            <text:p>3621.61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3423.34" calcext:value-type="float">
            <text:p>3423.34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3513.26" calcext:value-type="float">
            <text:p>3513.26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3532.33" calcext:value-type="float">
            <text:p>3532.33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3647.55" calcext:value-type="float">
            <text:p>3647.55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3678.28" calcext:value-type="float">
            <text:p>3678.28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3725.15" calcext:value-type="float">
            <text:p>3725.1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3689.23" calcext:value-type="float">
            <text:p>3689.23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3616.44" calcext:value-type="float">
            <text:p>3616.44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3622.55" calcext:value-type="float">
            <text:p>3622.55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3403.02" calcext:value-type="float">
            <text:p>3403.02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3612.89" calcext:value-type="float">
            <text:p>3612.89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3618.85" calcext:value-type="float">
            <text:p>3618.85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3641.24" calcext:value-type="float">
            <text:p>3641.24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3668.06" calcext:value-type="float">
            <text:p>3668.06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3743.75" calcext:value-type="float">
            <text:p>3743.75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3618.57" calcext:value-type="float">
            <text:p>3618.5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634.6" calcext:value-type="float">
            <text:p>3634.6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3334.37" calcext:value-type="float">
            <text:p>3334.37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3277.96" calcext:value-type="float">
            <text:p>3277.96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3585.62" calcext:value-type="float">
            <text:p>3585.62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3541.94" calcext:value-type="float">
            <text:p>3541.94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3667.57" calcext:value-type="float">
            <text:p>3667.57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3710.26" calcext:value-type="float">
            <text:p>3710.26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3604.87" calcext:value-type="float">
            <text:p>3604.87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3608.56" calcext:value-type="float">
            <text:p>3608.56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3205.58" calcext:value-type="float">
            <text:p>3205.58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3416.33" calcext:value-type="float">
            <text:p>3416.33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3548.06" calcext:value-type="float">
            <text:p>3548.06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3569.05" calcext:value-type="float">
            <text:p>3569.05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3589.75" calcext:value-type="float">
            <text:p>3589.75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3667.69" calcext:value-type="float">
            <text:p>3667.69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3547.32" calcext:value-type="float">
            <text:p>3547.32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3488.69" calcext:value-type="float">
            <text:p>3488.69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3273.86" calcext:value-type="float">
            <text:p>3273.86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3449.21" calcext:value-type="float">
            <text:p>3449.21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3556.59" calcext:value-type="float">
            <text:p>3556.59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3572.28" calcext:value-type="float">
            <text:p>3572.28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3615.74" calcext:value-type="float">
            <text:p>3615.74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3651.82" calcext:value-type="float">
            <text:p>3651.82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3553.32" calcext:value-type="float">
            <text:p>3553.32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3569.12" calcext:value-type="float">
            <text:p>3569.12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3123.48" calcext:value-type="float">
            <text:p>3123.48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3530.89" calcext:value-type="float">
            <text:p>3530.89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3540.13" calcext:value-type="float">
            <text:p>3540.13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3565.44" calcext:value-type="float">
            <text:p>3565.44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3663.87" calcext:value-type="float">
            <text:p>3663.87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3670.44" calcext:value-type="float">
            <text:p>3670.44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3480.93" calcext:value-type="float">
            <text:p>3480.93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3056.55" calcext:value-type="float">
            <text:p>3056.55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3475.49" calcext:value-type="float">
            <text:p>3475.49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3425.99" calcext:value-type="float">
            <text:p>3425.99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3522.15" calcext:value-type="float">
            <text:p>3522.15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3539.17" calcext:value-type="float">
            <text:p>3539.17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3588.68" calcext:value-type="float">
            <text:p>3588.68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3548.53" calcext:value-type="float">
            <text:p>3548.53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3450.24" calcext:value-type="float">
            <text:p>3450.24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3546.52" calcext:value-type="float">
            <text:p>3546.52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3437.87" calcext:value-type="float">
            <text:p>3437.87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3401.43" calcext:value-type="float">
            <text:p>3401.43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3489" calcext:value-type="float">
            <text:p>3489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3502.62" calcext:value-type="float">
            <text:p>3502.62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3575.87" calcext:value-type="float">
            <text:p>3575.87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3467.86" calcext:value-type="float">
            <text:p>3467.86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3498.51" calcext:value-type="float">
            <text:p>3498.51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3513.87" calcext:value-type="float">
            <text:p>3513.87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3436.89" calcext:value-type="float">
            <text:p>3436.8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419.69" calcext:value-type="float">
            <text:p>3419.69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3456.2" calcext:value-type="float">
            <text:p>3456.2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3248.45" calcext:value-type="float">
            <text:p>3248.45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3416.78" calcext:value-type="float">
            <text:p>3416.78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3448.62" calcext:value-type="float">
            <text:p>3448.62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3497.15" calcext:value-type="float">
            <text:p>3497.15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3486.91" calcext:value-type="float">
            <text:p>3486.91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3405.53" calcext:value-type="float">
            <text:p>3405.53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3364.73" calcext:value-type="float">
            <text:p>3364.73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3369.49" calcext:value-type="float">
            <text:p>3369.49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3431.31" calcext:value-type="float">
            <text:p>3431.31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3479.84" calcext:value-type="float">
            <text:p>3479.84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3543.72" calcext:value-type="float">
            <text:p>3543.72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3396.46" calcext:value-type="float">
            <text:p>3396.46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3405.08" calcext:value-type="float">
            <text:p>3405.08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2847.31" calcext:value-type="float">
            <text:p>2847.31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3418.15" calcext:value-type="float">
            <text:p>3418.15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3437.6" calcext:value-type="float">
            <text:p>3437.6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3448.21" calcext:value-type="float">
            <text:p>3448.21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3498.16" calcext:value-type="float">
            <text:p>3498.16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3549.3" calcext:value-type="float">
            <text:p>3549.3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3305.47" calcext:value-type="float">
            <text:p>3305.47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3448.56" calcext:value-type="float">
            <text:p>3448.56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3392.74" calcext:value-type="float">
            <text:p>3392.74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3435.76" calcext:value-type="float">
            <text:p>3435.76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3423.99" calcext:value-type="float">
            <text:p>3423.99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3373.42" calcext:value-type="float">
            <text:p>3373.42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3280.42" calcext:value-type="float">
            <text:p>3280.42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3592.64" calcext:value-type="float">
            <text:p>3592.64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3466.63" calcext:value-type="float">
            <text:p>3466.63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3472.59" calcext:value-type="float">
            <text:p>3472.59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3386.4" calcext:value-type="float">
            <text:p>3386.4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3256.48" calcext:value-type="float">
            <text:p>3256.48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3329.48" calcext:value-type="float">
            <text:p>3329.48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3435.82" calcext:value-type="float">
            <text:p>3435.82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3512.76" calcext:value-type="float">
            <text:p>3512.76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3563.52" calcext:value-type="float">
            <text:p>3563.52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3450.01" calcext:value-type="float">
            <text:p>3450.01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3330.05" calcext:value-type="float">
            <text:p>3330.05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3389.66" calcext:value-type="float">
            <text:p>3389.66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3388.66" calcext:value-type="float">
            <text:p>3388.66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3287.78" calcext:value-type="float">
            <text:p>3287.78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3438.2" calcext:value-type="float">
            <text:p>3438.2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3435.21" calcext:value-type="float">
            <text:p>3435.21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3356.49" calcext:value-type="float">
            <text:p>3356.49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3429.33" calcext:value-type="float">
            <text:p>3429.33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3433.42" calcext:value-type="float">
            <text:p>3433.42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3355.74" calcext:value-type="float">
            <text:p>3355.74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3395.33" calcext:value-type="float">
            <text:p>3395.33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3293.38" calcext:value-type="float">
            <text:p>3293.3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417.62" calcext:value-type="float">
            <text:p>3417.62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3476.33" calcext:value-type="float">
            <text:p>3476.33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3543.4" calcext:value-type="float">
            <text:p>3543.4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3401.31" calcext:value-type="float">
            <text:p>3401.31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3301.29" calcext:value-type="float">
            <text:p>3301.29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3355.51" calcext:value-type="float">
            <text:p>3355.51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3365.64" calcext:value-type="float">
            <text:p>3365.64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3393.38" calcext:value-type="float">
            <text:p>3393.38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3391.94" calcext:value-type="float">
            <text:p>3391.94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3167.54" calcext:value-type="float">
            <text:p>3167.54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3561.21" calcext:value-type="float">
            <text:p>3561.21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3382.55" calcext:value-type="float">
            <text:p>3382.55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3342.49" calcext:value-type="float">
            <text:p>3342.49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3305.3" calcext:value-type="float">
            <text:p>3305.3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3269" calcext:value-type="float">
            <text:p>3269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3307.25" calcext:value-type="float">
            <text:p>3307.25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3362.8" calcext:value-type="float">
            <text:p>3362.8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3454.23" calcext:value-type="float">
            <text:p>3454.23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3471.76" calcext:value-type="float">
            <text:p>3471.76</text:p>
          </table:table-cell>
        </table:table-row>
      </table:table>
      <table:table table:name="Sheet2" table:style-name="ta1">
        <table:shapes>
          <draw:frame draw:z-index="0" draw:style-name="gr1" draw:text-style-name="P1" svg:width="26.817cm" svg:height="16.601cm" svg:x="4.626cm" svg:y="0.106cm">
            <draw:object draw:notify-on-update-of-ranges="Sheet2.A1:Sheet2.A573 Sheet2.B1:Sheet2.B57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.218" calcext:value-type="float">
            <text:p>43.21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5.101" calcext:value-type="float">
            <text:p>255.10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2.974" calcext:value-type="float">
            <text:p>122.97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0.682" calcext:value-type="float">
            <text:p>420.68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5.377" calcext:value-type="float">
            <text:p>265.37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5.09" calcext:value-type="float">
            <text:p>565.09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88.336" calcext:value-type="float">
            <text:p>388.33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23.103" calcext:value-type="float">
            <text:p>623.103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89.057" calcext:value-type="float">
            <text:p>489.057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11.374" calcext:value-type="float">
            <text:p>711.374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69.123" calcext:value-type="float">
            <text:p>569.12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71.626" calcext:value-type="float">
            <text:p>771.626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29.724" calcext:value-type="float">
            <text:p>629.72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08.773" calcext:value-type="float">
            <text:p>808.773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79.162" calcext:value-type="float">
            <text:p>679.162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60.342" calcext:value-type="float">
            <text:p>860.342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31.875" calcext:value-type="float">
            <text:p>731.875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98.361" calcext:value-type="float">
            <text:p>898.361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92.996" calcext:value-type="float">
            <text:p>792.996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27.405" calcext:value-type="float">
            <text:p>927.405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22.005" calcext:value-type="float">
            <text:p>822.005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48.068" calcext:value-type="float">
            <text:p>948.068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54.747" calcext:value-type="float">
            <text:p>854.747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67.577" calcext:value-type="float">
            <text:p>967.577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82.071" calcext:value-type="float">
            <text:p>882.071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82.092" calcext:value-type="float">
            <text:p>982.092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06.11" calcext:value-type="float">
            <text:p>906.11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67.8" calcext:value-type="float">
            <text:p>967.8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05.663" calcext:value-type="float">
            <text:p>905.663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93.755" calcext:value-type="float">
            <text:p>993.755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35.565" calcext:value-type="float">
            <text:p>935.565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30.9" calcext:value-type="float">
            <text:p>1030.9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58.758" calcext:value-type="float">
            <text:p>858.758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45.05" calcext:value-type="float">
            <text:p>1045.0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75.807" calcext:value-type="float">
            <text:p>975.807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57.16" calcext:value-type="float">
            <text:p>1057.16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91.753" calcext:value-type="float">
            <text:p>991.753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65.2" calcext:value-type="float">
            <text:p>1065.2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5.14" calcext:value-type="float">
            <text:p>1005.14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25.838" calcext:value-type="float">
            <text:p>825.838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12.28" calcext:value-type="float">
            <text:p>1012.28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81.63" calcext:value-type="float">
            <text:p>1081.63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18.71" calcext:value-type="float">
            <text:p>1018.7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87.43" calcext:value-type="float">
            <text:p>1087.43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14.78" calcext:value-type="float">
            <text:p>1014.78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67.31" calcext:value-type="float">
            <text:p>1067.31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18.75" calcext:value-type="float">
            <text:p>1018.75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81.72" calcext:value-type="float">
            <text:p>1081.72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39.16" calcext:value-type="float">
            <text:p>1039.16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95.61" calcext:value-type="float">
            <text:p>1095.61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47.72" calcext:value-type="float">
            <text:p>1047.72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98.82" calcext:value-type="float">
            <text:p>1098.82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49.82" calcext:value-type="float">
            <text:p>1049.82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99.71" calcext:value-type="float">
            <text:p>1099.71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58.11" calcext:value-type="float">
            <text:p>1058.11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83.46" calcext:value-type="float">
            <text:p>1083.46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61.14" calcext:value-type="float">
            <text:p>1061.14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17.42" calcext:value-type="float">
            <text:p>1117.42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73.14" calcext:value-type="float">
            <text:p>1073.14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17.49" calcext:value-type="float">
            <text:p>1117.49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70.01" calcext:value-type="float">
            <text:p>1070.01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87.17" calcext:value-type="float">
            <text:p>1087.17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01.44" calcext:value-type="float">
            <text:p>1001.44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85.46" calcext:value-type="float">
            <text:p>1085.46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44.29" calcext:value-type="float">
            <text:p>1044.29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96.17" calcext:value-type="float">
            <text:p>1096.17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56.32" calcext:value-type="float">
            <text:p>1056.32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73.18" calcext:value-type="float">
            <text:p>1073.18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67.12" calcext:value-type="float">
            <text:p>1067.12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98.8" calcext:value-type="float">
            <text:p>1098.8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70.74" calcext:value-type="float">
            <text:p>1070.74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88.47" calcext:value-type="float">
            <text:p>1088.47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63.88" calcext:value-type="float">
            <text:p>1063.88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00.33" calcext:value-type="float">
            <text:p>1100.33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67.06" calcext:value-type="float">
            <text:p>1067.06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98.82" calcext:value-type="float">
            <text:p>1098.82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75.03" calcext:value-type="float">
            <text:p>1075.03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103.92" calcext:value-type="float">
            <text:p>1103.92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69.66" calcext:value-type="float">
            <text:p>1069.66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04.67" calcext:value-type="float">
            <text:p>1104.67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60.45" calcext:value-type="float">
            <text:p>1060.45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102.09" calcext:value-type="float">
            <text:p>1102.09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97.14" calcext:value-type="float">
            <text:p>1097.14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125.45" calcext:value-type="float">
            <text:p>1125.45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99.28" calcext:value-type="float">
            <text:p>1099.28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129.79" calcext:value-type="float">
            <text:p>1129.79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93.79" calcext:value-type="float">
            <text:p>1093.79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120.66" calcext:value-type="float">
            <text:p>1120.66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104.66" calcext:value-type="float">
            <text:p>1104.66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29.73" calcext:value-type="float">
            <text:p>1129.73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103.83" calcext:value-type="float">
            <text:p>1103.83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125.75" calcext:value-type="float">
            <text:p>1125.75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93.65" calcext:value-type="float">
            <text:p>1093.65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29.81" calcext:value-type="float">
            <text:p>1129.81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84.95" calcext:value-type="float">
            <text:p>1084.95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14.09" calcext:value-type="float">
            <text:p>1114.09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96.2" calcext:value-type="float">
            <text:p>1096.2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130.76" calcext:value-type="float">
            <text:p>1130.76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116.97" calcext:value-type="float">
            <text:p>1116.97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39.39" calcext:value-type="float">
            <text:p>1139.39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14.32" calcext:value-type="float">
            <text:p>1114.32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41.29" calcext:value-type="float">
            <text:p>1141.29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119.47" calcext:value-type="float">
            <text:p>1119.47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12.38" calcext:value-type="float">
            <text:p>1112.38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120.35" calcext:value-type="float">
            <text:p>1120.35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143.16" calcext:value-type="float">
            <text:p>1143.16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111.55" calcext:value-type="float">
            <text:p>1111.55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24.13" calcext:value-type="float">
            <text:p>1124.13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14.18" calcext:value-type="float">
            <text:p>1114.18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40.03" calcext:value-type="float">
            <text:p>1140.03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16.83" calcext:value-type="float">
            <text:p>1116.83</text:p>
          </table:table-cell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39.19" calcext:value-type="float">
            <text:p>1139.19</text:p>
          </table:table-cell>
          <table:table-cell table:number-columns-repeated="5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78.49" calcext:value-type="float">
            <text:p>1078.49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35.19" calcext:value-type="float">
            <text:p>1135.19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27.22" calcext:value-type="float">
            <text:p>1027.22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20.28" calcext:value-type="float">
            <text:p>1120.28</text:p>
          </table:table-cell>
          <table:table-cell table:number-columns-repeated="5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28.52" calcext:value-type="float">
            <text:p>1128.52</text:p>
          </table:table-cell>
          <table:table-cell table:number-columns-repeated="5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51.79" calcext:value-type="float">
            <text:p>1151.79</text:p>
          </table:table-cell>
          <table:table-cell table:number-columns-repeated="5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34.41" calcext:value-type="float">
            <text:p>1134.41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49.21" calcext:value-type="float">
            <text:p>1149.21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32.71" calcext:value-type="float">
            <text:p>1132.71</text:p>
          </table:table-cell>
          <table:table-cell table:number-columns-repeated="5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150.02" calcext:value-type="float">
            <text:p>1150.02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124.7" calcext:value-type="float">
            <text:p>1124.7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027.72" calcext:value-type="float">
            <text:p>1027.72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125.84" calcext:value-type="float">
            <text:p>1125.84</text:p>
          </table:table-cell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138.05" calcext:value-type="float">
            <text:p>1138.05</text:p>
          </table:table-cell>
          <table:table-cell table:number-columns-repeated="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118.32" calcext:value-type="float">
            <text:p>1118.32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116.14" calcext:value-type="float">
            <text:p>1116.14</text:p>
          </table:table-cell>
          <table:table-cell table:number-columns-repeated="5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92.84" calcext:value-type="float">
            <text:p>1092.84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124.36" calcext:value-type="float">
            <text:p>1124.36</text:p>
          </table:table-cell>
          <table:table-cell table:number-columns-repeated="5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77.85" calcext:value-type="float">
            <text:p>1077.85</text:p>
          </table:table-cell>
          <table:table-cell table:number-columns-repeated="5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152.32" calcext:value-type="float">
            <text:p>1152.32</text:p>
          </table:table-cell>
          <table:table-cell table:number-columns-repeated="5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127.82" calcext:value-type="float">
            <text:p>1127.82</text:p>
          </table:table-cell>
          <table:table-cell table:number-columns-repeated="5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54.26" calcext:value-type="float">
            <text:p>1154.26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132.99" calcext:value-type="float">
            <text:p>1132.99</text:p>
          </table:table-cell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156.39" calcext:value-type="float">
            <text:p>1156.39</text:p>
          </table:table-cell>
          <table:table-cell table:number-columns-repeated="5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135.42" calcext:value-type="float">
            <text:p>1135.42</text:p>
          </table:table-cell>
          <table:table-cell table:number-columns-repeated="5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158.2" calcext:value-type="float">
            <text:p>1158.2</text:p>
          </table:table-cell>
          <table:table-cell table:number-columns-repeated="5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134.53" calcext:value-type="float">
            <text:p>1134.53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151.81" calcext:value-type="float">
            <text:p>1151.81</text:p>
          </table:table-cell>
          <table:table-cell table:number-columns-repeated="5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133.96" calcext:value-type="float">
            <text:p>1133.96</text:p>
          </table:table-cell>
          <table:table-cell table:number-columns-repeated="5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137.04" calcext:value-type="float">
            <text:p>1137.04</text:p>
          </table:table-cell>
          <table:table-cell table:number-columns-repeated="5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089.22" calcext:value-type="float">
            <text:p>1089.22</text:p>
          </table:table-cell>
          <table:table-cell table:number-columns-repeated="5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141.64" calcext:value-type="float">
            <text:p>1141.64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86.94" calcext:value-type="float">
            <text:p>1086.94</text:p>
          </table:table-cell>
          <table:table-cell table:number-columns-repeated="5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130.81" calcext:value-type="float">
            <text:p>1130.81</text:p>
          </table:table-cell>
          <table:table-cell table:number-columns-repeated="5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143.72" calcext:value-type="float">
            <text:p>1143.72</text:p>
          </table:table-cell>
          <table:table-cell table:number-columns-repeated="5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163.48" calcext:value-type="float">
            <text:p>1163.48</text:p>
          </table:table-cell>
          <table:table-cell table:number-columns-repeated="5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144.35" calcext:value-type="float">
            <text:p>1144.35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141.55" calcext:value-type="float">
            <text:p>1141.55</text:p>
          </table:table-cell>
          <table:table-cell table:number-columns-repeated="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134.19" calcext:value-type="float">
            <text:p>1134.19</text:p>
          </table:table-cell>
          <table:table-cell table:number-columns-repeated="5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129.65" calcext:value-type="float">
            <text:p>1129.65</text:p>
          </table:table-cell>
          <table:table-cell table:number-columns-repeated="5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130.16" calcext:value-type="float">
            <text:p>1130.16</text:p>
          </table:table-cell>
          <table:table-cell table:number-columns-repeated="5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151.06" calcext:value-type="float">
            <text:p>1151.06</text:p>
          </table:table-cell>
          <table:table-cell table:number-columns-repeated="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134.37" calcext:value-type="float">
            <text:p>1134.37</text:p>
          </table:table-cell>
          <table:table-cell table:number-columns-repeated="5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138.04" calcext:value-type="float">
            <text:p>1138.04</text:p>
          </table:table-cell>
          <table:table-cell table:number-columns-repeated="5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129.89" calcext:value-type="float">
            <text:p>1129.89</text:p>
          </table:table-cell>
          <table:table-cell table:number-columns-repeated="5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144.41" calcext:value-type="float">
            <text:p>1144.41</text:p>
          </table:table-cell>
          <table:table-cell table:number-columns-repeated="5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96.7" calcext:value-type="float">
            <text:p>1096.7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86.36" calcext:value-type="float">
            <text:p>1086.36</text:p>
          </table:table-cell>
          <table:table-cell table:number-columns-repeated="5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35.48" calcext:value-type="float">
            <text:p>1035.48</text:p>
          </table:table-cell>
          <table:table-cell table:number-columns-repeated="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30.61" calcext:value-type="float">
            <text:p>1130.61</text:p>
          </table:table-cell>
          <table:table-cell table:number-columns-repeated="5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146.01" calcext:value-type="float">
            <text:p>1146.01</text:p>
          </table:table-cell>
          <table:table-cell table:number-columns-repeated="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145.41" calcext:value-type="float">
            <text:p>1145.41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147.57" calcext:value-type="float">
            <text:p>1147.57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161.65" calcext:value-type="float">
            <text:p>1161.65</text:p>
          </table:table-cell>
          <table:table-cell table:number-columns-repeated="5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129.24" calcext:value-type="float">
            <text:p>1129.24</text:p>
          </table:table-cell>
          <table:table-cell table:number-columns-repeated="5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161.22" calcext:value-type="float">
            <text:p>1161.22</text:p>
          </table:table-cell>
          <table:table-cell table:number-columns-repeated="5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145.36" calcext:value-type="float">
            <text:p>1145.36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156.03" calcext:value-type="float">
            <text:p>1156.03</text:p>
          </table:table-cell>
          <table:table-cell table:number-columns-repeated="5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118.74" calcext:value-type="float">
            <text:p>1118.74</text:p>
          </table:table-cell>
          <table:table-cell table:number-columns-repeated="5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150.91" calcext:value-type="float">
            <text:p>1150.91</text:p>
          </table:table-cell>
          <table:table-cell table:number-columns-repeated="5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125.89" calcext:value-type="float">
            <text:p>1125.89</text:p>
          </table:table-cell>
          <table:table-cell table:number-columns-repeated="5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134.04" calcext:value-type="float">
            <text:p>1134.04</text:p>
          </table:table-cell>
          <table:table-cell table:number-columns-repeated="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122.73" calcext:value-type="float">
            <text:p>1122.73</text:p>
          </table:table-cell>
          <table:table-cell table:number-columns-repeated="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113" calcext:value-type="float">
            <text:p>1113</text:p>
          </table:table-cell>
          <table:table-cell table:number-columns-repeated="5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107.53" calcext:value-type="float">
            <text:p>1107.53</text:p>
          </table:table-cell>
          <table:table-cell table:number-columns-repeated="5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156.47" calcext:value-type="float">
            <text:p>1156.47</text:p>
          </table:table-cell>
          <table:table-cell table:number-columns-repeated="5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137.1" calcext:value-type="float">
            <text:p>1137.1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165.11" calcext:value-type="float">
            <text:p>1165.11</text:p>
          </table:table-cell>
          <table:table-cell table:number-columns-repeated="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147.76" calcext:value-type="float">
            <text:p>1147.76</text:p>
          </table:table-cell>
          <table:table-cell table:number-columns-repeated="5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153.66" calcext:value-type="float">
            <text:p>1153.66</text:p>
          </table:table-cell>
          <table:table-cell table:number-columns-repeated="5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142.17" calcext:value-type="float">
            <text:p>1142.17</text:p>
          </table:table-cell>
          <table:table-cell table:number-columns-repeated="5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155.54" calcext:value-type="float">
            <text:p>1155.54</text:p>
          </table:table-cell>
          <table:table-cell table:number-columns-repeated="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146.8" calcext:value-type="float">
            <text:p>1146.8</text:p>
          </table:table-cell>
          <table:table-cell table:number-columns-repeated="5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151.54" calcext:value-type="float">
            <text:p>1151.54</text:p>
          </table:table-cell>
          <table:table-cell table:number-columns-repeated="5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140.41" calcext:value-type="float">
            <text:p>1140.41</text:p>
          </table:table-cell>
          <table:table-cell table:number-columns-repeated="5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131.86" calcext:value-type="float">
            <text:p>1131.86</text:p>
          </table:table-cell>
          <table:table-cell table:number-columns-repeated="5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117.25" calcext:value-type="float">
            <text:p>1117.25</text:p>
          </table:table-cell>
          <table:table-cell table:number-columns-repeated="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149.04" calcext:value-type="float">
            <text:p>1149.04</text:p>
          </table:table-cell>
          <table:table-cell table:number-columns-repeated="5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142.53" calcext:value-type="float">
            <text:p>1142.53</text:p>
          </table:table-cell>
          <table:table-cell table:number-columns-repeated="5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20.82" calcext:value-type="float">
            <text:p>1120.82</text:p>
          </table:table-cell>
          <table:table-cell table:number-columns-repeated="5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143.53" calcext:value-type="float">
            <text:p>1143.53</text:p>
          </table:table-cell>
          <table:table-cell table:number-columns-repeated="5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159.92" calcext:value-type="float">
            <text:p>1159.92</text:p>
          </table:table-cell>
          <table:table-cell table:number-columns-repeated="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134.42" calcext:value-type="float">
            <text:p>1134.42</text:p>
          </table:table-cell>
          <table:table-cell table:number-columns-repeated="5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162.91" calcext:value-type="float">
            <text:p>1162.91</text:p>
          </table:table-cell>
          <table:table-cell table:number-columns-repeated="5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129.82" calcext:value-type="float">
            <text:p>1129.82</text:p>
          </table:table-cell>
          <table:table-cell table:number-columns-repeated="5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146.4" calcext:value-type="float">
            <text:p>1146.4</text:p>
          </table:table-cell>
          <table:table-cell table:number-columns-repeated="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139.37" calcext:value-type="float">
            <text:p>1139.37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57.14" calcext:value-type="float">
            <text:p>1157.14</text:p>
          </table:table-cell>
          <table:table-cell table:number-columns-repeated="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144.91" calcext:value-type="float">
            <text:p>1144.91</text:p>
          </table:table-cell>
          <table:table-cell table:number-columns-repeated="5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148.43" calcext:value-type="float">
            <text:p>1148.43</text:p>
          </table:table-cell>
          <table:table-cell table:number-columns-repeated="5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121.73" calcext:value-type="float">
            <text:p>1121.73</text:p>
          </table:table-cell>
          <table:table-cell table:number-columns-repeated="5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103.59" calcext:value-type="float">
            <text:p>1103.59</text:p>
          </table:table-cell>
          <table:table-cell table:number-columns-repeated="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95.357" calcext:value-type="float">
            <text:p>995.357</text:p>
          </table:table-cell>
          <table:table-cell table:number-columns-repeated="5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135.6" calcext:value-type="float">
            <text:p>1135.6</text:p>
          </table:table-cell>
          <table:table-cell table:number-columns-repeated="5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144.75" calcext:value-type="float">
            <text:p>1144.75</text:p>
          </table:table-cell>
          <table:table-cell table:number-columns-repeated="5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133.52" calcext:value-type="float">
            <text:p>1133.52</text:p>
          </table:table-cell>
          <table:table-cell table:number-columns-repeated="5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106.77" calcext:value-type="float">
            <text:p>1106.77</text:p>
          </table:table-cell>
          <table:table-cell table:number-columns-repeated="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161.63" calcext:value-type="float">
            <text:p>1161.63</text:p>
          </table:table-cell>
          <table:table-cell table:number-columns-repeated="5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149.17" calcext:value-type="float">
            <text:p>1149.17</text:p>
          </table:table-cell>
          <table:table-cell table:number-columns-repeated="5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161.77" calcext:value-type="float">
            <text:p>1161.77</text:p>
          </table:table-cell>
          <table:table-cell table:number-columns-repeated="5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145.12" calcext:value-type="float">
            <text:p>1145.12</text:p>
          </table:table-cell>
          <table:table-cell table:number-columns-repeated="5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162.49" calcext:value-type="float">
            <text:p>1162.49</text:p>
          </table:table-cell>
          <table:table-cell table:number-columns-repeated="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144.29" calcext:value-type="float">
            <text:p>1144.29</text:p>
          </table:table-cell>
          <table:table-cell table:number-columns-repeated="5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159.08" calcext:value-type="float">
            <text:p>1159.08</text:p>
          </table:table-cell>
          <table:table-cell table:number-columns-repeated="5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141.74" calcext:value-type="float">
            <text:p>1141.74</text:p>
          </table:table-cell>
          <table:table-cell table:number-columns-repeated="5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127.28" calcext:value-type="float">
            <text:p>1127.28</text:p>
          </table:table-cell>
          <table:table-cell table:number-columns-repeated="5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76.58" calcext:value-type="float">
            <text:p>1076.58</text:p>
          </table:table-cell>
          <table:table-cell table:number-columns-repeated="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07.81" calcext:value-type="float">
            <text:p>1107.81</text:p>
          </table:table-cell>
          <table:table-cell table:number-columns-repeated="5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144.87" calcext:value-type="float">
            <text:p>1144.87</text:p>
          </table:table-cell>
          <table:table-cell table:number-columns-repeated="5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150.99" calcext:value-type="float">
            <text:p>1150.99</text:p>
          </table:table-cell>
          <table:table-cell table:number-columns-repeated="5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43.78" calcext:value-type="float">
            <text:p>1143.78</text:p>
          </table:table-cell>
          <table:table-cell table:number-columns-repeated="5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106.14" calcext:value-type="float">
            <text:p>1106.14</text:p>
          </table:table-cell>
          <table:table-cell table:number-columns-repeated="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147.24" calcext:value-type="float">
            <text:p>1147.24</text:p>
          </table:table-cell>
          <table:table-cell table:number-columns-repeated="5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156.74" calcext:value-type="float">
            <text:p>1156.74</text:p>
          </table:table-cell>
          <table:table-cell table:number-columns-repeated="5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149.41" calcext:value-type="float">
            <text:p>1149.41</text:p>
          </table:table-cell>
          <table:table-cell table:number-columns-repeated="5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161.28" calcext:value-type="float">
            <text:p>1161.28</text:p>
          </table:table-cell>
          <table:table-cell table:number-columns-repeated="5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145.98" calcext:value-type="float">
            <text:p>1145.98</text:p>
          </table:table-cell>
          <table:table-cell table:number-columns-repeated="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915.785" calcext:value-type="float">
            <text:p>915.785</text:p>
          </table:table-cell>
          <table:table-cell table:number-columns-repeated="5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096.27" calcext:value-type="float">
            <text:p>1096.27</text:p>
          </table:table-cell>
          <table:table-cell table:number-columns-repeated="5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104.12" calcext:value-type="float">
            <text:p>1104.12</text:p>
          </table:table-cell>
          <table:table-cell table:number-columns-repeated="5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106.2" calcext:value-type="float">
            <text:p>1106.2</text:p>
          </table:table-cell>
          <table:table-cell table:number-columns-repeated="5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111.81" calcext:value-type="float">
            <text:p>1111.81</text:p>
          </table:table-cell>
          <table:table-cell table:number-columns-repeated="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107.75" calcext:value-type="float">
            <text:p>1107.75</text:p>
          </table:table-cell>
          <table:table-cell table:number-columns-repeated="5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114.88" calcext:value-type="float">
            <text:p>1114.88</text:p>
          </table:table-cell>
          <table:table-cell table:number-columns-repeated="5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149.47" calcext:value-type="float">
            <text:p>1149.47</text:p>
          </table:table-cell>
          <table:table-cell table:number-columns-repeated="5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143.78" calcext:value-type="float">
            <text:p>1143.78</text:p>
          </table:table-cell>
          <table:table-cell table:number-columns-repeated="5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124.41" calcext:value-type="float">
            <text:p>1124.41</text:p>
          </table:table-cell>
          <table:table-cell table:number-columns-repeated="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125.38" calcext:value-type="float">
            <text:p>1125.38</text:p>
          </table:table-cell>
          <table:table-cell table:number-columns-repeated="5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100.59" calcext:value-type="float">
            <text:p>1100.59</text:p>
          </table:table-cell>
          <table:table-cell table:number-columns-repeated="5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132.47" calcext:value-type="float">
            <text:p>1132.47</text:p>
          </table:table-cell>
          <table:table-cell table:number-columns-repeated="5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080.57" calcext:value-type="float">
            <text:p>1080.57</text:p>
          </table:table-cell>
          <table:table-cell table:number-columns-repeated="5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943.704" calcext:value-type="float">
            <text:p>943.704</text:p>
          </table:table-cell>
          <table:table-cell table:number-columns-repeated="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151.43" calcext:value-type="float">
            <text:p>1151.43</text:p>
          </table:table-cell>
          <table:table-cell table:number-columns-repeated="5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139.47" calcext:value-type="float">
            <text:p>1139.47</text:p>
          </table:table-cell>
          <table:table-cell table:number-columns-repeated="5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148.05" calcext:value-type="float">
            <text:p>1148.05</text:p>
          </table:table-cell>
          <table:table-cell table:number-columns-repeated="5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158.02" calcext:value-type="float">
            <text:p>1158.02</text:p>
          </table:table-cell>
          <table:table-cell table:number-columns-repeated="5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147.73" calcext:value-type="float">
            <text:p>1147.73</text:p>
          </table:table-cell>
          <table:table-cell table:number-columns-repeated="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10.325" calcext:value-type="float">
            <text:p>810.325</text:p>
          </table:table-cell>
          <table:table-cell table:number-columns-repeated="5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148.98" calcext:value-type="float">
            <text:p>1148.98</text:p>
          </table:table-cell>
          <table:table-cell table:number-columns-repeated="5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149.33" calcext:value-type="float">
            <text:p>1149.33</text:p>
          </table:table-cell>
          <table:table-cell table:number-columns-repeated="5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150.62" calcext:value-type="float">
            <text:p>1150.62</text:p>
          </table:table-cell>
          <table:table-cell table:number-columns-repeated="5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54.14" calcext:value-type="float">
            <text:p>1154.14</text:p>
          </table:table-cell>
          <table:table-cell table:number-columns-repeated="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135.67" calcext:value-type="float">
            <text:p>1135.67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900.083" calcext:value-type="float">
            <text:p>900.083</text:p>
          </table:table-cell>
          <table:table-cell table:number-columns-repeated="5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129.61" calcext:value-type="float">
            <text:p>1129.61</text:p>
          </table:table-cell>
          <table:table-cell table:number-columns-repeated="5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153.54" calcext:value-type="float">
            <text:p>1153.54</text:p>
          </table:table-cell>
          <table:table-cell table:number-columns-repeated="5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142.9" calcext:value-type="float">
            <text:p>1142.9</text:p>
          </table:table-cell>
          <table:table-cell table:number-columns-repeated="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154.23" calcext:value-type="float">
            <text:p>1154.23</text:p>
          </table:table-cell>
          <table:table-cell table:number-columns-repeated="5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146.49" calcext:value-type="float">
            <text:p>1146.49</text:p>
          </table:table-cell>
          <table:table-cell table:number-columns-repeated="5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158.92" calcext:value-type="float">
            <text:p>1158.92</text:p>
          </table:table-cell>
          <table:table-cell table:number-columns-repeated="5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150.56" calcext:value-type="float">
            <text:p>1150.56</text:p>
          </table:table-cell>
          <table:table-cell table:number-columns-repeated="5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153.68" calcext:value-type="float">
            <text:p>1153.68</text:p>
          </table:table-cell>
          <table:table-cell table:number-columns-repeated="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149.44" calcext:value-type="float">
            <text:p>1149.44</text:p>
          </table:table-cell>
          <table:table-cell table:number-columns-repeated="5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154.59" calcext:value-type="float">
            <text:p>1154.59</text:p>
          </table:table-cell>
          <table:table-cell table:number-columns-repeated="5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773.024" calcext:value-type="float">
            <text:p>773.024</text:p>
          </table:table-cell>
          <table:table-cell table:number-columns-repeated="5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157.44" calcext:value-type="float">
            <text:p>1157.44</text:p>
          </table:table-cell>
          <table:table-cell table:number-columns-repeated="5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143.98" calcext:value-type="float">
            <text:p>1143.98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118.31" calcext:value-type="float">
            <text:p>1118.31</text:p>
          </table:table-cell>
          <table:table-cell table:number-columns-repeated="5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992.211" calcext:value-type="float">
            <text:p>992.211</text:p>
          </table:table-cell>
          <table:table-cell table:number-columns-repeated="5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120.92" calcext:value-type="float">
            <text:p>1120.92</text:p>
          </table:table-cell>
          <table:table-cell table:number-columns-repeated="5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131.5" calcext:value-type="float">
            <text:p>1131.5</text:p>
          </table:table-cell>
          <table:table-cell table:number-columns-repeated="5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54.21" calcext:value-type="float">
            <text:p>1154.21</text:p>
          </table:table-cell>
          <table:table-cell table:number-columns-repeated="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146.25" calcext:value-type="float">
            <text:p>1146.25</text:p>
          </table:table-cell>
          <table:table-cell table:number-columns-repeated="5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156.61" calcext:value-type="float">
            <text:p>1156.61</text:p>
          </table:table-cell>
          <table:table-cell table:number-columns-repeated="5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143.58" calcext:value-type="float">
            <text:p>1143.58</text:p>
          </table:table-cell>
          <table:table-cell table:number-columns-repeated="5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150.76" calcext:value-type="float">
            <text:p>1150.76</text:p>
          </table:table-cell>
          <table:table-cell table:number-columns-repeated="5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143" calcext:value-type="float">
            <text:p>1143</text:p>
          </table:table-cell>
          <table:table-cell table:number-columns-repeated="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154.84" calcext:value-type="float">
            <text:p>1154.84</text:p>
          </table:table-cell>
          <table:table-cell table:number-columns-repeated="5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148.54" calcext:value-type="float">
            <text:p>1148.54</text:p>
          </table:table-cell>
          <table:table-cell table:number-columns-repeated="5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118.19" calcext:value-type="float">
            <text:p>1118.19</text:p>
          </table:table-cell>
          <table:table-cell table:number-columns-repeated="5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111.1" calcext:value-type="float">
            <text:p>1111.1</text:p>
          </table:table-cell>
          <table:table-cell table:number-columns-repeated="5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147.86" calcext:value-type="float">
            <text:p>1147.86</text:p>
          </table:table-cell>
          <table:table-cell table:number-columns-repeated="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143.3" calcext:value-type="float">
            <text:p>1143.3</text:p>
          </table:table-cell>
          <table:table-cell table:number-columns-repeated="5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155.01" calcext:value-type="float">
            <text:p>1155.01</text:p>
          </table:table-cell>
          <table:table-cell table:number-columns-repeated="5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153.55" calcext:value-type="float">
            <text:p>1153.55</text:p>
          </table:table-cell>
          <table:table-cell table:number-columns-repeated="5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126.88" calcext:value-type="float">
            <text:p>1126.88</text:p>
          </table:table-cell>
          <table:table-cell table:number-columns-repeated="5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106.81" calcext:value-type="float">
            <text:p>1106.81</text:p>
          </table:table-cell>
          <table:table-cell table:number-columns-repeated="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115.07" calcext:value-type="float">
            <text:p>1115.07</text:p>
          </table:table-cell>
          <table:table-cell table:number-columns-repeated="5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103.08" calcext:value-type="float">
            <text:p>1103.08</text:p>
          </table:table-cell>
          <table:table-cell table:number-columns-repeated="5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106.89" calcext:value-type="float">
            <text:p>1106.89</text:p>
          </table:table-cell>
          <table:table-cell table:number-columns-repeated="5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063.62" calcext:value-type="float">
            <text:p>1063.62</text:p>
          </table:table-cell>
          <table:table-cell table:number-columns-repeated="5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114.75" calcext:value-type="float">
            <text:p>1114.75</text:p>
          </table:table-cell>
          <table:table-cell table:number-columns-repeated="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105.22" calcext:value-type="float">
            <text:p>1105.22</text:p>
          </table:table-cell>
          <table:table-cell table:number-columns-repeated="5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115.07" calcext:value-type="float">
            <text:p>1115.07</text:p>
          </table:table-cell>
          <table:table-cell table:number-columns-repeated="5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097.83" calcext:value-type="float">
            <text:p>1097.83</text:p>
          </table:table-cell>
          <table:table-cell table:number-columns-repeated="5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113.62" calcext:value-type="float">
            <text:p>1113.62</text:p>
          </table:table-cell>
          <table:table-cell table:number-columns-repeated="5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105.48" calcext:value-type="float">
            <text:p>1105.48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112.69" calcext:value-type="float">
            <text:p>1112.69</text:p>
          </table:table-cell>
          <table:table-cell table:number-columns-repeated="5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101.29" calcext:value-type="float">
            <text:p>1101.29</text:p>
          </table:table-cell>
          <table:table-cell table:number-columns-repeated="5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088.7" calcext:value-type="float">
            <text:p>1088.7</text:p>
          </table:table-cell>
          <table:table-cell table:number-columns-repeated="5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078.97" calcext:value-type="float">
            <text:p>1078.97</text:p>
          </table:table-cell>
          <table:table-cell table:number-columns-repeated="5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095.51" calcext:value-type="float">
            <text:p>1095.51</text:p>
          </table:table-cell>
          <table:table-cell table:number-columns-repeated="5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101.7" calcext:value-type="float">
            <text:p>1101.7</text:p>
          </table:table-cell>
          <table:table-cell table:number-columns-repeated="5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106.26" calcext:value-type="float">
            <text:p>1106.26</text:p>
          </table:table-cell>
          <table:table-cell table:number-columns-repeated="5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097.2" calcext:value-type="float">
            <text:p>1097.2</text:p>
          </table:table-cell>
          <table:table-cell table:number-columns-repeated="5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103.66" calcext:value-type="float">
            <text:p>1103.66</text:p>
          </table:table-cell>
          <table:table-cell table:number-columns-repeated="5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103.33" calcext:value-type="float">
            <text:p>1103.33</text:p>
          </table:table-cell>
          <table:table-cell table:number-columns-repeated="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110.14" calcext:value-type="float">
            <text:p>1110.14</text:p>
          </table:table-cell>
          <table:table-cell table:number-columns-repeated="5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103.2" calcext:value-type="float">
            <text:p>1103.2</text:p>
          </table:table-cell>
          <table:table-cell table:number-columns-repeated="5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115.06" calcext:value-type="float">
            <text:p>1115.06</text:p>
          </table:table-cell>
          <table:table-cell table:number-columns-repeated="5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105.89" calcext:value-type="float">
            <text:p>1105.89</text:p>
          </table:table-cell>
          <table:table-cell table:number-columns-repeated="5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110.46" calcext:value-type="float">
            <text:p>1110.46</text:p>
          </table:table-cell>
          <table:table-cell table:number-columns-repeated="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099.24" calcext:value-type="float">
            <text:p>1099.24</text:p>
          </table:table-cell>
          <table:table-cell table:number-columns-repeated="5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105.51" calcext:value-type="float">
            <text:p>1105.51</text:p>
          </table:table-cell>
          <table:table-cell table:number-columns-repeated="5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080.03" calcext:value-type="float">
            <text:p>1080.03</text:p>
          </table:table-cell>
          <table:table-cell table:number-columns-repeated="5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097.26" calcext:value-type="float">
            <text:p>1097.26</text:p>
          </table:table-cell>
          <table:table-cell table:number-columns-repeated="5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947.277" calcext:value-type="float">
            <text:p>947.277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953.383" calcext:value-type="float">
            <text:p>953.383</text:p>
          </table:table-cell>
          <table:table-cell table:number-columns-repeated="5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112.1" calcext:value-type="float">
            <text:p>1112.1</text:p>
          </table:table-cell>
          <table:table-cell table:number-columns-repeated="5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911.501" calcext:value-type="float">
            <text:p>911.501</text:p>
          </table:table-cell>
          <table:table-cell table:number-columns-repeated="5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106.73" calcext:value-type="float">
            <text:p>1106.73</text:p>
          </table:table-cell>
          <table:table-cell table:number-columns-repeated="5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111.86" calcext:value-type="float">
            <text:p>1111.86</text:p>
          </table:table-cell>
          <table:table-cell table:number-columns-repeated="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106.78" calcext:value-type="float">
            <text:p>1106.78</text:p>
          </table:table-cell>
          <table:table-cell table:number-columns-repeated="5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104.93" calcext:value-type="float">
            <text:p>1104.93</text:p>
          </table:table-cell>
          <table:table-cell table:number-columns-repeated="5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115.98" calcext:value-type="float">
            <text:p>1115.98</text:p>
          </table:table-cell>
          <table:table-cell table:number-columns-repeated="5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096.79" calcext:value-type="float">
            <text:p>1096.79</text:p>
          </table:table-cell>
          <table:table-cell table:number-columns-repeated="5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063.02" calcext:value-type="float">
            <text:p>1063.02</text:p>
          </table:table-cell>
          <table:table-cell table:number-columns-repeated="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021.62" calcext:value-type="float">
            <text:p>1021.62</text:p>
          </table:table-cell>
          <table:table-cell table:number-columns-repeated="5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104.86" calcext:value-type="float">
            <text:p>1104.86</text:p>
          </table:table-cell>
          <table:table-cell table:number-columns-repeated="5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116.41" calcext:value-type="float">
            <text:p>1116.41</text:p>
          </table:table-cell>
          <table:table-cell table:number-columns-repeated="5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095.98" calcext:value-type="float">
            <text:p>1095.98</text:p>
          </table:table-cell>
          <table:table-cell table:number-columns-repeated="5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104.49" calcext:value-type="float">
            <text:p>1104.49</text:p>
          </table:table-cell>
          <table:table-cell table:number-columns-repeated="5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14.66" calcext:value-type="float">
            <text:p>1114.66</text:p>
          </table:table-cell>
          <table:table-cell table:number-columns-repeated="5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833.538" calcext:value-type="float">
            <text:p>833.538</text:p>
          </table:table-cell>
          <table:table-cell table:number-columns-repeated="5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097.28" calcext:value-type="float">
            <text:p>1097.28</text:p>
          </table:table-cell>
          <table:table-cell table:number-columns-repeated="5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971.702" calcext:value-type="float">
            <text:p>971.702</text:p>
          </table:table-cell>
          <table:table-cell table:number-columns-repeated="5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099.62" calcext:value-type="float">
            <text:p>1099.62</text:p>
          </table:table-cell>
          <table:table-cell table:number-columns-repeated="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095.91" calcext:value-type="float">
            <text:p>1095.91</text:p>
          </table:table-cell>
          <table:table-cell table:number-columns-repeated="5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055.5" calcext:value-type="float">
            <text:p>1055.5</text:p>
          </table:table-cell>
          <table:table-cell table:number-columns-repeated="5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084.01" calcext:value-type="float">
            <text:p>1084.01</text:p>
          </table:table-cell>
          <table:table-cell table:number-columns-repeated="5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095.76" calcext:value-type="float">
            <text:p>1095.76</text:p>
          </table:table-cell>
          <table:table-cell table:number-columns-repeated="5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109.32" calcext:value-type="float">
            <text:p>1109.32</text:p>
          </table:table-cell>
          <table:table-cell table:number-columns-repeated="5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05.02" calcext:value-type="float">
            <text:p>1105.02</text:p>
          </table:table-cell>
          <table:table-cell table:number-columns-repeated="5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101.99" calcext:value-type="float">
            <text:p>1101.99</text:p>
          </table:table-cell>
          <table:table-cell table:number-columns-repeated="5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097.93" calcext:value-type="float">
            <text:p>1097.93</text:p>
          </table:table-cell>
          <table:table-cell table:number-columns-repeated="5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097.64" calcext:value-type="float">
            <text:p>1097.64</text:p>
          </table:table-cell>
          <table:table-cell table:number-columns-repeated="5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105.51" calcext:value-type="float">
            <text:p>1105.51</text:p>
          </table:table-cell>
          <table:table-cell table:number-columns-repeated="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082.38" calcext:value-type="float">
            <text:p>1082.38</text:p>
          </table:table-cell>
          <table:table-cell table:number-columns-repeated="5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010.25" calcext:value-type="float">
            <text:p>1010.25</text:p>
          </table:table-cell>
          <table:table-cell table:number-columns-repeated="5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087.02" calcext:value-type="float">
            <text:p>1087.02</text:p>
          </table:table-cell>
          <table:table-cell table:number-columns-repeated="5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101.29" calcext:value-type="float">
            <text:p>1101.29</text:p>
          </table:table-cell>
          <table:table-cell table:number-columns-repeated="5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092.73" calcext:value-type="float">
            <text:p>1092.73</text:p>
          </table:table-cell>
          <table:table-cell table:number-columns-repeated="5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107.82" calcext:value-type="float">
            <text:p>1107.82</text:p>
          </table:table-cell>
          <table:table-cell table:number-columns-repeated="5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112.07" calcext:value-type="float">
            <text:p>1112.07</text:p>
          </table:table-cell>
          <table:table-cell table:number-columns-repeated="5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104.04" calcext:value-type="float">
            <text:p>1104.04</text:p>
          </table:table-cell>
          <table:table-cell table:number-columns-repeated="5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100.68" calcext:value-type="float">
            <text:p>1100.68</text:p>
          </table:table-cell>
          <table:table-cell table:number-columns-repeated="5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102.01" calcext:value-type="float">
            <text:p>1102.01</text:p>
          </table:table-cell>
          <table:table-cell table:number-columns-repeated="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060.83" calcext:value-type="float">
            <text:p>1060.83</text:p>
          </table:table-cell>
          <table:table-cell table:number-columns-repeated="5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088.02" calcext:value-type="float">
            <text:p>1088.02</text:p>
          </table:table-cell>
          <table:table-cell table:number-columns-repeated="5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097.23" calcext:value-type="float">
            <text:p>1097.23</text:p>
          </table:table-cell>
          <table:table-cell table:number-columns-repeated="5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098.18" calcext:value-type="float">
            <text:p>1098.18</text:p>
          </table:table-cell>
          <table:table-cell table:number-columns-repeated="5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101.59" calcext:value-type="float">
            <text:p>1101.59</text:p>
          </table:table-cell>
          <table:table-cell table:number-columns-repeated="5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083.6" calcext:value-type="float">
            <text:p>1083.6</text:p>
          </table:table-cell>
          <table:table-cell table:number-columns-repeated="5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099.43" calcext:value-type="float">
            <text:p>1099.43</text:p>
          </table:table-cell>
          <table:table-cell table:number-columns-repeated="5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108.23" calcext:value-type="float">
            <text:p>1108.23</text:p>
          </table:table-cell>
          <table:table-cell table:number-columns-repeated="5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097.35" calcext:value-type="float">
            <text:p>1097.35</text:p>
          </table:table-cell>
          <table:table-cell table:number-columns-repeated="5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081.32" calcext:value-type="float">
            <text:p>1081.32</text:p>
          </table:table-cell>
          <table:table-cell table:number-columns-repeated="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049.05" calcext:value-type="float">
            <text:p>1049.05</text:p>
          </table:table-cell>
          <table:table-cell table:number-columns-repeated="5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102.36" calcext:value-type="float">
            <text:p>1102.36</text:p>
          </table:table-cell>
          <table:table-cell table:number-columns-repeated="5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101.08" calcext:value-type="float">
            <text:p>1101.08</text:p>
          </table:table-cell>
          <table:table-cell table:number-columns-repeated="5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094.01" calcext:value-type="float">
            <text:p>1094.01</text:p>
          </table:table-cell>
          <table:table-cell table:number-columns-repeated="5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094.05" calcext:value-type="float">
            <text:p>1094.05</text:p>
          </table:table-cell>
          <table:table-cell table:number-columns-repeated="5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081.14" calcext:value-type="float">
            <text:p>1081.14</text:p>
          </table:table-cell>
          <table:table-cell table:number-columns-repeated="5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100.08" calcext:value-type="float">
            <text:p>1100.08</text:p>
          </table:table-cell>
          <table:table-cell table:number-columns-repeated="5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075.63" calcext:value-type="float">
            <text:p>1075.63</text:p>
          </table:table-cell>
          <table:table-cell table:number-columns-repeated="5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072.62" calcext:value-type="float">
            <text:p>1072.62</text:p>
          </table:table-cell>
          <table:table-cell table:number-columns-repeated="5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087.35" calcext:value-type="float">
            <text:p>1087.35</text:p>
          </table:table-cell>
          <table:table-cell table:number-columns-repeated="5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087.72" calcext:value-type="float">
            <text:p>1087.72</text:p>
          </table:table-cell>
          <table:table-cell table:number-columns-repeated="5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099.01" calcext:value-type="float">
            <text:p>1099.01</text:p>
          </table:table-cell>
          <table:table-cell table:number-columns-repeated="5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088.56" calcext:value-type="float">
            <text:p>1088.56</text:p>
          </table:table-cell>
          <table:table-cell table:number-columns-repeated="5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088.98" calcext:value-type="float">
            <text:p>1088.98</text:p>
          </table:table-cell>
          <table:table-cell table:number-columns-repeated="5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871.131" calcext:value-type="float">
            <text:p>871.131</text:p>
          </table:table-cell>
          <table:table-cell table:number-columns-repeated="5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098.62" calcext:value-type="float">
            <text:p>1098.62</text:p>
          </table:table-cell>
          <table:table-cell table:number-columns-repeated="5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010.06" calcext:value-type="float">
            <text:p>1010.06</text:p>
          </table:table-cell>
          <table:table-cell table:number-columns-repeated="5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100.77" calcext:value-type="float">
            <text:p>1100.77</text:p>
          </table:table-cell>
          <table:table-cell table:number-columns-repeated="5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092.88" calcext:value-type="float">
            <text:p>1092.88</text:p>
          </table:table-cell>
          <table:table-cell table:number-columns-repeated="5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069.79" calcext:value-type="float">
            <text:p>1069.79</text:p>
          </table:table-cell>
          <table:table-cell table:number-columns-repeated="5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979.322" calcext:value-type="float">
            <text:p>979.322</text:p>
          </table:table-cell>
          <table:table-cell table:number-columns-repeated="5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079.05" calcext:value-type="float">
            <text:p>1079.05</text:p>
          </table:table-cell>
          <table:table-cell table:number-columns-repeated="5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096.94" calcext:value-type="float">
            <text:p>1096.94</text:p>
          </table:table-cell>
          <table:table-cell table:number-columns-repeated="5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092.01" calcext:value-type="float">
            <text:p>1092.01</text:p>
          </table:table-cell>
          <table:table-cell table:number-columns-repeated="5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091.17" calcext:value-type="float">
            <text:p>1091.17</text:p>
          </table:table-cell>
          <table:table-cell table:number-columns-repeated="5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091.26" calcext:value-type="float">
            <text:p>1091.26</text:p>
          </table:table-cell>
          <table:table-cell table:number-columns-repeated="5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092" calcext:value-type="float">
            <text:p>1092</text:p>
          </table:table-cell>
          <table:table-cell table:number-columns-repeated="5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075.88" calcext:value-type="float">
            <text:p>1075.88</text:p>
          </table:table-cell>
          <table:table-cell table:number-columns-repeated="5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096.53" calcext:value-type="float">
            <text:p>1096.53</text:p>
          </table:table-cell>
          <table:table-cell table:number-columns-repeated="5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087.73" calcext:value-type="float">
            <text:p>1087.73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98.36" calcext:value-type="float">
            <text:p>1098.36</text:p>
          </table:table-cell>
          <table:table-cell table:number-columns-repeated="5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095.85" calcext:value-type="float">
            <text:p>1095.85</text:p>
          </table:table-cell>
          <table:table-cell table:number-columns-repeated="5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065.45" calcext:value-type="float">
            <text:p>1065.45</text:p>
          </table:table-cell>
          <table:table-cell table:number-columns-repeated="5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057.78" calcext:value-type="float">
            <text:p>1057.78</text:p>
          </table:table-cell>
          <table:table-cell table:number-columns-repeated="5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028.91" calcext:value-type="float">
            <text:p>1028.91</text:p>
          </table:table-cell>
          <table:table-cell table:number-columns-repeated="5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087.51" calcext:value-type="float">
            <text:p>1087.51</text:p>
          </table:table-cell>
          <table:table-cell table:number-columns-repeated="5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094.49" calcext:value-type="float">
            <text:p>1094.49</text:p>
          </table:table-cell>
          <table:table-cell table:number-columns-repeated="5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092.24" calcext:value-type="float">
            <text:p>1092.24</text:p>
          </table:table-cell>
          <table:table-cell table:number-columns-repeated="5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099.99" calcext:value-type="float">
            <text:p>1099.99</text:p>
          </table:table-cell>
          <table:table-cell table:number-columns-repeated="5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092.32" calcext:value-type="float">
            <text:p>1092.32</text:p>
          </table:table-cell>
          <table:table-cell table:number-columns-repeated="5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077.88" calcext:value-type="float">
            <text:p>1077.88</text:p>
          </table:table-cell>
          <table:table-cell table:number-columns-repeated="5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086.9" calcext:value-type="float">
            <text:p>1086.9</text:p>
          </table:table-cell>
          <table:table-cell table:number-columns-repeated="5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084.74" calcext:value-type="float">
            <text:p>1084.74</text:p>
          </table:table-cell>
          <table:table-cell table:number-columns-repeated="5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093.8" calcext:value-type="float">
            <text:p>1093.8</text:p>
          </table:table-cell>
          <table:table-cell table:number-columns-repeated="5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055.99" calcext:value-type="float">
            <text:p>1055.99</text:p>
          </table:table-cell>
          <table:table-cell table:number-columns-repeated="5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059" calcext:value-type="float">
            <text:p>1059</text:p>
          </table:table-cell>
          <table:table-cell table:number-columns-repeated="5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096.53" calcext:value-type="float">
            <text:p>1096.53</text:p>
          </table:table-cell>
          <table:table-cell table:number-columns-repeated="5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096.68" calcext:value-type="float">
            <text:p>1096.68</text:p>
          </table:table-cell>
          <table:table-cell table:number-columns-repeated="5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086.44" calcext:value-type="float">
            <text:p>1086.44</text:p>
          </table:table-cell>
          <table:table-cell table:number-columns-repeated="5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089" calcext:value-type="float">
            <text:p>1089</text:p>
          </table:table-cell>
          <table:table-cell table:number-columns-repeated="5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089.34" calcext:value-type="float">
            <text:p>1089.34</text:p>
          </table:table-cell>
          <table:table-cell table:number-columns-repeated="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093.98" calcext:value-type="float">
            <text:p>1093.98</text:p>
          </table:table-cell>
          <table:table-cell table:number-columns-repeated="5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088.54" calcext:value-type="float">
            <text:p>1088.54</text:p>
          </table:table-cell>
          <table:table-cell table:number-columns-repeated="5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091.59" calcext:value-type="float">
            <text:p>1091.59</text:p>
          </table:table-cell>
          <table:table-cell table:number-columns-repeated="5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095.03" calcext:value-type="float">
            <text:p>1095.03</text:p>
          </table:table-cell>
          <table:table-cell table:number-columns-repeated="5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906.532" calcext:value-type="float">
            <text:p>906.532</text:p>
          </table:table-cell>
          <table:table-cell table:number-columns-repeated="5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062.12" calcext:value-type="float">
            <text:p>1062.12</text:p>
          </table:table-cell>
          <table:table-cell table:number-columns-repeated="5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042.82" calcext:value-type="float">
            <text:p>1042.82</text:p>
          </table:table-cell>
          <table:table-cell table:number-columns-repeated="5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075.95" calcext:value-type="float">
            <text:p>1075.95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070.81" calcext:value-type="float">
            <text:p>1070.81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080.45" calcext:value-type="float">
            <text:p>1080.45</text:p>
          </table:table-cell>
          <table:table-cell table:number-columns-repeated="5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050.17" calcext:value-type="float">
            <text:p>1050.17</text:p>
          </table:table-cell>
          <table:table-cell table:number-columns-repeated="5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086.86" calcext:value-type="float">
            <text:p>1086.86</text:p>
          </table:table-cell>
          <table:table-cell table:number-columns-repeated="5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088.44" calcext:value-type="float">
            <text:p>1088.44</text:p>
          </table:table-cell>
          <table:table-cell table:number-columns-repeated="5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086.74" calcext:value-type="float">
            <text:p>1086.74</text:p>
          </table:table-cell>
          <table:table-cell table:number-columns-repeated="5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064.82" calcext:value-type="float">
            <text:p>1064.82</text:p>
          </table:table-cell>
          <table:table-cell table:number-columns-repeated="5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033.83" calcext:value-type="float">
            <text:p>1033.83</text:p>
          </table:table-cell>
          <table:table-cell table:number-columns-repeated="5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066.97" calcext:value-type="float">
            <text:p>1066.97</text:p>
          </table:table-cell>
          <table:table-cell table:number-columns-repeated="5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083.25" calcext:value-type="float">
            <text:p>1083.25</text:p>
          </table:table-cell>
          <table:table-cell table:number-columns-repeated="5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074.94" calcext:value-type="float">
            <text:p>1074.94</text:p>
          </table:table-cell>
          <table:table-cell table:number-columns-repeated="5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086.84" calcext:value-type="float">
            <text:p>1086.84</text:p>
          </table:table-cell>
          <table:table-cell table:number-columns-repeated="5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077.06" calcext:value-type="float">
            <text:p>1077.06</text:p>
          </table:table-cell>
          <table:table-cell table:number-columns-repeated="5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085.25" calcext:value-type="float">
            <text:p>1085.25</text:p>
          </table:table-cell>
          <table:table-cell table:number-columns-repeated="5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044.27" calcext:value-type="float">
            <text:p>1044.27</text:p>
          </table:table-cell>
          <table:table-cell table:number-columns-repeated="5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063.66" calcext:value-type="float">
            <text:p>1063.66</text:p>
          </table:table-cell>
          <table:table-cell table:number-columns-repeated="5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044.87" calcext:value-type="float">
            <text:p>1044.87</text:p>
          </table:table-cell>
          <table:table-cell table:number-columns-repeated="5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073.59" calcext:value-type="float">
            <text:p>1073.59</text:p>
          </table:table-cell>
          <table:table-cell table:number-columns-repeated="5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080.02" calcext:value-type="float">
            <text:p>1080.02</text:p>
          </table:table-cell>
          <table:table-cell table:number-columns-repeated="5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888.093" calcext:value-type="float">
            <text:p>888.093</text:p>
          </table:table-cell>
          <table:table-cell table:number-columns-repeated="5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076.93" calcext:value-type="float">
            <text:p>1076.93</text:p>
          </table:table-cell>
          <table:table-cell table:number-columns-repeated="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061.12" calcext:value-type="float">
            <text:p>1061.12</text:p>
          </table:table-cell>
          <table:table-cell table:number-columns-repeated="5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083.76" calcext:value-type="float">
            <text:p>1083.76</text:p>
          </table:table-cell>
          <table:table-cell table:number-columns-repeated="5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074.71" calcext:value-type="float">
            <text:p>1074.71</text:p>
          </table:table-cell>
          <table:table-cell table:number-columns-repeated="5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043.76" calcext:value-type="float">
            <text:p>1043.76</text:p>
          </table:table-cell>
          <table:table-cell table:number-columns-repeated="5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995.136" calcext:value-type="float">
            <text:p>995.136</text:p>
          </table:table-cell>
          <table:table-cell table:number-columns-repeated="5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075.05" calcext:value-type="float">
            <text:p>1075.05</text:p>
          </table:table-cell>
          <table:table-cell table:number-columns-repeated="5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070.93" calcext:value-type="float">
            <text:p>1070.93</text:p>
          </table:table-cell>
          <table:table-cell table:number-columns-repeated="5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067.03" calcext:value-type="float">
            <text:p>1067.03</text:p>
          </table:table-cell>
          <table:table-cell table:number-columns-repeated="5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057.69" calcext:value-type="float">
            <text:p>1057.69</text:p>
          </table:table-cell>
          <table:table-cell table:number-columns-repeated="5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074.21" calcext:value-type="float">
            <text:p>1074.21</text:p>
          </table:table-cell>
          <table:table-cell table:number-columns-repeated="5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063" calcext:value-type="float">
            <text:p>1063</text:p>
          </table:table-cell>
          <table:table-cell table:number-columns-repeated="5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077.73" calcext:value-type="float">
            <text:p>1077.73</text:p>
          </table:table-cell>
          <table:table-cell table:number-columns-repeated="5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036.32" calcext:value-type="float">
            <text:p>1036.32</text:p>
          </table:table-cell>
          <table:table-cell table:number-columns-repeated="5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063.4" calcext:value-type="float">
            <text:p>1063.4</text:p>
          </table:table-cell>
          <table:table-cell table:number-columns-repeated="5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091.03" calcext:value-type="float">
            <text:p>1091.03</text:p>
          </table:table-cell>
          <table:table-cell table:number-columns-repeated="5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056.52" calcext:value-type="float">
            <text:p>1056.52</text:p>
          </table:table-cell>
          <table:table-cell table:number-columns-repeated="5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070.7" calcext:value-type="float">
            <text:p>1070.7</text:p>
          </table:table-cell>
          <table:table-cell table:number-columns-repeated="5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059.3" calcext:value-type="float">
            <text:p>1059.3</text:p>
          </table:table-cell>
          <table:table-cell table:number-columns-repeated="5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053.11" calcext:value-type="float">
            <text:p>1053.11</text:p>
          </table:table-cell>
          <table:table-cell table:number-columns-repeated="5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064.91" calcext:value-type="float">
            <text:p>1064.91</text:p>
          </table:table-cell>
          <table:table-cell table:number-columns-repeated="5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010.91" calcext:value-type="float">
            <text:p>1010.91</text:p>
          </table:table-cell>
          <table:table-cell table:number-columns-repeated="5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053.06" calcext:value-type="float">
            <text:p>1053.06</text:p>
          </table:table-cell>
          <table:table-cell table:number-columns-repeated="5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054.75" calcext:value-type="float">
            <text:p>1054.75</text:p>
          </table:table-cell>
          <table:table-cell table:number-columns-repeated="5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042.23" calcext:value-type="float">
            <text:p>1042.23</text:p>
          </table:table-cell>
          <table:table-cell table:number-columns-repeated="5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052.63" calcext:value-type="float">
            <text:p>1052.63</text:p>
          </table:table-cell>
          <table:table-cell table:number-columns-repeated="5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039.49" calcext:value-type="float">
            <text:p>1039.49</text:p>
          </table:table-cell>
          <table:table-cell table:number-columns-repeated="5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049.09" calcext:value-type="float">
            <text:p>1049.09</text:p>
          </table:table-cell>
          <table:table-cell table:number-columns-repeated="5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998.402" calcext:value-type="float">
            <text:p>998.402</text:p>
          </table:table-cell>
          <table:table-cell table:number-columns-repeated="5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009.14" calcext:value-type="float">
            <text:p>1009.14</text:p>
          </table:table-cell>
          <table:table-cell table:number-columns-repeated="5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019.96" calcext:value-type="float">
            <text:p>1019.96</text:p>
          </table:table-cell>
          <table:table-cell table:number-columns-repeated="5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990.555" calcext:value-type="float">
            <text:p>990.555</text:p>
          </table:table-cell>
          <table:table-cell table:number-columns-repeated="5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926.53" calcext:value-type="float">
            <text:p>926.53</text:p>
          </table:table-cell>
          <table:table-cell table:number-columns-repeated="5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015.15" calcext:value-type="float">
            <text:p>1015.15</text:p>
          </table:table-cell>
          <table:table-cell table:number-columns-repeated="5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796.552" calcext:value-type="float">
            <text:p>796.552</text:p>
          </table:table-cell>
          <table:table-cell table:number-columns-repeated="5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973.929" calcext:value-type="float">
            <text:p>973.929</text:p>
          </table:table-cell>
          <table:table-cell table:number-columns-repeated="5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972.195" calcext:value-type="float">
            <text:p>972.195</text:p>
          </table:table-cell>
          <table:table-cell table:number-columns-repeated="5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990.156" calcext:value-type="float">
            <text:p>990.156</text:p>
          </table:table-cell>
          <table:table-cell table:number-columns-repeated="5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990.994" calcext:value-type="float">
            <text:p>990.994</text:p>
          </table:table-cell>
          <table:table-cell table:number-columns-repeated="5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009.96" calcext:value-type="float">
            <text:p>1009.96</text:p>
          </table:table-cell>
          <table:table-cell table:number-columns-repeated="5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003.82" calcext:value-type="float">
            <text:p>1003.82</text:p>
          </table:table-cell>
          <table:table-cell table:number-columns-repeated="5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845.331" calcext:value-type="float">
            <text:p>845.331</text:p>
          </table:table-cell>
          <table:table-cell table:number-columns-repeated="5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995.49" calcext:value-type="float">
            <text:p>995.49</text:p>
          </table:table-cell>
          <table:table-cell table:number-columns-repeated="5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010.25" calcext:value-type="float">
            <text:p>1010.25</text:p>
          </table:table-cell>
          <table:table-cell table:number-columns-repeated="5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996.285" calcext:value-type="float">
            <text:p>996.285</text:p>
          </table:table-cell>
          <table:table-cell table:number-columns-repeated="5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007.73" calcext:value-type="float">
            <text:p>1007.73</text:p>
          </table:table-cell>
          <table:table-cell table:number-columns-repeated="5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003.84" calcext:value-type="float">
            <text:p>1003.84</text:p>
          </table:table-cell>
          <table:table-cell table:number-columns-repeated="5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013.76" calcext:value-type="float">
            <text:p>1013.76</text:p>
          </table:table-cell>
          <table:table-cell table:number-columns-repeated="5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962.692" calcext:value-type="float">
            <text:p>962.692</text:p>
          </table:table-cell>
          <table:table-cell table:number-columns-repeated="5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004.99" calcext:value-type="float">
            <text:p>1004.99</text:p>
          </table:table-cell>
          <table:table-cell table:number-columns-repeated="5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996.899" calcext:value-type="float">
            <text:p>996.899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64.435" calcext:value-type="float">
            <text:p>964.435</text:p>
          </table:table-cell>
          <table:table-cell table:number-columns-repeated="5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986.724" calcext:value-type="float">
            <text:p>986.724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987.491" calcext:value-type="float">
            <text:p>987.491</text:p>
          </table:table-cell>
          <table:table-cell table:number-columns-repeated="5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930.496" calcext:value-type="float">
            <text:p>930.496</text:p>
          </table:table-cell>
          <table:table-cell table:number-columns-repeated="5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996.482" calcext:value-type="float">
            <text:p>996.482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991.07" calcext:value-type="float">
            <text:p>991.07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992.171" calcext:value-type="float">
            <text:p>992.171</text:p>
          </table:table-cell>
          <table:table-cell table:number-columns-repeated="5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971.547" calcext:value-type="float">
            <text:p>971.547</text:p>
          </table:table-cell>
          <table:table-cell table:number-columns-repeated="5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948.288" calcext:value-type="float">
            <text:p>948.288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951.363" calcext:value-type="float">
            <text:p>951.363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734.101" calcext:value-type="float">
            <text:p>734.101</text:p>
          </table:table-cell>
          <table:table-cell table:number-columns-repeated="5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940.065" calcext:value-type="float">
            <text:p>940.065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08" calcext:value-type="float">
            <text:p>808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905.252" calcext:value-type="float">
            <text:p>905.252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881.028" calcext:value-type="float">
            <text:p>881.028</text:p>
          </table:table-cell>
          <table:table-cell table:number-columns-repeated="5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916.674" calcext:value-type="float">
            <text:p>916.674</text:p>
          </table:table-cell>
          <table:table-cell table:number-columns-repeated="5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918.471" calcext:value-type="float">
            <text:p>918.471</text:p>
          </table:table-cell>
          <table:table-cell table:number-columns-repeated="5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880.453" calcext:value-type="float">
            <text:p>880.453</text:p>
          </table:table-cell>
          <table:table-cell table:number-columns-repeated="5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884.923" calcext:value-type="float">
            <text:p>884.923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843.21" calcext:value-type="float">
            <text:p>843.21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866.883" calcext:value-type="float">
            <text:p>866.883</text:p>
          </table:table-cell>
          <table:table-cell table:number-columns-repeated="5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842.61" calcext:value-type="float">
            <text:p>842.61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825.688" calcext:value-type="float">
            <text:p>825.688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776.715" calcext:value-type="float">
            <text:p>776.715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809.89" calcext:value-type="float">
            <text:p>809.89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780.685" calcext:value-type="float">
            <text:p>780.685</text:p>
          </table:table-cell>
          <table:table-cell table:number-columns-repeated="5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776.33" calcext:value-type="float">
            <text:p>776.33</text:p>
          </table:table-cell>
          <table:table-cell table:number-columns-repeated="5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669.45" calcext:value-type="float">
            <text:p>669.45</text:p>
          </table:table-cell>
          <table:table-cell table:number-columns-repeated="5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806.337" calcext:value-type="float">
            <text:p>806.337</text:p>
          </table:table-cell>
          <table:table-cell table:number-columns-repeated="5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765.095" calcext:value-type="float">
            <text:p>765.095</text:p>
          </table:table-cell>
          <table:table-cell table:number-columns-repeated="5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764.209" calcext:value-type="float">
            <text:p>764.209</text:p>
          </table:table-cell>
          <table:table-cell table:number-columns-repeated="5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724.071" calcext:value-type="float">
            <text:p>724.071</text:p>
          </table:table-cell>
          <table:table-cell table:number-columns-repeated="5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744.45" calcext:value-type="float">
            <text:p>744.45</text:p>
          </table:table-cell>
          <table:table-cell table:number-columns-repeated="5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728.812" calcext:value-type="float">
            <text:p>728.812</text:p>
          </table:table-cell>
          <table:table-cell table:number-columns-repeated="5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743.749" calcext:value-type="float">
            <text:p>743.749</text:p>
          </table:table-cell>
          <table:table-cell table:number-columns-repeated="5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628.515" calcext:value-type="float">
            <text:p>628.515</text:p>
          </table:table-cell>
          <table:table-cell table:number-columns-repeated="5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734.21" calcext:value-type="float">
            <text:p>734.21</text:p>
          </table:table-cell>
          <table:table-cell table:number-columns-repeated="5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706.884" calcext:value-type="float">
            <text:p>706.884</text:p>
          </table:table-cell>
          <table:table-cell table:number-columns-repeated="5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722.447" calcext:value-type="float">
            <text:p>722.447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708.714" calcext:value-type="float">
            <text:p>708.714</text:p>
          </table:table-cell>
          <table:table-cell table:number-columns-repeated="5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714.318" calcext:value-type="float">
            <text:p>714.318</text:p>
          </table:table-cell>
          <table:table-cell table:number-columns-repeated="5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700.597" calcext:value-type="float">
            <text:p>700.597</text:p>
          </table:table-cell>
          <table:table-cell table:number-columns-repeated="5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662.086" calcext:value-type="float">
            <text:p>662.086</text:p>
          </table:table-cell>
          <table:table-cell table:number-columns-repeated="5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693.681" calcext:value-type="float">
            <text:p>693.681</text:p>
          </table:table-cell>
          <table:table-cell table:number-columns-repeated="5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688.543" calcext:value-type="float">
            <text:p>688.543</text:p>
          </table:table-cell>
          <table:table-cell table:number-columns-repeated="5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639.502" calcext:value-type="float">
            <text:p>639.502</text:p>
          </table:table-cell>
          <table:table-cell table:number-columns-repeated="5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628.076" calcext:value-type="float">
            <text:p>628.076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696.123" calcext:value-type="float">
            <text:p>696.123</text:p>
          </table:table-cell>
          <table:table-cell table:number-columns-repeated="5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704.015" calcext:value-type="float">
            <text:p>704.015</text:p>
          </table:table-cell>
          <table:table-cell table:number-columns-repeated="5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694.542" calcext:value-type="float">
            <text:p>694.542</text:p>
          </table:table-cell>
          <table:table-cell table:number-columns-repeated="5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58.478" calcext:value-type="float">
            <text:p>658.478</text:p>
          </table:table-cell>
          <table:table-cell table:number-columns-repeated="5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657.632" calcext:value-type="float">
            <text:p>657.632</text:p>
          </table:table-cell>
          <table:table-cell table:number-columns-repeated="5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89.093" calcext:value-type="float">
            <text:p>689.093</text:p>
          </table:table-cell>
          <table:table-cell table:number-columns-repeated="5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599.04" calcext:value-type="float">
            <text:p>599.04</text:p>
          </table:table-cell>
          <table:table-cell table:number-columns-repeated="5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88.922" calcext:value-type="float">
            <text:p>688.922</text:p>
          </table:table-cell>
          <table:table-cell table:number-columns-repeated="5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651.491" calcext:value-type="float">
            <text:p>651.491</text:p>
          </table:table-cell>
          <table:table-cell table:number-columns-repeated="5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679.147" calcext:value-type="float">
            <text:p>679.147</text:p>
          </table:table-cell>
          <table:table-cell table:number-columns-repeated="5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618.215" calcext:value-type="float">
            <text:p>618.215</text:p>
          </table:table-cell>
          <table:table-cell table:number-columns-repeated="5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677.186" calcext:value-type="float">
            <text:p>677.186</text:p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636.815" calcext:value-type="float">
            <text:p>636.815</text:p>
          </table:table-cell>
          <table:table-cell table:number-columns-repeated="5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577.961" calcext:value-type="float">
            <text:p>577.961</text:p>
          </table:table-cell>
          <table:table-cell table:number-columns-repeated="5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690.834" calcext:value-type="float">
            <text:p>690.834</text:p>
          </table:table-cell>
          <table:table-cell table:number-columns-repeated="5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708.696" calcext:value-type="float">
            <text:p>708.696</text:p>
          </table:table-cell>
          <table:table-cell table:number-columns-repeated="5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704.224" calcext:value-type="float">
            <text:p>704.224</text:p>
          </table:table-cell>
          <table:table-cell table:number-columns-repeated="5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726.895" calcext:value-type="float">
            <text:p>726.895</text:p>
          </table:table-cell>
          <table:table-cell table:number-columns-repeated="5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485.413" calcext:value-type="float">
            <text:p>485.413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683.131" calcext:value-type="float">
            <text:p>683.131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697.344" calcext:value-type="float">
            <text:p>697.344</text:p>
          </table:table-cell>
          <table:table-cell table:number-columns-repeated="5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722.064" calcext:value-type="float">
            <text:p>722.064</text:p>
          </table:table-cell>
          <table:table-cell table:number-columns-repeated="5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690.996" calcext:value-type="float">
            <text:p>690.996</text:p>
          </table:table-cell>
          <table:table-cell table:number-columns-repeated="5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505.621" calcext:value-type="float">
            <text:p>505.621</text:p>
          </table:table-cell>
          <table:table-cell table:number-columns-repeated="5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712.036" calcext:value-type="float">
            <text:p>712.036</text:p>
          </table:table-cell>
          <table:table-cell table:number-columns-repeated="5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712.495" calcext:value-type="float">
            <text:p>712.495</text:p>
          </table:table-cell>
          <table:table-cell table:number-columns-repeated="5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707.205" calcext:value-type="float">
            <text:p>707.205</text:p>
          </table:table-cell>
          <table:table-cell table:number-columns-repeated="5"/>
        </table:table-row>
      </table:table>
      <table:table table:name="Sheet3" table:style-name="ta1">
        <table:shapes>
          <draw:frame draw:z-index="0" draw:style-name="gr1" draw:text-style-name="P1" svg:width="27.561cm" svg:height="13.679cm" svg:x="4.626cm" svg:y="0.106cm">
            <draw:object draw:notify-on-update-of-ranges="Sheet3.A1:Sheet3.A325 Sheet3.B1:Sheet3.B32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.8399" calcext:value-type="float">
            <text:p>41.839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4.338" calcext:value-type="float">
            <text:p>544.338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32.328" calcext:value-type="float">
            <text:p>532.328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47.256" calcext:value-type="float">
            <text:p>947.256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98.36" calcext:value-type="float">
            <text:p>2798.36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11.28" calcext:value-type="float">
            <text:p>1911.28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13.71" calcext:value-type="float">
            <text:p>2413.71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172.1" calcext:value-type="float">
            <text:p>4172.1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05.52" calcext:value-type="float">
            <text:p>2905.52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38.52" calcext:value-type="float">
            <text:p>3338.52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887.22" calcext:value-type="float">
            <text:p>4887.22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238.88" calcext:value-type="float">
            <text:p>4238.88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511.01" calcext:value-type="float">
            <text:p>4511.01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123.02" calcext:value-type="float">
            <text:p>5123.02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708.36" calcext:value-type="float">
            <text:p>4708.36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823.51" calcext:value-type="float">
            <text:p>4823.51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336.06" calcext:value-type="float">
            <text:p>5336.06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37.64" calcext:value-type="float">
            <text:p>4037.64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376.8" calcext:value-type="float">
            <text:p>5376.8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716.05" calcext:value-type="float">
            <text:p>5716.05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371.32" calcext:value-type="float">
            <text:p>5371.32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444.51" calcext:value-type="float">
            <text:p>5444.51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680.45" calcext:value-type="float">
            <text:p>5680.45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638.69" calcext:value-type="float">
            <text:p>5638.69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674.26" calcext:value-type="float">
            <text:p>4674.26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838.61" calcext:value-type="float">
            <text:p>5838.61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524.55" calcext:value-type="float">
            <text:p>5524.55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621.96" calcext:value-type="float">
            <text:p>5621.96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226.26" calcext:value-type="float">
            <text:p>5226.26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493.65" calcext:value-type="float">
            <text:p>5493.65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355.28" calcext:value-type="float">
            <text:p>5355.28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841.75" calcext:value-type="float">
            <text:p>5841.75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333.43" calcext:value-type="float">
            <text:p>5333.43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370.3" calcext:value-type="float">
            <text:p>5370.3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849.15" calcext:value-type="float">
            <text:p>5849.15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533.88" calcext:value-type="float">
            <text:p>5533.88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372.77" calcext:value-type="float">
            <text:p>5372.77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781.04" calcext:value-type="float">
            <text:p>5781.04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387.78" calcext:value-type="float">
            <text:p>5387.78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540.49" calcext:value-type="float">
            <text:p>5540.49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743.49" calcext:value-type="float">
            <text:p>5743.49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590.61" calcext:value-type="float">
            <text:p>5590.61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504.52" calcext:value-type="float">
            <text:p>5504.52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927.56" calcext:value-type="float">
            <text:p>5927.56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491.4" calcext:value-type="float">
            <text:p>5491.4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408.99" calcext:value-type="float">
            <text:p>5408.99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889.61" calcext:value-type="float">
            <text:p>5889.61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656.54" calcext:value-type="float">
            <text:p>5656.54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689.21" calcext:value-type="float">
            <text:p>5689.21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920.72" calcext:value-type="float">
            <text:p>5920.72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605.68" calcext:value-type="float">
            <text:p>5605.68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018.43" calcext:value-type="float">
            <text:p>6018.43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595.35" calcext:value-type="float">
            <text:p>5595.35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514.43" calcext:value-type="float">
            <text:p>5514.43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747.2" calcext:value-type="float">
            <text:p>5747.2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005.38" calcext:value-type="float">
            <text:p>6005.38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772.81" calcext:value-type="float">
            <text:p>5772.81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747.62" calcext:value-type="float">
            <text:p>5747.62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832.83" calcext:value-type="float">
            <text:p>5832.83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106.86" calcext:value-type="float">
            <text:p>6106.86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775.74" calcext:value-type="float">
            <text:p>5775.74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5603.37" calcext:value-type="float">
            <text:p>5603.37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594.81" calcext:value-type="float">
            <text:p>5594.81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229.48" calcext:value-type="float">
            <text:p>5229.48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904.37" calcext:value-type="float">
            <text:p>5904.37</text:p>
          </table:table-cell>
          <table:table-cell table:number-columns-repeated="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774.72" calcext:value-type="float">
            <text:p>5774.72</text:p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928.08" calcext:value-type="float">
            <text:p>5928.08</text:p>
          </table:table-cell>
          <table:table-cell table:number-columns-repeated="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117.13" calcext:value-type="float">
            <text:p>6117.13</text:p>
          </table:table-cell>
          <table:table-cell table:number-columns-repeated="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781.72" calcext:value-type="float">
            <text:p>5781.72</text:p>
          </table:table-cell>
          <table:table-cell table:number-columns-repeated="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821.4" calcext:value-type="float">
            <text:p>5821.4</text:p>
          </table:table-cell>
          <table:table-cell table:number-columns-repeated="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754.67" calcext:value-type="float">
            <text:p>5754.67</text:p>
          </table:table-cell>
          <table:table-cell table:number-columns-repeated="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6141.33" calcext:value-type="float">
            <text:p>6141.33</text:p>
          </table:table-cell>
          <table:table-cell table:number-columns-repeated="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849.12" calcext:value-type="float">
            <text:p>5849.12</text:p>
          </table:table-cell>
          <table:table-cell table:number-columns-repeated="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764.32" calcext:value-type="float">
            <text:p>5764.32</text:p>
          </table:table-cell>
          <table:table-cell table:number-columns-repeated="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752.41" calcext:value-type="float">
            <text:p>5752.41</text:p>
          </table:table-cell>
          <table:table-cell table:number-columns-repeated="6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297.3" calcext:value-type="float">
            <text:p>6297.3</text:p>
          </table:table-cell>
          <table:table-cell table:number-columns-repeated="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5796.2" calcext:value-type="float">
            <text:p>5796.2</text:p>
          </table:table-cell>
          <table:table-cell table:number-columns-repeated="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609.76" calcext:value-type="float">
            <text:p>5609.76</text:p>
          </table:table-cell>
          <table:table-cell table:number-columns-repeated="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383.99" calcext:value-type="float">
            <text:p>5383.99</text:p>
          </table:table-cell>
          <table:table-cell table:number-columns-repeated="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184.2" calcext:value-type="float">
            <text:p>6184.2</text:p>
          </table:table-cell>
          <table:table-cell table:number-columns-repeated="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5822.19" calcext:value-type="float">
            <text:p>5822.19</text:p>
          </table:table-cell>
          <table:table-cell table:number-columns-repeated="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5861.83" calcext:value-type="float">
            <text:p>5861.83</text:p>
          </table:table-cell>
          <table:table-cell table:number-columns-repeated="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5749.66" calcext:value-type="float">
            <text:p>5749.66</text:p>
          </table:table-cell>
          <table:table-cell table:number-columns-repeated="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219.28" calcext:value-type="float">
            <text:p>6219.28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866.9" calcext:value-type="float">
            <text:p>5866.9</text:p>
          </table:table-cell>
          <table:table-cell table:number-columns-repeated="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5726.75" calcext:value-type="float">
            <text:p>5726.75</text:p>
          </table:table-cell>
          <table:table-cell table:number-columns-repeated="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758.57" calcext:value-type="float">
            <text:p>5758.57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454.47" calcext:value-type="float">
            <text:p>6454.47</text:p>
          </table:table-cell>
          <table:table-cell table:number-columns-repeated="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5814.66" calcext:value-type="float">
            <text:p>5814.66</text:p>
          </table:table-cell>
          <table:table-cell table:number-columns-repeated="6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5762.89" calcext:value-type="float">
            <text:p>5762.89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925.9" calcext:value-type="float">
            <text:p>5925.9</text:p>
          </table:table-cell>
          <table:table-cell table:number-columns-repeated="6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267.75" calcext:value-type="float">
            <text:p>6267.75</text:p>
          </table:table-cell>
          <table:table-cell table:number-columns-repeated="6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5667.9" calcext:value-type="float">
            <text:p>5667.9</text:p>
          </table:table-cell>
          <table:table-cell table:number-columns-repeated="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659.12" calcext:value-type="float">
            <text:p>5659.12</text:p>
          </table:table-cell>
          <table:table-cell table:number-columns-repeated="6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5581.04" calcext:value-type="float">
            <text:p>5581.04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5578.79" calcext:value-type="float">
            <text:p>5578.79</text:p>
          </table:table-cell>
          <table:table-cell table:number-columns-repeated="6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811.47" calcext:value-type="float">
            <text:p>5811.47</text:p>
          </table:table-cell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713.47" calcext:value-type="float">
            <text:p>5713.47</text:p>
          </table:table-cell>
          <table:table-cell table:number-columns-repeated="6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5757.67" calcext:value-type="float">
            <text:p>5757.67</text:p>
          </table:table-cell>
          <table:table-cell table:number-columns-repeated="6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396.87" calcext:value-type="float">
            <text:p>6396.87</text:p>
          </table:table-cell>
          <table:table-cell table:number-columns-repeated="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5675.55" calcext:value-type="float">
            <text:p>5675.55</text:p>
          </table:table-cell>
          <table:table-cell table:number-columns-repeated="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099.49" calcext:value-type="float">
            <text:p>4099.49</text:p>
          </table:table-cell>
          <table:table-cell table:number-columns-repeated="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658.34" calcext:value-type="float">
            <text:p>5658.34</text:p>
          </table:table-cell>
          <table:table-cell table:number-columns-repeated="6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116.96" calcext:value-type="float">
            <text:p>4116.96</text:p>
          </table:table-cell>
          <table:table-cell table:number-columns-repeated="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5731.24" calcext:value-type="float">
            <text:p>5731.24</text:p>
          </table:table-cell>
          <table:table-cell table:number-columns-repeated="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5659.58" calcext:value-type="float">
            <text:p>5659.58</text:p>
          </table:table-cell>
          <table:table-cell table:number-columns-repeated="6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5723.98" calcext:value-type="float">
            <text:p>5723.98</text:p>
          </table:table-cell>
          <table:table-cell table:number-columns-repeated="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6352.56" calcext:value-type="float">
            <text:p>6352.56</text:p>
          </table:table-cell>
          <table:table-cell table:number-columns-repeated="6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494.22" calcext:value-type="float">
            <text:p>5494.22</text:p>
          </table:table-cell>
          <table:table-cell table:number-columns-repeated="6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5491.42" calcext:value-type="float">
            <text:p>5491.42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5586.3" calcext:value-type="float">
            <text:p>5586.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6133.98" calcext:value-type="float">
            <text:p>6133.98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5615.16" calcext:value-type="float">
            <text:p>5615.16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700.29" calcext:value-type="float">
            <text:p>5700.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5717.29" calcext:value-type="float">
            <text:p>5717.29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6283.57" calcext:value-type="float">
            <text:p>6283.57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5764.64" calcext:value-type="float">
            <text:p>5764.64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5454.18" calcext:value-type="float">
            <text:p>5454.18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5751.01" calcext:value-type="float">
            <text:p>5751.01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6336.42" calcext:value-type="float">
            <text:p>6336.42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5407.09" calcext:value-type="float">
            <text:p>5407.09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5647.33" calcext:value-type="float">
            <text:p>5647.33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5722.4" calcext:value-type="float">
            <text:p>5722.4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402.99" calcext:value-type="float">
            <text:p>4402.9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5369.94" calcext:value-type="float">
            <text:p>5369.94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5413.64" calcext:value-type="float">
            <text:p>5413.64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5621.12" calcext:value-type="float">
            <text:p>5621.12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4955.54" calcext:value-type="float">
            <text:p>4955.54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4183.95" calcext:value-type="float">
            <text:p>4183.95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5456.17" calcext:value-type="float">
            <text:p>5456.17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5469.43" calcext:value-type="float">
            <text:p>5469.4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6126.61" calcext:value-type="float">
            <text:p>6126.61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579.47" calcext:value-type="float">
            <text:p>5579.4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5497.23" calcext:value-type="float">
            <text:p>5497.23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5607.62" calcext:value-type="float">
            <text:p>5607.62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5994.9" calcext:value-type="float">
            <text:p>5994.9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5526.15" calcext:value-type="float">
            <text:p>5526.15</text:p>
          </table:table-cell>
          <table:table-cell table:number-columns-repeated="6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5558.39" calcext:value-type="float">
            <text:p>5558.39</text:p>
          </table:table-cell>
          <table:table-cell table:number-columns-repeated="6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590.23" calcext:value-type="float">
            <text:p>4590.23</text:p>
          </table:table-cell>
          <table:table-cell table:number-columns-repeated="6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5702.18" calcext:value-type="float">
            <text:p>5702.18</text:p>
          </table:table-cell>
          <table:table-cell table:number-columns-repeated="6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5302.63" calcext:value-type="float">
            <text:p>5302.63</text:p>
          </table:table-cell>
          <table:table-cell table:number-columns-repeated="6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5111.72" calcext:value-type="float">
            <text:p>5111.72</text:p>
          </table:table-cell>
          <table:table-cell table:number-columns-repeated="6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5473.5" calcext:value-type="float">
            <text:p>5473.5</text:p>
          </table:table-cell>
          <table:table-cell table:number-columns-repeated="6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6051.09" calcext:value-type="float">
            <text:p>6051.09</text:p>
          </table:table-cell>
          <table:table-cell table:number-columns-repeated="6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5483.16" calcext:value-type="float">
            <text:p>5483.16</text:p>
          </table:table-cell>
          <table:table-cell table:number-columns-repeated="6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5426.11" calcext:value-type="float">
            <text:p>5426.11</text:p>
          </table:table-cell>
          <table:table-cell table:number-columns-repeated="6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5534.38" calcext:value-type="float">
            <text:p>5534.38</text:p>
          </table:table-cell>
          <table:table-cell table:number-columns-repeated="6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885.33" calcext:value-type="float">
            <text:p>5885.33</text:p>
          </table:table-cell>
          <table:table-cell table:number-columns-repeated="6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5377.72" calcext:value-type="float">
            <text:p>5377.72</text:p>
          </table:table-cell>
          <table:table-cell table:number-columns-repeated="6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5460.33" calcext:value-type="float">
            <text:p>5460.33</text:p>
          </table:table-cell>
          <table:table-cell table:number-columns-repeated="6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5234.87" calcext:value-type="float">
            <text:p>5234.87</text:p>
          </table:table-cell>
          <table:table-cell table:number-columns-repeated="6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5713.61" calcext:value-type="float">
            <text:p>5713.61</text:p>
          </table:table-cell>
          <table:table-cell table:number-columns-repeated="6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5239.73" calcext:value-type="float">
            <text:p>5239.73</text:p>
          </table:table-cell>
          <table:table-cell table:number-columns-repeated="6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4898.72" calcext:value-type="float">
            <text:p>4898.72</text:p>
          </table:table-cell>
          <table:table-cell table:number-columns-repeated="6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040.8" calcext:value-type="float">
            <text:p>5040.8</text:p>
          </table:table-cell>
          <table:table-cell table:number-columns-repeated="6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5713.65" calcext:value-type="float">
            <text:p>5713.65</text:p>
          </table:table-cell>
          <table:table-cell table:number-columns-repeated="6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5169.44" calcext:value-type="float">
            <text:p>5169.44</text:p>
          </table:table-cell>
          <table:table-cell table:number-columns-repeated="6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5214.2" calcext:value-type="float">
            <text:p>5214.2</text:p>
          </table:table-cell>
          <table:table-cell table:number-columns-repeated="6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5213.37" calcext:value-type="float">
            <text:p>5213.37</text:p>
          </table:table-cell>
          <table:table-cell table:number-columns-repeated="6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5359.88" calcext:value-type="float">
            <text:p>5359.88</text:p>
          </table:table-cell>
          <table:table-cell table:number-columns-repeated="6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5265.18" calcext:value-type="float">
            <text:p>5265.18</text:p>
          </table:table-cell>
          <table:table-cell table:number-columns-repeated="6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5214.84" calcext:value-type="float">
            <text:p>5214.84</text:p>
          </table:table-cell>
          <table:table-cell table:number-columns-repeated="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5322.09" calcext:value-type="float">
            <text:p>5322.09</text:p>
          </table:table-cell>
          <table:table-cell table:number-columns-repeated="6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5700.15" calcext:value-type="float">
            <text:p>5700.15</text:p>
          </table:table-cell>
          <table:table-cell table:number-columns-repeated="6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5317.4" calcext:value-type="float">
            <text:p>5317.4</text:p>
          </table:table-cell>
          <table:table-cell table:number-columns-repeated="6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4867.74" calcext:value-type="float">
            <text:p>4867.74</text:p>
          </table:table-cell>
          <table:table-cell table:number-columns-repeated="6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4933.92" calcext:value-type="float">
            <text:p>4933.92</text:p>
          </table:table-cell>
          <table:table-cell table:number-columns-repeated="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5540.44" calcext:value-type="float">
            <text:p>5540.44</text:p>
          </table:table-cell>
          <table:table-cell table:number-columns-repeated="6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5291.32" calcext:value-type="float">
            <text:p>5291.32</text:p>
          </table:table-cell>
          <table:table-cell table:number-columns-repeated="6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248.89" calcext:value-type="float">
            <text:p>5248.89</text:p>
          </table:table-cell>
          <table:table-cell table:number-columns-repeated="6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5265.63" calcext:value-type="float">
            <text:p>5265.63</text:p>
          </table:table-cell>
          <table:table-cell table:number-columns-repeated="6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5732.5" calcext:value-type="float">
            <text:p>5732.5</text:p>
          </table:table-cell>
          <table:table-cell table:number-columns-repeated="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5092.53" calcext:value-type="float">
            <text:p>5092.53</text:p>
          </table:table-cell>
          <table:table-cell table:number-columns-repeated="6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5184.46" calcext:value-type="float">
            <text:p>5184.46</text:p>
          </table:table-cell>
          <table:table-cell table:number-columns-repeated="6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5271.36" calcext:value-type="float">
            <text:p>5271.36</text:p>
          </table:table-cell>
          <table:table-cell table:number-columns-repeated="6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5713.81" calcext:value-type="float">
            <text:p>5713.81</text:p>
          </table:table-cell>
          <table:table-cell table:number-columns-repeated="6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5277.78" calcext:value-type="float">
            <text:p>5277.78</text:p>
          </table:table-cell>
          <table:table-cell table:number-columns-repeated="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5209.58" calcext:value-type="float">
            <text:p>5209.58</text:p>
          </table:table-cell>
          <table:table-cell table:number-columns-repeated="6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5297.01" calcext:value-type="float">
            <text:p>5297.01</text:p>
          </table:table-cell>
          <table:table-cell table:number-columns-repeated="6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5615" calcext:value-type="float">
            <text:p>5615</text:p>
          </table:table-cell>
          <table:table-cell table:number-columns-repeated="6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4785.31" calcext:value-type="float">
            <text:p>4785.31</text:p>
          </table:table-cell>
          <table:table-cell table:number-columns-repeated="6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4944.95" calcext:value-type="float">
            <text:p>4944.95</text:p>
          </table:table-cell>
          <table:table-cell table:number-columns-repeated="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5212.09" calcext:value-type="float">
            <text:p>5212.09</text:p>
          </table:table-cell>
          <table:table-cell table:number-columns-repeated="6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5557.82" calcext:value-type="float">
            <text:p>5557.82</text:p>
          </table:table-cell>
          <table:table-cell table:number-columns-repeated="6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5210.05" calcext:value-type="float">
            <text:p>5210.05</text:p>
          </table:table-cell>
          <table:table-cell table:number-columns-repeated="6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5127.44" calcext:value-type="float">
            <text:p>5127.44</text:p>
          </table:table-cell>
          <table:table-cell table:number-columns-repeated="6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5179.64" calcext:value-type="float">
            <text:p>5179.64</text:p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5640.98" calcext:value-type="float">
            <text:p>5640.98</text:p>
          </table:table-cell>
          <table:table-cell table:number-columns-repeated="6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5133.73" calcext:value-type="float">
            <text:p>5133.73</text:p>
          </table:table-cell>
          <table:table-cell table:number-columns-repeated="6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5117.92" calcext:value-type="float">
            <text:p>5117.92</text:p>
          </table:table-cell>
          <table:table-cell table:number-columns-repeated="6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5203.47" calcext:value-type="float">
            <text:p>5203.47</text:p>
          </table:table-cell>
          <table:table-cell table:number-columns-repeated="6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4785.2" calcext:value-type="float">
            <text:p>4785.2</text:p>
          </table:table-cell>
          <table:table-cell table:number-columns-repeated="6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5052.97" calcext:value-type="float">
            <text:p>5052.97</text:p>
          </table:table-cell>
          <table:table-cell table:number-columns-repeated="6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503.37" calcext:value-type="float">
            <text:p>4503.37</text:p>
          </table:table-cell>
          <table:table-cell table:number-columns-repeated="6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5033.95" calcext:value-type="float">
            <text:p>5033.95</text:p>
          </table:table-cell>
          <table:table-cell table:number-columns-repeated="6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5508.75" calcext:value-type="float">
            <text:p>5508.75</text:p>
          </table:table-cell>
          <table:table-cell table:number-columns-repeated="6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5168.11" calcext:value-type="float">
            <text:p>5168.11</text:p>
          </table:table-cell>
          <table:table-cell table:number-columns-repeated="6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5034.27" calcext:value-type="float">
            <text:p>5034.27</text:p>
          </table:table-cell>
          <table:table-cell table:number-columns-repeated="6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5086.23" calcext:value-type="float">
            <text:p>5086.23</text:p>
          </table:table-cell>
          <table:table-cell table:number-columns-repeated="6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5551.92" calcext:value-type="float">
            <text:p>5551.92</text:p>
          </table:table-cell>
          <table:table-cell table:number-columns-repeated="6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961.33" calcext:value-type="float">
            <text:p>4961.33</text:p>
          </table:table-cell>
          <table:table-cell table:number-columns-repeated="6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839.11" calcext:value-type="float">
            <text:p>4839.11</text:p>
          </table:table-cell>
          <table:table-cell table:number-columns-repeated="6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936.02" calcext:value-type="float">
            <text:p>4936.02</text:p>
          </table:table-cell>
          <table:table-cell table:number-columns-repeated="6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5214.42" calcext:value-type="float">
            <text:p>5214.42</text:p>
          </table:table-cell>
          <table:table-cell table:number-columns-repeated="6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828.11" calcext:value-type="float">
            <text:p>4828.11</text:p>
          </table:table-cell>
          <table:table-cell table:number-columns-repeated="6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855.21" calcext:value-type="float">
            <text:p>4855.21</text:p>
          </table:table-cell>
          <table:table-cell table:number-columns-repeated="6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974.71" calcext:value-type="float">
            <text:p>4974.71</text:p>
          </table:table-cell>
          <table:table-cell table:number-columns-repeated="6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5389.69" calcext:value-type="float">
            <text:p>5389.69</text:p>
          </table:table-cell>
          <table:table-cell table:number-columns-repeated="6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964.86" calcext:value-type="float">
            <text:p>4964.86</text:p>
          </table:table-cell>
          <table:table-cell table:number-columns-repeated="6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848.85" calcext:value-type="float">
            <text:p>4848.85</text:p>
          </table:table-cell>
          <table:table-cell table:number-columns-repeated="6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5018.69" calcext:value-type="float">
            <text:p>5018.69</text:p>
          </table:table-cell>
          <table:table-cell table:number-columns-repeated="6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5349.8" calcext:value-type="float">
            <text:p>5349.8</text:p>
          </table:table-cell>
          <table:table-cell table:number-columns-repeated="6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943.45" calcext:value-type="float">
            <text:p>4943.45</text:p>
          </table:table-cell>
          <table:table-cell table:number-columns-repeated="6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743.93" calcext:value-type="float">
            <text:p>4743.93</text:p>
          </table:table-cell>
          <table:table-cell table:number-columns-repeated="6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981.97" calcext:value-type="float">
            <text:p>4981.97</text:p>
          </table:table-cell>
          <table:table-cell table:number-columns-repeated="6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5418.22" calcext:value-type="float">
            <text:p>5418.22</text:p>
          </table:table-cell>
          <table:table-cell table:number-columns-repeated="6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882.47" calcext:value-type="float">
            <text:p>4882.47</text:p>
          </table:table-cell>
          <table:table-cell table:number-columns-repeated="6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534.46" calcext:value-type="float">
            <text:p>4534.46</text:p>
          </table:table-cell>
          <table:table-cell table:number-columns-repeated="6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924.05" calcext:value-type="float">
            <text:p>4924.05</text:p>
          </table:table-cell>
          <table:table-cell table:number-columns-repeated="6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5457.39" calcext:value-type="float">
            <text:p>5457.39</text:p>
          </table:table-cell>
          <table:table-cell table:number-columns-repeated="6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5049.78" calcext:value-type="float">
            <text:p>5049.78</text:p>
          </table:table-cell>
          <table:table-cell table:number-columns-repeated="6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999.08" calcext:value-type="float">
            <text:p>4999.08</text:p>
          </table:table-cell>
          <table:table-cell table:number-columns-repeated="6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5086.83" calcext:value-type="float">
            <text:p>5086.83</text:p>
          </table:table-cell>
          <table:table-cell table:number-columns-repeated="6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624.14" calcext:value-type="float">
            <text:p>4624.14</text:p>
          </table:table-cell>
          <table:table-cell table:number-columns-repeated="6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963" calcext:value-type="float">
            <text:p>4963</text:p>
          </table:table-cell>
          <table:table-cell table:number-columns-repeated="6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943.69" calcext:value-type="float">
            <text:p>4943.69</text:p>
          </table:table-cell>
          <table:table-cell table:number-columns-repeated="6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987.51" calcext:value-type="float">
            <text:p>4987.51</text:p>
          </table:table-cell>
          <table:table-cell table:number-columns-repeated="6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5440.55" calcext:value-type="float">
            <text:p>5440.55</text:p>
          </table:table-cell>
          <table:table-cell table:number-columns-repeated="6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811.2" calcext:value-type="float">
            <text:p>4811.2</text:p>
          </table:table-cell>
          <table:table-cell table:number-columns-repeated="6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857.26" calcext:value-type="float">
            <text:p>4857.26</text:p>
          </table:table-cell>
          <table:table-cell table:number-columns-repeated="6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5012.33" calcext:value-type="float">
            <text:p>5012.33</text:p>
          </table:table-cell>
          <table:table-cell table:number-columns-repeated="6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5471.23" calcext:value-type="float">
            <text:p>5471.23</text:p>
          </table:table-cell>
          <table:table-cell table:number-columns-repeated="6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761.57" calcext:value-type="float">
            <text:p>4761.57</text:p>
          </table:table-cell>
          <table:table-cell table:number-columns-repeated="6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908.14" calcext:value-type="float">
            <text:p>4908.14</text:p>
          </table:table-cell>
          <table:table-cell table:number-columns-repeated="6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970.39" calcext:value-type="float">
            <text:p>4970.39</text:p>
          </table:table-cell>
          <table:table-cell table:number-columns-repeated="6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5124.65" calcext:value-type="float">
            <text:p>5124.65</text:p>
          </table:table-cell>
          <table:table-cell table:number-columns-repeated="6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814.66" calcext:value-type="float">
            <text:p>4814.66</text:p>
          </table:table-cell>
          <table:table-cell table:number-columns-repeated="6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3378.5" calcext:value-type="float">
            <text:p>3378.5</text:p>
          </table:table-cell>
          <table:table-cell table:number-columns-repeated="6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413.39" calcext:value-type="float">
            <text:p>4413.39</text:p>
          </table:table-cell>
          <table:table-cell table:number-columns-repeated="6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5232.23" calcext:value-type="float">
            <text:p>5232.23</text:p>
          </table:table-cell>
          <table:table-cell table:number-columns-repeated="6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5071.39" calcext:value-type="float">
            <text:p>5071.39</text:p>
          </table:table-cell>
          <table:table-cell table:number-columns-repeated="6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4964.17" calcext:value-type="float">
            <text:p>4964.17</text:p>
          </table:table-cell>
          <table:table-cell table:number-columns-repeated="6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936.97" calcext:value-type="float">
            <text:p>4936.97</text:p>
          </table:table-cell>
          <table:table-cell table:number-columns-repeated="6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5204.2" calcext:value-type="float">
            <text:p>5204.2</text:p>
          </table:table-cell>
          <table:table-cell table:number-columns-repeated="6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910.94" calcext:value-type="float">
            <text:p>4910.94</text:p>
          </table:table-cell>
          <table:table-cell table:number-columns-repeated="6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938.26" calcext:value-type="float">
            <text:p>4938.26</text:p>
          </table:table-cell>
          <table:table-cell table:number-columns-repeated="6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050.13" calcext:value-type="float">
            <text:p>4050.13</text:p>
          </table:table-cell>
          <table:table-cell table:number-columns-repeated="6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815.95" calcext:value-type="float">
            <text:p>4815.95</text:p>
          </table:table-cell>
          <table:table-cell table:number-columns-repeated="6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4657.32" calcext:value-type="float">
            <text:p>4657.32</text:p>
          </table:table-cell>
          <table:table-cell table:number-columns-repeated="6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4395.48" calcext:value-type="float">
            <text:p>4395.48</text:p>
          </table:table-cell>
          <table:table-cell table:number-columns-repeated="6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4706.31" calcext:value-type="float">
            <text:p>4706.31</text:p>
          </table:table-cell>
          <table:table-cell table:number-columns-repeated="6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5056.41" calcext:value-type="float">
            <text:p>5056.41</text:p>
          </table:table-cell>
          <table:table-cell table:number-columns-repeated="6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4714.78" calcext:value-type="float">
            <text:p>4714.78</text:p>
          </table:table-cell>
          <table:table-cell table:number-columns-repeated="6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4680.42" calcext:value-type="float">
            <text:p>4680.42</text:p>
          </table:table-cell>
          <table:table-cell table:number-columns-repeated="6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4797.93" calcext:value-type="float">
            <text:p>4797.93</text:p>
          </table:table-cell>
          <table:table-cell table:number-columns-repeated="6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4295.28" calcext:value-type="float">
            <text:p>4295.28</text:p>
          </table:table-cell>
          <table:table-cell table:number-columns-repeated="6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4818.15" calcext:value-type="float">
            <text:p>4818.15</text:p>
          </table:table-cell>
          <table:table-cell table:number-columns-repeated="6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763.37" calcext:value-type="float">
            <text:p>4763.37</text:p>
          </table:table-cell>
          <table:table-cell table:number-columns-repeated="6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4786.53" calcext:value-type="float">
            <text:p>4786.53</text:p>
          </table:table-cell>
          <table:table-cell table:number-columns-repeated="6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4911.58" calcext:value-type="float">
            <text:p>4911.58</text:p>
          </table:table-cell>
          <table:table-cell table:number-columns-repeated="6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4770.19" calcext:value-type="float">
            <text:p>4770.19</text:p>
          </table:table-cell>
          <table:table-cell table:number-columns-repeated="6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4685.2" calcext:value-type="float">
            <text:p>4685.2</text:p>
          </table:table-cell>
          <table:table-cell table:number-columns-repeated="6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874.95" calcext:value-type="float">
            <text:p>4874.95</text:p>
          </table:table-cell>
          <table:table-cell table:number-columns-repeated="6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5222.78" calcext:value-type="float">
            <text:p>5222.78</text:p>
          </table:table-cell>
          <table:table-cell table:number-columns-repeated="6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4887.93" calcext:value-type="float">
            <text:p>4887.93</text:p>
          </table:table-cell>
          <table:table-cell table:number-columns-repeated="6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4808.47" calcext:value-type="float">
            <text:p>4808.47</text:p>
          </table:table-cell>
          <table:table-cell table:number-columns-repeated="6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4915.54" calcext:value-type="float">
            <text:p>4915.54</text:p>
          </table:table-cell>
          <table:table-cell table:number-columns-repeated="6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5265.33" calcext:value-type="float">
            <text:p>5265.33</text:p>
          </table:table-cell>
          <table:table-cell table:number-columns-repeated="6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4900.29" calcext:value-type="float">
            <text:p>4900.29</text:p>
          </table:table-cell>
          <table:table-cell table:number-columns-repeated="6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4673.06" calcext:value-type="float">
            <text:p>4673.06</text:p>
          </table:table-cell>
          <table:table-cell table:number-columns-repeated="6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4903.28" calcext:value-type="float">
            <text:p>4903.28</text:p>
          </table:table-cell>
          <table:table-cell table:number-columns-repeated="6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5149.99" calcext:value-type="float">
            <text:p>5149.99</text:p>
          </table:table-cell>
          <table:table-cell table:number-columns-repeated="6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4431.06" calcext:value-type="float">
            <text:p>4431.06</text:p>
          </table:table-cell>
          <table:table-cell table:number-columns-repeated="6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4822.82" calcext:value-type="float">
            <text:p>4822.82</text:p>
          </table:table-cell>
          <table:table-cell table:number-columns-repeated="6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4858.77" calcext:value-type="float">
            <text:p>4858.77</text:p>
          </table:table-cell>
          <table:table-cell table:number-columns-repeated="6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5254.77" calcext:value-type="float">
            <text:p>5254.77</text:p>
          </table:table-cell>
          <table:table-cell table:number-columns-repeated="6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4924.4" calcext:value-type="float">
            <text:p>4924.4</text:p>
          </table:table-cell>
          <table:table-cell table:number-columns-repeated="6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4868.82" calcext:value-type="float">
            <text:p>4868.82</text:p>
          </table:table-cell>
          <table:table-cell table:number-columns-repeated="6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4948.38" calcext:value-type="float">
            <text:p>4948.38</text:p>
          </table:table-cell>
          <table:table-cell table:number-columns-repeated="6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5254.94" calcext:value-type="float">
            <text:p>5254.94</text:p>
          </table:table-cell>
          <table:table-cell table:number-columns-repeated="6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4857.15" calcext:value-type="float">
            <text:p>4857.15</text:p>
          </table:table-cell>
          <table:table-cell table:number-columns-repeated="6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4704.38" calcext:value-type="float">
            <text:p>4704.38</text:p>
          </table:table-cell>
          <table:table-cell table:number-columns-repeated="6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4893.7" calcext:value-type="float">
            <text:p>4893.7</text:p>
          </table:table-cell>
          <table:table-cell table:number-columns-repeated="6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271.99" calcext:value-type="float">
            <text:p>5271.99</text:p>
          </table:table-cell>
          <table:table-cell table:number-columns-repeated="6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4962.92" calcext:value-type="float">
            <text:p>4962.92</text:p>
          </table:table-cell>
          <table:table-cell table:number-columns-repeated="6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4851.16" calcext:value-type="float">
            <text:p>4851.16</text:p>
          </table:table-cell>
          <table:table-cell table:number-columns-repeated="6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4839.27" calcext:value-type="float">
            <text:p>4839.27</text:p>
          </table:table-cell>
          <table:table-cell table:number-columns-repeated="6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004.99" calcext:value-type="float">
            <text:p>5004.99</text:p>
          </table:table-cell>
          <table:table-cell table:number-columns-repeated="6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4909.34" calcext:value-type="float">
            <text:p>4909.34</text:p>
          </table:table-cell>
          <table:table-cell table:number-columns-repeated="6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4866.33" calcext:value-type="float">
            <text:p>4866.33</text:p>
          </table:table-cell>
          <table:table-cell table:number-columns-repeated="6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4484.27" calcext:value-type="float">
            <text:p>4484.27</text:p>
          </table:table-cell>
          <table:table-cell table:number-columns-repeated="6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5177.15" calcext:value-type="float">
            <text:p>5177.15</text:p>
          </table:table-cell>
          <table:table-cell table:number-columns-repeated="6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4818.62" calcext:value-type="float">
            <text:p>4818.62</text:p>
          </table:table-cell>
          <table:table-cell table:number-columns-repeated="6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4895.93" calcext:value-type="float">
            <text:p>4895.93</text:p>
          </table:table-cell>
          <table:table-cell table:number-columns-repeated="6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4815.79" calcext:value-type="float">
            <text:p>4815.79</text:p>
          </table:table-cell>
          <table:table-cell table:number-columns-repeated="6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5283.81" calcext:value-type="float">
            <text:p>5283.81</text:p>
          </table:table-cell>
          <table:table-cell table:number-columns-repeated="6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4775.98" calcext:value-type="float">
            <text:p>4775.98</text:p>
          </table:table-cell>
          <table:table-cell table:number-columns-repeated="6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4739.85" calcext:value-type="float">
            <text:p>4739.85</text:p>
          </table:table-cell>
          <table:table-cell table:number-columns-repeated="6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4657.39" calcext:value-type="float">
            <text:p>4657.39</text:p>
          </table:table-cell>
          <table:table-cell table:number-columns-repeated="6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5325.68" calcext:value-type="float">
            <text:p>5325.68</text:p>
          </table:table-cell>
          <table:table-cell table:number-columns-repeated="6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4740.53" calcext:value-type="float">
            <text:p>4740.53</text:p>
          </table:table-cell>
          <table:table-cell table:number-columns-repeated="6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4402.23" calcext:value-type="float">
            <text:p>4402.23</text:p>
          </table:table-cell>
          <table:table-cell table:number-columns-repeated="6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4610.56" calcext:value-type="float">
            <text:p>4610.56</text:p>
          </table:table-cell>
          <table:table-cell table:number-columns-repeated="6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5124.41" calcext:value-type="float">
            <text:p>5124.41</text:p>
          </table:table-cell>
          <table:table-cell table:number-columns-repeated="6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4620.18" calcext:value-type="float">
            <text:p>4620.18</text:p>
          </table:table-cell>
          <table:table-cell table:number-columns-repeated="6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4535.5" calcext:value-type="float">
            <text:p>4535.5</text:p>
          </table:table-cell>
          <table:table-cell table:number-columns-repeated="6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3597.34" calcext:value-type="float">
            <text:p>3597.34</text:p>
          </table:table-cell>
          <table:table-cell table:number-columns-repeated="6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3973.77" calcext:value-type="float">
            <text:p>3973.77</text:p>
          </table:table-cell>
          <table:table-cell table:number-columns-repeated="6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3417.16" calcext:value-type="float">
            <text:p>3417.16</text:p>
          </table:table-cell>
          <table:table-cell table:number-columns-repeated="6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4731.52" calcext:value-type="float">
            <text:p>4731.52</text:p>
          </table:table-cell>
          <table:table-cell table:number-columns-repeated="6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865.69" calcext:value-type="float">
            <text:p>4865.69</text:p>
          </table:table-cell>
          <table:table-cell table:number-columns-repeated="6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5267.75" calcext:value-type="float">
            <text:p>5267.75</text:p>
          </table:table-cell>
          <table:table-cell table:number-columns-repeated="6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4903.11" calcext:value-type="float">
            <text:p>4903.11</text:p>
          </table:table-cell>
          <table:table-cell table:number-columns-repeated="6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4777.3" calcext:value-type="float">
            <text:p>4777.3</text:p>
          </table:table-cell>
          <table:table-cell table:number-columns-repeated="6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4794.45" calcext:value-type="float">
            <text:p>4794.45</text:p>
          </table:table-cell>
          <table:table-cell table:number-columns-repeated="6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5255.45" calcext:value-type="float">
            <text:p>5255.45</text:p>
          </table:table-cell>
          <table:table-cell table:number-columns-repeated="6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4946.78" calcext:value-type="float">
            <text:p>4946.78</text:p>
          </table:table-cell>
          <table:table-cell table:number-columns-repeated="6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4870.56" calcext:value-type="float">
            <text:p>4870.56</text:p>
          </table:table-cell>
          <table:table-cell table:number-columns-repeated="6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4945.28" calcext:value-type="float">
            <text:p>4945.28</text:p>
          </table:table-cell>
          <table:table-cell table:number-columns-repeated="6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4764.39" calcext:value-type="float">
            <text:p>4764.39</text:p>
          </table:table-cell>
          <table:table-cell table:number-columns-repeated="6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4916.05" calcext:value-type="float">
            <text:p>4916.05</text:p>
          </table:table-cell>
          <table:table-cell table:number-columns-repeated="6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4884.48" calcext:value-type="float">
            <text:p>4884.48</text:p>
          </table:table-cell>
          <table:table-cell table:number-columns-repeated="6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4906.94" calcext:value-type="float">
            <text:p>4906.94</text:p>
          </table:table-cell>
          <table:table-cell table:number-columns-repeated="6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4690.32" calcext:value-type="float">
            <text:p>4690.32</text:p>
          </table:table-cell>
          <table:table-cell table:number-columns-repeated="6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4882.55" calcext:value-type="float">
            <text:p>4882.55</text:p>
          </table:table-cell>
          <table:table-cell table:number-columns-repeated="6"/>
        </table:table-row>
      </table:table>
      <table:table table:name="Sheet4" table:style-name="ta1">
        <table:shapes>
          <draw:frame draw:z-index="0" draw:style-name="gr1" draw:text-style-name="P1" svg:width="32.132cm" svg:height="9.005cm" svg:x="4.626cm" svg:y="0.106cm">
            <draw:object draw:notify-on-update-of-ranges="Sheet4.A1:Sheet4.A256 Sheet4.B1:Sheet4.B25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.7788" calcext:value-type="float">
            <text:p>41.778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14.59" calcext:value-type="float">
            <text:p>1014.5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73.526" calcext:value-type="float">
            <text:p>973.526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08.09" calcext:value-type="float">
            <text:p>3108.09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51.56" calcext:value-type="float">
            <text:p>2351.5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584.76" calcext:value-type="float">
            <text:p>4584.76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718.81" calcext:value-type="float">
            <text:p>3718.8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233.21" calcext:value-type="float">
            <text:p>5233.21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385.44" calcext:value-type="float">
            <text:p>4385.44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807.32" calcext:value-type="float">
            <text:p>5807.32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667.33" calcext:value-type="float">
            <text:p>4667.33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740.49" calcext:value-type="float">
            <text:p>5740.49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253.95" calcext:value-type="float">
            <text:p>5253.9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489.88" calcext:value-type="float">
            <text:p>6489.88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420.99" calcext:value-type="float">
            <text:p>5420.99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941.13" calcext:value-type="float">
            <text:p>5941.13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886.33" calcext:value-type="float">
            <text:p>5886.33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575.52" calcext:value-type="float">
            <text:p>6575.52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848.74" calcext:value-type="float">
            <text:p>5848.74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139.17" calcext:value-type="float">
            <text:p>6139.17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366.19" calcext:value-type="float">
            <text:p>5366.19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95.91" calcext:value-type="float">
            <text:p>6595.91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428.51" calcext:value-type="float">
            <text:p>5428.51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675.24" calcext:value-type="float">
            <text:p>5675.24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412.67" calcext:value-type="float">
            <text:p>5412.67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219.5" calcext:value-type="float">
            <text:p>6219.5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352.19" calcext:value-type="float">
            <text:p>5352.19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775.11" calcext:value-type="float">
            <text:p>5775.11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469.86" calcext:value-type="float">
            <text:p>5469.86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206.39" calcext:value-type="float">
            <text:p>6206.39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022.73" calcext:value-type="float">
            <text:p>5022.73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640.53" calcext:value-type="float">
            <text:p>5640.53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624.02" calcext:value-type="float">
            <text:p>5624.02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106.29" calcext:value-type="float">
            <text:p>6106.29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718.72" calcext:value-type="float">
            <text:p>5718.72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546.76" calcext:value-type="float">
            <text:p>5546.76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391.22" calcext:value-type="float">
            <text:p>5391.22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432.18" calcext:value-type="float">
            <text:p>6432.18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460.38" calcext:value-type="float">
            <text:p>5460.38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593.67" calcext:value-type="float">
            <text:p>5593.67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082.76" calcext:value-type="float">
            <text:p>5082.76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986.59" calcext:value-type="float">
            <text:p>5986.59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966.48" calcext:value-type="float">
            <text:p>4966.48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588.78" calcext:value-type="float">
            <text:p>5588.78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243.51" calcext:value-type="float">
            <text:p>5243.51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187.96" calcext:value-type="float">
            <text:p>6187.96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128.52" calcext:value-type="float">
            <text:p>5128.52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307.72" calcext:value-type="float">
            <text:p>5307.72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326.74" calcext:value-type="float">
            <text:p>5326.74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810.23" calcext:value-type="float">
            <text:p>5810.23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365.95" calcext:value-type="float">
            <text:p>5365.95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757.63" calcext:value-type="float">
            <text:p>4757.63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806.9" calcext:value-type="float">
            <text:p>4806.9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126.91" calcext:value-type="float">
            <text:p>5126.91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917.07" calcext:value-type="float">
            <text:p>4917.07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073.61" calcext:value-type="float">
            <text:p>5073.61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937.99" calcext:value-type="float">
            <text:p>4937.99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116.95" calcext:value-type="float">
            <text:p>5116.95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626.04" calcext:value-type="float">
            <text:p>5626.04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108.83" calcext:value-type="float">
            <text:p>5108.83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074.76" calcext:value-type="float">
            <text:p>5074.76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001.33" calcext:value-type="float">
            <text:p>5001.33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538.04" calcext:value-type="float">
            <text:p>4538.04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944.06" calcext:value-type="float">
            <text:p>4944.06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101.87" calcext:value-type="float">
            <text:p>5101.87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234.24" calcext:value-type="float">
            <text:p>5234.24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655.79" calcext:value-type="float">
            <text:p>5655.79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221.26" calcext:value-type="float">
            <text:p>5221.26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057.77" calcext:value-type="float">
            <text:p>5057.77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5615.16" calcext:value-type="float">
            <text:p>5615.16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5078.79" calcext:value-type="float">
            <text:p>5078.79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240.87" calcext:value-type="float">
            <text:p>5240.87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252.2" calcext:value-type="float">
            <text:p>5252.2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301.22" calcext:value-type="float">
            <text:p>5301.22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5581.67" calcext:value-type="float">
            <text:p>5581.67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5495.93" calcext:value-type="float">
            <text:p>5495.93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5260.58" calcext:value-type="float">
            <text:p>5260.58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5129.42" calcext:value-type="float">
            <text:p>5129.42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967.1" calcext:value-type="float">
            <text:p>4967.1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5098" calcext:value-type="float">
            <text:p>5098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5190.58" calcext:value-type="float">
            <text:p>5190.58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5015.48" calcext:value-type="float">
            <text:p>5015.48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5726.58" calcext:value-type="float">
            <text:p>5726.58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477.98" calcext:value-type="float">
            <text:p>5477.98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5158.8" calcext:value-type="float">
            <text:p>5158.8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773.84" calcext:value-type="float">
            <text:p>4773.84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5230.17" calcext:value-type="float">
            <text:p>5230.17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5453.84" calcext:value-type="float">
            <text:p>5453.84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205.58" calcext:value-type="float">
            <text:p>5205.5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5242.95" calcext:value-type="float">
            <text:p>5242.95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5611.92" calcext:value-type="float">
            <text:p>5611.92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5373.69" calcext:value-type="float">
            <text:p>5373.69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5129.54" calcext:value-type="float">
            <text:p>5129.54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445.12" calcext:value-type="float">
            <text:p>5445.12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4850.11" calcext:value-type="float">
            <text:p>4850.11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5302.5" calcext:value-type="float">
            <text:p>5302.5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5086.91" calcext:value-type="float">
            <text:p>5086.91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5142.33" calcext:value-type="float">
            <text:p>5142.33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442.85" calcext:value-type="float">
            <text:p>5442.85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4308.58" calcext:value-type="float">
            <text:p>4308.58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846.52" calcext:value-type="float">
            <text:p>4846.52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5455.24" calcext:value-type="float">
            <text:p>5455.24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4754.92" calcext:value-type="float">
            <text:p>4754.92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215.79" calcext:value-type="float">
            <text:p>4215.79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894.83" calcext:value-type="float">
            <text:p>4894.83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4862.21" calcext:value-type="float">
            <text:p>4862.21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4570.55" calcext:value-type="float">
            <text:p>4570.55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4597.39" calcext:value-type="float">
            <text:p>4597.39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543.88" calcext:value-type="float">
            <text:p>4543.88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5413.24" calcext:value-type="float">
            <text:p>5413.24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4917.91" calcext:value-type="float">
            <text:p>4917.91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4897.96" calcext:value-type="float">
            <text:p>4897.96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4919.5" calcext:value-type="float">
            <text:p>4919.5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964.27" calcext:value-type="float">
            <text:p>4964.27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5432.68" calcext:value-type="float">
            <text:p>5432.68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4948.5" calcext:value-type="float">
            <text:p>4948.5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4993.37" calcext:value-type="float">
            <text:p>4993.37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5358.05" calcext:value-type="float">
            <text:p>5358.05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4988.31" calcext:value-type="float">
            <text:p>4988.31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5055.22" calcext:value-type="float">
            <text:p>5055.22</text:p>
          </table:table-cell>
          <table:table-cell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4876.39" calcext:value-type="float">
            <text:p>4876.39</text:p>
          </table:table-cell>
          <table:table-cell table:number-columns-repeated="4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4948.33" calcext:value-type="float">
            <text:p>4948.33</text:p>
          </table:table-cell>
          <table:table-cell table:number-columns-repeated="4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4843.11" calcext:value-type="float">
            <text:p>4843.11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5037.03" calcext:value-type="float">
            <text:p>5037.03</text:p>
          </table:table-cell>
          <table:table-cell table:number-columns-repeated="4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5025.52" calcext:value-type="float">
            <text:p>5025.52</text:p>
          </table:table-cell>
          <table:table-cell table:number-columns-repeated="4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5549.76" calcext:value-type="float">
            <text:p>5549.76</text:p>
          </table:table-cell>
          <table:table-cell table:number-columns-repeated="4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896.78" calcext:value-type="float">
            <text:p>4896.78</text:p>
          </table:table-cell>
          <table:table-cell table:number-columns-repeated="4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5014.29" calcext:value-type="float">
            <text:p>5014.29</text:p>
          </table:table-cell>
          <table:table-cell table:number-columns-repeated="4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4994.13" calcext:value-type="float">
            <text:p>4994.13</text:p>
          </table:table-cell>
          <table:table-cell table:number-columns-repeated="4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5095.7" calcext:value-type="float">
            <text:p>5095.7</text:p>
          </table:table-cell>
          <table:table-cell table:number-columns-repeated="4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5383.72" calcext:value-type="float">
            <text:p>5383.72</text:p>
          </table:table-cell>
          <table:table-cell table:number-columns-repeated="4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4854.73" calcext:value-type="float">
            <text:p>4854.73</text:p>
          </table:table-cell>
          <table:table-cell table:number-columns-repeated="4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4847.91" calcext:value-type="float">
            <text:p>4847.91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319.23" calcext:value-type="float">
            <text:p>5319.23</text:p>
          </table:table-cell>
          <table:table-cell table:number-columns-repeated="4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944.77" calcext:value-type="float">
            <text:p>4944.77</text:p>
          </table:table-cell>
          <table:table-cell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5008.58" calcext:value-type="float">
            <text:p>5008.58</text:p>
          </table:table-cell>
          <table:table-cell table:number-columns-repeated="4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967.13" calcext:value-type="float">
            <text:p>4967.13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5053.76" calcext:value-type="float">
            <text:p>5053.76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5208.72" calcext:value-type="float">
            <text:p>5208.72</text:p>
          </table:table-cell>
          <table:table-cell table:number-columns-repeated="4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993.99" calcext:value-type="float">
            <text:p>4993.99</text:p>
          </table:table-cell>
          <table:table-cell table:number-columns-repeated="4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956.23" calcext:value-type="float">
            <text:p>4956.23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5354.9" calcext:value-type="float">
            <text:p>5354.9</text:p>
          </table:table-cell>
          <table:table-cell table:number-columns-repeated="4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913.62" calcext:value-type="float">
            <text:p>4913.62</text:p>
          </table:table-cell>
          <table:table-cell table:number-columns-repeated="4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962.17" calcext:value-type="float">
            <text:p>4962.17</text:p>
          </table:table-cell>
          <table:table-cell table:number-columns-repeated="4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770.65" calcext:value-type="float">
            <text:p>4770.65</text:p>
          </table:table-cell>
          <table:table-cell table:number-columns-repeated="4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822.64" calcext:value-type="float">
            <text:p>4822.64</text:p>
          </table:table-cell>
          <table:table-cell table:number-columns-repeated="4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5170.99" calcext:value-type="float">
            <text:p>5170.99</text:p>
          </table:table-cell>
          <table:table-cell table:number-columns-repeated="4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5002.66" calcext:value-type="float">
            <text:p>5002.66</text:p>
          </table:table-cell>
          <table:table-cell table:number-columns-repeated="4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934.27" calcext:value-type="float">
            <text:p>4934.27</text:p>
          </table:table-cell>
          <table:table-cell table:number-columns-repeated="4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5101.62" calcext:value-type="float">
            <text:p>5101.62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728.64" calcext:value-type="float">
            <text:p>4728.64</text:p>
          </table:table-cell>
          <table:table-cell table:number-columns-repeated="4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813" calcext:value-type="float">
            <text:p>4813</text:p>
          </table:table-cell>
          <table:table-cell table:number-columns-repeated="4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779.73" calcext:value-type="float">
            <text:p>4779.73</text:p>
          </table:table-cell>
          <table:table-cell table:number-columns-repeated="4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765.94" calcext:value-type="float">
            <text:p>4765.94</text:p>
          </table:table-cell>
          <table:table-cell table:number-columns-repeated="4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5207.32" calcext:value-type="float">
            <text:p>5207.32</text:p>
          </table:table-cell>
          <table:table-cell table:number-columns-repeated="4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760.26" calcext:value-type="float">
            <text:p>4760.26</text:p>
          </table:table-cell>
          <table:table-cell table:number-columns-repeated="4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744.4" calcext:value-type="float">
            <text:p>4744.4</text:p>
          </table:table-cell>
          <table:table-cell table:number-columns-repeated="4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5351.28" calcext:value-type="float">
            <text:p>5351.28</text:p>
          </table:table-cell>
          <table:table-cell table:number-columns-repeated="4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824.28" calcext:value-type="float">
            <text:p>4824.28</text:p>
          </table:table-cell>
          <table:table-cell table:number-columns-repeated="4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914.33" calcext:value-type="float">
            <text:p>4914.33</text:p>
          </table:table-cell>
          <table:table-cell table:number-columns-repeated="4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826.19" calcext:value-type="float">
            <text:p>4826.19</text:p>
          </table:table-cell>
          <table:table-cell table:number-columns-repeated="4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4898.31" calcext:value-type="float">
            <text:p>4898.31</text:p>
          </table:table-cell>
          <table:table-cell table:number-columns-repeated="4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5272.11" calcext:value-type="float">
            <text:p>5272.11</text:p>
          </table:table-cell>
          <table:table-cell table:number-columns-repeated="4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943.21" calcext:value-type="float">
            <text:p>4943.21</text:p>
          </table:table-cell>
          <table:table-cell table:number-columns-repeated="4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665.15" calcext:value-type="float">
            <text:p>4665.15</text:p>
          </table:table-cell>
          <table:table-cell table:number-columns-repeated="4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3962.88" calcext:value-type="float">
            <text:p>3962.88</text:p>
          </table:table-cell>
          <table:table-cell table:number-columns-repeated="4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4643.57" calcext:value-type="float">
            <text:p>4643.57</text:p>
          </table:table-cell>
          <table:table-cell table:number-columns-repeated="4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4952.38" calcext:value-type="float">
            <text:p>4952.38</text:p>
          </table:table-cell>
          <table:table-cell table:number-columns-repeated="4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4893.8" calcext:value-type="float">
            <text:p>4893.8</text:p>
          </table:table-cell>
          <table:table-cell table:number-columns-repeated="4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4830.02" calcext:value-type="float">
            <text:p>4830.02</text:p>
          </table:table-cell>
          <table:table-cell table:number-columns-repeated="4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3923.8" calcext:value-type="float">
            <text:p>3923.8</text:p>
          </table:table-cell>
          <table:table-cell table:number-columns-repeated="4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4949.76" calcext:value-type="float">
            <text:p>4949.76</text:p>
          </table:table-cell>
          <table:table-cell table:number-columns-repeated="4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4931.29" calcext:value-type="float">
            <text:p>4931.29</text:p>
          </table:table-cell>
          <table:table-cell table:number-columns-repeated="4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5353.69" calcext:value-type="float">
            <text:p>5353.69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4845.36" calcext:value-type="float">
            <text:p>4845.36</text:p>
          </table:table-cell>
          <table:table-cell table:number-columns-repeated="4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5015.09" calcext:value-type="float">
            <text:p>5015.09</text:p>
          </table:table-cell>
          <table:table-cell table:number-columns-repeated="4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4785.81" calcext:value-type="float">
            <text:p>4785.81</text:p>
          </table:table-cell>
          <table:table-cell table:number-columns-repeated="4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4818.12" calcext:value-type="float">
            <text:p>4818.12</text:p>
          </table:table-cell>
          <table:table-cell table:number-columns-repeated="4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5172.14" calcext:value-type="float">
            <text:p>5172.14</text:p>
          </table:table-cell>
          <table:table-cell table:number-columns-repeated="4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5054.76" calcext:value-type="float">
            <text:p>5054.76</text:p>
          </table:table-cell>
          <table:table-cell table:number-columns-repeated="4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4919.89" calcext:value-type="float">
            <text:p>4919.89</text:p>
          </table:table-cell>
          <table:table-cell table:number-columns-repeated="4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5325.3" calcext:value-type="float">
            <text:p>5325.3</text:p>
          </table:table-cell>
          <table:table-cell table:number-columns-repeated="4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4940.94" calcext:value-type="float">
            <text:p>4940.94</text:p>
          </table:table-cell>
          <table:table-cell table:number-columns-repeated="4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073.03" calcext:value-type="float">
            <text:p>5073.03</text:p>
          </table:table-cell>
          <table:table-cell table:number-columns-repeated="4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4970.75" calcext:value-type="float">
            <text:p>4970.75</text:p>
          </table:table-cell>
          <table:table-cell table:number-columns-repeated="4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4473.5" calcext:value-type="float">
            <text:p>4473.5</text:p>
          </table:table-cell>
          <table:table-cell table:number-columns-repeated="4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5303.77" calcext:value-type="float">
            <text:p>5303.77</text:p>
          </table:table-cell>
          <table:table-cell table:number-columns-repeated="4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4844.29" calcext:value-type="float">
            <text:p>4844.29</text:p>
          </table:table-cell>
          <table:table-cell table:number-columns-repeated="4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4833.96" calcext:value-type="float">
            <text:p>4833.96</text:p>
          </table:table-cell>
          <table:table-cell table:number-columns-repeated="4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5281.52" calcext:value-type="float">
            <text:p>5281.52</text:p>
          </table:table-cell>
          <table:table-cell table:number-columns-repeated="4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4883.55" calcext:value-type="float">
            <text:p>4883.55</text:p>
          </table:table-cell>
          <table:table-cell table:number-columns-repeated="4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034.72" calcext:value-type="float">
            <text:p>5034.72</text:p>
          </table:table-cell>
          <table:table-cell table:number-columns-repeated="4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4855.89" calcext:value-type="float">
            <text:p>4855.89</text:p>
          </table:table-cell>
          <table:table-cell table:number-columns-repeated="4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4974.56" calcext:value-type="float">
            <text:p>4974.56</text:p>
          </table:table-cell>
          <table:table-cell table:number-columns-repeated="4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5302.81" calcext:value-type="float">
            <text:p>5302.81</text:p>
          </table:table-cell>
          <table:table-cell table:number-columns-repeated="4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5092.43" calcext:value-type="float">
            <text:p>5092.43</text:p>
          </table:table-cell>
          <table:table-cell table:number-columns-repeated="4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4841.09" calcext:value-type="float">
            <text:p>4841.09</text:p>
          </table:table-cell>
          <table:table-cell table:number-columns-repeated="4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5131.96" calcext:value-type="float">
            <text:p>5131.96</text:p>
          </table:table-cell>
          <table:table-cell table:number-columns-repeated="4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4960.93" calcext:value-type="float">
            <text:p>4960.93</text:p>
          </table:table-cell>
          <table:table-cell table:number-columns-repeated="4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5104.36" calcext:value-type="float">
            <text:p>5104.36</text:p>
          </table:table-cell>
          <table:table-cell table:number-columns-repeated="4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4851.56" calcext:value-type="float">
            <text:p>4851.56</text:p>
          </table:table-cell>
          <table:table-cell table:number-columns-repeated="4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4860.83" calcext:value-type="float">
            <text:p>4860.83</text:p>
          </table:table-cell>
          <table:table-cell table:number-columns-repeated="4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5037.16" calcext:value-type="float">
            <text:p>5037.16</text:p>
          </table:table-cell>
          <table:table-cell table:number-columns-repeated="4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4897.8" calcext:value-type="float">
            <text:p>4897.8</text:p>
          </table:table-cell>
          <table:table-cell table:number-columns-repeated="4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4765.6" calcext:value-type="float">
            <text:p>4765.6</text:p>
          </table:table-cell>
          <table:table-cell table:number-columns-repeated="4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5288.26" calcext:value-type="float">
            <text:p>5288.26</text:p>
          </table:table-cell>
          <table:table-cell table:number-columns-repeated="4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4839.9" calcext:value-type="float">
            <text:p>4839.9</text:p>
          </table:table-cell>
          <table:table-cell table:number-columns-repeated="4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4949.34" calcext:value-type="float">
            <text:p>4949.34</text:p>
          </table:table-cell>
          <table:table-cell table:number-columns-repeated="4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4874.38" calcext:value-type="float">
            <text:p>4874.38</text:p>
          </table:table-cell>
          <table:table-cell table:number-columns-repeated="4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4948.12" calcext:value-type="float">
            <text:p>4948.12</text:p>
          </table:table-cell>
          <table:table-cell table:number-columns-repeated="4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5242.08" calcext:value-type="float">
            <text:p>5242.08</text:p>
          </table:table-cell>
          <table:table-cell table:number-columns-repeated="4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4973.07" calcext:value-type="float">
            <text:p>4973.07</text:p>
          </table:table-cell>
          <table:table-cell table:number-columns-repeated="4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4720.96" calcext:value-type="float">
            <text:p>4720.96</text:p>
          </table:table-cell>
          <table:table-cell table:number-columns-repeated="4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4671.97" calcext:value-type="float">
            <text:p>4671.97</text:p>
          </table:table-cell>
          <table:table-cell table:number-columns-repeated="4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4388.92" calcext:value-type="float">
            <text:p>4388.92</text:p>
          </table:table-cell>
          <table:table-cell table:number-columns-repeated="4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4961.97" calcext:value-type="float">
            <text:p>4961.97</text:p>
          </table:table-cell>
          <table:table-cell table:number-columns-repeated="4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4918.66" calcext:value-type="float">
            <text:p>4918.66</text:p>
          </table:table-cell>
          <table:table-cell table:number-columns-repeated="4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4949.56" calcext:value-type="float">
            <text:p>4949.56</text:p>
          </table:table-cell>
          <table:table-cell table:number-columns-repeated="4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5231.53" calcext:value-type="float">
            <text:p>5231.53</text:p>
          </table:table-cell>
          <table:table-cell table:number-columns-repeated="4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4936.24" calcext:value-type="float">
            <text:p>4936.24</text:p>
          </table:table-cell>
          <table:table-cell table:number-columns-repeated="4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4998.09" calcext:value-type="float">
            <text:p>4998.09</text:p>
          </table:table-cell>
          <table:table-cell table:number-columns-repeated="4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5365.45" calcext:value-type="float">
            <text:p>5365.45</text:p>
          </table:table-cell>
          <table:table-cell table:number-columns-repeated="4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4919.85" calcext:value-type="float">
            <text:p>4919.85</text:p>
          </table:table-cell>
          <table:table-cell table:number-columns-repeated="4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4526.05" calcext:value-type="float">
            <text:p>4526.05</text:p>
          </table:table-cell>
          <table:table-cell table:number-columns-repeated="4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4732.92" calcext:value-type="float">
            <text:p>4732.92</text:p>
          </table:table-cell>
          <table:table-cell table:number-columns-repeated="4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5009.42" calcext:value-type="float">
            <text:p>5009.42</text:p>
          </table:table-cell>
          <table:table-cell table:number-columns-repeated="4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5281.71" calcext:value-type="float">
            <text:p>5281.71</text:p>
          </table:table-cell>
          <table:table-cell table:number-columns-repeated="4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5036.19" calcext:value-type="float">
            <text:p>5036.19</text:p>
          </table:table-cell>
          <table:table-cell table:number-columns-repeated="4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4981.7" calcext:value-type="float">
            <text:p>4981.7</text:p>
          </table:table-cell>
          <table:table-cell table:number-columns-repeated="4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5359.83" calcext:value-type="float">
            <text:p>5359.83</text:p>
          </table:table-cell>
          <table:table-cell table:number-columns-repeated="4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4842.26" calcext:value-type="float">
            <text:p>4842.26</text:p>
          </table:table-cell>
          <table:table-cell table:number-columns-repeated="4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5052.57" calcext:value-type="float">
            <text:p>5052.57</text:p>
          </table:table-cell>
          <table:table-cell table:number-columns-repeated="4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4466.34" calcext:value-type="float">
            <text:p>4466.34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747.7" calcext:value-type="float">
            <text:p>4747.7</text:p>
          </table:table-cell>
          <table:table-cell table:number-columns-repeated="4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5019.09" calcext:value-type="float">
            <text:p>5019.09</text:p>
          </table:table-cell>
          <table:table-cell table:number-columns-repeated="4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4954.64" calcext:value-type="float">
            <text:p>4954.64</text:p>
          </table:table-cell>
          <table:table-cell table:number-columns-repeated="4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5023.83" calcext:value-type="float">
            <text:p>5023.83</text:p>
          </table:table-cell>
          <table:table-cell table:number-columns-repeated="4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5397.13" calcext:value-type="float">
            <text:p>5397.13</text:p>
          </table:table-cell>
          <table:table-cell table:number-columns-repeated="4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4923.84" calcext:value-type="float">
            <text:p>4923.84</text:p>
          </table:table-cell>
          <table:table-cell table:number-columns-repeated="4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5057.3" calcext:value-type="float">
            <text:p>5057.3</text:p>
          </table:table-cell>
          <table:table-cell table:number-columns-repeated="4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4826.02" calcext:value-type="float">
            <text:p>4826.02</text:p>
          </table:table-cell>
          <table:table-cell table:number-columns-repeated="4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4780.51" calcext:value-type="float">
            <text:p>4780.51</text:p>
          </table:table-cell>
          <table:table-cell table:number-columns-repeated="4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5259.5" calcext:value-type="float">
            <text:p>5259.5</text:p>
          </table:table-cell>
          <table:table-cell table:number-columns-repeated="4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5019.32" calcext:value-type="float">
            <text:p>5019.32</text:p>
          </table:table-cell>
          <table:table-cell table:number-columns-repeated="4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4985.89" calcext:value-type="float">
            <text:p>4985.89</text:p>
          </table:table-cell>
          <table:table-cell table:number-columns-repeated="4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5156.01" calcext:value-type="float">
            <text:p>5156.01</text:p>
          </table:table-cell>
          <table:table-cell table:number-columns-repeated="4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4944.12" calcext:value-type="float">
            <text:p>4944.12</text:p>
          </table:table-cell>
          <table:table-cell table:number-columns-repeated="4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5044.78" calcext:value-type="float">
            <text:p>5044.78</text:p>
          </table:table-cell>
          <table:table-cell table:number-columns-repeated="4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4746.61" calcext:value-type="float">
            <text:p>4746.61</text:p>
          </table:table-cell>
          <table:table-cell table:number-columns-repeated="4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4918.11" calcext:value-type="float">
            <text:p>4918.11</text:p>
          </table:table-cell>
          <table:table-cell table:number-columns-repeated="4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5117.83" calcext:value-type="float">
            <text:p>5117.83</text:p>
          </table:table-cell>
          <table:table-cell table:number-columns-repeated="4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4885.19" calcext:value-type="float">
            <text:p>4885.19</text:p>
          </table:table-cell>
          <table:table-cell table:number-columns-repeated="4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4886.49" calcext:value-type="float">
            <text:p>4886.49</text:p>
          </table:table-cell>
          <table:table-cell table:number-columns-repeated="4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5190.16" calcext:value-type="float">
            <text:p>5190.16</text:p>
          </table:table-cell>
          <table:table-cell table:number-columns-repeated="4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4801.67" calcext:value-type="float">
            <text:p>4801.67</text:p>
          </table:table-cell>
          <table:table-cell table:number-columns-repeated="4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4645.34" calcext:value-type="float">
            <text:p>4645.34</text:p>
          </table:table-cell>
          <table:table-cell table:number-columns-repeated="4"/>
        </table:table-row>
      </table:table>
      <table:table table:name="Sheet5" table:style-name="ta1">
        <table:shapes>
          <draw:frame draw:z-index="0" draw:style-name="gr1" draw:text-style-name="P1" svg:width="32.104cm" svg:height="9.005cm" svg:x="4.626cm" svg:y="0.106cm">
            <draw:object draw:notify-on-update-of-ranges="Sheet5.A1:Sheet5.A256 Sheet5.B1:Sheet5.B256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.907" calcext:value-type="float">
            <text:p>41.90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4.62" calcext:value-type="float">
            <text:p>1004.6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82.081" calcext:value-type="float">
            <text:p>982.08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06.65" calcext:value-type="float">
            <text:p>3106.6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83.23" calcext:value-type="float">
            <text:p>2383.23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81.98" calcext:value-type="float">
            <text:p>4881.9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742.16" calcext:value-type="float">
            <text:p>3742.16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195.76" calcext:value-type="float">
            <text:p>5195.7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230.08" calcext:value-type="float">
            <text:p>4230.08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956.83" calcext:value-type="float">
            <text:p>5956.83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478.27" calcext:value-type="float">
            <text:p>4478.27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762.22" calcext:value-type="float">
            <text:p>5762.22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511.79" calcext:value-type="float">
            <text:p>5511.79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768.02" calcext:value-type="float">
            <text:p>6768.02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644.13" calcext:value-type="float">
            <text:p>5644.13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206.81" calcext:value-type="float">
            <text:p>6206.81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062.92" calcext:value-type="float">
            <text:p>6062.92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335.85" calcext:value-type="float">
            <text:p>5335.8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024.75" calcext:value-type="float">
            <text:p>6024.75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332.08" calcext:value-type="float">
            <text:p>6332.08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380.98" calcext:value-type="float">
            <text:p>5380.98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794.54" calcext:value-type="float">
            <text:p>6794.54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643.32" calcext:value-type="float">
            <text:p>5643.32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841.26" calcext:value-type="float">
            <text:p>5841.26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529.84" calcext:value-type="float">
            <text:p>5529.84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404.53" calcext:value-type="float">
            <text:p>6404.53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424.53" calcext:value-type="float">
            <text:p>5424.53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937.32" calcext:value-type="float">
            <text:p>5937.32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441.08" calcext:value-type="float">
            <text:p>5441.08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638.58" calcext:value-type="float">
            <text:p>6638.58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704.06" calcext:value-type="float">
            <text:p>5704.06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009.29" calcext:value-type="float">
            <text:p>5009.29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891.93" calcext:value-type="float">
            <text:p>5891.93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447.75" calcext:value-type="float">
            <text:p>6447.75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935.99" calcext:value-type="float">
            <text:p>5935.99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758.23" calcext:value-type="float">
            <text:p>4758.23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619.2" calcext:value-type="float">
            <text:p>5619.2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698.17" calcext:value-type="float">
            <text:p>6698.17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406.24" calcext:value-type="float">
            <text:p>5406.24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932.19" calcext:value-type="float">
            <text:p>5932.19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709.86" calcext:value-type="float">
            <text:p>5709.86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451.73" calcext:value-type="float">
            <text:p>6451.73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432.05" calcext:value-type="float">
            <text:p>5432.05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207.85" calcext:value-type="float">
            <text:p>5207.85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712.67" calcext:value-type="float">
            <text:p>5712.67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254.74" calcext:value-type="float">
            <text:p>6254.74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717.31" calcext:value-type="float">
            <text:p>5717.31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791.64" calcext:value-type="float">
            <text:p>5791.64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775.15" calcext:value-type="float">
            <text:p>5775.15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288.4" calcext:value-type="float">
            <text:p>6288.4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917.71" calcext:value-type="float">
            <text:p>5917.71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854.79" calcext:value-type="float">
            <text:p>4854.79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486.38" calcext:value-type="float">
            <text:p>5486.38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393.02" calcext:value-type="float">
            <text:p>6393.02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5655.88" calcext:value-type="float">
            <text:p>5655.88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650" calcext:value-type="float">
            <text:p>5650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515.42" calcext:value-type="float">
            <text:p>5515.42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092.18" calcext:value-type="float">
            <text:p>6092.18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759.29" calcext:value-type="float">
            <text:p>5759.29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589.66" calcext:value-type="float">
            <text:p>5589.66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375.29" calcext:value-type="float">
            <text:p>5375.29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154.45" calcext:value-type="float">
            <text:p>6154.45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243.82" calcext:value-type="float">
            <text:p>5243.82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293.65" calcext:value-type="float">
            <text:p>5293.65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4794.45" calcext:value-type="float">
            <text:p>4794.45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546.14" calcext:value-type="float">
            <text:p>5546.14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363.57" calcext:value-type="float">
            <text:p>5363.57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181.31" calcext:value-type="float">
            <text:p>5181.31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039.24" calcext:value-type="float">
            <text:p>5039.24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5740.25" calcext:value-type="float">
            <text:p>5740.25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5053.64" calcext:value-type="float">
            <text:p>5053.64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142.93" calcext:value-type="float">
            <text:p>5142.93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069.43" calcext:value-type="float">
            <text:p>5069.43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491.89" calcext:value-type="float">
            <text:p>5491.89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644.75" calcext:value-type="float">
            <text:p>4644.75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970.89" calcext:value-type="float">
            <text:p>4970.8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4937.24" calcext:value-type="float">
            <text:p>4937.24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5552.82" calcext:value-type="float">
            <text:p>5552.82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910.8" calcext:value-type="float">
            <text:p>4910.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5022.83" calcext:value-type="float">
            <text:p>5022.83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5110.22" calcext:value-type="float">
            <text:p>5110.22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5449.83" calcext:value-type="float">
            <text:p>5449.83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5056.79" calcext:value-type="float">
            <text:p>5056.79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125.79" calcext:value-type="float">
            <text:p>5125.79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4721.97" calcext:value-type="float">
            <text:p>4721.97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382.23" calcext:value-type="float">
            <text:p>4382.23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4815.24" calcext:value-type="float">
            <text:p>4815.24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4905.57" calcext:value-type="float">
            <text:p>4905.57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906.15" calcext:value-type="float">
            <text:p>4906.15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4348.21" calcext:value-type="float">
            <text:p>4348.2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4954.76" calcext:value-type="float">
            <text:p>4954.76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4846.47" calcext:value-type="float">
            <text:p>4846.4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808.04" calcext:value-type="float">
            <text:p>4808.04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257.14" calcext:value-type="float">
            <text:p>5257.14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4974.66" calcext:value-type="float">
            <text:p>4974.66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5081.64" calcext:value-type="float">
            <text:p>5081.64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4988.55" calcext:value-type="float">
            <text:p>4988.55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5117.33" calcext:value-type="float">
            <text:p>5117.33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425.31" calcext:value-type="float">
            <text:p>5425.31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5204.76" calcext:value-type="float">
            <text:p>5204.76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520.15" calcext:value-type="float">
            <text:p>4520.15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5252.01" calcext:value-type="float">
            <text:p>5252.01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4987.06" calcext:value-type="float">
            <text:p>4987.06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035.72" calcext:value-type="float">
            <text:p>5035.72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955.65" calcext:value-type="float">
            <text:p>4955.65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4960.38" calcext:value-type="float">
            <text:p>4960.38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5174.73" calcext:value-type="float">
            <text:p>5174.73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5300.93" calcext:value-type="float">
            <text:p>5300.93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5223.44" calcext:value-type="float">
            <text:p>5223.44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5531.18" calcext:value-type="float">
            <text:p>5531.18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5094.43" calcext:value-type="float">
            <text:p>5094.43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5299.96" calcext:value-type="float">
            <text:p>5299.96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4076.34" calcext:value-type="float">
            <text:p>4076.34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281.33" calcext:value-type="float">
            <text:p>5281.33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5470.28" calcext:value-type="float">
            <text:p>5470.28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5335.36" calcext:value-type="float">
            <text:p>5335.36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5209.94" calcext:value-type="float">
            <text:p>5209.94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5352.09" calcext:value-type="float">
            <text:p>5352.09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5095.91" calcext:value-type="float">
            <text:p>5095.91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4683.88" calcext:value-type="float">
            <text:p>4683.88</text:p>
          </table:table-cell>
          <table:table-cell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5020.27" calcext:value-type="float">
            <text:p>5020.27</text:p>
          </table:table-cell>
          <table:table-cell table:number-columns-repeated="4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5218.23" calcext:value-type="float">
            <text:p>5218.23</text:p>
          </table:table-cell>
          <table:table-cell table:number-columns-repeated="4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5213.16" calcext:value-type="float">
            <text:p>5213.16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5231.5" calcext:value-type="float">
            <text:p>5231.5</text:p>
          </table:table-cell>
          <table:table-cell table:number-columns-repeated="4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5225.27" calcext:value-type="float">
            <text:p>5225.27</text:p>
          </table:table-cell>
          <table:table-cell table:number-columns-repeated="4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5426.58" calcext:value-type="float">
            <text:p>5426.58</text:p>
          </table:table-cell>
          <table:table-cell table:number-columns-repeated="4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5093.29" calcext:value-type="float">
            <text:p>5093.29</text:p>
          </table:table-cell>
          <table:table-cell table:number-columns-repeated="4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5195.45" calcext:value-type="float">
            <text:p>5195.45</text:p>
          </table:table-cell>
          <table:table-cell table:number-columns-repeated="4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5188.08" calcext:value-type="float">
            <text:p>5188.08</text:p>
          </table:table-cell>
          <table:table-cell table:number-columns-repeated="4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5193.62" calcext:value-type="float">
            <text:p>5193.62</text:p>
          </table:table-cell>
          <table:table-cell table:number-columns-repeated="4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5156.62" calcext:value-type="float">
            <text:p>5156.62</text:p>
          </table:table-cell>
          <table:table-cell table:number-columns-repeated="4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4841.52" calcext:value-type="float">
            <text:p>4841.52</text:p>
          </table:table-cell>
          <table:table-cell table:number-columns-repeated="4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5117.27" calcext:value-type="float">
            <text:p>5117.27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038.75" calcext:value-type="float">
            <text:p>5038.75</text:p>
          </table:table-cell>
          <table:table-cell table:number-columns-repeated="4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5200.34" calcext:value-type="float">
            <text:p>5200.34</text:p>
          </table:table-cell>
          <table:table-cell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5225.74" calcext:value-type="float">
            <text:p>5225.74</text:p>
          </table:table-cell>
          <table:table-cell table:number-columns-repeated="4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5225.29" calcext:value-type="float">
            <text:p>5225.29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5193.27" calcext:value-type="float">
            <text:p>5193.27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5294.86" calcext:value-type="float">
            <text:p>5294.86</text:p>
          </table:table-cell>
          <table:table-cell table:number-columns-repeated="4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5267.84" calcext:value-type="float">
            <text:p>5267.84</text:p>
          </table:table-cell>
          <table:table-cell table:number-columns-repeated="4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5153.03" calcext:value-type="float">
            <text:p>5153.03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5449.17" calcext:value-type="float">
            <text:p>5449.17</text:p>
          </table:table-cell>
          <table:table-cell table:number-columns-repeated="4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5196.71" calcext:value-type="float">
            <text:p>5196.71</text:p>
          </table:table-cell>
          <table:table-cell table:number-columns-repeated="4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5036.95" calcext:value-type="float">
            <text:p>5036.95</text:p>
          </table:table-cell>
          <table:table-cell table:number-columns-repeated="4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5084.85" calcext:value-type="float">
            <text:p>5084.85</text:p>
          </table:table-cell>
          <table:table-cell table:number-columns-repeated="4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5242.83" calcext:value-type="float">
            <text:p>5242.83</text:p>
          </table:table-cell>
          <table:table-cell table:number-columns-repeated="4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5421.98" calcext:value-type="float">
            <text:p>5421.98</text:p>
          </table:table-cell>
          <table:table-cell table:number-columns-repeated="4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5301.42" calcext:value-type="float">
            <text:p>5301.42</text:p>
          </table:table-cell>
          <table:table-cell table:number-columns-repeated="4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5113.96" calcext:value-type="float">
            <text:p>5113.96</text:p>
          </table:table-cell>
          <table:table-cell table:number-columns-repeated="4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5331.99" calcext:value-type="float">
            <text:p>5331.99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5247.22" calcext:value-type="float">
            <text:p>5247.22</text:p>
          </table:table-cell>
          <table:table-cell table:number-columns-repeated="4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5284.24" calcext:value-type="float">
            <text:p>5284.24</text:p>
          </table:table-cell>
          <table:table-cell table:number-columns-repeated="4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5266.93" calcext:value-type="float">
            <text:p>5266.93</text:p>
          </table:table-cell>
          <table:table-cell table:number-columns-repeated="4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5250.94" calcext:value-type="float">
            <text:p>5250.94</text:p>
          </table:table-cell>
          <table:table-cell table:number-columns-repeated="4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5106.88" calcext:value-type="float">
            <text:p>5106.88</text:p>
          </table:table-cell>
          <table:table-cell table:number-columns-repeated="4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983.03" calcext:value-type="float">
            <text:p>4983.03</text:p>
          </table:table-cell>
          <table:table-cell table:number-columns-repeated="4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5183.78" calcext:value-type="float">
            <text:p>5183.78</text:p>
          </table:table-cell>
          <table:table-cell table:number-columns-repeated="4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5453.13" calcext:value-type="float">
            <text:p>5453.13</text:p>
          </table:table-cell>
          <table:table-cell table:number-columns-repeated="4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5210.83" calcext:value-type="float">
            <text:p>5210.83</text:p>
          </table:table-cell>
          <table:table-cell table:number-columns-repeated="4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5293.17" calcext:value-type="float">
            <text:p>5293.17</text:p>
          </table:table-cell>
          <table:table-cell table:number-columns-repeated="4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5191.33" calcext:value-type="float">
            <text:p>5191.33</text:p>
          </table:table-cell>
          <table:table-cell table:number-columns-repeated="4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5249.49" calcext:value-type="float">
            <text:p>5249.49</text:p>
          </table:table-cell>
          <table:table-cell table:number-columns-repeated="4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5351.37" calcext:value-type="float">
            <text:p>5351.37</text:p>
          </table:table-cell>
          <table:table-cell table:number-columns-repeated="4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809.93" calcext:value-type="float">
            <text:p>4809.93</text:p>
          </table:table-cell>
          <table:table-cell table:number-columns-repeated="4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915.19" calcext:value-type="float">
            <text:p>4915.19</text:p>
          </table:table-cell>
          <table:table-cell table:number-columns-repeated="4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5147.47" calcext:value-type="float">
            <text:p>5147.47</text:p>
          </table:table-cell>
          <table:table-cell table:number-columns-repeated="4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5150.56" calcext:value-type="float">
            <text:p>5150.56</text:p>
          </table:table-cell>
          <table:table-cell table:number-columns-repeated="4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4865.38" calcext:value-type="float">
            <text:p>4865.38</text:p>
          </table:table-cell>
          <table:table-cell table:number-columns-repeated="4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4830.83" calcext:value-type="float">
            <text:p>4830.83</text:p>
          </table:table-cell>
          <table:table-cell table:number-columns-repeated="4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4844.12" calcext:value-type="float">
            <text:p>4844.12</text:p>
          </table:table-cell>
          <table:table-cell table:number-columns-repeated="4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4405.1" calcext:value-type="float">
            <text:p>4405.1</text:p>
          </table:table-cell>
          <table:table-cell table:number-columns-repeated="4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4895.43" calcext:value-type="float">
            <text:p>4895.43</text:p>
          </table:table-cell>
          <table:table-cell table:number-columns-repeated="4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4877.81" calcext:value-type="float">
            <text:p>4877.81</text:p>
          </table:table-cell>
          <table:table-cell table:number-columns-repeated="4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5019.47" calcext:value-type="float">
            <text:p>5019.47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4251.76" calcext:value-type="float">
            <text:p>4251.76</text:p>
          </table:table-cell>
          <table:table-cell table:number-columns-repeated="4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4771.76" calcext:value-type="float">
            <text:p>4771.76</text:p>
          </table:table-cell>
          <table:table-cell table:number-columns-repeated="4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4590.97" calcext:value-type="float">
            <text:p>4590.97</text:p>
          </table:table-cell>
          <table:table-cell table:number-columns-repeated="4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4925.34" calcext:value-type="float">
            <text:p>4925.34</text:p>
          </table:table-cell>
          <table:table-cell table:number-columns-repeated="4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5089.76" calcext:value-type="float">
            <text:p>5089.76</text:p>
          </table:table-cell>
          <table:table-cell table:number-columns-repeated="4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5001.71" calcext:value-type="float">
            <text:p>5001.71</text:p>
          </table:table-cell>
          <table:table-cell table:number-columns-repeated="4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4979.06" calcext:value-type="float">
            <text:p>4979.06</text:p>
          </table:table-cell>
          <table:table-cell table:number-columns-repeated="4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5114.42" calcext:value-type="float">
            <text:p>5114.42</text:p>
          </table:table-cell>
          <table:table-cell table:number-columns-repeated="4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4971.56" calcext:value-type="float">
            <text:p>4971.56</text:p>
          </table:table-cell>
          <table:table-cell table:number-columns-repeated="4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083.45" calcext:value-type="float">
            <text:p>5083.45</text:p>
          </table:table-cell>
          <table:table-cell table:number-columns-repeated="4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5020.48" calcext:value-type="float">
            <text:p>5020.48</text:p>
          </table:table-cell>
          <table:table-cell table:number-columns-repeated="4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4919.53" calcext:value-type="float">
            <text:p>4919.53</text:p>
          </table:table-cell>
          <table:table-cell table:number-columns-repeated="4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4617.05" calcext:value-type="float">
            <text:p>4617.05</text:p>
          </table:table-cell>
          <table:table-cell table:number-columns-repeated="4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5075.65" calcext:value-type="float">
            <text:p>5075.65</text:p>
          </table:table-cell>
          <table:table-cell table:number-columns-repeated="4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5027.27" calcext:value-type="float">
            <text:p>5027.27</text:p>
          </table:table-cell>
          <table:table-cell table:number-columns-repeated="4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5204.28" calcext:value-type="float">
            <text:p>5204.28</text:p>
          </table:table-cell>
          <table:table-cell table:number-columns-repeated="4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4945" calcext:value-type="float">
            <text:p>4945</text:p>
          </table:table-cell>
          <table:table-cell table:number-columns-repeated="4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018.22" calcext:value-type="float">
            <text:p>5018.22</text:p>
          </table:table-cell>
          <table:table-cell table:number-columns-repeated="4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4986.31" calcext:value-type="float">
            <text:p>4986.31</text:p>
          </table:table-cell>
          <table:table-cell table:number-columns-repeated="4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5017.99" calcext:value-type="float">
            <text:p>5017.99</text:p>
          </table:table-cell>
          <table:table-cell table:number-columns-repeated="4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5128.01" calcext:value-type="float">
            <text:p>5128.01</text:p>
          </table:table-cell>
          <table:table-cell table:number-columns-repeated="4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4311.58" calcext:value-type="float">
            <text:p>4311.58</text:p>
          </table:table-cell>
          <table:table-cell table:number-columns-repeated="4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4994.84" calcext:value-type="float">
            <text:p>4994.84</text:p>
          </table:table-cell>
          <table:table-cell table:number-columns-repeated="4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5232.19" calcext:value-type="float">
            <text:p>5232.19</text:p>
          </table:table-cell>
          <table:table-cell table:number-columns-repeated="4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5001.78" calcext:value-type="float">
            <text:p>5001.78</text:p>
          </table:table-cell>
          <table:table-cell table:number-columns-repeated="4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5089.78" calcext:value-type="float">
            <text:p>5089.78</text:p>
          </table:table-cell>
          <table:table-cell table:number-columns-repeated="4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4832.2" calcext:value-type="float">
            <text:p>4832.2</text:p>
          </table:table-cell>
          <table:table-cell table:number-columns-repeated="4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4981.21" calcext:value-type="float">
            <text:p>4981.21</text:p>
          </table:table-cell>
          <table:table-cell table:number-columns-repeated="4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5033.53" calcext:value-type="float">
            <text:p>5033.53</text:p>
          </table:table-cell>
          <table:table-cell table:number-columns-repeated="4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4588.46" calcext:value-type="float">
            <text:p>4588.46</text:p>
          </table:table-cell>
          <table:table-cell table:number-columns-repeated="4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4981.81" calcext:value-type="float">
            <text:p>4981.81</text:p>
          </table:table-cell>
          <table:table-cell table:number-columns-repeated="4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5187.62" calcext:value-type="float">
            <text:p>5187.62</text:p>
          </table:table-cell>
          <table:table-cell table:number-columns-repeated="4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4951.65" calcext:value-type="float">
            <text:p>4951.65</text:p>
          </table:table-cell>
          <table:table-cell table:number-columns-repeated="4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5134.08" calcext:value-type="float">
            <text:p>5134.08</text:p>
          </table:table-cell>
          <table:table-cell table:number-columns-repeated="4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5111.72" calcext:value-type="float">
            <text:p>5111.72</text:p>
          </table:table-cell>
          <table:table-cell table:number-columns-repeated="4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5161.98" calcext:value-type="float">
            <text:p>5161.98</text:p>
          </table:table-cell>
          <table:table-cell table:number-columns-repeated="4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4983.73" calcext:value-type="float">
            <text:p>4983.73</text:p>
          </table:table-cell>
          <table:table-cell table:number-columns-repeated="4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4987.43" calcext:value-type="float">
            <text:p>4987.43</text:p>
          </table:table-cell>
          <table:table-cell table:number-columns-repeated="4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5043.02" calcext:value-type="float">
            <text:p>5043.02</text:p>
          </table:table-cell>
          <table:table-cell table:number-columns-repeated="4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5104.65" calcext:value-type="float">
            <text:p>5104.65</text:p>
          </table:table-cell>
          <table:table-cell table:number-columns-repeated="4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5086.92" calcext:value-type="float">
            <text:p>5086.92</text:p>
          </table:table-cell>
          <table:table-cell table:number-columns-repeated="4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5148.26" calcext:value-type="float">
            <text:p>5148.26</text:p>
          </table:table-cell>
          <table:table-cell table:number-columns-repeated="4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5148.93" calcext:value-type="float">
            <text:p>5148.93</text:p>
          </table:table-cell>
          <table:table-cell table:number-columns-repeated="4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5147.46" calcext:value-type="float">
            <text:p>5147.46</text:p>
          </table:table-cell>
          <table:table-cell table:number-columns-repeated="4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5187.49" calcext:value-type="float">
            <text:p>5187.49</text:p>
          </table:table-cell>
          <table:table-cell table:number-columns-repeated="4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5187.7" calcext:value-type="float">
            <text:p>5187.7</text:p>
          </table:table-cell>
          <table:table-cell table:number-columns-repeated="4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5139.24" calcext:value-type="float">
            <text:p>5139.24</text:p>
          </table:table-cell>
          <table:table-cell table:number-columns-repeated="4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4911.05" calcext:value-type="float">
            <text:p>4911.05</text:p>
          </table:table-cell>
          <table:table-cell table:number-columns-repeated="4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4776.82" calcext:value-type="float">
            <text:p>4776.82</text:p>
          </table:table-cell>
          <table:table-cell table:number-columns-repeated="4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5118.93" calcext:value-type="float">
            <text:p>5118.93</text:p>
          </table:table-cell>
          <table:table-cell table:number-columns-repeated="4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5011.24" calcext:value-type="float">
            <text:p>5011.24</text:p>
          </table:table-cell>
          <table:table-cell table:number-columns-repeated="4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5078.14" calcext:value-type="float">
            <text:p>5078.14</text:p>
          </table:table-cell>
          <table:table-cell table:number-columns-repeated="4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5074.39" calcext:value-type="float">
            <text:p>5074.39</text:p>
          </table:table-cell>
          <table:table-cell table:number-columns-repeated="4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5069.63" calcext:value-type="float">
            <text:p>5069.63</text:p>
          </table:table-cell>
          <table:table-cell table:number-columns-repeated="4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4992.34" calcext:value-type="float">
            <text:p>4992.34</text:p>
          </table:table-cell>
          <table:table-cell table:number-columns-repeated="4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5158.2" calcext:value-type="float">
            <text:p>5158.2</text:p>
          </table:table-cell>
          <table:table-cell table:number-columns-repeated="4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5001.85" calcext:value-type="float">
            <text:p>5001.85</text:p>
          </table:table-cell>
          <table:table-cell table:number-columns-repeated="4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4953.66" calcext:value-type="float">
            <text:p>4953.66</text:p>
          </table:table-cell>
          <table:table-cell table:number-columns-repeated="4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4987.1" calcext:value-type="float">
            <text:p>4987.1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913.48" calcext:value-type="float">
            <text:p>4913.48</text:p>
          </table:table-cell>
          <table:table-cell table:number-columns-repeated="4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4990.54" calcext:value-type="float">
            <text:p>4990.54</text:p>
          </table:table-cell>
          <table:table-cell table:number-columns-repeated="4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5075.74" calcext:value-type="float">
            <text:p>5075.74</text:p>
          </table:table-cell>
          <table:table-cell table:number-columns-repeated="4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4986.65" calcext:value-type="float">
            <text:p>4986.65</text:p>
          </table:table-cell>
          <table:table-cell table:number-columns-repeated="4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5154.43" calcext:value-type="float">
            <text:p>5154.43</text:p>
          </table:table-cell>
          <table:table-cell table:number-columns-repeated="4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4721.52" calcext:value-type="float">
            <text:p>4721.52</text:p>
          </table:table-cell>
          <table:table-cell table:number-columns-repeated="4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4863.85" calcext:value-type="float">
            <text:p>4863.85</text:p>
          </table:table-cell>
          <table:table-cell table:number-columns-repeated="4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4919.54" calcext:value-type="float">
            <text:p>4919.54</text:p>
          </table:table-cell>
          <table:table-cell table:number-columns-repeated="4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5120.78" calcext:value-type="float">
            <text:p>5120.78</text:p>
          </table:table-cell>
          <table:table-cell table:number-columns-repeated="4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5077.68" calcext:value-type="float">
            <text:p>5077.68</text:p>
          </table:table-cell>
          <table:table-cell table:number-columns-repeated="4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4996.49" calcext:value-type="float">
            <text:p>4996.49</text:p>
          </table:table-cell>
          <table:table-cell table:number-columns-repeated="4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4957.61" calcext:value-type="float">
            <text:p>4957.61</text:p>
          </table:table-cell>
          <table:table-cell table:number-columns-repeated="4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4995.06" calcext:value-type="float">
            <text:p>4995.06</text:p>
          </table:table-cell>
          <table:table-cell table:number-columns-repeated="4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4988.82" calcext:value-type="float">
            <text:p>4988.82</text:p>
          </table:table-cell>
          <table:table-cell table:number-columns-repeated="4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4915.69" calcext:value-type="float">
            <text:p>4915.69</text:p>
          </table:table-cell>
          <table:table-cell table:number-columns-repeated="4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4983.74" calcext:value-type="float">
            <text:p>4983.74</text:p>
          </table:table-cell>
          <table:table-cell table:number-columns-repeated="4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5072.62" calcext:value-type="float">
            <text:p>5072.62</text:p>
          </table:table-cell>
          <table:table-cell table:number-columns-repeated="4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4864.53" calcext:value-type="float">
            <text:p>4864.53</text:p>
          </table:table-cell>
          <table:table-cell table:number-columns-repeated="4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4883.5" calcext:value-type="float">
            <text:p>4883.5</text:p>
          </table:table-cell>
          <table:table-cell table:number-columns-repeated="4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4876.71" calcext:value-type="float">
            <text:p>4876.71</text:p>
          </table:table-cell>
          <table:table-cell table:number-columns-repeated="4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4953.72" calcext:value-type="float">
            <text:p>4953.72</text:p>
          </table:table-cell>
          <table:table-cell table:number-columns-repeated="4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4662.56" calcext:value-type="float">
            <text:p>4662.56</text:p>
          </table:table-cell>
          <table:table-cell table:number-columns-repeated="4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4900.91" calcext:value-type="float">
            <text:p>4900.91</text:p>
          </table:table-cell>
          <table:table-cell table:number-columns-repeated="4"/>
        </table:table-row>
      </table:table>
      <table:table table:name="Sheet6" table:style-name="ta1">
        <table:shapes>
          <draw:frame draw:z-index="0" draw:style-name="gr1" draw:text-style-name="P1" svg:width="29.819cm" svg:height="12.75cm" svg:x="4.626cm" svg:y="0.106cm">
            <draw:object draw:notify-on-update-of-ranges="Sheet6.A1:Sheet6.A241 Sheet6.B1:Sheet6.B241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.9347" calcext:value-type="float">
            <text:p>41.934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5.136" calcext:value-type="float">
            <text:p>975.13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70.359" calcext:value-type="float">
            <text:p>970.35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32.9" calcext:value-type="float">
            <text:p>3132.9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11.63" calcext:value-type="float">
            <text:p>2411.6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773.16" calcext:value-type="float">
            <text:p>4773.16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589.03" calcext:value-type="float">
            <text:p>3589.03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159.19" calcext:value-type="float">
            <text:p>5159.19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457.13" calcext:value-type="float">
            <text:p>4457.13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339.27" calcext:value-type="float">
            <text:p>6339.27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918.78" calcext:value-type="float">
            <text:p>4918.78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180.48" calcext:value-type="float">
            <text:p>6180.48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489.22" calcext:value-type="float">
            <text:p>5489.2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612.87" calcext:value-type="float">
            <text:p>6612.87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565.56" calcext:value-type="float">
            <text:p>5565.5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117.99" calcext:value-type="float">
            <text:p>6117.99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907.26" calcext:value-type="float">
            <text:p>5907.26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982.03" calcext:value-type="float">
            <text:p>6982.03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066.59" calcext:value-type="float">
            <text:p>6066.59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370.45" calcext:value-type="float">
            <text:p>6370.45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493.82" calcext:value-type="float">
            <text:p>5493.82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775.34" calcext:value-type="float">
            <text:p>6775.34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657.47" calcext:value-type="float">
            <text:p>5657.47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920.57" calcext:value-type="float">
            <text:p>5920.57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609.11" calcext:value-type="float">
            <text:p>5609.11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541.77" calcext:value-type="float">
            <text:p>6541.77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710.83" calcext:value-type="float">
            <text:p>5710.83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110" calcext:value-type="float">
            <text:p>6110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761.36" calcext:value-type="float">
            <text:p>5761.36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720.54" calcext:value-type="float">
            <text:p>6720.54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828.31" calcext:value-type="float">
            <text:p>5828.3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873.5" calcext:value-type="float">
            <text:p>5873.5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570.24" calcext:value-type="float">
            <text:p>4570.24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364.12" calcext:value-type="float">
            <text:p>6364.12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977.15" calcext:value-type="float">
            <text:p>5977.15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030.88" calcext:value-type="float">
            <text:p>6030.88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826.59" calcext:value-type="float">
            <text:p>5826.59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825.67" calcext:value-type="float">
            <text:p>6825.67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313.61" calcext:value-type="float">
            <text:p>5313.61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162.2" calcext:value-type="float">
            <text:p>6162.2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912.17" calcext:value-type="float">
            <text:p>5912.17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744.77" calcext:value-type="float">
            <text:p>6744.77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791.89" calcext:value-type="float">
            <text:p>5791.89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164.96" calcext:value-type="float">
            <text:p>6164.96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952.39" calcext:value-type="float">
            <text:p>5952.39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660.5" calcext:value-type="float">
            <text:p>6660.5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732.33" calcext:value-type="float">
            <text:p>5732.33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736.26" calcext:value-type="float">
            <text:p>5736.26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713.93" calcext:value-type="float">
            <text:p>5713.93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235.95" calcext:value-type="float">
            <text:p>6235.95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842.94" calcext:value-type="float">
            <text:p>5842.94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370.85" calcext:value-type="float">
            <text:p>5370.85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620.82" calcext:value-type="float">
            <text:p>5620.82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241.19" calcext:value-type="float">
            <text:p>6241.19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5697.59" calcext:value-type="float">
            <text:p>5697.59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758.47" calcext:value-type="float">
            <text:p>5758.47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674.22" calcext:value-type="float">
            <text:p>5674.22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280.52" calcext:value-type="float">
            <text:p>6280.52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770.91" calcext:value-type="float">
            <text:p>5770.91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774.41" calcext:value-type="float">
            <text:p>5774.41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555.44" calcext:value-type="float">
            <text:p>5555.44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306.01" calcext:value-type="float">
            <text:p>6306.01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486.38" calcext:value-type="float">
            <text:p>5486.38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522.58" calcext:value-type="float">
            <text:p>5522.58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476.01" calcext:value-type="float">
            <text:p>5476.01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859.6" calcext:value-type="float">
            <text:p>5859.6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419.86" calcext:value-type="float">
            <text:p>5419.86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490.48" calcext:value-type="float">
            <text:p>5490.48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364.13" calcext:value-type="float">
            <text:p>5364.13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5847.07" calcext:value-type="float">
            <text:p>5847.07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5430.66" calcext:value-type="float">
            <text:p>5430.66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520.69" calcext:value-type="float">
            <text:p>5520.69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445.64" calcext:value-type="float">
            <text:p>5445.64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967.51" calcext:value-type="float">
            <text:p>5967.51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5453.94" calcext:value-type="float">
            <text:p>5453.94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5528.01" calcext:value-type="float">
            <text:p>5528.01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5413.95" calcext:value-type="float">
            <text:p>5413.95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5286.1" calcext:value-type="float">
            <text:p>5286.1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5336.43" calcext:value-type="float">
            <text:p>5336.43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5383.93" calcext:value-type="float">
            <text:p>5383.93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5212.65" calcext:value-type="float">
            <text:p>5212.6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5621.21" calcext:value-type="float">
            <text:p>5621.21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5153.41" calcext:value-type="float">
            <text:p>5153.41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472.82" calcext:value-type="float">
            <text:p>5472.82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5374.69" calcext:value-type="float">
            <text:p>5374.69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507.72" calcext:value-type="float">
            <text:p>5507.72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5298.11" calcext:value-type="float">
            <text:p>5298.11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5358.48" calcext:value-type="float">
            <text:p>5358.48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361.36" calcext:value-type="float">
            <text:p>5361.36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5655.18" calcext:value-type="float">
            <text:p>5655.18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5364.47" calcext:value-type="float">
            <text:p>5364.47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5389.88" calcext:value-type="float">
            <text:p>5389.88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5417.95" calcext:value-type="float">
            <text:p>5417.95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738.24" calcext:value-type="float">
            <text:p>5738.24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5421.44" calcext:value-type="float">
            <text:p>5421.44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5338.96" calcext:value-type="float">
            <text:p>5338.96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5320.6" calcext:value-type="float">
            <text:p>5320.6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5497.26" calcext:value-type="float">
            <text:p>5497.26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530.34" calcext:value-type="float">
            <text:p>5530.34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5498.96" calcext:value-type="float">
            <text:p>5498.96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5415.53" calcext:value-type="float">
            <text:p>5415.53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5680.35" calcext:value-type="float">
            <text:p>5680.35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5473.59" calcext:value-type="float">
            <text:p>5473.59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500.68" calcext:value-type="float">
            <text:p>5500.68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5380.32" calcext:value-type="float">
            <text:p>5380.32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5730.41" calcext:value-type="float">
            <text:p>5730.41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5399.97" calcext:value-type="float">
            <text:p>5399.97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5519.07" calcext:value-type="float">
            <text:p>5519.07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5374.84" calcext:value-type="float">
            <text:p>5374.84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5588.67" calcext:value-type="float">
            <text:p>5588.67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4799.61" calcext:value-type="float">
            <text:p>4799.61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5372.56" calcext:value-type="float">
            <text:p>5372.56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5336.88" calcext:value-type="float">
            <text:p>5336.88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612.4" calcext:value-type="float">
            <text:p>5612.4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4928.84" calcext:value-type="float">
            <text:p>4928.84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5412.53" calcext:value-type="float">
            <text:p>5412.53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5463.34" calcext:value-type="float">
            <text:p>5463.34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5599.15" calcext:value-type="float">
            <text:p>5599.15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5471.68" calcext:value-type="float">
            <text:p>5471.68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5442.55" calcext:value-type="float">
            <text:p>5442.55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5469.89" calcext:value-type="float">
            <text:p>5469.89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5345.07" calcext:value-type="float">
            <text:p>5345.07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5388.62" calcext:value-type="float">
            <text:p>5388.62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5139.01" calcext:value-type="float">
            <text:p>5139.01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5212.22" calcext:value-type="float">
            <text:p>5212.22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5612.28" calcext:value-type="float">
            <text:p>5612.28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5291.21" calcext:value-type="float">
            <text:p>5291.21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5342.31" calcext:value-type="float">
            <text:p>5342.31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5101.61" calcext:value-type="float">
            <text:p>5101.61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5505.03" calcext:value-type="float">
            <text:p>5505.03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5248.47" calcext:value-type="float">
            <text:p>5248.47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5322.4" calcext:value-type="float">
            <text:p>5322.4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5166.84" calcext:value-type="float">
            <text:p>5166.84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474.41" calcext:value-type="float">
            <text:p>5474.41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814.86" calcext:value-type="float">
            <text:p>4814.86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5173.02" calcext:value-type="float">
            <text:p>5173.02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5263.47" calcext:value-type="float">
            <text:p>5263.47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5519.1" calcext:value-type="float">
            <text:p>5519.1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5250.52" calcext:value-type="float">
            <text:p>5250.52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5331.82" calcext:value-type="float">
            <text:p>5331.82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5255.93" calcext:value-type="float">
            <text:p>5255.93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5572.11" calcext:value-type="float">
            <text:p>5572.11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5325.7" calcext:value-type="float">
            <text:p>5325.7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5311" calcext:value-type="float">
            <text:p>5311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927.26" calcext:value-type="float">
            <text:p>4927.26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5562.12" calcext:value-type="float">
            <text:p>5562.12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5291.96" calcext:value-type="float">
            <text:p>5291.96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4979.87" calcext:value-type="float">
            <text:p>4979.87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5012.47" calcext:value-type="float">
            <text:p>5012.47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5268.03" calcext:value-type="float">
            <text:p>5268.03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5295.84" calcext:value-type="float">
            <text:p>5295.84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5331.97" calcext:value-type="float">
            <text:p>5331.97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5311.22" calcext:value-type="float">
            <text:p>5311.22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5531.91" calcext:value-type="float">
            <text:p>5531.91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5248.84" calcext:value-type="float">
            <text:p>5248.84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5367.99" calcext:value-type="float">
            <text:p>5367.99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5303.57" calcext:value-type="float">
            <text:p>5303.57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5522.22" calcext:value-type="float">
            <text:p>5522.22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5235.43" calcext:value-type="float">
            <text:p>5235.43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5177.89" calcext:value-type="float">
            <text:p>5177.89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5300.91" calcext:value-type="float">
            <text:p>5300.91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5587.76" calcext:value-type="float">
            <text:p>5587.76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5229.44" calcext:value-type="float">
            <text:p>5229.44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244.93" calcext:value-type="float">
            <text:p>5244.93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262.93" calcext:value-type="float">
            <text:p>5262.93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5629.81" calcext:value-type="float">
            <text:p>5629.81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5221.09" calcext:value-type="float">
            <text:p>5221.09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4988.92" calcext:value-type="float">
            <text:p>4988.92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4395.82" calcext:value-type="float">
            <text:p>4395.82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5129.12" calcext:value-type="float">
            <text:p>5129.12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5175.98" calcext:value-type="float">
            <text:p>5175.98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5220.99" calcext:value-type="float">
            <text:p>5220.99</text:p>
          </table:table-cell>
          <table:table-cell table:number-columns-repeated="3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5180.69" calcext:value-type="float">
            <text:p>5180.69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5499.48" calcext:value-type="float">
            <text:p>5499.48</text:p>
          </table:table-cell>
          <table:table-cell table:number-columns-repeated="3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5171.51" calcext:value-type="float">
            <text:p>5171.51</text:p>
          </table:table-cell>
          <table:table-cell table:number-columns-repeated="3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5240.93" calcext:value-type="float">
            <text:p>5240.93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5081.86" calcext:value-type="float">
            <text:p>5081.86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5496.97" calcext:value-type="float">
            <text:p>5496.97</text:p>
          </table:table-cell>
          <table:table-cell table:number-columns-repeated="3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5269.46" calcext:value-type="float">
            <text:p>5269.46</text:p>
          </table:table-cell>
          <table:table-cell table:number-columns-repeated="3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5174.35" calcext:value-type="float">
            <text:p>5174.35</text:p>
          </table:table-cell>
          <table:table-cell table:number-columns-repeated="3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4656.32" calcext:value-type="float">
            <text:p>4656.32</text:p>
          </table:table-cell>
          <table:table-cell table:number-columns-repeated="3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5395.89" calcext:value-type="float">
            <text:p>5395.89</text:p>
          </table:table-cell>
          <table:table-cell table:number-columns-repeated="3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5343.32" calcext:value-type="float">
            <text:p>5343.32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276.68" calcext:value-type="float">
            <text:p>5276.68</text:p>
          </table:table-cell>
          <table:table-cell table:number-columns-repeated="3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5336.33" calcext:value-type="float">
            <text:p>5336.33</text:p>
          </table:table-cell>
          <table:table-cell table:number-columns-repeated="3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5462.44" calcext:value-type="float">
            <text:p>5462.44</text:p>
          </table:table-cell>
          <table:table-cell table:number-columns-repeated="3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5112.52" calcext:value-type="float">
            <text:p>5112.52</text:p>
          </table:table-cell>
          <table:table-cell table:number-columns-repeated="3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5233.61" calcext:value-type="float">
            <text:p>5233.61</text:p>
          </table:table-cell>
          <table:table-cell table:number-columns-repeated="3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5186.14" calcext:value-type="float">
            <text:p>5186.14</text:p>
          </table:table-cell>
          <table:table-cell table:number-columns-repeated="3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5298.97" calcext:value-type="float">
            <text:p>5298.97</text:p>
          </table:table-cell>
          <table:table-cell table:number-columns-repeated="3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4759.81" calcext:value-type="float">
            <text:p>4759.81</text:p>
          </table:table-cell>
          <table:table-cell table:number-columns-repeated="3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4750.34" calcext:value-type="float">
            <text:p>4750.34</text:p>
          </table:table-cell>
          <table:table-cell table:number-columns-repeated="3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5135.2" calcext:value-type="float">
            <text:p>5135.2</text:p>
          </table:table-cell>
          <table:table-cell table:number-columns-repeated="3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5339.61" calcext:value-type="float">
            <text:p>5339.61</text:p>
          </table:table-cell>
          <table:table-cell table:number-columns-repeated="3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5034.08" calcext:value-type="float">
            <text:p>5034.08</text:p>
          </table:table-cell>
          <table:table-cell table:number-columns-repeated="3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4964.08" calcext:value-type="float">
            <text:p>4964.08</text:p>
          </table:table-cell>
          <table:table-cell table:number-columns-repeated="3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4938.02" calcext:value-type="float">
            <text:p>4938.02</text:p>
          </table:table-cell>
          <table:table-cell table:number-columns-repeated="3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5276.2" calcext:value-type="float">
            <text:p>5276.2</text:p>
          </table:table-cell>
          <table:table-cell table:number-columns-repeated="3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4810.51" calcext:value-type="float">
            <text:p>4810.51</text:p>
          </table:table-cell>
          <table:table-cell table:number-columns-repeated="3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3920.06" calcext:value-type="float">
            <text:p>3920.06</text:p>
          </table:table-cell>
          <table:table-cell table:number-columns-repeated="3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3846.62" calcext:value-type="float">
            <text:p>3846.62</text:p>
          </table:table-cell>
          <table:table-cell table:number-columns-repeated="3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4871.82" calcext:value-type="float">
            <text:p>4871.82</text:p>
          </table:table-cell>
          <table:table-cell table:number-columns-repeated="3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4388.41" calcext:value-type="float">
            <text:p>4388.41</text:p>
          </table:table-cell>
          <table:table-cell table:number-columns-repeated="3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4395.96" calcext:value-type="float">
            <text:p>4395.96</text:p>
          </table:table-cell>
          <table:table-cell table:number-columns-repeated="3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4567.15" calcext:value-type="float">
            <text:p>4567.15</text:p>
          </table:table-cell>
          <table:table-cell table:number-columns-repeated="3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4613.22" calcext:value-type="float">
            <text:p>4613.22</text:p>
          </table:table-cell>
          <table:table-cell table:number-columns-repeated="3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4415.71" calcext:value-type="float">
            <text:p>4415.71</text:p>
          </table:table-cell>
          <table:table-cell table:number-columns-repeated="3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4321.21" calcext:value-type="float">
            <text:p>4321.21</text:p>
          </table:table-cell>
          <table:table-cell table:number-columns-repeated="3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4358.45" calcext:value-type="float">
            <text:p>4358.45</text:p>
          </table:table-cell>
          <table:table-cell table:number-columns-repeated="3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4377.82" calcext:value-type="float">
            <text:p>4377.82</text:p>
          </table:table-cell>
          <table:table-cell table:number-columns-repeated="3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3754.64" calcext:value-type="float">
            <text:p>3754.64</text:p>
          </table:table-cell>
          <table:table-cell table:number-columns-repeated="3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3957.64" calcext:value-type="float">
            <text:p>3957.64</text:p>
          </table:table-cell>
          <table:table-cell table:number-columns-repeated="3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4221.89" calcext:value-type="float">
            <text:p>4221.89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4256.28" calcext:value-type="float">
            <text:p>4256.28</text:p>
          </table:table-cell>
          <table:table-cell table:number-columns-repeated="3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4183.88" calcext:value-type="float">
            <text:p>4183.88</text:p>
          </table:table-cell>
          <table:table-cell table:number-columns-repeated="3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4152.3" calcext:value-type="float">
            <text:p>4152.3</text:p>
          </table:table-cell>
          <table:table-cell table:number-columns-repeated="3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4154.56" calcext:value-type="float">
            <text:p>4154.56</text:p>
          </table:table-cell>
          <table:table-cell table:number-columns-repeated="3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4360.93" calcext:value-type="float">
            <text:p>4360.93</text:p>
          </table:table-cell>
          <table:table-cell table:number-columns-repeated="3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3909.7" calcext:value-type="float">
            <text:p>3909.7</text:p>
          </table:table-cell>
          <table:table-cell table:number-columns-repeated="3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3317.11" calcext:value-type="float">
            <text:p>3317.11</text:p>
          </table:table-cell>
          <table:table-cell table:number-columns-repeated="3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3294.21" calcext:value-type="float">
            <text:p>3294.21</text:p>
          </table:table-cell>
          <table:table-cell table:number-columns-repeated="3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4047.6" calcext:value-type="float">
            <text:p>4047.6</text:p>
          </table:table-cell>
          <table:table-cell table:number-columns-repeated="3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3571.15" calcext:value-type="float">
            <text:p>3571.15</text:p>
          </table:table-cell>
          <table:table-cell table:number-columns-repeated="3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3553.17" calcext:value-type="float">
            <text:p>3553.17</text:p>
          </table:table-cell>
          <table:table-cell table:number-columns-repeated="3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3689.21" calcext:value-type="float">
            <text:p>3689.21</text:p>
          </table:table-cell>
          <table:table-cell table:number-columns-repeated="3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3896.76" calcext:value-type="float">
            <text:p>3896.76</text:p>
          </table:table-cell>
          <table:table-cell table:number-columns-repeated="3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3665.98" calcext:value-type="float">
            <text:p>3665.98</text:p>
          </table:table-cell>
          <table:table-cell table:number-columns-repeated="3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3080.43" calcext:value-type="float">
            <text:p>3080.43</text:p>
          </table:table-cell>
          <table:table-cell table:number-columns-repeated="3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3294.34" calcext:value-type="float">
            <text:p>3294.34</text:p>
          </table:table-cell>
          <table:table-cell table:number-columns-repeated="3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3510.92" calcext:value-type="float">
            <text:p>3510.92</text:p>
          </table:table-cell>
          <table:table-cell table:number-columns-repeated="3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3412.62" calcext:value-type="float">
            <text:p>3412.62</text:p>
          </table:table-cell>
          <table:table-cell table:number-columns-repeated="3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3341.82" calcext:value-type="float">
            <text:p>3341.82</text:p>
          </table:table-cell>
          <table:table-cell table:number-columns-repeated="3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3105.62" calcext:value-type="float">
            <text:p>3105.62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848.66" calcext:value-type="float">
            <text:p>2848.66</text:p>
          </table:table-cell>
          <table:table-cell table:number-columns-repeated="3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2879.02" calcext:value-type="float">
            <text:p>2879.02</text:p>
          </table:table-cell>
          <table:table-cell table:number-columns-repeated="3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3043.2" calcext:value-type="float">
            <text:p>3043.2</text:p>
          </table:table-cell>
          <table:table-cell table:number-columns-repeated="3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3144.61" calcext:value-type="float">
            <text:p>3144.61</text:p>
          </table:table-cell>
          <table:table-cell table:number-columns-repeated="3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3162.42" calcext:value-type="float">
            <text:p>3162.42</text:p>
          </table:table-cell>
          <table:table-cell table:number-columns-repeated="3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2991.8" calcext:value-type="float">
            <text:p>2991.8</text:p>
          </table:table-cell>
          <table:table-cell table:number-columns-repeated="3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2454.1" calcext:value-type="float">
            <text:p>2454.1</text:p>
          </table:table-cell>
          <table:table-cell table:number-columns-repeated="3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2957.22" calcext:value-type="float">
            <text:p>2957.22</text:p>
          </table:table-cell>
          <table:table-cell table:number-columns-repeated="3"/>
        </table:table-row>
      </table:table>
      <table:table table:name="Sheet7" table:style-name="ta1">
        <table:shapes>
          <draw:frame draw:z-index="0" draw:style-name="gr1" draw:text-style-name="P1" svg:width="27.643cm" svg:height="9.005cm" svg:x="4.626cm" svg:y="0.106cm">
            <draw:object draw:notify-on-update-of-ranges="Sheet7.A1:Sheet7.A246 Sheet7.B1:Sheet7.B246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41" calcext:value-type="float">
            <text:p>0.024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73" calcext:value-type="float">
            <text:p>0.673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06" calcext:value-type="float">
            <text:p>1.06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88" calcext:value-type="float">
            <text:p>1.88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98" calcext:value-type="float">
            <text:p>1.98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68" calcext:value-type="float">
            <text:p>3.68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.67" calcext:value-type="float">
            <text:p>2.67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.97" calcext:value-type="float">
            <text:p>2.97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.93" calcext:value-type="float">
            <text:p>2.93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.79" calcext:value-type="float">
            <text:p>4.79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.21" calcext:value-type="float">
            <text:p>3.21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.7" calcext:value-type="float">
            <text:p>3.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.12" calcext:value-type="float">
            <text:p>3.12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.27" calcext:value-type="float">
            <text:p>5.27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.3" calcext:value-type="float">
            <text:p>3.3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.47" calcext:value-type="float">
            <text:p>3.47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.51" calcext:value-type="float">
            <text:p>3.51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.24" calcext:value-type="float">
            <text:p>5.24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.28" calcext:value-type="float">
            <text:p>3.28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.42" calcext:value-type="float">
            <text:p>3.42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.35" calcext:value-type="float">
            <text:p>3.35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.19" calcext:value-type="float">
            <text:p>5.19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.25" calcext:value-type="float">
            <text:p>3.25</text:p>
          </table:table-cell>
          <table:table-cell table:number-columns-repeated="2"/>
          <table:table-cell office:value-type="string" calcext:value-type="string">
            <text:p>HOPPER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.39" calcext:value-type="float">
            <text:p>3.39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.35" calcext:value-type="float">
            <text:p>3.35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.93" calcext:value-type="float">
            <text:p>4.93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.32" calcext:value-type="float">
            <text:p>3.32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.48" calcext:value-type="float">
            <text:p>3.48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.36" calcext:value-type="float">
            <text:p>3.36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.62" calcext:value-type="float">
            <text:p>4.62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.33" calcext:value-type="float">
            <text:p>3.33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.34" calcext:value-type="float">
            <text:p>3.34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.29" calcext:value-type="float">
            <text:p>3.29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83" calcext:value-type="float">
            <text:p>3.83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.18" calcext:value-type="float">
            <text:p>3.18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.32" calcext:value-type="float">
            <text:p>3.32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.21" calcext:value-type="float">
            <text:p>3.21</text:p>
          </table:table-cell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.15" calcext:value-type="float">
            <text:p>3.15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.2" calcext:value-type="float">
            <text:p>3.2</text:p>
          </table:table-cell>
          <table:table-cell table:number-columns-repeated="5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.27" calcext:value-type="float">
            <text:p>3.27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.22" calcext:value-type="float">
            <text:p>3.22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.22" calcext:value-type="float">
            <text:p>3.22</text:p>
          </table:table-cell>
          <table:table-cell table:number-columns-repeated="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.04" calcext:value-type="float">
            <text:p>3.04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.24" calcext:value-type="float">
            <text:p>3.24</text:p>
          </table:table-cell>
          <table:table-cell table:number-columns-repeated="5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.26" calcext:value-type="float">
            <text:p>3.26</text:p>
          </table:table-cell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.21" calcext:value-type="float">
            <text:p>3.21</text:p>
          </table:table-cell>
          <table:table-cell table:number-columns-repeated="5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.23" calcext:value-type="float">
            <text:p>3.23</text:p>
          </table:table-cell>
          <table:table-cell table:number-columns-repeated="5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.27" calcext:value-type="float">
            <text:p>3.27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.23" calcext:value-type="float">
            <text:p>3.23</text:p>
          </table:table-cell>
          <table:table-cell table:number-columns-repeated="5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.28" calcext:value-type="float">
            <text:p>3.28</text:p>
          </table:table-cell>
          <table:table-cell table:number-columns-repeated="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.22" calcext:value-type="float">
            <text:p>3.22</text:p>
          </table:table-cell>
          <table:table-cell table:number-columns-repeated="5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.3" calcext:value-type="float">
            <text:p>3.3</text:p>
          </table:table-cell>
          <table:table-cell table:number-columns-repeated="5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.24" calcext:value-type="float">
            <text:p>3.24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.24" calcext:value-type="float">
            <text:p>3.24</text:p>
          </table:table-cell>
          <table:table-cell table:number-columns-repeated="5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.22" calcext:value-type="float">
            <text:p>3.22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.31" calcext:value-type="float">
            <text:p>3.31</text:p>
          </table:table-cell>
          <table:table-cell table:number-columns-repeated="5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.26" calcext:value-type="float">
            <text:p>3.26</text:p>
          </table:table-cell>
          <table:table-cell table:number-columns-repeated="5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.31" calcext:value-type="float">
            <text:p>3.31</text:p>
          </table:table-cell>
          <table:table-cell table:number-columns-repeated="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.23" calcext:value-type="float">
            <text:p>3.23</text:p>
          </table:table-cell>
          <table:table-cell table:number-columns-repeated="5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.15" calcext:value-type="float">
            <text:p>3.15</text:p>
          </table:table-cell>
          <table:table-cell table:number-columns-repeated="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.2" calcext:value-type="float">
            <text:p>3.2</text:p>
          </table:table-cell>
          <table:table-cell table:number-columns-repeated="5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.29" calcext:value-type="float">
            <text:p>3.29</text:p>
          </table:table-cell>
          <table:table-cell table:number-columns-repeated="5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.24" calcext:value-type="float">
            <text:p>3.24</text:p>
          </table:table-cell>
          <table:table-cell table:number-columns-repeated="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.28" calcext:value-type="float">
            <text:p>3.28</text:p>
          </table:table-cell>
          <table:table-cell table:number-columns-repeated="5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.26" calcext:value-type="float">
            <text:p>3.26</text:p>
          </table:table-cell>
          <table:table-cell table:number-columns-repeated="5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.35" calcext:value-type="float">
            <text:p>3.35</text:p>
          </table:table-cell>
          <table:table-cell table:number-columns-repeated="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.25" calcext:value-type="float">
            <text:p>3.25</text:p>
          </table:table-cell>
          <table:table-cell table:number-columns-repeated="5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.31" calcext:value-type="float">
            <text:p>3.31</text:p>
          </table:table-cell>
          <table:table-cell table:number-columns-repeated="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.27" calcext:value-type="float">
            <text:p>3.27</text:p>
          </table:table-cell>
          <table:table-cell table:number-columns-repeated="5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.32" calcext:value-type="float">
            <text:p>3.32</text:p>
          </table:table-cell>
          <table:table-cell table:number-columns-repeated="5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.1" calcext:value-type="float">
            <text:p>3.1</text:p>
          </table:table-cell>
          <table:table-cell table:number-columns-repeated="5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.3" calcext:value-type="float">
            <text:p>3.3</text:p>
          </table:table-cell>
          <table:table-cell table:number-columns-repeated="5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.25" calcext:value-type="float">
            <text:p>3.25</text:p>
          </table:table-cell>
          <table:table-cell table:number-columns-repeated="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.34" calcext:value-type="float">
            <text:p>3.34</text:p>
          </table:table-cell>
          <table:table-cell table:number-columns-repeated="5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.05" calcext:value-type="float">
            <text:p>3.05</text:p>
          </table:table-cell>
          <table:table-cell table:number-columns-repeated="5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.97" calcext:value-type="float">
            <text:p>2.97</text:p>
          </table:table-cell>
          <table:table-cell table:number-columns-repeated="5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.91" calcext:value-type="float">
            <text:p>2.91</text:p>
          </table:table-cell>
          <table:table-cell table:number-columns-repeated="5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.98" calcext:value-type="float">
            <text:p>2.98</text:p>
          </table:table-cell>
          <table:table-cell table:number-columns-repeated="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.78" calcext:value-type="float">
            <text:p>2.78</text:p>
          </table:table-cell>
          <table:table-cell table:number-columns-repeated="5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.73" calcext:value-type="float">
            <text:p>2.73</text:p>
          </table:table-cell>
          <table:table-cell table:number-columns-repeated="5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.62" calcext:value-type="float">
            <text:p>2.62</text:p>
          </table:table-cell>
          <table:table-cell table:number-columns-repeated="5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.71" calcext:value-type="float">
            <text:p>2.71</text:p>
          </table:table-cell>
          <table:table-cell table:number-columns-repeated="5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.56" calcext:value-type="float">
            <text:p>2.56</text:p>
          </table:table-cell>
          <table:table-cell table:number-columns-repeated="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.59" calcext:value-type="float">
            <text:p>2.59</text:p>
          </table:table-cell>
          <table:table-cell table:number-columns-repeated="5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.44" calcext:value-type="float">
            <text:p>2.44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.86" calcext:value-type="float">
            <text:p>1.86</text:p>
          </table:table-cell>
          <table:table-cell table:number-columns-repeated="5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.45" calcext:value-type="float">
            <text:p>2.45</text:p>
          </table:table-cell>
          <table:table-cell table:number-columns-repeated="5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.49" calcext:value-type="float">
            <text:p>2.49</text:p>
          </table:table-cell>
          <table:table-cell table:number-columns-repeated="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.37" calcext:value-type="float">
            <text:p>2.37</text:p>
          </table:table-cell>
          <table:table-cell table:number-columns-repeated="5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.41" calcext:value-type="float">
            <text:p>2.41</text:p>
          </table:table-cell>
          <table:table-cell table:number-columns-repeated="5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.39" calcext:value-type="float">
            <text:p>2.39</text:p>
          </table:table-cell>
          <table:table-cell table:number-columns-repeated="5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.45" calcext:value-type="float">
            <text:p>2.45</text:p>
          </table:table-cell>
          <table:table-cell table:number-columns-repeated="5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.43" calcext:value-type="float">
            <text:p>2.43</text:p>
          </table:table-cell>
          <table:table-cell table:number-columns-repeated="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.44" calcext:value-type="float">
            <text:p>2.44</text:p>
          </table:table-cell>
          <table:table-cell table:number-columns-repeated="5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.39" calcext:value-type="float">
            <text:p>2.39</text:p>
          </table:table-cell>
          <table:table-cell table:number-columns-repeated="5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.4" calcext:value-type="float">
            <text:p>2.4</text:p>
          </table:table-cell>
          <table:table-cell table:number-columns-repeated="5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.34" calcext:value-type="float">
            <text:p>2.34</text:p>
          </table:table-cell>
          <table:table-cell table:number-columns-repeated="5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.31" calcext:value-type="float">
            <text:p>2.31</text:p>
          </table:table-cell>
          <table:table-cell table:number-columns-repeated="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.24" calcext:value-type="float">
            <text:p>2.24</text:p>
          </table:table-cell>
          <table:table-cell table:number-columns-repeated="5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.24" calcext:value-type="float">
            <text:p>2.24</text:p>
          </table:table-cell>
          <table:table-cell table:number-columns-repeated="5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.21" calcext:value-type="float">
            <text:p>2.21</text:p>
          </table:table-cell>
          <table:table-cell table:number-columns-repeated="5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.21" calcext:value-type="float">
            <text:p>2.21</text:p>
          </table:table-cell>
          <table:table-cell table:number-columns-repeated="5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.2" calcext:value-type="float">
            <text:p>2.2</text:p>
          </table:table-cell>
          <table:table-cell table:number-columns-repeated="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.22" calcext:value-type="float">
            <text:p>2.22</text:p>
          </table:table-cell>
          <table:table-cell table:number-columns-repeated="5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.21" calcext:value-type="float">
            <text:p>2.21</text:p>
          </table:table-cell>
          <table:table-cell table:number-columns-repeated="5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.19" calcext:value-type="float">
            <text:p>2.19</text:p>
          </table:table-cell>
          <table:table-cell table:number-columns-repeated="5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.02" calcext:value-type="float">
            <text:p>2.02</text:p>
          </table:table-cell>
          <table:table-cell table:number-columns-repeated="5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.19" calcext:value-type="float">
            <text:p>2.19</text:p>
          </table:table-cell>
          <table:table-cell table:number-columns-repeated="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.17" calcext:value-type="float">
            <text:p>2.17</text:p>
          </table:table-cell>
          <table:table-cell table:number-columns-repeated="5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.16" calcext:value-type="float">
            <text:p>2.16</text:p>
          </table:table-cell>
          <table:table-cell table:number-columns-repeated="5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.14" calcext:value-type="float">
            <text:p>2.14</text:p>
          </table:table-cell>
          <table:table-cell table:number-columns-repeated="5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.16" calcext:value-type="float">
            <text:p>2.16</text:p>
          </table:table-cell>
          <table:table-cell table:number-columns-repeated="5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.16" calcext:value-type="float">
            <text:p>2.16</text:p>
          </table:table-cell>
          <table:table-cell table:number-columns-repeated="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.15" calcext:value-type="float">
            <text:p>2.15</text:p>
          </table:table-cell>
          <table:table-cell table:number-columns-repeated="5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.15" calcext:value-type="float">
            <text:p>2.15</text:p>
          </table:table-cell>
          <table:table-cell table:number-columns-repeated="5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.18" calcext:value-type="float">
            <text:p>2.18</text:p>
          </table:table-cell>
          <table:table-cell table:number-columns-repeated="5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.17" calcext:value-type="float">
            <text:p>2.17</text:p>
          </table:table-cell>
          <table:table-cell table:number-columns-repeated="5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.16" calcext:value-type="float">
            <text:p>2.16</text:p>
          </table:table-cell>
          <table:table-cell table:number-columns-repeated="5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.16" calcext:value-type="float">
            <text:p>2.16</text:p>
          </table:table-cell>
          <table:table-cell table:number-columns-repeated="5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.18" calcext:value-type="float">
            <text:p>2.18</text:p>
          </table:table-cell>
          <table:table-cell table:number-columns-repeated="5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.18" calcext:value-type="float">
            <text:p>2.18</text:p>
          </table:table-cell>
          <table:table-cell table:number-columns-repeated="5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.18" calcext:value-type="float">
            <text:p>2.18</text:p>
          </table:table-cell>
          <table:table-cell table:number-columns-repeated="5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.18" calcext:value-type="float">
            <text:p>2.18</text:p>
          </table:table-cell>
          <table:table-cell table:number-columns-repeated="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.21" calcext:value-type="float">
            <text:p>2.21</text:p>
          </table:table-cell>
          <table:table-cell table:number-columns-repeated="5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.19" calcext:value-type="float">
            <text:p>2.19</text:p>
          </table:table-cell>
          <table:table-cell table:number-columns-repeated="5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.19" calcext:value-type="float">
            <text:p>2.19</text:p>
          </table:table-cell>
          <table:table-cell table:number-columns-repeated="5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.17" calcext:value-type="float">
            <text:p>2.17</text:p>
          </table:table-cell>
          <table:table-cell table:number-columns-repeated="5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.18" calcext:value-type="float">
            <text:p>2.18</text:p>
          </table:table-cell>
          <table:table-cell table:number-columns-repeated="5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.12" calcext:value-type="float">
            <text:p>2.12</text:p>
          </table:table-cell>
          <table:table-cell table:number-columns-repeated="5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.09" calcext:value-type="float">
            <text:p>2.09</text:p>
          </table:table-cell>
          <table:table-cell table:number-columns-repeated="5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.08" calcext:value-type="float">
            <text:p>2.08</text:p>
          </table:table-cell>
          <table:table-cell table:number-columns-repeated="5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.08" calcext:value-type="float">
            <text:p>2.08</text:p>
          </table:table-cell>
          <table:table-cell table:number-columns-repeated="5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.06" calcext:value-type="float">
            <text:p>2.06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.05" calcext:value-type="float">
            <text:p>2.05</text:p>
          </table:table-cell>
          <table:table-cell table:number-columns-repeated="5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.03" calcext:value-type="float">
            <text:p>2.03</text:p>
          </table:table-cell>
          <table:table-cell table:number-columns-repeated="5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.06" calcext:value-type="float">
            <text:p>2.06</text:p>
          </table:table-cell>
          <table:table-cell table:number-columns-repeated="5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.02" calcext:value-type="float">
            <text:p>2.02</text:p>
          </table:table-cell>
          <table:table-cell table:number-columns-repeated="5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.01" calcext:value-type="float">
            <text:p>2.01</text:p>
          </table:table-cell>
          <table:table-cell table:number-columns-repeated="5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.99" calcext:value-type="float">
            <text:p>1.99</text:p>
          </table:table-cell>
          <table:table-cell table:number-columns-repeated="5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.98" calcext:value-type="float">
            <text:p>1.98</text:p>
          </table:table-cell>
          <table:table-cell table:number-columns-repeated="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.98" calcext:value-type="float">
            <text:p>1.98</text:p>
          </table:table-cell>
          <table:table-cell table:number-columns-repeated="5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.94" calcext:value-type="float">
            <text:p>1.94</text:p>
          </table:table-cell>
          <table:table-cell table:number-columns-repeated="5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.9" calcext:value-type="float">
            <text:p>1.9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.91" calcext:value-type="float">
            <text:p>1.91</text:p>
          </table:table-cell>
          <table:table-cell table:number-columns-repeated="5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.89" calcext:value-type="float">
            <text:p>1.89</text:p>
          </table:table-cell>
          <table:table-cell table:number-columns-repeated="5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.87" calcext:value-type="float">
            <text:p>1.87</text:p>
          </table:table-cell>
          <table:table-cell table:number-columns-repeated="5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.85" calcext:value-type="float">
            <text:p>1.85</text:p>
          </table:table-cell>
          <table:table-cell table:number-columns-repeated="5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.85" calcext:value-type="float">
            <text:p>1.85</text:p>
          </table:table-cell>
          <table:table-cell table:number-columns-repeated="5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.84" calcext:value-type="float">
            <text:p>1.84</text:p>
          </table:table-cell>
          <table:table-cell table:number-columns-repeated="5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.68" calcext:value-type="float">
            <text:p>1.68</text:p>
          </table:table-cell>
          <table:table-cell table:number-columns-repeated="5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.83" calcext:value-type="float">
            <text:p>1.83</text:p>
          </table:table-cell>
          <table:table-cell table:number-columns-repeated="5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.84" calcext:value-type="float">
            <text:p>1.84</text:p>
          </table:table-cell>
          <table:table-cell table:number-columns-repeated="5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.82" calcext:value-type="float">
            <text:p>1.82</text:p>
          </table:table-cell>
          <table:table-cell table:number-columns-repeated="5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.79" calcext:value-type="float">
            <text:p>1.79</text:p>
          </table:table-cell>
          <table:table-cell table:number-columns-repeated="5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.77" calcext:value-type="float">
            <text:p>1.77</text:p>
          </table:table-cell>
          <table:table-cell table:number-columns-repeated="5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.79" calcext:value-type="float">
            <text:p>1.79</text:p>
          </table:table-cell>
          <table:table-cell table:number-columns-repeated="5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.77" calcext:value-type="float">
            <text:p>1.77</text:p>
          </table:table-cell>
          <table:table-cell table:number-columns-repeated="5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.78" calcext:value-type="float">
            <text:p>1.78</text:p>
          </table:table-cell>
          <table:table-cell table:number-columns-repeated="5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.77" calcext:value-type="float">
            <text:p>1.77</text:p>
          </table:table-cell>
          <table:table-cell table:number-columns-repeated="5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.79" calcext:value-type="float">
            <text:p>1.79</text:p>
          </table:table-cell>
          <table:table-cell table:number-columns-repeated="5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.75" calcext:value-type="float">
            <text:p>1.75</text:p>
          </table:table-cell>
          <table:table-cell table:number-columns-repeated="5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.78" calcext:value-type="float">
            <text:p>1.78</text:p>
          </table:table-cell>
          <table:table-cell table:number-columns-repeated="5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.78" calcext:value-type="float">
            <text:p>1.78</text:p>
          </table:table-cell>
          <table:table-cell table:number-columns-repeated="5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.79" calcext:value-type="float">
            <text:p>1.79</text:p>
          </table:table-cell>
          <table:table-cell table:number-columns-repeated="5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.78" calcext:value-type="float">
            <text:p>1.78</text:p>
          </table:table-cell>
          <table:table-cell table:number-columns-repeated="5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.77" calcext:value-type="float">
            <text:p>1.77</text:p>
          </table:table-cell>
          <table:table-cell table:number-columns-repeated="5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.78" calcext:value-type="float">
            <text:p>1.78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.75" calcext:value-type="float">
            <text:p>1.75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.75" calcext:value-type="float">
            <text:p>1.75</text:p>
          </table:table-cell>
          <table:table-cell table:number-columns-repeated="5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.75" calcext:value-type="float">
            <text:p>1.75</text:p>
          </table:table-cell>
          <table:table-cell table:number-columns-repeated="5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.31" calcext:value-type="float">
            <text:p>1.31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.76" calcext:value-type="float">
            <text:p>1.76</text:p>
          </table:table-cell>
          <table:table-cell table:number-columns-repeated="5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.76" calcext:value-type="float">
            <text:p>1.76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.77" calcext:value-type="float">
            <text:p>1.77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.77" calcext:value-type="float">
            <text:p>1.77</text:p>
          </table:table-cell>
          <table:table-cell table:number-columns-repeated="5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.78" calcext:value-type="float">
            <text:p>1.78</text:p>
          </table:table-cell>
          <table:table-cell table:number-columns-repeated="5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.79" calcext:value-type="float">
            <text:p>1.79</text:p>
          </table:table-cell>
          <table:table-cell table:number-columns-repeated="5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.79" calcext:value-type="float">
            <text:p>1.79</text:p>
          </table:table-cell>
          <table:table-cell table:number-columns-repeated="5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.79" calcext:value-type="float">
            <text:p>1.79</text:p>
          </table:table-cell>
          <table:table-cell table:number-columns-repeated="5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.8" calcext:value-type="float">
            <text:p>1.8</text:p>
          </table:table-cell>
          <table:table-cell table:number-columns-repeated="5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.8" calcext:value-type="float">
            <text:p>1.8</text:p>
          </table:table-cell>
          <table:table-cell table:number-columns-repeated="5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.81" calcext:value-type="float">
            <text:p>1.81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.81" calcext:value-type="float">
            <text:p>1.81</text:p>
          </table:table-cell>
          <table:table-cell table:number-columns-repeated="5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.82" calcext:value-type="float">
            <text:p>1.82</text:p>
          </table:table-cell>
          <table:table-cell table:number-columns-repeated="5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.82" calcext:value-type="float">
            <text:p>1.82</text:p>
          </table:table-cell>
          <table:table-cell table:number-columns-repeated="5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.84" calcext:value-type="float">
            <text:p>1.84</text:p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.82" calcext:value-type="float">
            <text:p>1.82</text:p>
          </table:table-cell>
          <table:table-cell table:number-columns-repeated="5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.84" calcext:value-type="float">
            <text:p>1.84</text:p>
          </table:table-cell>
          <table:table-cell table:number-columns-repeated="5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.84" calcext:value-type="float">
            <text:p>1.84</text:p>
          </table:table-cell>
          <table:table-cell table:number-columns-repeated="5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.85" calcext:value-type="float">
            <text:p>1.85</text:p>
          </table:table-cell>
          <table:table-cell table:number-columns-repeated="5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.84" calcext:value-type="float">
            <text:p>1.84</text:p>
          </table:table-cell>
          <table:table-cell table:number-columns-repeated="5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.86" calcext:value-type="float">
            <text:p>1.86</text:p>
          </table:table-cell>
          <table:table-cell table:number-columns-repeated="5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.86" calcext:value-type="float">
            <text:p>1.86</text:p>
          </table:table-cell>
          <table:table-cell table:number-columns-repeated="5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.87" calcext:value-type="float">
            <text:p>1.87</text:p>
          </table:table-cell>
          <table:table-cell table:number-columns-repeated="5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.86" calcext:value-type="float">
            <text:p>1.86</text:p>
          </table:table-cell>
          <table:table-cell table:number-columns-repeated="5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.87" calcext:value-type="float">
            <text:p>1.87</text:p>
          </table:table-cell>
          <table:table-cell table:number-columns-repeated="5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.86" calcext:value-type="float">
            <text:p>1.86</text:p>
          </table:table-cell>
          <table:table-cell table:number-columns-repeated="5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.88" calcext:value-type="float">
            <text:p>1.88</text:p>
          </table:table-cell>
          <table:table-cell table:number-columns-repeated="5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.86" calcext:value-type="float">
            <text:p>1.86</text:p>
          </table:table-cell>
          <table:table-cell table:number-columns-repeated="5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.86" calcext:value-type="float">
            <text:p>1.86</text:p>
          </table:table-cell>
          <table:table-cell table:number-columns-repeated="5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.86" calcext:value-type="float">
            <text:p>1.86</text:p>
          </table:table-cell>
          <table:table-cell table:number-columns-repeated="5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.87" calcext:value-type="float">
            <text:p>1.87</text:p>
          </table:table-cell>
          <table:table-cell table:number-columns-repeated="5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.84" calcext:value-type="float">
            <text:p>1.84</text:p>
          </table:table-cell>
          <table:table-cell table:number-columns-repeated="5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.84" calcext:value-type="float">
            <text:p>1.84</text:p>
          </table:table-cell>
          <table:table-cell table:number-columns-repeated="5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.85" calcext:value-type="float">
            <text:p>1.85</text:p>
          </table:table-cell>
          <table:table-cell table:number-columns-repeated="5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.85" calcext:value-type="float">
            <text:p>1.85</text:p>
          </table:table-cell>
          <table:table-cell table:number-columns-repeated="5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.82" calcext:value-type="float">
            <text:p>1.82</text:p>
          </table:table-cell>
          <table:table-cell table:number-columns-repeated="5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.82" calcext:value-type="float">
            <text:p>1.82</text:p>
          </table:table-cell>
          <table:table-cell table:number-columns-repeated="5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.81" calcext:value-type="float">
            <text:p>1.81</text:p>
          </table:table-cell>
          <table:table-cell table:number-columns-repeated="5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.81" calcext:value-type="float">
            <text:p>1.81</text:p>
          </table:table-cell>
          <table:table-cell table:number-columns-repeated="5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.79" calcext:value-type="float">
            <text:p>1.79</text:p>
          </table:table-cell>
          <table:table-cell table:number-columns-repeated="5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.8" calcext:value-type="float">
            <text:p>1.8</text:p>
          </table:table-cell>
          <table:table-cell table:number-columns-repeated="5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.79" calcext:value-type="float">
            <text:p>1.79</text:p>
          </table:table-cell>
          <table:table-cell table:number-columns-repeated="5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.54" calcext:value-type="float">
            <text:p>1.54</text:p>
          </table:table-cell>
          <table:table-cell table:number-columns-repeated="5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.78" calcext:value-type="float">
            <text:p>1.78</text:p>
          </table:table-cell>
          <table:table-cell table:number-columns-repeated="5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.79" calcext:value-type="float">
            <text:p>1.79</text:p>
          </table:table-cell>
          <table:table-cell table:number-columns-repeated="5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.77" calcext:value-type="float">
            <text:p>1.77</text:p>
          </table:table-cell>
          <table:table-cell table:number-columns-repeated="5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.77" calcext:value-type="float">
            <text:p>1.77</text:p>
          </table:table-cell>
          <table:table-cell table:number-columns-repeated="5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.76" calcext:value-type="float">
            <text:p>1.76</text:p>
          </table:table-cell>
          <table:table-cell table:number-columns-repeated="5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.77" calcext:value-type="float">
            <text:p>1.77</text:p>
          </table:table-cell>
          <table:table-cell table:number-columns-repeated="5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.76" calcext:value-type="float">
            <text:p>1.76</text:p>
          </table:table-cell>
          <table:table-cell table:number-columns-repeated="5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.77" calcext:value-type="float">
            <text:p>1.77</text:p>
          </table:table-cell>
          <table:table-cell table:number-columns-repeated="5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.76" calcext:value-type="float">
            <text:p>1.76</text:p>
          </table:table-cell>
          <table:table-cell table:number-columns-repeated="5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.77" calcext:value-type="float">
            <text:p>1.77</text:p>
          </table:table-cell>
          <table:table-cell table:number-columns-repeated="5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.76" calcext:value-type="float">
            <text:p>1.76</text:p>
          </table:table-cell>
          <table:table-cell table:number-columns-repeated="5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.76" calcext:value-type="float">
            <text:p>1.76</text:p>
          </table:table-cell>
          <table:table-cell table:number-columns-repeated="5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.76" calcext:value-type="float">
            <text:p>1.76</text:p>
          </table:table-cell>
          <table:table-cell table:number-columns-repeated="5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.77" calcext:value-type="float">
            <text:p>1.77</text:p>
          </table:table-cell>
          <table:table-cell table:number-columns-repeated="5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.77" calcext:value-type="float">
            <text:p>1.77</text:p>
          </table:table-cell>
          <table:table-cell table:number-columns-repeated="5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.77" calcext:value-type="float">
            <text:p>1.77</text:p>
          </table:table-cell>
          <table:table-cell table:number-columns-repeated="5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.76" calcext:value-type="float">
            <text:p>1.76</text:p>
          </table:table-cell>
          <table:table-cell table:number-columns-repeated="5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.77" calcext:value-type="float">
            <text:p>1.77</text:p>
          </table:table-cell>
          <table:table-cell table:number-columns-repeated="5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.77" calcext:value-type="float">
            <text:p>1.77</text:p>
          </table:table-cell>
          <table:table-cell table:number-columns-repeated="5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77" calcext:value-type="float">
            <text:p>1.77</text:p>
          </table:table-cell>
          <table:table-cell table:number-columns-repeated="5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.59" calcext:value-type="float">
            <text:p>1.59</text:p>
          </table:table-cell>
          <table:table-cell table:number-columns-repeated="5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.77" calcext:value-type="float">
            <text:p>1.77</text:p>
          </table:table-cell>
          <table:table-cell table:number-columns-repeated="5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.76" calcext:value-type="float">
            <text:p>1.76</text:p>
          </table:table-cell>
          <table:table-cell table:number-columns-repeated="5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.77" calcext:value-type="float">
            <text:p>1.77</text:p>
          </table:table-cell>
          <table:table-cell table:number-columns-repeated="5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.76" calcext:value-type="float">
            <text:p>1.76</text:p>
          </table:table-cell>
          <table:table-cell table:number-columns-repeated="5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.77" calcext:value-type="float">
            <text:p>1.77</text:p>
          </table:table-cell>
          <table:table-cell table:number-columns-repeated="5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.77" calcext:value-type="float">
            <text:p>1.77</text:p>
          </table:table-cell>
          <table:table-cell table:number-columns-repeated="5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.76" calcext:value-type="float">
            <text:p>1.76</text:p>
          </table:table-cell>
          <table:table-cell table:number-columns-repeated="5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.76" calcext:value-type="float">
            <text:p>1.76</text:p>
          </table:table-cell>
          <table:table-cell table:number-columns-repeated="5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.77" calcext:value-type="float">
            <text:p>1.77</text:p>
          </table:table-cell>
          <table:table-cell table:number-columns-repeated="5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.77" calcext:value-type="float">
            <text:p>1.77</text:p>
          </table:table-cell>
          <table:table-cell table:number-columns-repeated="5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.76" calcext:value-type="float">
            <text:p>1.76</text:p>
          </table:table-cell>
          <table:table-cell table:number-columns-repeated="5"/>
        </table:table-row>
        <table:table-row table:style-name="ro1" table:number-rows-repeated="104832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8" table:style-name="ta1">
        <table:shapes>
          <draw:frame draw:z-index="0" draw:style-name="gr1" draw:text-style-name="P1" svg:width="27.589cm" svg:height="10.678cm" svg:x="4.626cm" svg:y="0.106cm">
            <draw:object draw:notify-on-update-of-ranges="Sheet8.A1:Sheet8.A253 Sheet8.B1:Sheet8.B253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41" calcext:value-type="float">
            <text:p>0.0241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75" calcext:value-type="float">
            <text:p>0.67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06" calcext:value-type="float">
            <text:p>1.06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88" calcext:value-type="float">
            <text:p>1.88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98" calcext:value-type="float">
            <text:p>1.98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68" calcext:value-type="float">
            <text:p>3.68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.67" calcext:value-type="float">
            <text:p>2.67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.97" calcext:value-type="float">
            <text:p>2.97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.93" calcext:value-type="float">
            <text:p>2.93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.79" calcext:value-type="float">
            <text:p>4.79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.21" calcext:value-type="float">
            <text:p>3.21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.7" calcext:value-type="float">
            <text:p>3.7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.12" calcext:value-type="float">
            <text:p>3.12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.27" calcext:value-type="float">
            <text:p>5.27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.3" calcext:value-type="float">
            <text:p>3.3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.41" calcext:value-type="float">
            <text:p>3.41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.48" calcext:value-type="float">
            <text:p>3.48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.2" calcext:value-type="float">
            <text:p>5.2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.25" calcext:value-type="float">
            <text:p>3.25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.39" calcext:value-type="float">
            <text:p>3.39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.3" calcext:value-type="float">
            <text:p>3.3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.18" calcext:value-type="float">
            <text:p>5.18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.24" calcext:value-type="float">
            <text:p>3.24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.38" calcext:value-type="float">
            <text:p>3.38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.34" calcext:value-type="float">
            <text:p>3.34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.92" calcext:value-type="float">
            <text:p>4.92</text:p>
          </table:table-cell>
          <table:table-cell table:number-columns-repeated="3"/>
          <table:table-cell office:value-type="string" calcext:value-type="string">
            <text:p>HOPPER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.32" calcext:value-type="float">
            <text:p>3.32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.47" calcext:value-type="float">
            <text:p>3.47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.35" calcext:value-type="float">
            <text:p>3.35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.61" calcext:value-type="float">
            <text:p>4.61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.3" calcext:value-type="float">
            <text:p>3.3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.32" calcext:value-type="float">
            <text:p>3.32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.28" calcext:value-type="float">
            <text:p>3.28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09" calcext:value-type="float">
            <text:p>3.09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.06" calcext:value-type="float">
            <text:p>3.06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.24" calcext:value-type="float">
            <text:p>3.24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.09" calcext:value-type="float">
            <text:p>3.09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.12" calcext:value-type="float">
            <text:p>3.12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.12" calcext:value-type="float">
            <text:p>3.12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.38" calcext:value-type="float">
            <text:p>3.38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.14" calcext:value-type="float">
            <text:p>3.14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.15" calcext:value-type="float">
            <text:p>3.15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.95" calcext:value-type="float">
            <text:p>2.95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.46" calcext:value-type="float">
            <text:p>3.46</text:p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.2" calcext:value-type="float">
            <text:p>3.2</text:p>
          </table:table-cell>
          <table:table-cell table:number-columns-repeated="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.21" calcext:value-type="float">
            <text:p>3.21</text:p>
          </table:table-cell>
          <table:table-cell table:number-columns-repeated="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.19" calcext:value-type="float">
            <text:p>3.19</text:p>
          </table:table-cell>
          <table:table-cell table:number-columns-repeated="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.56" calcext:value-type="float">
            <text:p>3.56</text:p>
          </table:table-cell>
          <table:table-cell table:number-columns-repeated="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.22" calcext:value-type="float">
            <text:p>3.22</text:p>
          </table:table-cell>
          <table:table-cell table:number-columns-repeated="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.23" calcext:value-type="float">
            <text:p>3.23</text:p>
          </table:table-cell>
          <table:table-cell table:number-columns-repeated="6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.19" calcext:value-type="float">
            <text:p>3.19</text:p>
          </table:table-cell>
          <table:table-cell table:number-columns-repeated="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.54" calcext:value-type="float">
            <text:p>3.54</text:p>
          </table:table-cell>
          <table:table-cell table:number-columns-repeated="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.2" calcext:value-type="float">
            <text:p>3.2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.22" calcext:value-type="float">
            <text:p>3.22</text:p>
          </table:table-cell>
          <table:table-cell table:number-columns-repeated="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.18" calcext:value-type="float">
            <text:p>3.18</text:p>
          </table:table-cell>
          <table:table-cell table:number-columns-repeated="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.31" calcext:value-type="float">
            <text:p>3.31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.21" calcext:value-type="float">
            <text:p>3.21</text:p>
          </table:table-cell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.22" calcext:value-type="float">
            <text:p>3.22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.18" calcext:value-type="float">
            <text:p>3.18</text:p>
          </table:table-cell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.14" calcext:value-type="float">
            <text:p>3.14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.21" calcext:value-type="float">
            <text:p>3.21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.24" calcext:value-type="float">
            <text:p>3.24</text:p>
          </table:table-cell>
          <table:table-cell table:number-columns-repeated="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.2" calcext:value-type="float">
            <text:p>3.2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.26" calcext:value-type="float">
            <text:p>3.26</text:p>
          </table:table-cell>
          <table:table-cell table:number-columns-repeated="6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.22" calcext:value-type="float">
            <text:p>3.22</text:p>
          </table:table-cell>
          <table:table-cell table:number-columns-repeated="6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.25" calcext:value-type="float">
            <text:p>3.25</text:p>
          </table:table-cell>
          <table:table-cell table:number-columns-repeated="6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.14" calcext:value-type="float">
            <text:p>3.14</text:p>
          </table:table-cell>
          <table:table-cell table:number-columns-repeated="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.18" calcext:value-type="float">
            <text:p>3.18</text:p>
          </table:table-cell>
          <table:table-cell table:number-columns-repeated="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.18" calcext:value-type="float">
            <text:p>3.18</text:p>
          </table:table-cell>
          <table:table-cell table:number-columns-repeated="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.21" calcext:value-type="float">
            <text:p>3.21</text:p>
          </table:table-cell>
          <table:table-cell table:number-columns-repeated="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.06" calcext:value-type="float">
            <text:p>3.06</text:p>
          </table:table-cell>
          <table:table-cell table:number-columns-repeated="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.1" calcext:value-type="float">
            <text:p>3.1</text:p>
          </table:table-cell>
          <table:table-cell table:number-columns-repeated="6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.26" calcext:value-type="float">
            <text:p>3.26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.29" calcext:value-type="float">
            <text:p>3.29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.25" calcext:value-type="float">
            <text:p>3.25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.12" calcext:value-type="float">
            <text:p>3.12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.13" calcext:value-type="float">
            <text:p>3.13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3.19" calcext:value-type="float">
            <text:p>3.19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.11" calcext:value-type="float">
            <text:p>3.11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.11" calcext:value-type="float">
            <text:p>3.1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.09" calcext:value-type="float">
            <text:p>3.09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.08" calcext:value-type="float">
            <text:p>3.08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.02" calcext:value-type="float">
            <text:p>3.02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.08" calcext:value-type="float">
            <text:p>3.08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.05" calcext:value-type="float">
            <text:p>3.05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.56" calcext:value-type="float">
            <text:p>2.56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3.06" calcext:value-type="float">
            <text:p>3.06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3.1" calcext:value-type="float">
            <text:p>3.1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3.09" calcext:value-type="float">
            <text:p>3.09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3.1" calcext:value-type="float">
            <text:p>3.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3.07" calcext:value-type="float">
            <text:p>3.07</text:p>
          </table:table-cell>
          <table:table-cell table:number-columns-repeated="6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.11" calcext:value-type="float">
            <text:p>3.11</text:p>
          </table:table-cell>
          <table:table-cell table:number-columns-repeated="6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.11" calcext:value-type="float">
            <text:p>3.11</text:p>
          </table:table-cell>
          <table:table-cell table:number-columns-repeated="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.09" calcext:value-type="float">
            <text:p>3.09</text:p>
          </table:table-cell>
          <table:table-cell table:number-columns-repeated="6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3.1" calcext:value-type="float">
            <text:p>3.1</text:p>
          </table:table-cell>
          <table:table-cell table:number-columns-repeated="6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3.11" calcext:value-type="float">
            <text:p>3.11</text:p>
          </table:table-cell>
          <table:table-cell table:number-columns-repeated="6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.12" calcext:value-type="float">
            <text:p>3.12</text:p>
          </table:table-cell>
          <table:table-cell table:number-columns-repeated="6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.12" calcext:value-type="float">
            <text:p>3.12</text:p>
          </table:table-cell>
          <table:table-cell table:number-columns-repeated="6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.92" calcext:value-type="float">
            <text:p>2.92</text:p>
          </table:table-cell>
          <table:table-cell table:number-columns-repeated="6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.97" calcext:value-type="float">
            <text:p>2.97</text:p>
          </table:table-cell>
          <table:table-cell table:number-columns-repeated="6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.96" calcext:value-type="float">
            <text:p>2.96</text:p>
          </table:table-cell>
          <table:table-cell table:number-columns-repeated="6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.96" calcext:value-type="float">
            <text:p>2.96</text:p>
          </table:table-cell>
          <table:table-cell table:number-columns-repeated="6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.06" calcext:value-type="float">
            <text:p>3.06</text:p>
          </table:table-cell>
          <table:table-cell table:number-columns-repeated="6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.99" calcext:value-type="float">
            <text:p>2.99</text:p>
          </table:table-cell>
          <table:table-cell table:number-columns-repeated="6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.94" calcext:value-type="float">
            <text:p>2.94</text:p>
          </table:table-cell>
          <table:table-cell table:number-columns-repeated="6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.09" calcext:value-type="float">
            <text:p>3.09</text:p>
          </table:table-cell>
          <table:table-cell table:number-columns-repeated="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.98" calcext:value-type="float">
            <text:p>2.98</text:p>
          </table:table-cell>
          <table:table-cell table:number-columns-repeated="6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.98" calcext:value-type="float">
            <text:p>2.98</text:p>
          </table:table-cell>
          <table:table-cell table:number-columns-repeated="6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.04" calcext:value-type="float">
            <text:p>3.04</text:p>
          </table:table-cell>
          <table:table-cell table:number-columns-repeated="6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.01" calcext:value-type="float">
            <text:p>3.01</text:p>
          </table:table-cell>
          <table:table-cell table:number-columns-repeated="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.01" calcext:value-type="float">
            <text:p>3.01</text:p>
          </table:table-cell>
          <table:table-cell table:number-columns-repeated="6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.97" calcext:value-type="float">
            <text:p>2.97</text:p>
          </table:table-cell>
          <table:table-cell table:number-columns-repeated="6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.07" calcext:value-type="float">
            <text:p>3.07</text:p>
          </table:table-cell>
          <table:table-cell table:number-columns-repeated="6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.03" calcext:value-type="float">
            <text:p>3.03</text:p>
          </table:table-cell>
          <table:table-cell table:number-columns-repeated="6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.01" calcext:value-type="float">
            <text:p>3.01</text:p>
          </table:table-cell>
          <table:table-cell table:number-columns-repeated="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.09" calcext:value-type="float">
            <text:p>3.09</text:p>
          </table:table-cell>
          <table:table-cell table:number-columns-repeated="6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.04" calcext:value-type="float">
            <text:p>3.04</text:p>
          </table:table-cell>
          <table:table-cell table:number-columns-repeated="6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.02" calcext:value-type="float">
            <text:p>3.02</text:p>
          </table:table-cell>
          <table:table-cell table:number-columns-repeated="6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.09" calcext:value-type="float">
            <text:p>3.09</text:p>
          </table:table-cell>
          <table:table-cell table:number-columns-repeated="6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.04" calcext:value-type="float">
            <text:p>3.04</text:p>
          </table:table-cell>
          <table:table-cell table:number-columns-repeated="6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.01" calcext:value-type="float">
            <text:p>3.01</text:p>
          </table:table-cell>
          <table:table-cell table:number-columns-repeated="6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.02" calcext:value-type="float">
            <text:p>3.02</text:p>
          </table:table-cell>
          <table:table-cell table:number-columns-repeated="6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.1" calcext:value-type="float">
            <text:p>3.1</text:p>
          </table:table-cell>
          <table:table-cell table:number-columns-repeated="6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.04" calcext:value-type="float">
            <text:p>3.04</text:p>
          </table:table-cell>
          <table:table-cell table:number-columns-repeated="6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.04" calcext:value-type="float">
            <text:p>3.04</text:p>
          </table:table-cell>
          <table:table-cell table:number-columns-repeated="6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.98" calcext:value-type="float">
            <text:p>2.98</text:p>
          </table:table-cell>
          <table:table-cell table:number-columns-repeated="6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.98" calcext:value-type="float">
            <text:p>2.98</text:p>
          </table:table-cell>
          <table:table-cell table:number-columns-repeated="6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.98" calcext:value-type="float">
            <text:p>2.98</text:p>
          </table:table-cell>
          <table:table-cell table:number-columns-repeated="6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.96" calcext:value-type="float">
            <text:p>2.96</text:p>
          </table:table-cell>
          <table:table-cell table:number-columns-repeated="6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.99" calcext:value-type="float">
            <text:p>2.99</text:p>
          </table:table-cell>
          <table:table-cell table:number-columns-repeated="6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.94" calcext:value-type="float">
            <text:p>2.94</text:p>
          </table:table-cell>
          <table:table-cell table:number-columns-repeated="6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3.02" calcext:value-type="float">
            <text:p>3.02</text:p>
          </table:table-cell>
          <table:table-cell table:number-columns-repeated="6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.94" calcext:value-type="float">
            <text:p>2.94</text:p>
          </table:table-cell>
          <table:table-cell table:number-columns-repeated="6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.99" calcext:value-type="float">
            <text:p>2.99</text:p>
          </table:table-cell>
          <table:table-cell table:number-columns-repeated="6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.99" calcext:value-type="float">
            <text:p>2.99</text:p>
          </table:table-cell>
          <table:table-cell table:number-columns-repeated="6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.98" calcext:value-type="float">
            <text:p>2.98</text:p>
          </table:table-cell>
          <table:table-cell table:number-columns-repeated="6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.96" calcext:value-type="float">
            <text:p>2.96</text:p>
          </table:table-cell>
          <table:table-cell table:number-columns-repeated="6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.99" calcext:value-type="float">
            <text:p>2.99</text:p>
          </table:table-cell>
          <table:table-cell table:number-columns-repeated="6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3.01" calcext:value-type="float">
            <text:p>3.01</text:p>
          </table:table-cell>
          <table:table-cell table:number-columns-repeated="6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.95" calcext:value-type="float">
            <text:p>2.95</text:p>
          </table:table-cell>
          <table:table-cell table:number-columns-repeated="6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.99" calcext:value-type="float">
            <text:p>2.99</text:p>
          </table:table-cell>
          <table:table-cell table:number-columns-repeated="6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.96" calcext:value-type="float">
            <text:p>2.96</text:p>
          </table:table-cell>
          <table:table-cell table:number-columns-repeated="6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.97" calcext:value-type="float">
            <text:p>2.97</text:p>
          </table:table-cell>
          <table:table-cell table:number-columns-repeated="6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.99" calcext:value-type="float">
            <text:p>2.99</text:p>
          </table:table-cell>
          <table:table-cell table:number-columns-repeated="6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.99" calcext:value-type="float">
            <text:p>2.99</text:p>
          </table:table-cell>
          <table:table-cell table:number-columns-repeated="6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3.01" calcext:value-type="float">
            <text:p>3.01</text:p>
          </table:table-cell>
          <table:table-cell table:number-columns-repeated="6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.95" calcext:value-type="float">
            <text:p>2.95</text:p>
          </table:table-cell>
          <table:table-cell table:number-columns-repeated="6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.99" calcext:value-type="float">
            <text:p>2.99</text:p>
          </table:table-cell>
          <table:table-cell table:number-columns-repeated="6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.97" calcext:value-type="float">
            <text:p>2.97</text:p>
          </table:table-cell>
          <table:table-cell table:number-columns-repeated="6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.98" calcext:value-type="float">
            <text:p>2.98</text:p>
          </table:table-cell>
          <table:table-cell table:number-columns-repeated="6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.91" calcext:value-type="float">
            <text:p>2.91</text:p>
          </table:table-cell>
          <table:table-cell table:number-columns-repeated="6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.93" calcext:value-type="float">
            <text:p>2.93</text:p>
          </table:table-cell>
          <table:table-cell table:number-columns-repeated="6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.81" calcext:value-type="float">
            <text:p>2.81</text:p>
          </table:table-cell>
          <table:table-cell table:number-columns-repeated="6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.97" calcext:value-type="float">
            <text:p>2.97</text:p>
          </table:table-cell>
          <table:table-cell table:number-columns-repeated="6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.87" calcext:value-type="float">
            <text:p>2.87</text:p>
          </table:table-cell>
          <table:table-cell table:number-columns-repeated="6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.91" calcext:value-type="float">
            <text:p>2.91</text:p>
          </table:table-cell>
          <table:table-cell table:number-columns-repeated="6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.85" calcext:value-type="float">
            <text:p>2.85</text:p>
          </table:table-cell>
          <table:table-cell table:number-columns-repeated="6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.83" calcext:value-type="float">
            <text:p>2.83</text:p>
          </table:table-cell>
          <table:table-cell table:number-columns-repeated="6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.83" calcext:value-type="float">
            <text:p>2.83</text:p>
          </table:table-cell>
          <table:table-cell table:number-columns-repeated="6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.86" calcext:value-type="float">
            <text:p>2.86</text:p>
          </table:table-cell>
          <table:table-cell table:number-columns-repeated="6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2.85" calcext:value-type="float">
            <text:p>2.85</text:p>
          </table:table-cell>
          <table:table-cell table:number-columns-repeated="6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.83" calcext:value-type="float">
            <text:p>2.83</text:p>
          </table:table-cell>
          <table:table-cell table:number-columns-repeated="6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.02" calcext:value-type="float">
            <text:p>2.02</text:p>
          </table:table-cell>
          <table:table-cell table:number-columns-repeated="6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.85" calcext:value-type="float">
            <text:p>2.85</text:p>
          </table:table-cell>
          <table:table-cell table:number-columns-repeated="6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.86" calcext:value-type="float">
            <text:p>2.86</text:p>
          </table:table-cell>
          <table:table-cell table:number-columns-repeated="6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.85" calcext:value-type="float">
            <text:p>2.85</text:p>
          </table:table-cell>
          <table:table-cell table:number-columns-repeated="6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.85" calcext:value-type="float">
            <text:p>2.85</text:p>
          </table:table-cell>
          <table:table-cell table:number-columns-repeated="6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.87" calcext:value-type="float">
            <text:p>2.87</text:p>
          </table:table-cell>
          <table:table-cell table:number-columns-repeated="6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.86" calcext:value-type="float">
            <text:p>2.86</text:p>
          </table:table-cell>
          <table:table-cell table:number-columns-repeated="6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.85" calcext:value-type="float">
            <text:p>2.85</text:p>
          </table:table-cell>
          <table:table-cell table:number-columns-repeated="6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.78" calcext:value-type="float">
            <text:p>2.78</text:p>
          </table:table-cell>
          <table:table-cell table:number-columns-repeated="6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.8" calcext:value-type="float">
            <text:p>2.8</text:p>
          </table:table-cell>
          <table:table-cell table:number-columns-repeated="6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.8" calcext:value-type="float">
            <text:p>2.8</text:p>
          </table:table-cell>
          <table:table-cell table:number-columns-repeated="6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.79" calcext:value-type="float">
            <text:p>2.79</text:p>
          </table:table-cell>
          <table:table-cell table:number-columns-repeated="6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2.79" calcext:value-type="float">
            <text:p>2.79</text:p>
          </table:table-cell>
          <table:table-cell table:number-columns-repeated="6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.82" calcext:value-type="float">
            <text:p>2.82</text:p>
          </table:table-cell>
          <table:table-cell table:number-columns-repeated="6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.83" calcext:value-type="float">
            <text:p>2.83</text:p>
          </table:table-cell>
          <table:table-cell table:number-columns-repeated="6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.82" calcext:value-type="float">
            <text:p>2.82</text:p>
          </table:table-cell>
          <table:table-cell table:number-columns-repeated="6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.8" calcext:value-type="float">
            <text:p>2.8</text:p>
          </table:table-cell>
          <table:table-cell table:number-columns-repeated="6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.83" calcext:value-type="float">
            <text:p>2.83</text:p>
          </table:table-cell>
          <table:table-cell table:number-columns-repeated="6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.84" calcext:value-type="float">
            <text:p>2.84</text:p>
          </table:table-cell>
          <table:table-cell table:number-columns-repeated="6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2.84" calcext:value-type="float">
            <text:p>2.84</text:p>
          </table:table-cell>
          <table:table-cell table:number-columns-repeated="6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.83" calcext:value-type="float">
            <text:p>2.83</text:p>
          </table:table-cell>
          <table:table-cell table:number-columns-repeated="6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.84" calcext:value-type="float">
            <text:p>2.84</text:p>
          </table:table-cell>
          <table:table-cell table:number-columns-repeated="6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.79" calcext:value-type="float">
            <text:p>2.79</text:p>
          </table:table-cell>
          <table:table-cell table:number-columns-repeated="6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.76" calcext:value-type="float">
            <text:p>2.76</text:p>
          </table:table-cell>
          <table:table-cell table:number-columns-repeated="6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2.73" calcext:value-type="float">
            <text:p>2.73</text:p>
          </table:table-cell>
          <table:table-cell table:number-columns-repeated="6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2.76" calcext:value-type="float">
            <text:p>2.76</text:p>
          </table:table-cell>
          <table:table-cell table:number-columns-repeated="6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.67" calcext:value-type="float">
            <text:p>2.67</text:p>
          </table:table-cell>
          <table:table-cell table:number-columns-repeated="6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.67" calcext:value-type="float">
            <text:p>2.67</text:p>
          </table:table-cell>
          <table:table-cell table:number-columns-repeated="6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2.66" calcext:value-type="float">
            <text:p>2.66</text:p>
          </table:table-cell>
          <table:table-cell table:number-columns-repeated="6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2.69" calcext:value-type="float">
            <text:p>2.69</text:p>
          </table:table-cell>
          <table:table-cell table:number-columns-repeated="6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2.69" calcext:value-type="float">
            <text:p>2.69</text:p>
          </table:table-cell>
          <table:table-cell table:number-columns-repeated="6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2.7" calcext:value-type="float">
            <text:p>2.7</text:p>
          </table:table-cell>
          <table:table-cell table:number-columns-repeated="6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2.66" calcext:value-type="float">
            <text:p>2.66</text:p>
          </table:table-cell>
          <table:table-cell table:number-columns-repeated="6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2.69" calcext:value-type="float">
            <text:p>2.69</text:p>
          </table:table-cell>
          <table:table-cell table:number-columns-repeated="6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2.71" calcext:value-type="float">
            <text:p>2.71</text:p>
          </table:table-cell>
          <table:table-cell table:number-columns-repeated="6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2.71" calcext:value-type="float">
            <text:p>2.71</text:p>
          </table:table-cell>
          <table:table-cell table:number-columns-repeated="6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2.69" calcext:value-type="float">
            <text:p>2.69</text:p>
          </table:table-cell>
          <table:table-cell table:number-columns-repeated="6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2.72" calcext:value-type="float">
            <text:p>2.72</text:p>
          </table:table-cell>
          <table:table-cell table:number-columns-repeated="6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2.73" calcext:value-type="float">
            <text:p>2.73</text:p>
          </table:table-cell>
          <table:table-cell table:number-columns-repeated="6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2.71" calcext:value-type="float">
            <text:p>2.71</text:p>
          </table:table-cell>
          <table:table-cell table:number-columns-repeated="6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2.66" calcext:value-type="float">
            <text:p>2.66</text:p>
          </table:table-cell>
          <table:table-cell table:number-columns-repeated="6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2.69" calcext:value-type="float">
            <text:p>2.69</text:p>
          </table:table-cell>
          <table:table-cell table:number-columns-repeated="6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2.67" calcext:value-type="float">
            <text:p>2.67</text:p>
          </table:table-cell>
          <table:table-cell table:number-columns-repeated="6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.22" calcext:value-type="float">
            <text:p>2.22</text:p>
          </table:table-cell>
          <table:table-cell table:number-columns-repeated="6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2.65" calcext:value-type="float">
            <text:p>2.65</text:p>
          </table:table-cell>
          <table:table-cell table:number-columns-repeated="6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2.67" calcext:value-type="float">
            <text:p>2.67</text:p>
          </table:table-cell>
          <table:table-cell table:number-columns-repeated="6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2.62" calcext:value-type="float">
            <text:p>2.62</text:p>
          </table:table-cell>
          <table:table-cell table:number-columns-repeated="6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2.6" calcext:value-type="float">
            <text:p>2.6</text:p>
          </table:table-cell>
          <table:table-cell table:number-columns-repeated="6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2.57" calcext:value-type="float">
            <text:p>2.57</text:p>
          </table:table-cell>
          <table:table-cell table:number-columns-repeated="6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2.59" calcext:value-type="float">
            <text:p>2.59</text:p>
          </table:table-cell>
          <table:table-cell table:number-columns-repeated="6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2.56" calcext:value-type="float">
            <text:p>2.56</text:p>
          </table:table-cell>
          <table:table-cell table:number-columns-repeated="6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2.55" calcext:value-type="float">
            <text:p>2.55</text:p>
          </table:table-cell>
          <table:table-cell table:number-columns-repeated="6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2.52" calcext:value-type="float">
            <text:p>2.52</text:p>
          </table:table-cell>
          <table:table-cell table:number-columns-repeated="6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.53" calcext:value-type="float">
            <text:p>2.53</text:p>
          </table:table-cell>
          <table:table-cell table:number-columns-repeated="6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2.51" calcext:value-type="float">
            <text:p>2.51</text:p>
          </table:table-cell>
          <table:table-cell table:number-columns-repeated="6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2.51" calcext:value-type="float">
            <text:p>2.51</text:p>
          </table:table-cell>
          <table:table-cell table:number-columns-repeated="6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2.47" calcext:value-type="float">
            <text:p>2.47</text:p>
          </table:table-cell>
          <table:table-cell table:number-columns-repeated="6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2.46" calcext:value-type="float">
            <text:p>2.46</text:p>
          </table:table-cell>
          <table:table-cell table:number-columns-repeated="6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2.44" calcext:value-type="float">
            <text:p>2.44</text:p>
          </table:table-cell>
          <table:table-cell table:number-columns-repeated="6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2.4" calcext:value-type="float">
            <text:p>2.4</text:p>
          </table:table-cell>
          <table:table-cell table:number-columns-repeated="6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2.38" calcext:value-type="float">
            <text:p>2.38</text:p>
          </table:table-cell>
          <table:table-cell table:number-columns-repeated="6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2.39" calcext:value-type="float">
            <text:p>2.39</text:p>
          </table:table-cell>
          <table:table-cell table:number-columns-repeated="6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2.38" calcext:value-type="float">
            <text:p>2.38</text:p>
          </table:table-cell>
          <table:table-cell table:number-columns-repeated="6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.36" calcext:value-type="float">
            <text:p>2.36</text:p>
          </table:table-cell>
          <table:table-cell table:number-columns-repeated="6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2.28" calcext:value-type="float">
            <text:p>2.28</text:p>
          </table:table-cell>
          <table:table-cell table:number-columns-repeated="6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2.34" calcext:value-type="float">
            <text:p>2.34</text:p>
          </table:table-cell>
          <table:table-cell table:number-columns-repeated="6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2.3" calcext:value-type="float">
            <text:p>2.3</text:p>
          </table:table-cell>
          <table:table-cell table:number-columns-repeated="6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2.3" calcext:value-type="float">
            <text:p>2.3</text:p>
          </table:table-cell>
          <table:table-cell table:number-columns-repeated="6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2.28" calcext:value-type="float">
            <text:p>2.28</text:p>
          </table:table-cell>
          <table:table-cell table:number-columns-repeated="6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2.28" calcext:value-type="float">
            <text:p>2.28</text:p>
          </table:table-cell>
          <table:table-cell table:number-columns-repeated="6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2.26" calcext:value-type="float">
            <text:p>2.26</text:p>
          </table:table-cell>
          <table:table-cell table:number-columns-repeated="6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.25" calcext:value-type="float">
            <text:p>2.25</text:p>
          </table:table-cell>
          <table:table-cell table:number-columns-repeated="6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2.22" calcext:value-type="float">
            <text:p>2.22</text:p>
          </table:table-cell>
          <table:table-cell table:number-columns-repeated="6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.24" calcext:value-type="float">
            <text:p>2.24</text:p>
          </table:table-cell>
          <table:table-cell table:number-columns-repeated="6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2.22" calcext:value-type="float">
            <text:p>2.22</text:p>
          </table:table-cell>
          <table:table-cell table:number-columns-repeated="6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2.23" calcext:value-type="float">
            <text:p>2.23</text:p>
          </table:table-cell>
          <table:table-cell table:number-columns-repeated="6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2.22" calcext:value-type="float">
            <text:p>2.22</text:p>
          </table:table-cell>
          <table:table-cell table:number-columns-repeated="6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2.24" calcext:value-type="float">
            <text:p>2.24</text:p>
          </table:table-cell>
          <table:table-cell table:number-columns-repeated="6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2.23" calcext:value-type="float">
            <text:p>2.23</text:p>
          </table:table-cell>
          <table:table-cell table:number-columns-repeated="6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2.21" calcext:value-type="float">
            <text:p>2.21</text:p>
          </table:table-cell>
          <table:table-cell table:number-columns-repeated="6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2.18" calcext:value-type="float">
            <text:p>2.18</text:p>
          </table:table-cell>
          <table:table-cell table:number-columns-repeated="6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2.22" calcext:value-type="float">
            <text:p>2.22</text:p>
          </table:table-cell>
          <table:table-cell table:number-columns-repeated="6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2.19" calcext:value-type="float">
            <text:p>2.19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7T14:11:13.503495221</meta:creation-date>
    <dc:date>2015-10-07T15:51:50.739846057</dc:date>
    <meta:editing-duration>PT8M38S</meta:editing-duration>
    <meta:editing-cycles>1</meta:editing-cycles>
    <meta:document-statistic meta:table-count="8" meta:cell-count="5852" meta:object-count="8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9.279cm" svg:height="17.272cm" xlink:href=".." xlink:type="simple" chart:class="chart:line" chart:style-name="ch1">
        <chart:legend chart:legend-position="end" svg:x="26.427cm" svg:y="8.337cm" style:legend-expansion="high" chart:style-name="ch2"/>
        <chart:plot-area chart:style-name="ch3" table:cell-range-address="Sheet1.A1:Sheet1.B768" chart:data-source-has-labels="column" svg:x="0.585cm" svg:y="0.345cm" svg:width="25.257cm" svg:height="16.582cm">
          <chartooo:coordinate-region svg:x="1.577cm" svg:y="0.544cm" svg:width="24.265cm" svg:height="15.459cm"/>
          <chart:axis chart:dimension="x" chart:name="primary-x" chart:style-name="ch4" chartooo:axis-type="auto">
            <chartooo:date-scale/>
            <chart:categories table:cell-range-address="Sheet1.A1:Sheet1.A76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768" chart:class="chart:line">
            <chart:data-point chart:repeated="76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1:Sheet1.A768</svg:desc>
                </draw:g>
              </table:table-cell>
              <table:table-cell office:value-type="float" office:value="41.7356">
                <text:p>41.7356</text:p>
                <draw:g>
                  <svg:desc>Sheet1.B1:Sheet1.B76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68.584">
                <text:p>268.58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544.6">
                <text:p>544.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036.05">
                <text:p>1036.0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23.505">
                <text:p>523.50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843.46">
                <text:p>1843.4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968.019">
                <text:p>968.01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706.07">
                <text:p>2706.07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770.53">
                <text:p>2770.5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123.38">
                <text:p>3123.38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493.59">
                <text:p>1493.5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195.27">
                <text:p>2195.2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385.1">
                <text:p>2385.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848.78">
                <text:p>2848.7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200.84">
                <text:p>2200.8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391.03">
                <text:p>3391.03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640.99">
                <text:p>2640.99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825.25">
                <text:p>3825.2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738.42">
                <text:p>3738.4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229.83">
                <text:p>4229.83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879.77">
                <text:p>2879.77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3652.55">
                <text:p>3652.55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3640.99">
                <text:p>3640.99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3867.6">
                <text:p>3867.6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3304.44">
                <text:p>3304.44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3963.62">
                <text:p>3963.62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3502.01">
                <text:p>3502.01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4270.55">
                <text:p>4270.55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3842.87">
                <text:p>3842.8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370.84">
                <text:p>4370.84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135.07">
                <text:p>3135.0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092.66">
                <text:p>4092.66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4156.49">
                <text:p>4156.49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4388.27">
                <text:p>4388.27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927.76">
                <text:p>3927.76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684.16">
                <text:p>2684.16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4060.61">
                <text:p>4060.61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4642.63">
                <text:p>4642.63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4584.7">
                <text:p>4584.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831.61">
                <text:p>4831.61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3992.71">
                <text:p>3992.71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446.04">
                <text:p>4446.04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4304.63">
                <text:p>4304.63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530.17">
                <text:p>4530.17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136.9">
                <text:p>4136.9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488.67">
                <text:p>4488.67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206.07">
                <text:p>4206.0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290.77">
                <text:p>4290.77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4663.65">
                <text:p>4663.6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980.45">
                <text:p>4980.45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4287.03">
                <text:p>4287.03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4665.9">
                <text:p>4665.9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4558.78">
                <text:p>4558.78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4743.77">
                <text:p>4743.77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4394.3">
                <text:p>4394.3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4830.88">
                <text:p>4830.88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4489.42">
                <text:p>4489.4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4875.75">
                <text:p>4875.75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4781.93">
                <text:p>4781.9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991.06">
                <text:p>4991.06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4410.7">
                <text:p>4410.7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4651.76">
                <text:p>4651.76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4650.9">
                <text:p>4650.9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800.99">
                <text:p>4800.99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4550.16">
                <text:p>4550.16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4839.01">
                <text:p>4839.01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4593.65">
                <text:p>4593.65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4968.3">
                <text:p>4968.3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4994.41">
                <text:p>4994.4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156.57">
                <text:p>5156.57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4641.51">
                <text:p>4641.51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4894.52">
                <text:p>4894.52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4712.99">
                <text:p>4712.99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4928.43">
                <text:p>4928.4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4748.97">
                <text:p>4748.97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4961.66">
                <text:p>4961.66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4723.1">
                <text:p>4723.1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5022">
                <text:p>5022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4997.64">
                <text:p>4997.6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5164.43">
                <text:p>5164.43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4667.68">
                <text:p>4667.68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4867.75">
                <text:p>4867.75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4210.21">
                <text:p>4210.21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4361.37">
                <text:p>4361.37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4826.61">
                <text:p>4826.61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5021.21">
                <text:p>5021.21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4851.72">
                <text:p>4851.72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5131.2">
                <text:p>5131.2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5033.77">
                <text:p>5033.7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5149.88">
                <text:p>5149.88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4784.84">
                <text:p>4784.84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4975.08">
                <text:p>4975.08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4794.5">
                <text:p>4794.5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4853.34">
                <text:p>4853.34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4861.85">
                <text:p>4861.8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4954.82">
                <text:p>4954.82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4627.54">
                <text:p>4627.54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5049.33">
                <text:p>5049.33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5056.24">
                <text:p>5056.2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5287.64">
                <text:p>5287.64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4834.61">
                <text:p>4834.61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5010.78">
                <text:p>5010.78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5000.73">
                <text:p>5000.73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5125.21">
                <text:p>5125.21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4903.45">
                <text:p>4903.45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5089.22">
                <text:p>5089.22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4906.42">
                <text:p>4906.42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5092.52">
                <text:p>5092.52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5011.34">
                <text:p>5011.3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5103.89">
                <text:p>5103.89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4869.65">
                <text:p>4869.65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5015.96">
                <text:p>5015.96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4870.7">
                <text:p>4870.7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5043.86">
                <text:p>5043.86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4789.01">
                <text:p>4789.01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4905.89">
                <text:p>4905.89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4582.02">
                <text:p>4582.02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5111.26">
                <text:p>5111.26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5121.79">
                <text:p>5121.7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5222.24">
                <text:p>5222.24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3608.35">
                <text:p>3608.35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4912.24">
                <text:p>4912.24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4821.29">
                <text:p>4821.29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4937.72">
                <text:p>4937.72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4766.63">
                <text:p>4766.63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4922.49">
                <text:p>4922.49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4961.31">
                <text:p>4961.3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175.16">
                <text:p>5175.16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5003.07">
                <text:p>5003.0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5092.46">
                <text:p>5092.46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4789.02">
                <text:p>4789.02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4903.82">
                <text:p>4903.82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4768.46">
                <text:p>4768.46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4910.69">
                <text:p>4910.69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5008.72">
                <text:p>5008.72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5129.21">
                <text:p>5129.21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4874.21">
                <text:p>4874.21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4700.69">
                <text:p>4700.69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4913.72">
                <text:p>4913.7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4985.76">
                <text:p>4985.76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4758.91">
                <text:p>4758.91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4856.02">
                <text:p>4856.02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4963.15">
                <text:p>4963.15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5059.15">
                <text:p>5059.15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4839.15">
                <text:p>4839.15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5020.87">
                <text:p>5020.87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4886.58">
                <text:p>4886.58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4893.47">
                <text:p>4893.47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4815.17">
                <text:p>4815.1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4896.21">
                <text:p>4896.21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5007.16">
                <text:p>5007.16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5061.89">
                <text:p>5061.89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3578.49">
                <text:p>3578.49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4897.39">
                <text:p>4897.39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4735.24">
                <text:p>4735.24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4888.6">
                <text:p>4888.6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4813.35">
                <text:p>4813.35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4899.72">
                <text:p>4899.72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5093.04">
                <text:p>5093.0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5204.26">
                <text:p>5204.26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4804.25">
                <text:p>4804.25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4868.97">
                <text:p>4868.97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4332.68">
                <text:p>4332.68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4687.97">
                <text:p>4687.97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4575.59">
                <text:p>4575.59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4731.51">
                <text:p>4731.51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5062.42">
                <text:p>5062.42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5156.4">
                <text:p>5156.4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4816.84">
                <text:p>4816.84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3539.03">
                <text:p>3539.03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3355.37">
                <text:p>3355.37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4812.73">
                <text:p>4812.73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4833.06">
                <text:p>4833.06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4869.31">
                <text:p>4869.31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5030.51">
                <text:p>5030.51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5108.73">
                <text:p>5108.73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4889.71">
                <text:p>4889.71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4952.79">
                <text:p>4952.79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4930.71">
                <text:p>4930.71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4946.89">
                <text:p>4946.89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4238.94">
                <text:p>4238.94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4737.46">
                <text:p>4737.46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5096.82">
                <text:p>5096.82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5131.12">
                <text:p>5131.12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4831.95">
                <text:p>4831.95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4901.03">
                <text:p>4901.03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4816.93">
                <text:p>4816.93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4901.58">
                <text:p>4901.58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4876.85">
                <text:p>4876.8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4872.61">
                <text:p>4872.61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4969.4">
                <text:p>4969.4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5025.18">
                <text:p>5025.18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4827.81">
                <text:p>4827.81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4634.7">
                <text:p>4634.7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4739.83">
                <text:p>4739.83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4776.3">
                <text:p>4776.3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4885.22">
                <text:p>4885.22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4925.28">
                <text:p>4925.28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5124.94">
                <text:p>5124.9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5190.83">
                <text:p>5190.83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4798.48">
                <text:p>4798.48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4837.76">
                <text:p>4837.76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4810.22">
                <text:p>4810.22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4833.76">
                <text:p>4833.76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4810.74">
                <text:p>4810.74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4838.8">
                <text:p>4838.8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5036.27">
                <text:p>5036.27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5105.81">
                <text:p>5105.81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4875.07">
                <text:p>4875.0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4900.53">
                <text:p>4900.53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4618.95">
                <text:p>4618.95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4733.63">
                <text:p>4733.63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4699.19">
                <text:p>4699.19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4400.35">
                <text:p>4400.35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5064.61">
                <text:p>5064.61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4823.37">
                <text:p>4823.37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4865.28">
                <text:p>4865.28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4836.4">
                <text:p>4836.4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4799.91">
                <text:p>4799.91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4776.44">
                <text:p>4776.44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4753.13">
                <text:p>4753.13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4920.7">
                <text:p>4920.7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4960.95">
                <text:p>4960.95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4813.91">
                <text:p>4813.91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4879.32">
                <text:p>4879.32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4632.94">
                <text:p>4632.94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4767.88">
                <text:p>4767.88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4126.36">
                <text:p>4126.36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4882.24">
                <text:p>4882.24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4955.89">
                <text:p>4955.89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4929.09">
                <text:p>4929.09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4780.49">
                <text:p>4780.49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4794.3">
                <text:p>4794.3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4754.67">
                <text:p>4754.67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4775.44">
                <text:p>4775.44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4670.74">
                <text:p>4670.74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4828.51">
                <text:p>4828.51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4991.96">
                <text:p>4991.96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4318.04">
                <text:p>4318.04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4080.09">
                <text:p>4080.09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4673.87">
                <text:p>4673.87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4793.35">
                <text:p>4793.35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4743.46">
                <text:p>4743.46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4820.25">
                <text:p>4820.25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4855.86">
                <text:p>4855.86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5003.53">
                <text:p>5003.53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5082.29">
                <text:p>5082.29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4838.77">
                <text:p>4838.77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4878.67">
                <text:p>4878.67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4752.96">
                <text:p>4752.96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4809.86">
                <text:p>4809.86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4672.16">
                <text:p>4672.16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4644.16">
                <text:p>4644.16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4666.62">
                <text:p>4666.62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4285.33">
                <text:p>4285.33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4768.14">
                <text:p>4768.14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4850.38">
                <text:p>4850.38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4830.97">
                <text:p>4830.9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4869.37">
                <text:p>4869.37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4795.81">
                <text:p>4795.81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4842.86">
                <text:p>4842.86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4961.4">
                <text:p>4961.4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4952.95">
                <text:p>4952.95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4799.35">
                <text:p>4799.35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4825.65">
                <text:p>4825.65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4759.4">
                <text:p>4759.4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4798.86">
                <text:p>4798.86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4792.3">
                <text:p>4792.3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4793.72">
                <text:p>4793.72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4717.04">
                <text:p>4717.04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4687.99">
                <text:p>4687.99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4482.52">
                <text:p>4482.52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4767.35">
                <text:p>4767.35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4727.37">
                <text:p>4727.37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4772.38">
                <text:p>4772.38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4760.55">
                <text:p>4760.55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4805.2">
                <text:p>4805.2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4903.2">
                <text:p>4903.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4982.69">
                <text:p>4982.69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4677.32">
                <text:p>4677.32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4631.12">
                <text:p>4631.12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4680.8">
                <text:p>4680.8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4698.01">
                <text:p>4698.01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4449.21">
                <text:p>4449.21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4462.2">
                <text:p>4462.2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4638.43">
                <text:p>4638.43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4904.23">
                <text:p>4904.23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4664.04">
                <text:p>4664.0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4773.62">
                <text:p>4773.62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4642.6">
                <text:p>4642.6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4684.99">
                <text:p>4684.99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4702.46">
                <text:p>4702.46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4762.77">
                <text:p>4762.77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4889.63">
                <text:p>4889.63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4965.14">
                <text:p>4965.14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4560.85">
                <text:p>4560.85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4462.19">
                <text:p>4462.19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4187.87">
                <text:p>4187.8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4695.55">
                <text:p>4695.55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4622.06">
                <text:p>4622.06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4689.57">
                <text:p>4689.57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4694.79">
                <text:p>4694.79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4839.86">
                <text:p>4839.86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4586.84">
                <text:p>4586.84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4644.59">
                <text:p>4644.59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4498.95">
                <text:p>4498.95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4638.07">
                <text:p>4638.07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4628.02">
                <text:p>4628.0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4073.22">
                <text:p>4073.22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4433.38">
                <text:p>4433.38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4397.38">
                <text:p>4397.38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4605.59">
                <text:p>4605.59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4596.67">
                <text:p>4596.67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4546.52">
                <text:p>4546.52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4558.79">
                <text:p>4558.79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4574.2">
                <text:p>4574.2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4642.67">
                <text:p>4642.67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4706.91">
                <text:p>4706.91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4585.14">
                <text:p>4585.14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4542.34">
                <text:p>4542.34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4431.85">
                <text:p>4431.85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4471.16">
                <text:p>4471.16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4474.81">
                <text:p>4474.81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4514.3">
                <text:p>4514.3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3889.36">
                <text:p>3889.36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4131.88">
                <text:p>4131.88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3897.29">
                <text:p>3897.29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4321.23">
                <text:p>4321.23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4521.41">
                <text:p>4521.41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4201.95">
                <text:p>4201.95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4427.63">
                <text:p>4427.63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4427.32">
                <text:p>4427.32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4479.24">
                <text:p>4479.24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4546.72">
                <text:p>4546.72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4617.29">
                <text:p>4617.29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4476.57">
                <text:p>4476.57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4521.04">
                <text:p>4521.04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4246.24">
                <text:p>4246.24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4148.45">
                <text:p>4148.45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4017">
                <text:p>4017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4329.45">
                <text:p>4329.45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4545.96">
                <text:p>4545.96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4592.24">
                <text:p>4592.24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4405.32">
                <text:p>4405.32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4477.03">
                <text:p>4477.03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4297.09">
                <text:p>4297.09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4457.64">
                <text:p>4457.64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4463.45">
                <text:p>4463.45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4431.81">
                <text:p>4431.81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4540.3">
                <text:p>4540.3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4363.19">
                <text:p>4363.19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4121.81">
                <text:p>4121.81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4271.75">
                <text:p>4271.75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4249.11">
                <text:p>4249.11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4388.91">
                <text:p>4388.91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4327.39">
                <text:p>4327.39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4406.69">
                <text:p>4406.69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4494.33">
                <text:p>4494.33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4556.69">
                <text:p>4556.69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4245.35">
                <text:p>4245.35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4350.93">
                <text:p>4350.93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3997.78">
                <text:p>3997.78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3792.28">
                <text:p>3792.28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4222.43">
                <text:p>4222.43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4264.27">
                <text:p>4264.27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4284.2">
                <text:p>4284.2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4508.85">
                <text:p>4508.85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4288.19">
                <text:p>4288.19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4320.18">
                <text:p>4320.18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4224.16">
                <text:p>4224.16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4250.85">
                <text:p>4250.85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3831.95">
                <text:p>3831.95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4153.73">
                <text:p>4153.73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4177.85">
                <text:p>4177.85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4442.04">
                <text:p>4442.04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4254.07">
                <text:p>4254.07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4277.4">
                <text:p>4277.4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4196.69">
                <text:p>4196.69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4230.77">
                <text:p>4230.77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4071.28">
                <text:p>4071.28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4235.67">
                <text:p>4235.67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4316.45">
                <text:p>4316.45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4179.68">
                <text:p>4179.68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4211.64">
                <text:p>4211.64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4260.93">
                <text:p>4260.93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4149.38">
                <text:p>4149.38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4079.98">
                <text:p>4079.98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3813.45">
                <text:p>3813.4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4132.94">
                <text:p>4132.94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3745.07">
                <text:p>3745.07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4351.47">
                <text:p>4351.47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4189.1">
                <text:p>4189.1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4088.06">
                <text:p>4088.06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4083.85">
                <text:p>4083.85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4099.49">
                <text:p>4099.49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4050.05">
                <text:p>4050.05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4074.14">
                <text:p>4074.14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4286.65">
                <text:p>4286.6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371.7">
                <text:p>4371.7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3894.47">
                <text:p>3894.47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3931.81">
                <text:p>3931.81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3963.68">
                <text:p>3963.68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4173.67">
                <text:p>4173.67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4180.82">
                <text:p>4180.82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4145.89">
                <text:p>4145.89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4278.98">
                <text:p>4278.98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4356.57">
                <text:p>4356.57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4127.93">
                <text:p>4127.93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4139.93">
                <text:p>4139.93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4042.07">
                <text:p>4042.07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4129.25">
                <text:p>4129.25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4031.76">
                <text:p>4031.76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3892.11">
                <text:p>3892.11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4024.8">
                <text:p>4024.8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4201.82">
                <text:p>4201.82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4128.43">
                <text:p>4128.43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4166.27">
                <text:p>4166.27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4106.75">
                <text:p>4106.75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4032.11">
                <text:p>4032.11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4088.74">
                <text:p>4088.74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4113.66">
                <text:p>4113.66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4225.19">
                <text:p>4225.19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4273.06">
                <text:p>4273.06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3862.11">
                <text:p>3862.11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3898.13">
                <text:p>3898.13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3924.66">
                <text:p>3924.66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4085.18">
                <text:p>4085.18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4088.05">
                <text:p>4088.05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4117.11">
                <text:p>4117.11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4202.12">
                <text:p>4202.12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4260.37">
                <text:p>4260.37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4026.37">
                <text:p>4026.37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4126.84">
                <text:p>4126.84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4005.59">
                <text:p>4005.59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3903.93">
                <text:p>3903.93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3940.22">
                <text:p>3940.22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4116.46">
                <text:p>4116.46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4147.48">
                <text:p>4147.48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4268.27">
                <text:p>4268.27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4042.02">
                <text:p>4042.02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3579.5">
                <text:p>3579.5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4041.93">
                <text:p>4041.93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3182.14">
                <text:p>3182.14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3825.95">
                <text:p>3825.95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3919.01">
                <text:p>3919.01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4169.59">
                <text:p>4169.59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4068.78">
                <text:p>4068.78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4099.61">
                <text:p>4099.61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4065.31">
                <text:p>4065.31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4004.88">
                <text:p>4004.88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4041.24">
                <text:p>4041.24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4065.21">
                <text:p>4065.21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3844.74">
                <text:p>3844.74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3894.58">
                <text:p>3894.58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4156.51">
                <text:p>4156.51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4064.95">
                <text:p>4064.95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4083.45">
                <text:p>4083.45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4003.42">
                <text:p>4003.42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4030.39">
                <text:p>4030.39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3963.72">
                <text:p>3963.72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4034.43">
                <text:p>4034.43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3877.52">
                <text:p>3877.52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3961.31">
                <text:p>3961.31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4081.93">
                <text:p>4081.93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4099.11">
                <text:p>4099.11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3962.02">
                <text:p>3962.02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4039.5">
                <text:p>4039.5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4068.49">
                <text:p>4068.49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4087.92">
                <text:p>4087.92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4135.07">
                <text:p>4135.07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4170.83">
                <text:p>4170.83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4035.84">
                <text:p>4035.84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3455.57">
                <text:p>3455.57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3741.19">
                <text:p>3741.19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3819.9">
                <text:p>3819.9</text:p>
              </table:table-cell>
            </table:table-row>
            <table:table-row>
              <table:table-cell office:value-type="float" office:value="477">
                <text:p>480</text:p>
              </table:table-cell>
              <table:table-cell office:value-type="float" office:value="3978.46">
                <text:p>3978.46</text:p>
              </table:table-cell>
            </table:table-row>
            <table:table-row>
              <table:table-cell office:value-type="float" office:value="478">
                <text:p>480</text:p>
              </table:table-cell>
              <table:table-cell office:value-type="float" office:value="4018.11">
                <text:p>4018.11</text:p>
              </table:table-cell>
            </table:table-row>
            <table:table-row>
              <table:table-cell office:value-type="float" office:value="479">
                <text:p>480</text:p>
              </table:table-cell>
              <table:table-cell office:value-type="float" office:value="4123.29">
                <text:p>4123.29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4078.55">
                <text:p>4078.55</text:p>
              </table:table-cell>
            </table:table-row>
            <table:table-row>
              <table:table-cell office:value-type="float" office:value="481">
                <text:p>480</text:p>
              </table:table-cell>
              <table:table-cell office:value-type="float" office:value="4001.68">
                <text:p>4001.68</text:p>
              </table:table-cell>
            </table:table-row>
            <table:table-row>
              <table:table-cell office:value-type="float" office:value="482">
                <text:p>480</text:p>
              </table:table-cell>
              <table:table-cell office:value-type="float" office:value="3902.46">
                <text:p>3902.46</text:p>
              </table:table-cell>
            </table:table-row>
            <table:table-row>
              <table:table-cell office:value-type="float" office:value="483">
                <text:p>480</text:p>
              </table:table-cell>
              <table:table-cell office:value-type="float" office:value="3978.83">
                <text:p>3978.83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3976.22">
                <text:p>3976.22</text:p>
              </table:table-cell>
            </table:table-row>
            <table:table-row>
              <table:table-cell office:value-type="float" office:value="485">
                <text:p>490</text:p>
              </table:table-cell>
              <table:table-cell office:value-type="float" office:value="3980.01">
                <text:p>3980.01</text:p>
              </table:table-cell>
            </table:table-row>
            <table:table-row>
              <table:table-cell office:value-type="float" office:value="486">
                <text:p>490</text:p>
              </table:table-cell>
              <table:table-cell office:value-type="float" office:value="4012">
                <text:p>4012</text:p>
              </table:table-cell>
            </table:table-row>
            <table:table-row>
              <table:table-cell office:value-type="float" office:value="487">
                <text:p>490</text:p>
              </table:table-cell>
              <table:table-cell office:value-type="float" office:value="3876.86">
                <text:p>3876.86</text:p>
              </table:table-cell>
            </table:table-row>
            <table:table-row>
              <table:table-cell office:value-type="float" office:value="488">
                <text:p>490</text:p>
              </table:table-cell>
              <table:table-cell office:value-type="float" office:value="3920.43">
                <text:p>3920.43</text:p>
              </table:table-cell>
            </table:table-row>
            <table:table-row>
              <table:table-cell office:value-type="float" office:value="489">
                <text:p>490</text:p>
              </table:table-cell>
              <table:table-cell office:value-type="float" office:value="3736.27">
                <text:p>3736.27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3958.65">
                <text:p>3958.65</text:p>
              </table:table-cell>
            </table:table-row>
            <table:table-row>
              <table:table-cell office:value-type="float" office:value="491">
                <text:p>490</text:p>
              </table:table-cell>
              <table:table-cell office:value-type="float" office:value="3905.5">
                <text:p>3905.5</text:p>
              </table:table-cell>
            </table:table-row>
            <table:table-row>
              <table:table-cell office:value-type="float" office:value="492">
                <text:p>490</text:p>
              </table:table-cell>
              <table:table-cell office:value-type="float" office:value="3938.7">
                <text:p>3938.7</text:p>
              </table:table-cell>
            </table:table-row>
            <table:table-row>
              <table:table-cell office:value-type="float" office:value="493">
                <text:p>490</text:p>
              </table:table-cell>
              <table:table-cell office:value-type="float" office:value="3938.73">
                <text:p>3938.73</text:p>
              </table:table-cell>
            </table:table-row>
            <table:table-row>
              <table:table-cell office:value-type="float" office:value="494">
                <text:p>490</text:p>
              </table:table-cell>
              <table:table-cell office:value-type="float" office:value="3966.27">
                <text:p>3966.27</text:p>
              </table:table-cell>
            </table:table-row>
            <table:table-row>
              <table:table-cell office:value-type="float" office:value="495">
                <text:p>500</text:p>
              </table:table-cell>
              <table:table-cell office:value-type="float" office:value="4041.33">
                <text:p>4041.33</text:p>
              </table:table-cell>
            </table:table-row>
            <table:table-row>
              <table:table-cell office:value-type="float" office:value="496">
                <text:p>500</text:p>
              </table:table-cell>
              <table:table-cell office:value-type="float" office:value="4097.86">
                <text:p>4097.86</text:p>
              </table:table-cell>
            </table:table-row>
            <table:table-row>
              <table:table-cell office:value-type="float" office:value="497">
                <text:p>500</text:p>
              </table:table-cell>
              <table:table-cell office:value-type="float" office:value="3937.57">
                <text:p>3937.57</text:p>
              </table:table-cell>
            </table:table-row>
            <table:table-row>
              <table:table-cell office:value-type="float" office:value="498">
                <text:p>500</text:p>
              </table:table-cell>
              <table:table-cell office:value-type="float" office:value="3976.3">
                <text:p>3976.3</text:p>
              </table:table-cell>
            </table:table-row>
            <table:table-row>
              <table:table-cell office:value-type="float" office:value="499">
                <text:p>500</text:p>
              </table:table-cell>
              <table:table-cell office:value-type="float" office:value="3765.37">
                <text:p>3765.3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746.64">
                <text:p>3746.64</text:p>
              </table:table-cell>
            </table:table-row>
            <table:table-row>
              <table:table-cell office:value-type="float" office:value="501">
                <text:p>500</text:p>
              </table:table-cell>
              <table:table-cell office:value-type="float" office:value="3999.06">
                <text:p>3999.06</text:p>
              </table:table-cell>
            </table:table-row>
            <table:table-row>
              <table:table-cell office:value-type="float" office:value="502">
                <text:p>500</text:p>
              </table:table-cell>
              <table:table-cell office:value-type="float" office:value="4020.5">
                <text:p>4020.5</text:p>
              </table:table-cell>
            </table:table-row>
            <table:table-row>
              <table:table-cell office:value-type="float" office:value="503">
                <text:p>500</text:p>
              </table:table-cell>
              <table:table-cell office:value-type="float" office:value="4047.92">
                <text:p>4047.92</text:p>
              </table:table-cell>
            </table:table-row>
            <table:table-row>
              <table:table-cell office:value-type="float" office:value="504">
                <text:p>500</text:p>
              </table:table-cell>
              <table:table-cell office:value-type="float" office:value="4169.52">
                <text:p>4169.52</text:p>
              </table:table-cell>
            </table:table-row>
            <table:table-row>
              <table:table-cell office:value-type="float" office:value="505">
                <text:p>510</text:p>
              </table:table-cell>
              <table:table-cell office:value-type="float" office:value="4032.9">
                <text:p>4032.9</text:p>
              </table:table-cell>
            </table:table-row>
            <table:table-row>
              <table:table-cell office:value-type="float" office:value="506">
                <text:p>510</text:p>
              </table:table-cell>
              <table:table-cell office:value-type="float" office:value="4029.65">
                <text:p>4029.65</text:p>
              </table:table-cell>
            </table:table-row>
            <table:table-row>
              <table:table-cell office:value-type="float" office:value="507">
                <text:p>510</text:p>
              </table:table-cell>
              <table:table-cell office:value-type="float" office:value="3950.34">
                <text:p>3950.34</text:p>
              </table:table-cell>
            </table:table-row>
            <table:table-row>
              <table:table-cell office:value-type="float" office:value="508">
                <text:p>510</text:p>
              </table:table-cell>
              <table:table-cell office:value-type="float" office:value="3990.28">
                <text:p>3990.28</text:p>
              </table:table-cell>
            </table:table-row>
            <table:table-row>
              <table:table-cell office:value-type="float" office:value="509">
                <text:p>510</text:p>
              </table:table-cell>
              <table:table-cell office:value-type="float" office:value="3944.58">
                <text:p>3944.58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3722.2">
                <text:p>3722.2</text:p>
              </table:table-cell>
            </table:table-row>
            <table:table-row>
              <table:table-cell office:value-type="float" office:value="511">
                <text:p>510</text:p>
              </table:table-cell>
              <table:table-cell office:value-type="float" office:value="2945.26">
                <text:p>2945.26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3014.28">
                <text:p>3014.28</text:p>
              </table:table-cell>
            </table:table-row>
            <table:table-row>
              <table:table-cell office:value-type="float" office:value="513">
                <text:p>510</text:p>
              </table:table-cell>
              <table:table-cell office:value-type="float" office:value="4025.18">
                <text:p>4025.18</text:p>
              </table:table-cell>
            </table:table-row>
            <table:table-row>
              <table:table-cell office:value-type="float" office:value="514">
                <text:p>510</text:p>
              </table:table-cell>
              <table:table-cell office:value-type="float" office:value="3970.69">
                <text:p>3970.69</text:p>
              </table:table-cell>
            </table:table-row>
            <table:table-row>
              <table:table-cell office:value-type="float" office:value="515">
                <text:p>520</text:p>
              </table:table-cell>
              <table:table-cell office:value-type="float" office:value="3972.66">
                <text:p>3972.66</text:p>
              </table:table-cell>
            </table:table-row>
            <table:table-row>
              <table:table-cell office:value-type="float" office:value="516">
                <text:p>520</text:p>
              </table:table-cell>
              <table:table-cell office:value-type="float" office:value="4004.23">
                <text:p>4004.23</text:p>
              </table:table-cell>
            </table:table-row>
            <table:table-row>
              <table:table-cell office:value-type="float" office:value="517">
                <text:p>520</text:p>
              </table:table-cell>
              <table:table-cell office:value-type="float" office:value="3990.48">
                <text:p>3990.48</text:p>
              </table:table-cell>
            </table:table-row>
            <table:table-row>
              <table:table-cell office:value-type="float" office:value="518">
                <text:p>520</text:p>
              </table:table-cell>
              <table:table-cell office:value-type="float" office:value="4055.52">
                <text:p>4055.52</text:p>
              </table:table-cell>
            </table:table-row>
            <table:table-row>
              <table:table-cell office:value-type="float" office:value="519">
                <text:p>520</text:p>
              </table:table-cell>
              <table:table-cell office:value-type="float" office:value="4073.59">
                <text:p>4073.59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3924.99">
                <text:p>3924.99</text:p>
              </table:table-cell>
            </table:table-row>
            <table:table-row>
              <table:table-cell office:value-type="float" office:value="521">
                <text:p>520</text:p>
              </table:table-cell>
              <table:table-cell office:value-type="float" office:value="3977.69">
                <text:p>3977.69</text:p>
              </table:table-cell>
            </table:table-row>
            <table:table-row>
              <table:table-cell office:value-type="float" office:value="522">
                <text:p>520</text:p>
              </table:table-cell>
              <table:table-cell office:value-type="float" office:value="4014.47">
                <text:p>4014.47</text:p>
              </table:table-cell>
            </table:table-row>
            <table:table-row>
              <table:table-cell office:value-type="float" office:value="523">
                <text:p>520</text:p>
              </table:table-cell>
              <table:table-cell office:value-type="float" office:value="3935.13">
                <text:p>3935.13</text:p>
              </table:table-cell>
            </table:table-row>
            <table:table-row>
              <table:table-cell office:value-type="float" office:value="524">
                <text:p>520</text:p>
              </table:table-cell>
              <table:table-cell office:value-type="float" office:value="3959.19">
                <text:p>3959.19</text:p>
              </table:table-cell>
            </table:table-row>
            <table:table-row>
              <table:table-cell office:value-type="float" office:value="525">
                <text:p>530</text:p>
              </table:table-cell>
              <table:table-cell office:value-type="float" office:value="3925.96">
                <text:p>3925.96</text:p>
              </table:table-cell>
            </table:table-row>
            <table:table-row>
              <table:table-cell office:value-type="float" office:value="526">
                <text:p>530</text:p>
              </table:table-cell>
              <table:table-cell office:value-type="float" office:value="3994.12">
                <text:p>3994.12</text:p>
              </table:table-cell>
            </table:table-row>
            <table:table-row>
              <table:table-cell office:value-type="float" office:value="527">
                <text:p>530</text:p>
              </table:table-cell>
              <table:table-cell office:value-type="float" office:value="4038.58">
                <text:p>4038.58</text:p>
              </table:table-cell>
            </table:table-row>
            <table:table-row>
              <table:table-cell office:value-type="float" office:value="528">
                <text:p>530</text:p>
              </table:table-cell>
              <table:table-cell office:value-type="float" office:value="4120.88">
                <text:p>4120.88</text:p>
              </table:table-cell>
            </table:table-row>
            <table:table-row>
              <table:table-cell office:value-type="float" office:value="529">
                <text:p>530</text:p>
              </table:table-cell>
              <table:table-cell office:value-type="float" office:value="3749.6">
                <text:p>3749.6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3285.22">
                <text:p>3285.22</text:p>
              </table:table-cell>
            </table:table-row>
            <table:table-row>
              <table:table-cell office:value-type="float" office:value="531">
                <text:p>530</text:p>
              </table:table-cell>
              <table:table-cell office:value-type="float" office:value="3852.09">
                <text:p>3852.09</text:p>
              </table:table-cell>
            </table:table-row>
            <table:table-row>
              <table:table-cell office:value-type="float" office:value="532">
                <text:p>530</text:p>
              </table:table-cell>
              <table:table-cell office:value-type="float" office:value="3749.43">
                <text:p>3749.43</text:p>
              </table:table-cell>
            </table:table-row>
            <table:table-row>
              <table:table-cell office:value-type="float" office:value="533">
                <text:p>530</text:p>
              </table:table-cell>
              <table:table-cell office:value-type="float" office:value="3803.84">
                <text:p>3803.84</text:p>
              </table:table-cell>
            </table:table-row>
            <table:table-row>
              <table:table-cell office:value-type="float" office:value="534">
                <text:p>530</text:p>
              </table:table-cell>
              <table:table-cell office:value-type="float" office:value="3862.57">
                <text:p>3862.57</text:p>
              </table:table-cell>
            </table:table-row>
            <table:table-row>
              <table:table-cell office:value-type="float" office:value="535">
                <text:p>540</text:p>
              </table:table-cell>
              <table:table-cell office:value-type="float" office:value="3918.21">
                <text:p>3918.21</text:p>
              </table:table-cell>
            </table:table-row>
            <table:table-row>
              <table:table-cell office:value-type="float" office:value="536">
                <text:p>540</text:p>
              </table:table-cell>
              <table:table-cell office:value-type="float" office:value="3980.12">
                <text:p>3980.12</text:p>
              </table:table-cell>
            </table:table-row>
            <table:table-row>
              <table:table-cell office:value-type="float" office:value="537">
                <text:p>540</text:p>
              </table:table-cell>
              <table:table-cell office:value-type="float" office:value="3860.06">
                <text:p>3860.06</text:p>
              </table:table-cell>
            </table:table-row>
            <table:table-row>
              <table:table-cell office:value-type="float" office:value="538">
                <text:p>540</text:p>
              </table:table-cell>
              <table:table-cell office:value-type="float" office:value="3727.92">
                <text:p>3727.92</text:p>
              </table:table-cell>
            </table:table-row>
            <table:table-row>
              <table:table-cell office:value-type="float" office:value="539">
                <text:p>540</text:p>
              </table:table-cell>
              <table:table-cell office:value-type="float" office:value="3549.87">
                <text:p>3549.87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3825.1">
                <text:p>3825.1</text:p>
              </table:table-cell>
            </table:table-row>
            <table:table-row>
              <table:table-cell office:value-type="float" office:value="541">
                <text:p>540</text:p>
              </table:table-cell>
              <table:table-cell office:value-type="float" office:value="3806.99">
                <text:p>3806.99</text:p>
              </table:table-cell>
            </table:table-row>
            <table:table-row>
              <table:table-cell office:value-type="float" office:value="542">
                <text:p>540</text:p>
              </table:table-cell>
              <table:table-cell office:value-type="float" office:value="3832.82">
                <text:p>3832.82</text:p>
              </table:table-cell>
            </table:table-row>
            <table:table-row>
              <table:table-cell office:value-type="float" office:value="543">
                <text:p>540</text:p>
              </table:table-cell>
              <table:table-cell office:value-type="float" office:value="3823.36">
                <text:p>3823.36</text:p>
              </table:table-cell>
            </table:table-row>
            <table:table-row>
              <table:table-cell office:value-type="float" office:value="544">
                <text:p>540</text:p>
              </table:table-cell>
              <table:table-cell office:value-type="float" office:value="3828.06">
                <text:p>3828.06</text:p>
              </table:table-cell>
            </table:table-row>
            <table:table-row>
              <table:table-cell office:value-type="float" office:value="545">
                <text:p>550</text:p>
              </table:table-cell>
              <table:table-cell office:value-type="float" office:value="3843.82">
                <text:p>3843.82</text:p>
              </table:table-cell>
            </table:table-row>
            <table:table-row>
              <table:table-cell office:value-type="float" office:value="546">
                <text:p>550</text:p>
              </table:table-cell>
              <table:table-cell office:value-type="float" office:value="3835.92">
                <text:p>3835.92</text:p>
              </table:table-cell>
            </table:table-row>
            <table:table-row>
              <table:table-cell office:value-type="float" office:value="547">
                <text:p>550</text:p>
              </table:table-cell>
              <table:table-cell office:value-type="float" office:value="3616.7">
                <text:p>3616.7</text:p>
              </table:table-cell>
            </table:table-row>
            <table:table-row>
              <table:table-cell office:value-type="float" office:value="548">
                <text:p>550</text:p>
              </table:table-cell>
              <table:table-cell office:value-type="float" office:value="3792.75">
                <text:p>3792.75</text:p>
              </table:table-cell>
            </table:table-row>
            <table:table-row>
              <table:table-cell office:value-type="float" office:value="549">
                <text:p>550</text:p>
              </table:table-cell>
              <table:table-cell office:value-type="float" office:value="3830.68">
                <text:p>3830.68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3838.79">
                <text:p>3838.79</text:p>
              </table:table-cell>
            </table:table-row>
            <table:table-row>
              <table:table-cell office:value-type="float" office:value="551">
                <text:p>550</text:p>
              </table:table-cell>
              <table:table-cell office:value-type="float" office:value="3857.92">
                <text:p>3857.92</text:p>
              </table:table-cell>
            </table:table-row>
            <table:table-row>
              <table:table-cell office:value-type="float" office:value="552">
                <text:p>550</text:p>
              </table:table-cell>
              <table:table-cell office:value-type="float" office:value="3899.58">
                <text:p>3899.58</text:p>
              </table:table-cell>
            </table:table-row>
            <table:table-row>
              <table:table-cell office:value-type="float" office:value="553">
                <text:p>550</text:p>
              </table:table-cell>
              <table:table-cell office:value-type="float" office:value="3686.73">
                <text:p>3686.73</text:p>
              </table:table-cell>
            </table:table-row>
            <table:table-row>
              <table:table-cell office:value-type="float" office:value="554">
                <text:p>550</text:p>
              </table:table-cell>
              <table:table-cell office:value-type="float" office:value="3861.39">
                <text:p>3861.39</text:p>
              </table:table-cell>
            </table:table-row>
            <table:table-row>
              <table:table-cell office:value-type="float" office:value="555">
                <text:p>560</text:p>
              </table:table-cell>
              <table:table-cell office:value-type="float" office:value="3532.82">
                <text:p>3532.82</text:p>
              </table:table-cell>
            </table:table-row>
            <table:table-row>
              <table:table-cell office:value-type="float" office:value="556">
                <text:p>560</text:p>
              </table:table-cell>
              <table:table-cell office:value-type="float" office:value="3739.89">
                <text:p>3739.89</text:p>
              </table:table-cell>
            </table:table-row>
            <table:table-row>
              <table:table-cell office:value-type="float" office:value="557">
                <text:p>560</text:p>
              </table:table-cell>
              <table:table-cell office:value-type="float" office:value="3682.78">
                <text:p>3682.78</text:p>
              </table:table-cell>
            </table:table-row>
            <table:table-row>
              <table:table-cell office:value-type="float" office:value="558">
                <text:p>560</text:p>
              </table:table-cell>
              <table:table-cell office:value-type="float" office:value="3692.79">
                <text:p>3692.79</text:p>
              </table:table-cell>
            </table:table-row>
            <table:table-row>
              <table:table-cell office:value-type="float" office:value="559">
                <text:p>560</text:p>
              </table:table-cell>
              <table:table-cell office:value-type="float" office:value="3828.07">
                <text:p>3828.07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3875.64">
                <text:p>3875.64</text:p>
              </table:table-cell>
            </table:table-row>
            <table:table-row>
              <table:table-cell office:value-type="float" office:value="561">
                <text:p>560</text:p>
              </table:table-cell>
              <table:table-cell office:value-type="float" office:value="3741.83">
                <text:p>3741.83</text:p>
              </table:table-cell>
            </table:table-row>
            <table:table-row>
              <table:table-cell office:value-type="float" office:value="562">
                <text:p>560</text:p>
              </table:table-cell>
              <table:table-cell office:value-type="float" office:value="3541.64">
                <text:p>3541.64</text:p>
              </table:table-cell>
            </table:table-row>
            <table:table-row>
              <table:table-cell office:value-type="float" office:value="563">
                <text:p>560</text:p>
              </table:table-cell>
              <table:table-cell office:value-type="float" office:value="3157.07">
                <text:p>3157.07</text:p>
              </table:table-cell>
            </table:table-row>
            <table:table-row>
              <table:table-cell office:value-type="float" office:value="564">
                <text:p>560</text:p>
              </table:table-cell>
              <table:table-cell office:value-type="float" office:value="3759.97">
                <text:p>3759.97</text:p>
              </table:table-cell>
            </table:table-row>
            <table:table-row>
              <table:table-cell office:value-type="float" office:value="565">
                <text:p>570</text:p>
              </table:table-cell>
              <table:table-cell office:value-type="float" office:value="3740.63">
                <text:p>3740.63</text:p>
              </table:table-cell>
            </table:table-row>
            <table:table-row>
              <table:table-cell office:value-type="float" office:value="566">
                <text:p>570</text:p>
              </table:table-cell>
              <table:table-cell office:value-type="float" office:value="3797.87">
                <text:p>3797.87</text:p>
              </table:table-cell>
            </table:table-row>
            <table:table-row>
              <table:table-cell office:value-type="float" office:value="567">
                <text:p>570</text:p>
              </table:table-cell>
              <table:table-cell office:value-type="float" office:value="3692.52">
                <text:p>3692.52</text:p>
              </table:table-cell>
            </table:table-row>
            <table:table-row>
              <table:table-cell office:value-type="float" office:value="568">
                <text:p>570</text:p>
              </table:table-cell>
              <table:table-cell office:value-type="float" office:value="3879.94">
                <text:p>3879.94</text:p>
              </table:table-cell>
            </table:table-row>
            <table:table-row>
              <table:table-cell office:value-type="float" office:value="569">
                <text:p>570</text:p>
              </table:table-cell>
              <table:table-cell office:value-type="float" office:value="3778.89">
                <text:p>3778.89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3544.57">
                <text:p>3544.57</text:p>
              </table:table-cell>
            </table:table-row>
            <table:table-row>
              <table:table-cell office:value-type="float" office:value="571">
                <text:p>570</text:p>
              </table:table-cell>
              <table:table-cell office:value-type="float" office:value="3333.68">
                <text:p>3333.68</text:p>
              </table:table-cell>
            </table:table-row>
            <table:table-row>
              <table:table-cell office:value-type="float" office:value="572">
                <text:p>570</text:p>
              </table:table-cell>
              <table:table-cell office:value-type="float" office:value="3597.54">
                <text:p>3597.54</text:p>
              </table:table-cell>
            </table:table-row>
            <table:table-row>
              <table:table-cell office:value-type="float" office:value="573">
                <text:p>570</text:p>
              </table:table-cell>
              <table:table-cell office:value-type="float" office:value="3633.09">
                <text:p>3633.09</text:p>
              </table:table-cell>
            </table:table-row>
            <table:table-row>
              <table:table-cell office:value-type="float" office:value="574">
                <text:p>570</text:p>
              </table:table-cell>
              <table:table-cell office:value-type="float" office:value="3766.79">
                <text:p>3766.79</text:p>
              </table:table-cell>
            </table:table-row>
            <table:table-row>
              <table:table-cell office:value-type="float" office:value="575">
                <text:p>580</text:p>
              </table:table-cell>
              <table:table-cell office:value-type="float" office:value="3786.44">
                <text:p>3786.44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3764.43">
                <text:p>3764.43</text:p>
              </table:table-cell>
            </table:table-row>
            <table:table-row>
              <table:table-cell office:value-type="float" office:value="577">
                <text:p>580</text:p>
              </table:table-cell>
              <table:table-cell office:value-type="float" office:value="3736.52">
                <text:p>3736.52</text:p>
              </table:table-cell>
            </table:table-row>
            <table:table-row>
              <table:table-cell office:value-type="float" office:value="578">
                <text:p>580</text:p>
              </table:table-cell>
              <table:table-cell office:value-type="float" office:value="3786.88">
                <text:p>3786.88</text:p>
              </table:table-cell>
            </table:table-row>
            <table:table-row>
              <table:table-cell office:value-type="float" office:value="579">
                <text:p>580</text:p>
              </table:table-cell>
              <table:table-cell office:value-type="float" office:value="3730.16">
                <text:p>3730.16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3723.62">
                <text:p>3723.62</text:p>
              </table:table-cell>
            </table:table-row>
            <table:table-row>
              <table:table-cell office:value-type="float" office:value="581">
                <text:p>580</text:p>
              </table:table-cell>
              <table:table-cell office:value-type="float" office:value="3630.83">
                <text:p>3630.83</text:p>
              </table:table-cell>
            </table:table-row>
            <table:table-row>
              <table:table-cell office:value-type="float" office:value="582">
                <text:p>580</text:p>
              </table:table-cell>
              <table:table-cell office:value-type="float" office:value="3631.83">
                <text:p>3631.83</text:p>
              </table:table-cell>
            </table:table-row>
            <table:table-row>
              <table:table-cell office:value-type="float" office:value="583">
                <text:p>580</text:p>
              </table:table-cell>
              <table:table-cell office:value-type="float" office:value="3534.07">
                <text:p>3534.07</text:p>
              </table:table-cell>
            </table:table-row>
            <table:table-row>
              <table:table-cell office:value-type="float" office:value="584">
                <text:p>580</text:p>
              </table:table-cell>
              <table:table-cell office:value-type="float" office:value="3574.95">
                <text:p>3574.95</text:p>
              </table:table-cell>
            </table:table-row>
            <table:table-row>
              <table:table-cell office:value-type="float" office:value="585">
                <text:p>590</text:p>
              </table:table-cell>
              <table:table-cell office:value-type="float" office:value="3714.42">
                <text:p>3714.42</text:p>
              </table:table-cell>
            </table:table-row>
            <table:table-row>
              <table:table-cell office:value-type="float" office:value="586">
                <text:p>590</text:p>
              </table:table-cell>
              <table:table-cell office:value-type="float" office:value="3765.25">
                <text:p>3765.25</text:p>
              </table:table-cell>
            </table:table-row>
            <table:table-row>
              <table:table-cell office:value-type="float" office:value="587">
                <text:p>590</text:p>
              </table:table-cell>
              <table:table-cell office:value-type="float" office:value="3619.32">
                <text:p>3619.32</text:p>
              </table:table-cell>
            </table:table-row>
            <table:table-row>
              <table:table-cell office:value-type="float" office:value="588">
                <text:p>590</text:p>
              </table:table-cell>
              <table:table-cell office:value-type="float" office:value="3612.51">
                <text:p>3612.51</text:p>
              </table:table-cell>
            </table:table-row>
            <table:table-row>
              <table:table-cell office:value-type="float" office:value="589">
                <text:p>590</text:p>
              </table:table-cell>
              <table:table-cell office:value-type="float" office:value="3694.35">
                <text:p>3694.35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3732.67">
                <text:p>3732.67</text:p>
              </table:table-cell>
            </table:table-row>
            <table:table-row>
              <table:table-cell office:value-type="float" office:value="591">
                <text:p>590</text:p>
              </table:table-cell>
              <table:table-cell office:value-type="float" office:value="3700.1">
                <text:p>3700.1</text:p>
              </table:table-cell>
            </table:table-row>
            <table:table-row>
              <table:table-cell office:value-type="float" office:value="592">
                <text:p>590</text:p>
              </table:table-cell>
              <table:table-cell office:value-type="float" office:value="3772.47">
                <text:p>3772.47</text:p>
              </table:table-cell>
            </table:table-row>
            <table:table-row>
              <table:table-cell office:value-type="float" office:value="593">
                <text:p>590</text:p>
              </table:table-cell>
              <table:table-cell office:value-type="float" office:value="3702.75">
                <text:p>3702.75</text:p>
              </table:table-cell>
            </table:table-row>
            <table:table-row>
              <table:table-cell office:value-type="float" office:value="594">
                <text:p>590</text:p>
              </table:table-cell>
              <table:table-cell office:value-type="float" office:value="3090.35">
                <text:p>3090.35</text:p>
              </table:table-cell>
            </table:table-row>
            <table:table-row>
              <table:table-cell office:value-type="float" office:value="595">
                <text:p>600</text:p>
              </table:table-cell>
              <table:table-cell office:value-type="float" office:value="3283.14">
                <text:p>3283.14</text:p>
              </table:table-cell>
            </table:table-row>
            <table:table-row>
              <table:table-cell office:value-type="float" office:value="596">
                <text:p>600</text:p>
              </table:table-cell>
              <table:table-cell office:value-type="float" office:value="3606.71">
                <text:p>3606.71</text:p>
              </table:table-cell>
            </table:table-row>
            <table:table-row>
              <table:table-cell office:value-type="float" office:value="597">
                <text:p>600</text:p>
              </table:table-cell>
              <table:table-cell office:value-type="float" office:value="3660.35">
                <text:p>3660.35</text:p>
              </table:table-cell>
            </table:table-row>
            <table:table-row>
              <table:table-cell office:value-type="float" office:value="598">
                <text:p>600</text:p>
              </table:table-cell>
              <table:table-cell office:value-type="float" office:value="3730.63">
                <text:p>3730.63</text:p>
              </table:table-cell>
            </table:table-row>
            <table:table-row>
              <table:table-cell office:value-type="float" office:value="599">
                <text:p>600</text:p>
              </table:table-cell>
              <table:table-cell office:value-type="float" office:value="3763.72">
                <text:p>3763.72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3819.66">
                <text:p>3819.66</text:p>
              </table:table-cell>
            </table:table-row>
            <table:table-row>
              <table:table-cell office:value-type="float" office:value="601">
                <text:p>600</text:p>
              </table:table-cell>
              <table:table-cell office:value-type="float" office:value="3558.05">
                <text:p>3558.05</text:p>
              </table:table-cell>
            </table:table-row>
            <table:table-row>
              <table:table-cell office:value-type="float" office:value="602">
                <text:p>600</text:p>
              </table:table-cell>
              <table:table-cell office:value-type="float" office:value="3657.33">
                <text:p>3657.33</text:p>
              </table:table-cell>
            </table:table-row>
            <table:table-row>
              <table:table-cell office:value-type="float" office:value="603">
                <text:p>600</text:p>
              </table:table-cell>
              <table:table-cell office:value-type="float" office:value="3568.07">
                <text:p>3568.07</text:p>
              </table:table-cell>
            </table:table-row>
            <table:table-row>
              <table:table-cell office:value-type="float" office:value="604">
                <text:p>600</text:p>
              </table:table-cell>
              <table:table-cell office:value-type="float" office:value="3593.72">
                <text:p>3593.72</text:p>
              </table:table-cell>
            </table:table-row>
            <table:table-row>
              <table:table-cell office:value-type="float" office:value="605">
                <text:p>610</text:p>
              </table:table-cell>
              <table:table-cell office:value-type="float" office:value="3068.49">
                <text:p>3068.49</text:p>
              </table:table-cell>
            </table:table-row>
            <table:table-row>
              <table:table-cell office:value-type="float" office:value="606">
                <text:p>610</text:p>
              </table:table-cell>
              <table:table-cell office:value-type="float" office:value="3616.32">
                <text:p>3616.32</text:p>
              </table:table-cell>
            </table:table-row>
            <table:table-row>
              <table:table-cell office:value-type="float" office:value="607">
                <text:p>610</text:p>
              </table:table-cell>
              <table:table-cell office:value-type="float" office:value="3607.12">
                <text:p>3607.12</text:p>
              </table:table-cell>
            </table:table-row>
            <table:table-row>
              <table:table-cell office:value-type="float" office:value="608">
                <text:p>610</text:p>
              </table:table-cell>
              <table:table-cell office:value-type="float" office:value="3742.47">
                <text:p>3742.47</text:p>
              </table:table-cell>
            </table:table-row>
            <table:table-row>
              <table:table-cell office:value-type="float" office:value="609">
                <text:p>610</text:p>
              </table:table-cell>
              <table:table-cell office:value-type="float" office:value="3696.76">
                <text:p>3696.76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3714.85">
                <text:p>3714.85</text:p>
              </table:table-cell>
            </table:table-row>
            <table:table-row>
              <table:table-cell office:value-type="float" office:value="611">
                <text:p>610</text:p>
              </table:table-cell>
              <table:table-cell office:value-type="float" office:value="3607.42">
                <text:p>3607.42</text:p>
              </table:table-cell>
            </table:table-row>
            <table:table-row>
              <table:table-cell office:value-type="float" office:value="612">
                <text:p>610</text:p>
              </table:table-cell>
              <table:table-cell office:value-type="float" office:value="3660.04">
                <text:p>3660.04</text:p>
              </table:table-cell>
            </table:table-row>
            <table:table-row>
              <table:table-cell office:value-type="float" office:value="613">
                <text:p>610</text:p>
              </table:table-cell>
              <table:table-cell office:value-type="float" office:value="3642.36">
                <text:p>3642.36</text:p>
              </table:table-cell>
            </table:table-row>
            <table:table-row>
              <table:table-cell office:value-type="float" office:value="614">
                <text:p>610</text:p>
              </table:table-cell>
              <table:table-cell office:value-type="float" office:value="3659.75">
                <text:p>3659.75</text:p>
              </table:table-cell>
            </table:table-row>
            <table:table-row>
              <table:table-cell office:value-type="float" office:value="615">
                <text:p>620</text:p>
              </table:table-cell>
              <table:table-cell office:value-type="float" office:value="3490.34">
                <text:p>3490.34</text:p>
              </table:table-cell>
            </table:table-row>
            <table:table-row>
              <table:table-cell office:value-type="float" office:value="616">
                <text:p>620</text:p>
              </table:table-cell>
              <table:table-cell office:value-type="float" office:value="3026.84">
                <text:p>3026.84</text:p>
              </table:table-cell>
            </table:table-row>
            <table:table-row>
              <table:table-cell office:value-type="float" office:value="617">
                <text:p>620</text:p>
              </table:table-cell>
              <table:table-cell office:value-type="float" office:value="3624.02">
                <text:p>3624.02</text:p>
              </table:table-cell>
            </table:table-row>
            <table:table-row>
              <table:table-cell office:value-type="float" office:value="618">
                <text:p>620</text:p>
              </table:table-cell>
              <table:table-cell office:value-type="float" office:value="3659.39">
                <text:p>3659.39</text:p>
              </table:table-cell>
            </table:table-row>
            <table:table-row>
              <table:table-cell office:value-type="float" office:value="619">
                <text:p>620</text:p>
              </table:table-cell>
              <table:table-cell office:value-type="float" office:value="3522.29">
                <text:p>3522.29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3641.07">
                <text:p>3641.07</text:p>
              </table:table-cell>
            </table:table-row>
            <table:table-row>
              <table:table-cell office:value-type="float" office:value="621">
                <text:p>620</text:p>
              </table:table-cell>
              <table:table-cell office:value-type="float" office:value="3607.43">
                <text:p>3607.43</text:p>
              </table:table-cell>
            </table:table-row>
            <table:table-row>
              <table:table-cell office:value-type="float" office:value="622">
                <text:p>620</text:p>
              </table:table-cell>
              <table:table-cell office:value-type="float" office:value="3662.38">
                <text:p>3662.38</text:p>
              </table:table-cell>
            </table:table-row>
            <table:table-row>
              <table:table-cell office:value-type="float" office:value="623">
                <text:p>620</text:p>
              </table:table-cell>
              <table:table-cell office:value-type="float" office:value="3681.41">
                <text:p>3681.41</text:p>
              </table:table-cell>
            </table:table-row>
            <table:table-row>
              <table:table-cell office:value-type="float" office:value="624">
                <text:p>620</text:p>
              </table:table-cell>
              <table:table-cell office:value-type="float" office:value="3658.76">
                <text:p>3658.76</text:p>
              </table:table-cell>
            </table:table-row>
            <table:table-row>
              <table:table-cell office:value-type="float" office:value="625">
                <text:p>630</text:p>
              </table:table-cell>
              <table:table-cell office:value-type="float" office:value="3428.32">
                <text:p>3428.32</text:p>
              </table:table-cell>
            </table:table-row>
            <table:table-row>
              <table:table-cell office:value-type="float" office:value="626">
                <text:p>630</text:p>
              </table:table-cell>
              <table:table-cell office:value-type="float" office:value="3656.63">
                <text:p>3656.63</text:p>
              </table:table-cell>
            </table:table-row>
            <table:table-row>
              <table:table-cell office:value-type="float" office:value="627">
                <text:p>630</text:p>
              </table:table-cell>
              <table:table-cell office:value-type="float" office:value="3574.03">
                <text:p>3574.03</text:p>
              </table:table-cell>
            </table:table-row>
            <table:table-row>
              <table:table-cell office:value-type="float" office:value="628">
                <text:p>630</text:p>
              </table:table-cell>
              <table:table-cell office:value-type="float" office:value="3609.29">
                <text:p>3609.29</text:p>
              </table:table-cell>
            </table:table-row>
            <table:table-row>
              <table:table-cell office:value-type="float" office:value="629">
                <text:p>630</text:p>
              </table:table-cell>
              <table:table-cell office:value-type="float" office:value="3649.29">
                <text:p>3649.29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3633.59">
                <text:p>3633.59</text:p>
              </table:table-cell>
            </table:table-row>
            <table:table-row>
              <table:table-cell office:value-type="float" office:value="631">
                <text:p>630</text:p>
              </table:table-cell>
              <table:table-cell office:value-type="float" office:value="3640.39">
                <text:p>3640.39</text:p>
              </table:table-cell>
            </table:table-row>
            <table:table-row>
              <table:table-cell office:value-type="float" office:value="632">
                <text:p>630</text:p>
              </table:table-cell>
              <table:table-cell office:value-type="float" office:value="3677.17">
                <text:p>3677.17</text:p>
              </table:table-cell>
            </table:table-row>
            <table:table-row>
              <table:table-cell office:value-type="float" office:value="633">
                <text:p>630</text:p>
              </table:table-cell>
              <table:table-cell office:value-type="float" office:value="3621.61">
                <text:p>3621.61</text:p>
              </table:table-cell>
            </table:table-row>
            <table:table-row>
              <table:table-cell office:value-type="float" office:value="634">
                <text:p>630</text:p>
              </table:table-cell>
              <table:table-cell office:value-type="float" office:value="3423.34">
                <text:p>3423.34</text:p>
              </table:table-cell>
            </table:table-row>
            <table:table-row>
              <table:table-cell office:value-type="float" office:value="635">
                <text:p>640</text:p>
              </table:table-cell>
              <table:table-cell office:value-type="float" office:value="3513.26">
                <text:p>3513.26</text:p>
              </table:table-cell>
            </table:table-row>
            <table:table-row>
              <table:table-cell office:value-type="float" office:value="636">
                <text:p>640</text:p>
              </table:table-cell>
              <table:table-cell office:value-type="float" office:value="3532.33">
                <text:p>3532.33</text:p>
              </table:table-cell>
            </table:table-row>
            <table:table-row>
              <table:table-cell office:value-type="float" office:value="637">
                <text:p>640</text:p>
              </table:table-cell>
              <table:table-cell office:value-type="float" office:value="3647.55">
                <text:p>3647.55</text:p>
              </table:table-cell>
            </table:table-row>
            <table:table-row>
              <table:table-cell office:value-type="float" office:value="638">
                <text:p>640</text:p>
              </table:table-cell>
              <table:table-cell office:value-type="float" office:value="3678.28">
                <text:p>3678.28</text:p>
              </table:table-cell>
            </table:table-row>
            <table:table-row>
              <table:table-cell office:value-type="float" office:value="639">
                <text:p>640</text:p>
              </table:table-cell>
              <table:table-cell office:value-type="float" office:value="3725.15">
                <text:p>3725.15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3689.23">
                <text:p>3689.23</text:p>
              </table:table-cell>
            </table:table-row>
            <table:table-row>
              <table:table-cell office:value-type="float" office:value="641">
                <text:p>640</text:p>
              </table:table-cell>
              <table:table-cell office:value-type="float" office:value="3616.44">
                <text:p>3616.44</text:p>
              </table:table-cell>
            </table:table-row>
            <table:table-row>
              <table:table-cell office:value-type="float" office:value="642">
                <text:p>640</text:p>
              </table:table-cell>
              <table:table-cell office:value-type="float" office:value="3622.55">
                <text:p>3622.55</text:p>
              </table:table-cell>
            </table:table-row>
            <table:table-row>
              <table:table-cell office:value-type="float" office:value="643">
                <text:p>640</text:p>
              </table:table-cell>
              <table:table-cell office:value-type="float" office:value="3403.02">
                <text:p>3403.02</text:p>
              </table:table-cell>
            </table:table-row>
            <table:table-row>
              <table:table-cell office:value-type="float" office:value="644">
                <text:p>640</text:p>
              </table:table-cell>
              <table:table-cell office:value-type="float" office:value="3612.89">
                <text:p>3612.89</text:p>
              </table:table-cell>
            </table:table-row>
            <table:table-row>
              <table:table-cell office:value-type="float" office:value="645">
                <text:p>650</text:p>
              </table:table-cell>
              <table:table-cell office:value-type="float" office:value="3618.85">
                <text:p>3618.85</text:p>
              </table:table-cell>
            </table:table-row>
            <table:table-row>
              <table:table-cell office:value-type="float" office:value="646">
                <text:p>650</text:p>
              </table:table-cell>
              <table:table-cell office:value-type="float" office:value="3641.24">
                <text:p>3641.24</text:p>
              </table:table-cell>
            </table:table-row>
            <table:table-row>
              <table:table-cell office:value-type="float" office:value="647">
                <text:p>650</text:p>
              </table:table-cell>
              <table:table-cell office:value-type="float" office:value="3668.06">
                <text:p>3668.06</text:p>
              </table:table-cell>
            </table:table-row>
            <table:table-row>
              <table:table-cell office:value-type="float" office:value="648">
                <text:p>650</text:p>
              </table:table-cell>
              <table:table-cell office:value-type="float" office:value="3743.75">
                <text:p>3743.75</text:p>
              </table:table-cell>
            </table:table-row>
            <table:table-row>
              <table:table-cell office:value-type="float" office:value="649">
                <text:p>650</text:p>
              </table:table-cell>
              <table:table-cell office:value-type="float" office:value="3618.57">
                <text:p>3618.57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3634.6">
                <text:p>3634.6</text:p>
              </table:table-cell>
            </table:table-row>
            <table:table-row>
              <table:table-cell office:value-type="float" office:value="651">
                <text:p>650</text:p>
              </table:table-cell>
              <table:table-cell office:value-type="float" office:value="3334.37">
                <text:p>3334.37</text:p>
              </table:table-cell>
            </table:table-row>
            <table:table-row>
              <table:table-cell office:value-type="float" office:value="652">
                <text:p>650</text:p>
              </table:table-cell>
              <table:table-cell office:value-type="float" office:value="3277.96">
                <text:p>3277.96</text:p>
              </table:table-cell>
            </table:table-row>
            <table:table-row>
              <table:table-cell office:value-type="float" office:value="653">
                <text:p>650</text:p>
              </table:table-cell>
              <table:table-cell office:value-type="float" office:value="3585.62">
                <text:p>3585.62</text:p>
              </table:table-cell>
            </table:table-row>
            <table:table-row>
              <table:table-cell office:value-type="float" office:value="654">
                <text:p>650</text:p>
              </table:table-cell>
              <table:table-cell office:value-type="float" office:value="3541.94">
                <text:p>3541.94</text:p>
              </table:table-cell>
            </table:table-row>
            <table:table-row>
              <table:table-cell office:value-type="float" office:value="655">
                <text:p>660</text:p>
              </table:table-cell>
              <table:table-cell office:value-type="float" office:value="3667.57">
                <text:p>3667.57</text:p>
              </table:table-cell>
            </table:table-row>
            <table:table-row>
              <table:table-cell office:value-type="float" office:value="656">
                <text:p>660</text:p>
              </table:table-cell>
              <table:table-cell office:value-type="float" office:value="3710.26">
                <text:p>3710.26</text:p>
              </table:table-cell>
            </table:table-row>
            <table:table-row>
              <table:table-cell office:value-type="float" office:value="657">
                <text:p>660</text:p>
              </table:table-cell>
              <table:table-cell office:value-type="float" office:value="3604.87">
                <text:p>3604.87</text:p>
              </table:table-cell>
            </table:table-row>
            <table:table-row>
              <table:table-cell office:value-type="float" office:value="658">
                <text:p>660</text:p>
              </table:table-cell>
              <table:table-cell office:value-type="float" office:value="3608.56">
                <text:p>3608.56</text:p>
              </table:table-cell>
            </table:table-row>
            <table:table-row>
              <table:table-cell office:value-type="float" office:value="659">
                <text:p>660</text:p>
              </table:table-cell>
              <table:table-cell office:value-type="float" office:value="3205.58">
                <text:p>3205.58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3416.33">
                <text:p>3416.33</text:p>
              </table:table-cell>
            </table:table-row>
            <table:table-row>
              <table:table-cell office:value-type="float" office:value="661">
                <text:p>660</text:p>
              </table:table-cell>
              <table:table-cell office:value-type="float" office:value="3548.06">
                <text:p>3548.06</text:p>
              </table:table-cell>
            </table:table-row>
            <table:table-row>
              <table:table-cell office:value-type="float" office:value="662">
                <text:p>660</text:p>
              </table:table-cell>
              <table:table-cell office:value-type="float" office:value="3569.05">
                <text:p>3569.05</text:p>
              </table:table-cell>
            </table:table-row>
            <table:table-row>
              <table:table-cell office:value-type="float" office:value="663">
                <text:p>660</text:p>
              </table:table-cell>
              <table:table-cell office:value-type="float" office:value="3589.75">
                <text:p>3589.75</text:p>
              </table:table-cell>
            </table:table-row>
            <table:table-row>
              <table:table-cell office:value-type="float" office:value="664">
                <text:p>660</text:p>
              </table:table-cell>
              <table:table-cell office:value-type="float" office:value="3667.69">
                <text:p>3667.69</text:p>
              </table:table-cell>
            </table:table-row>
            <table:table-row>
              <table:table-cell office:value-type="float" office:value="665">
                <text:p>670</text:p>
              </table:table-cell>
              <table:table-cell office:value-type="float" office:value="3547.32">
                <text:p>3547.32</text:p>
              </table:table-cell>
            </table:table-row>
            <table:table-row>
              <table:table-cell office:value-type="float" office:value="666">
                <text:p>670</text:p>
              </table:table-cell>
              <table:table-cell office:value-type="float" office:value="3488.69">
                <text:p>3488.69</text:p>
              </table:table-cell>
            </table:table-row>
            <table:table-row>
              <table:table-cell office:value-type="float" office:value="667">
                <text:p>670</text:p>
              </table:table-cell>
              <table:table-cell office:value-type="float" office:value="3273.86">
                <text:p>3273.86</text:p>
              </table:table-cell>
            </table:table-row>
            <table:table-row>
              <table:table-cell office:value-type="float" office:value="668">
                <text:p>670</text:p>
              </table:table-cell>
              <table:table-cell office:value-type="float" office:value="3449.21">
                <text:p>3449.21</text:p>
              </table:table-cell>
            </table:table-row>
            <table:table-row>
              <table:table-cell office:value-type="float" office:value="669">
                <text:p>670</text:p>
              </table:table-cell>
              <table:table-cell office:value-type="float" office:value="3556.59">
                <text:p>3556.59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3572.28">
                <text:p>3572.28</text:p>
              </table:table-cell>
            </table:table-row>
            <table:table-row>
              <table:table-cell office:value-type="float" office:value="671">
                <text:p>670</text:p>
              </table:table-cell>
              <table:table-cell office:value-type="float" office:value="3615.74">
                <text:p>3615.74</text:p>
              </table:table-cell>
            </table:table-row>
            <table:table-row>
              <table:table-cell office:value-type="float" office:value="672">
                <text:p>670</text:p>
              </table:table-cell>
              <table:table-cell office:value-type="float" office:value="3651.82">
                <text:p>3651.82</text:p>
              </table:table-cell>
            </table:table-row>
            <table:table-row>
              <table:table-cell office:value-type="float" office:value="673">
                <text:p>670</text:p>
              </table:table-cell>
              <table:table-cell office:value-type="float" office:value="3553.32">
                <text:p>3553.32</text:p>
              </table:table-cell>
            </table:table-row>
            <table:table-row>
              <table:table-cell office:value-type="float" office:value="674">
                <text:p>670</text:p>
              </table:table-cell>
              <table:table-cell office:value-type="float" office:value="3569.12">
                <text:p>3569.12</text:p>
              </table:table-cell>
            </table:table-row>
            <table:table-row>
              <table:table-cell office:value-type="float" office:value="675">
                <text:p>680</text:p>
              </table:table-cell>
              <table:table-cell office:value-type="float" office:value="3123.48">
                <text:p>3123.48</text:p>
              </table:table-cell>
            </table:table-row>
            <table:table-row>
              <table:table-cell office:value-type="float" office:value="676">
                <text:p>680</text:p>
              </table:table-cell>
              <table:table-cell office:value-type="float" office:value="3530.89">
                <text:p>3530.89</text:p>
              </table:table-cell>
            </table:table-row>
            <table:table-row>
              <table:table-cell office:value-type="float" office:value="677">
                <text:p>680</text:p>
              </table:table-cell>
              <table:table-cell office:value-type="float" office:value="3540.13">
                <text:p>3540.13</text:p>
              </table:table-cell>
            </table:table-row>
            <table:table-row>
              <table:table-cell office:value-type="float" office:value="678">
                <text:p>680</text:p>
              </table:table-cell>
              <table:table-cell office:value-type="float" office:value="3565.44">
                <text:p>3565.44</text:p>
              </table:table-cell>
            </table:table-row>
            <table:table-row>
              <table:table-cell office:value-type="float" office:value="679">
                <text:p>680</text:p>
              </table:table-cell>
              <table:table-cell office:value-type="float" office:value="3663.87">
                <text:p>3663.87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3670.44">
                <text:p>3670.44</text:p>
              </table:table-cell>
            </table:table-row>
            <table:table-row>
              <table:table-cell office:value-type="float" office:value="681">
                <text:p>680</text:p>
              </table:table-cell>
              <table:table-cell office:value-type="float" office:value="3480.93">
                <text:p>3480.93</text:p>
              </table:table-cell>
            </table:table-row>
            <table:table-row>
              <table:table-cell office:value-type="float" office:value="682">
                <text:p>680</text:p>
              </table:table-cell>
              <table:table-cell office:value-type="float" office:value="3056.55">
                <text:p>3056.55</text:p>
              </table:table-cell>
            </table:table-row>
            <table:table-row>
              <table:table-cell office:value-type="float" office:value="683">
                <text:p>680</text:p>
              </table:table-cell>
              <table:table-cell office:value-type="float" office:value="3475.49">
                <text:p>3475.49</text:p>
              </table:table-cell>
            </table:table-row>
            <table:table-row>
              <table:table-cell office:value-type="float" office:value="684">
                <text:p>680</text:p>
              </table:table-cell>
              <table:table-cell office:value-type="float" office:value="3425.99">
                <text:p>3425.99</text:p>
              </table:table-cell>
            </table:table-row>
            <table:table-row>
              <table:table-cell office:value-type="float" office:value="685">
                <text:p>690</text:p>
              </table:table-cell>
              <table:table-cell office:value-type="float" office:value="3522.15">
                <text:p>3522.15</text:p>
              </table:table-cell>
            </table:table-row>
            <table:table-row>
              <table:table-cell office:value-type="float" office:value="686">
                <text:p>690</text:p>
              </table:table-cell>
              <table:table-cell office:value-type="float" office:value="3539.17">
                <text:p>3539.17</text:p>
              </table:table-cell>
            </table:table-row>
            <table:table-row>
              <table:table-cell office:value-type="float" office:value="687">
                <text:p>690</text:p>
              </table:table-cell>
              <table:table-cell office:value-type="float" office:value="3588.68">
                <text:p>3588.68</text:p>
              </table:table-cell>
            </table:table-row>
            <table:table-row>
              <table:table-cell office:value-type="float" office:value="688">
                <text:p>690</text:p>
              </table:table-cell>
              <table:table-cell office:value-type="float" office:value="3548.53">
                <text:p>3548.53</text:p>
              </table:table-cell>
            </table:table-row>
            <table:table-row>
              <table:table-cell office:value-type="float" office:value="689">
                <text:p>690</text:p>
              </table:table-cell>
              <table:table-cell office:value-type="float" office:value="3450.24">
                <text:p>3450.24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3546.52">
                <text:p>3546.52</text:p>
              </table:table-cell>
            </table:table-row>
            <table:table-row>
              <table:table-cell office:value-type="float" office:value="691">
                <text:p>690</text:p>
              </table:table-cell>
              <table:table-cell office:value-type="float" office:value="3437.87">
                <text:p>3437.87</text:p>
              </table:table-cell>
            </table:table-row>
            <table:table-row>
              <table:table-cell office:value-type="float" office:value="692">
                <text:p>690</text:p>
              </table:table-cell>
              <table:table-cell office:value-type="float" office:value="3401.43">
                <text:p>3401.43</text:p>
              </table:table-cell>
            </table:table-row>
            <table:table-row>
              <table:table-cell office:value-type="float" office:value="693">
                <text:p>690</text:p>
              </table:table-cell>
              <table:table-cell office:value-type="float" office:value="3489">
                <text:p>3489</text:p>
              </table:table-cell>
            </table:table-row>
            <table:table-row>
              <table:table-cell office:value-type="float" office:value="694">
                <text:p>690</text:p>
              </table:table-cell>
              <table:table-cell office:value-type="float" office:value="3502.62">
                <text:p>3502.62</text:p>
              </table:table-cell>
            </table:table-row>
            <table:table-row>
              <table:table-cell office:value-type="float" office:value="695">
                <text:p>700</text:p>
              </table:table-cell>
              <table:table-cell office:value-type="float" office:value="3575.87">
                <text:p>3575.87</text:p>
              </table:table-cell>
            </table:table-row>
            <table:table-row>
              <table:table-cell office:value-type="float" office:value="696">
                <text:p>700</text:p>
              </table:table-cell>
              <table:table-cell office:value-type="float" office:value="3467.86">
                <text:p>3467.86</text:p>
              </table:table-cell>
            </table:table-row>
            <table:table-row>
              <table:table-cell office:value-type="float" office:value="697">
                <text:p>700</text:p>
              </table:table-cell>
              <table:table-cell office:value-type="float" office:value="3498.51">
                <text:p>3498.51</text:p>
              </table:table-cell>
            </table:table-row>
            <table:table-row>
              <table:table-cell office:value-type="float" office:value="698">
                <text:p>700</text:p>
              </table:table-cell>
              <table:table-cell office:value-type="float" office:value="3513.87">
                <text:p>3513.87</text:p>
              </table:table-cell>
            </table:table-row>
            <table:table-row>
              <table:table-cell office:value-type="float" office:value="699">
                <text:p>700</text:p>
              </table:table-cell>
              <table:table-cell office:value-type="float" office:value="3436.89">
                <text:p>3436.89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3419.69">
                <text:p>3419.69</text:p>
              </table:table-cell>
            </table:table-row>
            <table:table-row>
              <table:table-cell office:value-type="float" office:value="701">
                <text:p>700</text:p>
              </table:table-cell>
              <table:table-cell office:value-type="float" office:value="3456.2">
                <text:p>3456.2</text:p>
              </table:table-cell>
            </table:table-row>
            <table:table-row>
              <table:table-cell office:value-type="float" office:value="702">
                <text:p>700</text:p>
              </table:table-cell>
              <table:table-cell office:value-type="float" office:value="3248.45">
                <text:p>3248.45</text:p>
              </table:table-cell>
            </table:table-row>
            <table:table-row>
              <table:table-cell office:value-type="float" office:value="703">
                <text:p>700</text:p>
              </table:table-cell>
              <table:table-cell office:value-type="float" office:value="3416.78">
                <text:p>3416.78</text:p>
              </table:table-cell>
            </table:table-row>
            <table:table-row>
              <table:table-cell office:value-type="float" office:value="704">
                <text:p>700</text:p>
              </table:table-cell>
              <table:table-cell office:value-type="float" office:value="3448.62">
                <text:p>3448.62</text:p>
              </table:table-cell>
            </table:table-row>
            <table:table-row>
              <table:table-cell office:value-type="float" office:value="705">
                <text:p>710</text:p>
              </table:table-cell>
              <table:table-cell office:value-type="float" office:value="3497.15">
                <text:p>3497.15</text:p>
              </table:table-cell>
            </table:table-row>
            <table:table-row>
              <table:table-cell office:value-type="float" office:value="706">
                <text:p>710</text:p>
              </table:table-cell>
              <table:table-cell office:value-type="float" office:value="3486.91">
                <text:p>3486.91</text:p>
              </table:table-cell>
            </table:table-row>
            <table:table-row>
              <table:table-cell office:value-type="float" office:value="707">
                <text:p>710</text:p>
              </table:table-cell>
              <table:table-cell office:value-type="float" office:value="3405.53">
                <text:p>3405.53</text:p>
              </table:table-cell>
            </table:table-row>
            <table:table-row>
              <table:table-cell office:value-type="float" office:value="708">
                <text:p>710</text:p>
              </table:table-cell>
              <table:table-cell office:value-type="float" office:value="3364.73">
                <text:p>3364.73</text:p>
              </table:table-cell>
            </table:table-row>
            <table:table-row>
              <table:table-cell office:value-type="float" office:value="709">
                <text:p>710</text:p>
              </table:table-cell>
              <table:table-cell office:value-type="float" office:value="3369.49">
                <text:p>3369.49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3431.31">
                <text:p>3431.31</text:p>
              </table:table-cell>
            </table:table-row>
            <table:table-row>
              <table:table-cell office:value-type="float" office:value="711">
                <text:p>710</text:p>
              </table:table-cell>
              <table:table-cell office:value-type="float" office:value="3479.84">
                <text:p>3479.84</text:p>
              </table:table-cell>
            </table:table-row>
            <table:table-row>
              <table:table-cell office:value-type="float" office:value="712">
                <text:p>710</text:p>
              </table:table-cell>
              <table:table-cell office:value-type="float" office:value="3543.72">
                <text:p>3543.72</text:p>
              </table:table-cell>
            </table:table-row>
            <table:table-row>
              <table:table-cell office:value-type="float" office:value="713">
                <text:p>710</text:p>
              </table:table-cell>
              <table:table-cell office:value-type="float" office:value="3396.46">
                <text:p>3396.46</text:p>
              </table:table-cell>
            </table:table-row>
            <table:table-row>
              <table:table-cell office:value-type="float" office:value="714">
                <text:p>710</text:p>
              </table:table-cell>
              <table:table-cell office:value-type="float" office:value="3405.08">
                <text:p>3405.08</text:p>
              </table:table-cell>
            </table:table-row>
            <table:table-row>
              <table:table-cell office:value-type="float" office:value="715">
                <text:p>720</text:p>
              </table:table-cell>
              <table:table-cell office:value-type="float" office:value="2847.31">
                <text:p>2847.31</text:p>
              </table:table-cell>
            </table:table-row>
            <table:table-row>
              <table:table-cell office:value-type="float" office:value="716">
                <text:p>720</text:p>
              </table:table-cell>
              <table:table-cell office:value-type="float" office:value="3418.15">
                <text:p>3418.15</text:p>
              </table:table-cell>
            </table:table-row>
            <table:table-row>
              <table:table-cell office:value-type="float" office:value="717">
                <text:p>720</text:p>
              </table:table-cell>
              <table:table-cell office:value-type="float" office:value="3437.6">
                <text:p>3437.6</text:p>
              </table:table-cell>
            </table:table-row>
            <table:table-row>
              <table:table-cell office:value-type="float" office:value="718">
                <text:p>720</text:p>
              </table:table-cell>
              <table:table-cell office:value-type="float" office:value="3448.21">
                <text:p>3448.21</text:p>
              </table:table-cell>
            </table:table-row>
            <table:table-row>
              <table:table-cell office:value-type="float" office:value="719">
                <text:p>720</text:p>
              </table:table-cell>
              <table:table-cell office:value-type="float" office:value="3498.16">
                <text:p>3498.16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3549.3">
                <text:p>3549.3</text:p>
              </table:table-cell>
            </table:table-row>
            <table:table-row>
              <table:table-cell office:value-type="float" office:value="721">
                <text:p>720</text:p>
              </table:table-cell>
              <table:table-cell office:value-type="float" office:value="3305.47">
                <text:p>3305.47</text:p>
              </table:table-cell>
            </table:table-row>
            <table:table-row>
              <table:table-cell office:value-type="float" office:value="722">
                <text:p>720</text:p>
              </table:table-cell>
              <table:table-cell office:value-type="float" office:value="3448.56">
                <text:p>3448.56</text:p>
              </table:table-cell>
            </table:table-row>
            <table:table-row>
              <table:table-cell office:value-type="float" office:value="723">
                <text:p>720</text:p>
              </table:table-cell>
              <table:table-cell office:value-type="float" office:value="3392.74">
                <text:p>3392.74</text:p>
              </table:table-cell>
            </table:table-row>
            <table:table-row>
              <table:table-cell office:value-type="float" office:value="724">
                <text:p>720</text:p>
              </table:table-cell>
              <table:table-cell office:value-type="float" office:value="3435.76">
                <text:p>3435.76</text:p>
              </table:table-cell>
            </table:table-row>
            <table:table-row>
              <table:table-cell office:value-type="float" office:value="725">
                <text:p>730</text:p>
              </table:table-cell>
              <table:table-cell office:value-type="float" office:value="3423.99">
                <text:p>3423.99</text:p>
              </table:table-cell>
            </table:table-row>
            <table:table-row>
              <table:table-cell office:value-type="float" office:value="726">
                <text:p>730</text:p>
              </table:table-cell>
              <table:table-cell office:value-type="float" office:value="3373.42">
                <text:p>3373.42</text:p>
              </table:table-cell>
            </table:table-row>
            <table:table-row>
              <table:table-cell office:value-type="float" office:value="727">
                <text:p>730</text:p>
              </table:table-cell>
              <table:table-cell office:value-type="float" office:value="3280.42">
                <text:p>3280.42</text:p>
              </table:table-cell>
            </table:table-row>
            <table:table-row>
              <table:table-cell office:value-type="float" office:value="728">
                <text:p>730</text:p>
              </table:table-cell>
              <table:table-cell office:value-type="float" office:value="3592.64">
                <text:p>3592.64</text:p>
              </table:table-cell>
            </table:table-row>
            <table:table-row>
              <table:table-cell office:value-type="float" office:value="729">
                <text:p>730</text:p>
              </table:table-cell>
              <table:table-cell office:value-type="float" office:value="3466.63">
                <text:p>3466.63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3472.59">
                <text:p>3472.59</text:p>
              </table:table-cell>
            </table:table-row>
            <table:table-row>
              <table:table-cell office:value-type="float" office:value="731">
                <text:p>730</text:p>
              </table:table-cell>
              <table:table-cell office:value-type="float" office:value="3386.4">
                <text:p>3386.4</text:p>
              </table:table-cell>
            </table:table-row>
            <table:table-row>
              <table:table-cell office:value-type="float" office:value="732">
                <text:p>730</text:p>
              </table:table-cell>
              <table:table-cell office:value-type="float" office:value="3256.48">
                <text:p>3256.48</text:p>
              </table:table-cell>
            </table:table-row>
            <table:table-row>
              <table:table-cell office:value-type="float" office:value="733">
                <text:p>730</text:p>
              </table:table-cell>
              <table:table-cell office:value-type="float" office:value="3329.48">
                <text:p>3329.48</text:p>
              </table:table-cell>
            </table:table-row>
            <table:table-row>
              <table:table-cell office:value-type="float" office:value="734">
                <text:p>730</text:p>
              </table:table-cell>
              <table:table-cell office:value-type="float" office:value="3435.82">
                <text:p>3435.82</text:p>
              </table:table-cell>
            </table:table-row>
            <table:table-row>
              <table:table-cell office:value-type="float" office:value="735">
                <text:p>740</text:p>
              </table:table-cell>
              <table:table-cell office:value-type="float" office:value="3512.76">
                <text:p>3512.76</text:p>
              </table:table-cell>
            </table:table-row>
            <table:table-row>
              <table:table-cell office:value-type="float" office:value="736">
                <text:p>740</text:p>
              </table:table-cell>
              <table:table-cell office:value-type="float" office:value="3563.52">
                <text:p>3563.52</text:p>
              </table:table-cell>
            </table:table-row>
            <table:table-row>
              <table:table-cell office:value-type="float" office:value="737">
                <text:p>740</text:p>
              </table:table-cell>
              <table:table-cell office:value-type="float" office:value="3450.01">
                <text:p>3450.01</text:p>
              </table:table-cell>
            </table:table-row>
            <table:table-row>
              <table:table-cell office:value-type="float" office:value="738">
                <text:p>740</text:p>
              </table:table-cell>
              <table:table-cell office:value-type="float" office:value="3330.05">
                <text:p>3330.05</text:p>
              </table:table-cell>
            </table:table-row>
            <table:table-row>
              <table:table-cell office:value-type="float" office:value="739">
                <text:p>740</text:p>
              </table:table-cell>
              <table:table-cell office:value-type="float" office:value="3389.66">
                <text:p>3389.66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3388.66">
                <text:p>3388.66</text:p>
              </table:table-cell>
            </table:table-row>
            <table:table-row>
              <table:table-cell office:value-type="float" office:value="741">
                <text:p>740</text:p>
              </table:table-cell>
              <table:table-cell office:value-type="float" office:value="3287.78">
                <text:p>3287.78</text:p>
              </table:table-cell>
            </table:table-row>
            <table:table-row>
              <table:table-cell office:value-type="float" office:value="742">
                <text:p>740</text:p>
              </table:table-cell>
              <table:table-cell office:value-type="float" office:value="3438.2">
                <text:p>3438.2</text:p>
              </table:table-cell>
            </table:table-row>
            <table:table-row>
              <table:table-cell office:value-type="float" office:value="743">
                <text:p>740</text:p>
              </table:table-cell>
              <table:table-cell office:value-type="float" office:value="3435.21">
                <text:p>3435.21</text:p>
              </table:table-cell>
            </table:table-row>
            <table:table-row>
              <table:table-cell office:value-type="float" office:value="744">
                <text:p>740</text:p>
              </table:table-cell>
              <table:table-cell office:value-type="float" office:value="3356.49">
                <text:p>3356.49</text:p>
              </table:table-cell>
            </table:table-row>
            <table:table-row>
              <table:table-cell office:value-type="float" office:value="745">
                <text:p>750</text:p>
              </table:table-cell>
              <table:table-cell office:value-type="float" office:value="3429.33">
                <text:p>3429.33</text:p>
              </table:table-cell>
            </table:table-row>
            <table:table-row>
              <table:table-cell office:value-type="float" office:value="746">
                <text:p>750</text:p>
              </table:table-cell>
              <table:table-cell office:value-type="float" office:value="3433.42">
                <text:p>3433.42</text:p>
              </table:table-cell>
            </table:table-row>
            <table:table-row>
              <table:table-cell office:value-type="float" office:value="747">
                <text:p>750</text:p>
              </table:table-cell>
              <table:table-cell office:value-type="float" office:value="3355.74">
                <text:p>3355.74</text:p>
              </table:table-cell>
            </table:table-row>
            <table:table-row>
              <table:table-cell office:value-type="float" office:value="748">
                <text:p>750</text:p>
              </table:table-cell>
              <table:table-cell office:value-type="float" office:value="3395.33">
                <text:p>3395.33</text:p>
              </table:table-cell>
            </table:table-row>
            <table:table-row>
              <table:table-cell office:value-type="float" office:value="749">
                <text:p>750</text:p>
              </table:table-cell>
              <table:table-cell office:value-type="float" office:value="3293.38">
                <text:p>3293.38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3417.62">
                <text:p>3417.62</text:p>
              </table:table-cell>
            </table:table-row>
            <table:table-row>
              <table:table-cell office:value-type="float" office:value="751">
                <text:p>750</text:p>
              </table:table-cell>
              <table:table-cell office:value-type="float" office:value="3476.33">
                <text:p>3476.33</text:p>
              </table:table-cell>
            </table:table-row>
            <table:table-row>
              <table:table-cell office:value-type="float" office:value="752">
                <text:p>750</text:p>
              </table:table-cell>
              <table:table-cell office:value-type="float" office:value="3543.4">
                <text:p>3543.4</text:p>
              </table:table-cell>
            </table:table-row>
            <table:table-row>
              <table:table-cell office:value-type="float" office:value="753">
                <text:p>750</text:p>
              </table:table-cell>
              <table:table-cell office:value-type="float" office:value="3401.31">
                <text:p>3401.31</text:p>
              </table:table-cell>
            </table:table-row>
            <table:table-row>
              <table:table-cell office:value-type="float" office:value="754">
                <text:p>750</text:p>
              </table:table-cell>
              <table:table-cell office:value-type="float" office:value="3301.29">
                <text:p>3301.29</text:p>
              </table:table-cell>
            </table:table-row>
            <table:table-row>
              <table:table-cell office:value-type="float" office:value="755">
                <text:p>760</text:p>
              </table:table-cell>
              <table:table-cell office:value-type="float" office:value="3355.51">
                <text:p>3355.51</text:p>
              </table:table-cell>
            </table:table-row>
            <table:table-row>
              <table:table-cell office:value-type="float" office:value="756">
                <text:p>760</text:p>
              </table:table-cell>
              <table:table-cell office:value-type="float" office:value="3365.64">
                <text:p>3365.64</text:p>
              </table:table-cell>
            </table:table-row>
            <table:table-row>
              <table:table-cell office:value-type="float" office:value="757">
                <text:p>760</text:p>
              </table:table-cell>
              <table:table-cell office:value-type="float" office:value="3393.38">
                <text:p>3393.38</text:p>
              </table:table-cell>
            </table:table-row>
            <table:table-row>
              <table:table-cell office:value-type="float" office:value="758">
                <text:p>760</text:p>
              </table:table-cell>
              <table:table-cell office:value-type="float" office:value="3391.94">
                <text:p>3391.94</text:p>
              </table:table-cell>
            </table:table-row>
            <table:table-row>
              <table:table-cell office:value-type="float" office:value="759">
                <text:p>760</text:p>
              </table:table-cell>
              <table:table-cell office:value-type="float" office:value="3167.54">
                <text:p>3167.54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3561.21">
                <text:p>3561.21</text:p>
              </table:table-cell>
            </table:table-row>
            <table:table-row>
              <table:table-cell office:value-type="float" office:value="761">
                <text:p>760</text:p>
              </table:table-cell>
              <table:table-cell office:value-type="float" office:value="3382.55">
                <text:p>3382.55</text:p>
              </table:table-cell>
            </table:table-row>
            <table:table-row>
              <table:table-cell office:value-type="float" office:value="762">
                <text:p>760</text:p>
              </table:table-cell>
              <table:table-cell office:value-type="float" office:value="3342.49">
                <text:p>3342.49</text:p>
              </table:table-cell>
            </table:table-row>
            <table:table-row>
              <table:table-cell office:value-type="float" office:value="763">
                <text:p>760</text:p>
              </table:table-cell>
              <table:table-cell office:value-type="float" office:value="3305.3">
                <text:p>3305.3</text:p>
              </table:table-cell>
            </table:table-row>
            <table:table-row>
              <table:table-cell office:value-type="float" office:value="764">
                <text:p>760</text:p>
              </table:table-cell>
              <table:table-cell office:value-type="float" office:value="3269">
                <text:p>3269</text:p>
              </table:table-cell>
            </table:table-row>
            <table:table-row>
              <table:table-cell office:value-type="float" office:value="765">
                <text:p>770</text:p>
              </table:table-cell>
              <table:table-cell office:value-type="float" office:value="3307.25">
                <text:p>3307.25</text:p>
              </table:table-cell>
            </table:table-row>
            <table:table-row>
              <table:table-cell office:value-type="float" office:value="766">
                <text:p>770</text:p>
              </table:table-cell>
              <table:table-cell office:value-type="float" office:value="3362.8">
                <text:p>3362.8</text:p>
              </table:table-cell>
            </table:table-row>
            <table:table-row>
              <table:table-cell office:value-type="float" office:value="767">
                <text:p>770</text:p>
              </table:table-cell>
              <table:table-cell office:value-type="float" office:value="3454.23">
                <text:p>3454.23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3471.76">
                <text:p>3471.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6.818cm" svg:height="16.602cm" xlink:href=".." xlink:type="simple" chart:class="chart:line" chart:style-name="ch1">
        <chart:legend chart:legend-position="end" svg:x="23.966cm" svg:y="8.002cm" style:legend-expansion="high" chart:style-name="ch2"/>
        <chart:plot-area chart:style-name="ch3" table:cell-range-address="Sheet2.A1:Sheet2.B573" chart:data-source-has-labels="column" svg:x="0.536cm" svg:y="0.332cm" svg:width="22.894cm" svg:height="15.938cm">
          <chartooo:coordinate-region svg:x="1.528cm" svg:y="0.532cm" svg:width="21.902cm" svg:height="14.814cm"/>
          <chart:axis chart:dimension="x" chart:name="primary-x" chart:style-name="ch4" chartooo:axis-type="auto">
            <chartooo:date-scale/>
            <chart:categories table:cell-range-address="Sheet2.A1:Sheet2.A57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B1:Sheet2.B573" chart:class="chart:line">
            <chart:data-point chart:repeated="57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2.A1:Sheet2.A573</svg:desc>
                </draw:g>
              </table:table-cell>
              <table:table-cell office:value-type="float" office:value="43.218">
                <text:p>43.218</text:p>
                <draw:g>
                  <svg:desc>Sheet2.B1:Sheet2.B573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55.101">
                <text:p>255.10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22.974">
                <text:p>122.97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20.682">
                <text:p>420.68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65.377">
                <text:p>265.37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565.09">
                <text:p>565.0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88.336">
                <text:p>388.33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623.103">
                <text:p>623.10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489.057">
                <text:p>489.05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11.374">
                <text:p>711.37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569.123">
                <text:p>569.12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771.626">
                <text:p>771.62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629.724">
                <text:p>629.72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808.773">
                <text:p>808.77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679.162">
                <text:p>679.16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860.342">
                <text:p>860.34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731.875">
                <text:p>731.87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898.361">
                <text:p>898.361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792.996">
                <text:p>792.99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27.405">
                <text:p>927.40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822.005">
                <text:p>822.00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948.068">
                <text:p>948.068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854.747">
                <text:p>854.747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967.577">
                <text:p>967.577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882.071">
                <text:p>882.071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982.092">
                <text:p>982.092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906.11">
                <text:p>906.11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967.8">
                <text:p>967.8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905.663">
                <text:p>905.66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993.755">
                <text:p>993.755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935.565">
                <text:p>935.56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030.9">
                <text:p>1030.9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858.758">
                <text:p>858.758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045.05">
                <text:p>1045.05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975.807">
                <text:p>975.807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057.16">
                <text:p>1057.16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991.753">
                <text:p>991.753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065.2">
                <text:p>1065.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005.14">
                <text:p>1005.1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825.838">
                <text:p>825.838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012.28">
                <text:p>1012.28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081.63">
                <text:p>1081.63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018.71">
                <text:p>1018.71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087.43">
                <text:p>1087.43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014.78">
                <text:p>1014.78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067.31">
                <text:p>1067.31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018.75">
                <text:p>1018.75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081.72">
                <text:p>1081.7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039.16">
                <text:p>1039.1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95.61">
                <text:p>1095.61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047.72">
                <text:p>1047.72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098.82">
                <text:p>1098.82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1049.82">
                <text:p>1049.8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1099.71">
                <text:p>1099.71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1058.11">
                <text:p>1058.11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083.46">
                <text:p>1083.46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061.14">
                <text:p>1061.14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1117.42">
                <text:p>1117.4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1073.14">
                <text:p>1073.1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117.49">
                <text:p>1117.49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1070.01">
                <text:p>1070.01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087.17">
                <text:p>1087.17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1001.44">
                <text:p>1001.4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085.46">
                <text:p>1085.46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1044.29">
                <text:p>1044.29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1096.17">
                <text:p>1096.17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1056.32">
                <text:p>1056.32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1073.18">
                <text:p>1073.18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1067.12">
                <text:p>1067.1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098.8">
                <text:p>1098.8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070.74">
                <text:p>1070.74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088.47">
                <text:p>1088.47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1063.88">
                <text:p>1063.88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100.33">
                <text:p>1100.3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067.06">
                <text:p>1067.06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098.82">
                <text:p>1098.82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1075.03">
                <text:p>1075.0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1103.92">
                <text:p>1103.92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1069.66">
                <text:p>1069.6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104.67">
                <text:p>1104.67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1060.45">
                <text:p>1060.45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1102.09">
                <text:p>1102.09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1097.14">
                <text:p>1097.14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1125.45">
                <text:p>1125.4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1099.28">
                <text:p>1099.28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1129.79">
                <text:p>1129.79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1093.79">
                <text:p>1093.79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1120.66">
                <text:p>1120.66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1104.66">
                <text:p>1104.6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129.73">
                <text:p>1129.73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1103.83">
                <text:p>1103.83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1125.75">
                <text:p>1125.75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093.65">
                <text:p>1093.65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1129.81">
                <text:p>1129.81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1084.95">
                <text:p>1084.9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114.09">
                <text:p>1114.09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1096.2">
                <text:p>1096.2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130.76">
                <text:p>1130.76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1116.97">
                <text:p>1116.9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139.39">
                <text:p>1139.39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1114.32">
                <text:p>1114.32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1141.29">
                <text:p>1141.29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1119.47">
                <text:p>1119.47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1112.38">
                <text:p>1112.38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1120.35">
                <text:p>1120.35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1143.16">
                <text:p>1143.16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1111.55">
                <text:p>1111.55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1124.13">
                <text:p>1124.13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1114.18">
                <text:p>1114.1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40.03">
                <text:p>1140.03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1116.83">
                <text:p>1116.83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1139.19">
                <text:p>1139.19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1078.49">
                <text:p>1078.49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1135.19">
                <text:p>1135.19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1027.22">
                <text:p>1027.22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1120.28">
                <text:p>1120.28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1128.52">
                <text:p>1128.52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1151.79">
                <text:p>1151.79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1134.41">
                <text:p>1134.4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149.21">
                <text:p>1149.21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1132.71">
                <text:p>1132.71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1150.02">
                <text:p>1150.02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1124.7">
                <text:p>1124.7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1027.72">
                <text:p>1027.72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1125.84">
                <text:p>1125.84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1138.05">
                <text:p>1138.05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1118.32">
                <text:p>1118.3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116.14">
                <text:p>1116.14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1092.84">
                <text:p>1092.8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124.36">
                <text:p>1124.36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1077.85">
                <text:p>1077.85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1152.32">
                <text:p>1152.32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1127.82">
                <text:p>1127.82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1154.26">
                <text:p>1154.26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1132.99">
                <text:p>1132.99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1156.39">
                <text:p>1156.39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1135.42">
                <text:p>1135.42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1158.2">
                <text:p>1158.2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1134.53">
                <text:p>1134.5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151.81">
                <text:p>1151.81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1133.96">
                <text:p>1133.96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1137.04">
                <text:p>1137.04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1089.22">
                <text:p>1089.22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1141.64">
                <text:p>1141.64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1086.94">
                <text:p>1086.94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1130.81">
                <text:p>1130.81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1143.72">
                <text:p>1143.72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1163.48">
                <text:p>1163.48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1144.35">
                <text:p>1144.3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141.55">
                <text:p>1141.55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1134.19">
                <text:p>1134.19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1129.65">
                <text:p>1129.65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1130.16">
                <text:p>1130.16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1151.06">
                <text:p>1151.06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1134.37">
                <text:p>1134.37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1138.04">
                <text:p>1138.04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1129.89">
                <text:p>1129.89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1144.41">
                <text:p>1144.41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1096.7">
                <text:p>1096.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086.36">
                <text:p>1086.36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1035.48">
                <text:p>1035.48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1130.61">
                <text:p>1130.61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1146.01">
                <text:p>1146.01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1145.41">
                <text:p>1145.41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1147.57">
                <text:p>1147.57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1161.65">
                <text:p>1161.65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1129.24">
                <text:p>1129.24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1161.22">
                <text:p>1161.22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1145.36">
                <text:p>1145.3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156.03">
                <text:p>1156.03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1118.74">
                <text:p>1118.74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1150.91">
                <text:p>1150.91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1125.89">
                <text:p>1125.89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1134.04">
                <text:p>1134.04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1122.73">
                <text:p>1122.73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1107.53">
                <text:p>1107.53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1156.47">
                <text:p>1156.47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1137.1">
                <text:p>1137.1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165.11">
                <text:p>1165.11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1147.76">
                <text:p>1147.76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1153.66">
                <text:p>1153.66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1142.17">
                <text:p>1142.17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1155.54">
                <text:p>1155.54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1146.8">
                <text:p>1146.8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1151.54">
                <text:p>1151.54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1140.41">
                <text:p>1140.41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1131.86">
                <text:p>1131.86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1117.25">
                <text:p>1117.2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149.04">
                <text:p>1149.04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1142.53">
                <text:p>1142.53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120.82">
                <text:p>1120.82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1143.53">
                <text:p>1143.53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1159.92">
                <text:p>1159.92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1134.42">
                <text:p>1134.42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1162.91">
                <text:p>1162.91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1129.82">
                <text:p>1129.82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1146.4">
                <text:p>1146.4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1139.37">
                <text:p>1139.3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157.14">
                <text:p>1157.14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1144.91">
                <text:p>1144.91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1148.43">
                <text:p>1148.43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1121.73">
                <text:p>1121.73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1103.59">
                <text:p>1103.59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995.357">
                <text:p>995.357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1135.6">
                <text:p>1135.6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1144.75">
                <text:p>1144.75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1133.52">
                <text:p>1133.52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1106.77">
                <text:p>1106.7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161.63">
                <text:p>1161.63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1149.17">
                <text:p>1149.17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1161.77">
                <text:p>1161.77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1145.12">
                <text:p>1145.12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1162.49">
                <text:p>1162.49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1144.29">
                <text:p>1144.29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1159.08">
                <text:p>1159.08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1141.74">
                <text:p>1141.74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1127.28">
                <text:p>1127.28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1076.58">
                <text:p>1076.5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107.81">
                <text:p>1107.81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1144.87">
                <text:p>1144.87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1150.99">
                <text:p>1150.99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1143.78">
                <text:p>1143.78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1106.14">
                <text:p>1106.14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1147.24">
                <text:p>1147.24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1156.74">
                <text:p>1156.74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1149.41">
                <text:p>1149.41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1161.28">
                <text:p>1161.28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1145.98">
                <text:p>1145.9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915.785">
                <text:p>915.785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1096.27">
                <text:p>1096.27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1104.12">
                <text:p>1104.12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1106.2">
                <text:p>1106.2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1111.81">
                <text:p>1111.81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1107.75">
                <text:p>1107.75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1114.88">
                <text:p>1114.88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1149.47">
                <text:p>1149.47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1143.78">
                <text:p>1143.78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1124.41">
                <text:p>1124.41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125.38">
                <text:p>1125.38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1100.59">
                <text:p>1100.59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1132.47">
                <text:p>1132.47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1080.57">
                <text:p>1080.57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943.704">
                <text:p>943.704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1151.43">
                <text:p>1151.43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1139.47">
                <text:p>1139.47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1148.05">
                <text:p>1148.05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1158.02">
                <text:p>1158.02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1147.73">
                <text:p>1147.7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810.325">
                <text:p>810.325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1148.98">
                <text:p>1148.98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1149.33">
                <text:p>1149.33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1150.62">
                <text:p>1150.62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1154.14">
                <text:p>1154.14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1135.67">
                <text:p>1135.67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900.083">
                <text:p>900.083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1129.61">
                <text:p>1129.61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1153.54">
                <text:p>1153.54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1142.9">
                <text:p>1142.9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154.23">
                <text:p>1154.23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1146.49">
                <text:p>1146.49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1158.92">
                <text:p>1158.92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1150.56">
                <text:p>1150.56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1153.68">
                <text:p>1153.68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1149.44">
                <text:p>1149.44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1154.59">
                <text:p>1154.59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773.024">
                <text:p>773.024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1157.44">
                <text:p>1157.44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1143.98">
                <text:p>1143.98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118.31">
                <text:p>1118.31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992.211">
                <text:p>992.211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1120.92">
                <text:p>1120.92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1131.5">
                <text:p>1131.5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1154.21">
                <text:p>1154.21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1146.25">
                <text:p>1146.25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1156.61">
                <text:p>1156.61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1143.58">
                <text:p>1143.58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1150.76">
                <text:p>1150.76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1143">
                <text:p>1143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154.84">
                <text:p>1154.84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1148.54">
                <text:p>1148.54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1118.19">
                <text:p>1118.19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1111.1">
                <text:p>1111.1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1147.86">
                <text:p>1147.86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1143.3">
                <text:p>1143.3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1155.01">
                <text:p>1155.01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1153.55">
                <text:p>1153.55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1126.88">
                <text:p>1126.88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1106.81">
                <text:p>1106.81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115.07">
                <text:p>1115.07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1103.08">
                <text:p>1103.08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1106.89">
                <text:p>1106.89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1063.62">
                <text:p>1063.62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1114.75">
                <text:p>1114.75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1105.22">
                <text:p>1105.22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1115.07">
                <text:p>1115.07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1097.83">
                <text:p>1097.83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1113.62">
                <text:p>1113.62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1105.48">
                <text:p>1105.4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112.69">
                <text:p>1112.69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1101.29">
                <text:p>1101.29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1088.7">
                <text:p>1088.7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1078.97">
                <text:p>1078.97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1095.51">
                <text:p>1095.51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1101.7">
                <text:p>1101.7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1106.26">
                <text:p>1106.26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1097.2">
                <text:p>1097.2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1103.66">
                <text:p>1103.66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1103.33">
                <text:p>1103.33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1110.14">
                <text:p>1110.14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1103.2">
                <text:p>1103.2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1115.06">
                <text:p>1115.06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1105.89">
                <text:p>1105.89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1110.46">
                <text:p>1110.46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1099.24">
                <text:p>1099.24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1105.51">
                <text:p>1105.51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1080.03">
                <text:p>1080.03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1097.26">
                <text:p>1097.26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947.277">
                <text:p>947.277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953.383">
                <text:p>953.383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1112.1">
                <text:p>1112.1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911.501">
                <text:p>911.501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1106.73">
                <text:p>1106.73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1111.86">
                <text:p>1111.86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1106.78">
                <text:p>1106.78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1104.93">
                <text:p>1104.93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1115.98">
                <text:p>1115.98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1096.79">
                <text:p>1096.79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1063.02">
                <text:p>1063.0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1021.62">
                <text:p>1021.62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1104.86">
                <text:p>1104.86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1116.41">
                <text:p>1116.41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1095.98">
                <text:p>1095.98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1104.49">
                <text:p>1104.49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1114.66">
                <text:p>1114.66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833.538">
                <text:p>833.538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1097.28">
                <text:p>1097.28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971.702">
                <text:p>971.702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1099.62">
                <text:p>1099.62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1095.91">
                <text:p>1095.91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1055.5">
                <text:p>1055.5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1084.01">
                <text:p>1084.01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1095.76">
                <text:p>1095.76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1109.32">
                <text:p>1109.32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1105.02">
                <text:p>1105.02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1101.99">
                <text:p>1101.99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1097.93">
                <text:p>1097.93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1097.64">
                <text:p>1097.64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1105.51">
                <text:p>1105.5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082.38">
                <text:p>1082.38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1010.25">
                <text:p>1010.25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1087.02">
                <text:p>1087.02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1101.29">
                <text:p>1101.29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1092.73">
                <text:p>1092.73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1107.82">
                <text:p>1107.82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1112.07">
                <text:p>1112.07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1104.04">
                <text:p>1104.04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1100.68">
                <text:p>1100.68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1102.01">
                <text:p>1102.01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1060.83">
                <text:p>1060.83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1088.02">
                <text:p>1088.02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1097.23">
                <text:p>1097.23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1098.18">
                <text:p>1098.18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1101.59">
                <text:p>1101.59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1083.6">
                <text:p>1083.6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1099.43">
                <text:p>1099.43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1108.23">
                <text:p>1108.23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1097.35">
                <text:p>1097.35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1081.32">
                <text:p>1081.32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1049.05">
                <text:p>1049.05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1102.36">
                <text:p>1102.36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1101.08">
                <text:p>1101.08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1094.01">
                <text:p>1094.01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1094.05">
                <text:p>1094.05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1081.14">
                <text:p>1081.14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1100.08">
                <text:p>1100.08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1075.63">
                <text:p>1075.63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1072.62">
                <text:p>1072.62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1087.35">
                <text:p>1087.35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1087.72">
                <text:p>1087.72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1099.01">
                <text:p>1099.01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1088.56">
                <text:p>1088.56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1088.98">
                <text:p>1088.98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871.131">
                <text:p>871.131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1098.62">
                <text:p>1098.62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1010.06">
                <text:p>1010.06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1100.77">
                <text:p>1100.77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1092.88">
                <text:p>1092.88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1069.79">
                <text:p>1069.79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979.322">
                <text:p>979.322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1079.05">
                <text:p>1079.05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1096.94">
                <text:p>1096.94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1092.01">
                <text:p>1092.01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1091.17">
                <text:p>1091.17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1091.26">
                <text:p>1091.26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1075.88">
                <text:p>1075.88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1096.53">
                <text:p>1096.53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1087.73">
                <text:p>1087.7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098.36">
                <text:p>1098.36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1095.85">
                <text:p>1095.85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1065.45">
                <text:p>1065.45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1057.78">
                <text:p>1057.78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1028.91">
                <text:p>1028.91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1087.51">
                <text:p>1087.51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1094.49">
                <text:p>1094.49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1092.24">
                <text:p>1092.24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1099.99">
                <text:p>1099.99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1092.32">
                <text:p>1092.32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1077.88">
                <text:p>1077.88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1086.9">
                <text:p>1086.9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1084.74">
                <text:p>1084.74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1093.8">
                <text:p>1093.8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1055.99">
                <text:p>1055.99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1096.53">
                <text:p>1096.53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1096.68">
                <text:p>1096.68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1086.44">
                <text:p>1086.44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1089.34">
                <text:p>1089.34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1093.98">
                <text:p>1093.98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1088.54">
                <text:p>1088.54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1091.59">
                <text:p>1091.59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1095.03">
                <text:p>1095.03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906.532">
                <text:p>906.532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1062.12">
                <text:p>1062.12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1042.82">
                <text:p>1042.82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1075.95">
                <text:p>1075.95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1070.81">
                <text:p>1070.81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1080.45">
                <text:p>1080.45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1050.17">
                <text:p>1050.17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1086.86">
                <text:p>1086.86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1088.44">
                <text:p>1088.44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1086.74">
                <text:p>1086.74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1064.82">
                <text:p>1064.82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1033.83">
                <text:p>1033.83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1066.97">
                <text:p>1066.97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1083.25">
                <text:p>1083.25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1074.94">
                <text:p>1074.94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1086.84">
                <text:p>1086.84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1077.06">
                <text:p>1077.06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1085.25">
                <text:p>1085.25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1044.27">
                <text:p>1044.27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1063.66">
                <text:p>1063.66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1044.87">
                <text:p>1044.87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1073.59">
                <text:p>1073.59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1080.02">
                <text:p>1080.02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888.093">
                <text:p>888.093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1076.93">
                <text:p>1076.93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1061.12">
                <text:p>1061.12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1083.76">
                <text:p>1083.76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1074.71">
                <text:p>1074.71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1043.76">
                <text:p>1043.76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995.136">
                <text:p>995.136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1075.05">
                <text:p>1075.05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1070.93">
                <text:p>1070.93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1067.03">
                <text:p>1067.03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1057.69">
                <text:p>1057.69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1074.21">
                <text:p>1074.21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1063">
                <text:p>1063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1077.73">
                <text:p>1077.73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1036.32">
                <text:p>1036.32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1063.4">
                <text:p>1063.4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1091.03">
                <text:p>1091.03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1056.52">
                <text:p>1056.52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1070.7">
                <text:p>1070.7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1059.3">
                <text:p>1059.3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1053.11">
                <text:p>1053.11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1064.91">
                <text:p>1064.91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1010.91">
                <text:p>1010.91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1053.06">
                <text:p>1053.06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1054.75">
                <text:p>1054.75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1042.23">
                <text:p>1042.23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1052.63">
                <text:p>1052.63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1039.49">
                <text:p>1039.49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1049.09">
                <text:p>1049.09</text:p>
              </table:table-cell>
            </table:table-row>
            <table:table-row>
              <table:table-cell office:value-type="float" office:value="477">
                <text:p>480</text:p>
              </table:table-cell>
              <table:table-cell office:value-type="float" office:value="998.402">
                <text:p>998.402</text:p>
              </table:table-cell>
            </table:table-row>
            <table:table-row>
              <table:table-cell office:value-type="float" office:value="478">
                <text:p>480</text:p>
              </table:table-cell>
              <table:table-cell office:value-type="float" office:value="1009.14">
                <text:p>1009.14</text:p>
              </table:table-cell>
            </table:table-row>
            <table:table-row>
              <table:table-cell office:value-type="float" office:value="479">
                <text:p>480</text:p>
              </table:table-cell>
              <table:table-cell office:value-type="float" office:value="1019.96">
                <text:p>1019.96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990.555">
                <text:p>990.555</text:p>
              </table:table-cell>
            </table:table-row>
            <table:table-row>
              <table:table-cell office:value-type="float" office:value="481">
                <text:p>480</text:p>
              </table:table-cell>
              <table:table-cell office:value-type="float" office:value="926.53">
                <text:p>926.53</text:p>
              </table:table-cell>
            </table:table-row>
            <table:table-row>
              <table:table-cell office:value-type="float" office:value="482">
                <text:p>480</text:p>
              </table:table-cell>
              <table:table-cell office:value-type="float" office:value="1015.15">
                <text:p>1015.15</text:p>
              </table:table-cell>
            </table:table-row>
            <table:table-row>
              <table:table-cell office:value-type="float" office:value="483">
                <text:p>480</text:p>
              </table:table-cell>
              <table:table-cell office:value-type="float" office:value="796.552">
                <text:p>796.552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973.929">
                <text:p>973.929</text:p>
              </table:table-cell>
            </table:table-row>
            <table:table-row>
              <table:table-cell office:value-type="float" office:value="485">
                <text:p>490</text:p>
              </table:table-cell>
              <table:table-cell office:value-type="float" office:value="972.195">
                <text:p>972.195</text:p>
              </table:table-cell>
            </table:table-row>
            <table:table-row>
              <table:table-cell office:value-type="float" office:value="486">
                <text:p>490</text:p>
              </table:table-cell>
              <table:table-cell office:value-type="float" office:value="990.156">
                <text:p>990.156</text:p>
              </table:table-cell>
            </table:table-row>
            <table:table-row>
              <table:table-cell office:value-type="float" office:value="487">
                <text:p>490</text:p>
              </table:table-cell>
              <table:table-cell office:value-type="float" office:value="990.994">
                <text:p>990.994</text:p>
              </table:table-cell>
            </table:table-row>
            <table:table-row>
              <table:table-cell office:value-type="float" office:value="488">
                <text:p>490</text:p>
              </table:table-cell>
              <table:table-cell office:value-type="float" office:value="1009.96">
                <text:p>1009.96</text:p>
              </table:table-cell>
            </table:table-row>
            <table:table-row>
              <table:table-cell office:value-type="float" office:value="489">
                <text:p>490</text:p>
              </table:table-cell>
              <table:table-cell office:value-type="float" office:value="1003.82">
                <text:p>1003.82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845.331">
                <text:p>845.331</text:p>
              </table:table-cell>
            </table:table-row>
            <table:table-row>
              <table:table-cell office:value-type="float" office:value="491">
                <text:p>490</text:p>
              </table:table-cell>
              <table:table-cell office:value-type="float" office:value="995.49">
                <text:p>995.49</text:p>
              </table:table-cell>
            </table:table-row>
            <table:table-row>
              <table:table-cell office:value-type="float" office:value="492">
                <text:p>490</text:p>
              </table:table-cell>
              <table:table-cell office:value-type="float" office:value="1010.25">
                <text:p>1010.25</text:p>
              </table:table-cell>
            </table:table-row>
            <table:table-row>
              <table:table-cell office:value-type="float" office:value="493">
                <text:p>490</text:p>
              </table:table-cell>
              <table:table-cell office:value-type="float" office:value="996.285">
                <text:p>996.285</text:p>
              </table:table-cell>
            </table:table-row>
            <table:table-row>
              <table:table-cell office:value-type="float" office:value="494">
                <text:p>490</text:p>
              </table:table-cell>
              <table:table-cell office:value-type="float" office:value="1007.73">
                <text:p>1007.73</text:p>
              </table:table-cell>
            </table:table-row>
            <table:table-row>
              <table:table-cell office:value-type="float" office:value="495">
                <text:p>500</text:p>
              </table:table-cell>
              <table:table-cell office:value-type="float" office:value="1003.84">
                <text:p>1003.84</text:p>
              </table:table-cell>
            </table:table-row>
            <table:table-row>
              <table:table-cell office:value-type="float" office:value="496">
                <text:p>500</text:p>
              </table:table-cell>
              <table:table-cell office:value-type="float" office:value="1013.76">
                <text:p>1013.76</text:p>
              </table:table-cell>
            </table:table-row>
            <table:table-row>
              <table:table-cell office:value-type="float" office:value="497">
                <text:p>500</text:p>
              </table:table-cell>
              <table:table-cell office:value-type="float" office:value="962.692">
                <text:p>962.692</text:p>
              </table:table-cell>
            </table:table-row>
            <table:table-row>
              <table:table-cell office:value-type="float" office:value="498">
                <text:p>500</text:p>
              </table:table-cell>
              <table:table-cell office:value-type="float" office:value="1004.99">
                <text:p>1004.99</text:p>
              </table:table-cell>
            </table:table-row>
            <table:table-row>
              <table:table-cell office:value-type="float" office:value="499">
                <text:p>500</text:p>
              </table:table-cell>
              <table:table-cell office:value-type="float" office:value="996.899">
                <text:p>996.89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964.435">
                <text:p>964.435</text:p>
              </table:table-cell>
            </table:table-row>
            <table:table-row>
              <table:table-cell office:value-type="float" office:value="501">
                <text:p>500</text:p>
              </table:table-cell>
              <table:table-cell office:value-type="float" office:value="986.724">
                <text:p>986.724</text:p>
              </table:table-cell>
            </table:table-row>
            <table:table-row>
              <table:table-cell office:value-type="float" office:value="502">
                <text:p>500</text:p>
              </table:table-cell>
              <table:table-cell office:value-type="float" office:value="987.491">
                <text:p>987.491</text:p>
              </table:table-cell>
            </table:table-row>
            <table:table-row>
              <table:table-cell office:value-type="float" office:value="503">
                <text:p>500</text:p>
              </table:table-cell>
              <table:table-cell office:value-type="float" office:value="930.496">
                <text:p>930.496</text:p>
              </table:table-cell>
            </table:table-row>
            <table:table-row>
              <table:table-cell office:value-type="float" office:value="504">
                <text:p>500</text:p>
              </table:table-cell>
              <table:table-cell office:value-type="float" office:value="996.482">
                <text:p>996.482</text:p>
              </table:table-cell>
            </table:table-row>
            <table:table-row>
              <table:table-cell office:value-type="float" office:value="505">
                <text:p>510</text:p>
              </table:table-cell>
              <table:table-cell office:value-type="float" office:value="991.07">
                <text:p>991.07</text:p>
              </table:table-cell>
            </table:table-row>
            <table:table-row>
              <table:table-cell office:value-type="float" office:value="506">
                <text:p>510</text:p>
              </table:table-cell>
              <table:table-cell office:value-type="float" office:value="992.171">
                <text:p>992.171</text:p>
              </table:table-cell>
            </table:table-row>
            <table:table-row>
              <table:table-cell office:value-type="float" office:value="507">
                <text:p>510</text:p>
              </table:table-cell>
              <table:table-cell office:value-type="float" office:value="971.547">
                <text:p>971.547</text:p>
              </table:table-cell>
            </table:table-row>
            <table:table-row>
              <table:table-cell office:value-type="float" office:value="508">
                <text:p>510</text:p>
              </table:table-cell>
              <table:table-cell office:value-type="float" office:value="948.288">
                <text:p>948.288</text:p>
              </table:table-cell>
            </table:table-row>
            <table:table-row>
              <table:table-cell office:value-type="float" office:value="509">
                <text:p>510</text:p>
              </table:table-cell>
              <table:table-cell office:value-type="float" office:value="951.363">
                <text:p>951.363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734.101">
                <text:p>734.101</text:p>
              </table:table-cell>
            </table:table-row>
            <table:table-row>
              <table:table-cell office:value-type="float" office:value="511">
                <text:p>510</text:p>
              </table:table-cell>
              <table:table-cell office:value-type="float" office:value="940.065">
                <text:p>940.06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float" office:value="513">
                <text:p>510</text:p>
              </table:table-cell>
              <table:table-cell office:value-type="float" office:value="905.252">
                <text:p>905.252</text:p>
              </table:table-cell>
            </table:table-row>
            <table:table-row>
              <table:table-cell office:value-type="float" office:value="514">
                <text:p>510</text:p>
              </table:table-cell>
              <table:table-cell office:value-type="float" office:value="881.028">
                <text:p>881.028</text:p>
              </table:table-cell>
            </table:table-row>
            <table:table-row>
              <table:table-cell office:value-type="float" office:value="515">
                <text:p>520</text:p>
              </table:table-cell>
              <table:table-cell office:value-type="float" office:value="916.674">
                <text:p>916.674</text:p>
              </table:table-cell>
            </table:table-row>
            <table:table-row>
              <table:table-cell office:value-type="float" office:value="516">
                <text:p>520</text:p>
              </table:table-cell>
              <table:table-cell office:value-type="float" office:value="918.471">
                <text:p>918.471</text:p>
              </table:table-cell>
            </table:table-row>
            <table:table-row>
              <table:table-cell office:value-type="float" office:value="517">
                <text:p>520</text:p>
              </table:table-cell>
              <table:table-cell office:value-type="float" office:value="880.453">
                <text:p>880.453</text:p>
              </table:table-cell>
            </table:table-row>
            <table:table-row>
              <table:table-cell office:value-type="float" office:value="518">
                <text:p>520</text:p>
              </table:table-cell>
              <table:table-cell office:value-type="float" office:value="884.923">
                <text:p>884.923</text:p>
              </table:table-cell>
            </table:table-row>
            <table:table-row>
              <table:table-cell office:value-type="float" office:value="519">
                <text:p>520</text:p>
              </table:table-cell>
              <table:table-cell office:value-type="float" office:value="843.21">
                <text:p>843.21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866.883">
                <text:p>866.883</text:p>
              </table:table-cell>
            </table:table-row>
            <table:table-row>
              <table:table-cell office:value-type="float" office:value="521">
                <text:p>520</text:p>
              </table:table-cell>
              <table:table-cell office:value-type="float" office:value="842.61">
                <text:p>842.61</text:p>
              </table:table-cell>
            </table:table-row>
            <table:table-row>
              <table:table-cell office:value-type="float" office:value="522">
                <text:p>520</text:p>
              </table:table-cell>
              <table:table-cell office:value-type="float" office:value="825.688">
                <text:p>825.688</text:p>
              </table:table-cell>
            </table:table-row>
            <table:table-row>
              <table:table-cell office:value-type="float" office:value="523">
                <text:p>520</text:p>
              </table:table-cell>
              <table:table-cell office:value-type="float" office:value="776.715">
                <text:p>776.715</text:p>
              </table:table-cell>
            </table:table-row>
            <table:table-row>
              <table:table-cell office:value-type="float" office:value="524">
                <text:p>520</text:p>
              </table:table-cell>
              <table:table-cell office:value-type="float" office:value="809.89">
                <text:p>809.89</text:p>
              </table:table-cell>
            </table:table-row>
            <table:table-row>
              <table:table-cell office:value-type="float" office:value="525">
                <text:p>530</text:p>
              </table:table-cell>
              <table:table-cell office:value-type="float" office:value="780.685">
                <text:p>780.685</text:p>
              </table:table-cell>
            </table:table-row>
            <table:table-row>
              <table:table-cell office:value-type="float" office:value="526">
                <text:p>530</text:p>
              </table:table-cell>
              <table:table-cell office:value-type="float" office:value="776.33">
                <text:p>776.33</text:p>
              </table:table-cell>
            </table:table-row>
            <table:table-row>
              <table:table-cell office:value-type="float" office:value="527">
                <text:p>530</text:p>
              </table:table-cell>
              <table:table-cell office:value-type="float" office:value="669.45">
                <text:p>669.45</text:p>
              </table:table-cell>
            </table:table-row>
            <table:table-row>
              <table:table-cell office:value-type="float" office:value="528">
                <text:p>530</text:p>
              </table:table-cell>
              <table:table-cell office:value-type="float" office:value="806.337">
                <text:p>806.337</text:p>
              </table:table-cell>
            </table:table-row>
            <table:table-row>
              <table:table-cell office:value-type="float" office:value="529">
                <text:p>530</text:p>
              </table:table-cell>
              <table:table-cell office:value-type="float" office:value="765.095">
                <text:p>765.095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764.209">
                <text:p>764.209</text:p>
              </table:table-cell>
            </table:table-row>
            <table:table-row>
              <table:table-cell office:value-type="float" office:value="531">
                <text:p>530</text:p>
              </table:table-cell>
              <table:table-cell office:value-type="float" office:value="724.071">
                <text:p>724.071</text:p>
              </table:table-cell>
            </table:table-row>
            <table:table-row>
              <table:table-cell office:value-type="float" office:value="532">
                <text:p>530</text:p>
              </table:table-cell>
              <table:table-cell office:value-type="float" office:value="744.45">
                <text:p>744.45</text:p>
              </table:table-cell>
            </table:table-row>
            <table:table-row>
              <table:table-cell office:value-type="float" office:value="533">
                <text:p>530</text:p>
              </table:table-cell>
              <table:table-cell office:value-type="float" office:value="728.812">
                <text:p>728.812</text:p>
              </table:table-cell>
            </table:table-row>
            <table:table-row>
              <table:table-cell office:value-type="float" office:value="534">
                <text:p>530</text:p>
              </table:table-cell>
              <table:table-cell office:value-type="float" office:value="743.749">
                <text:p>743.749</text:p>
              </table:table-cell>
            </table:table-row>
            <table:table-row>
              <table:table-cell office:value-type="float" office:value="535">
                <text:p>540</text:p>
              </table:table-cell>
              <table:table-cell office:value-type="float" office:value="628.515">
                <text:p>628.515</text:p>
              </table:table-cell>
            </table:table-row>
            <table:table-row>
              <table:table-cell office:value-type="float" office:value="536">
                <text:p>540</text:p>
              </table:table-cell>
              <table:table-cell office:value-type="float" office:value="734.21">
                <text:p>734.21</text:p>
              </table:table-cell>
            </table:table-row>
            <table:table-row>
              <table:table-cell office:value-type="float" office:value="537">
                <text:p>540</text:p>
              </table:table-cell>
              <table:table-cell office:value-type="float" office:value="706.884">
                <text:p>706.884</text:p>
              </table:table-cell>
            </table:table-row>
            <table:table-row>
              <table:table-cell office:value-type="float" office:value="538">
                <text:p>540</text:p>
              </table:table-cell>
              <table:table-cell office:value-type="float" office:value="722.447">
                <text:p>722.447</text:p>
              </table:table-cell>
            </table:table-row>
            <table:table-row>
              <table:table-cell office:value-type="float" office:value="539">
                <text:p>540</text:p>
              </table:table-cell>
              <table:table-cell office:value-type="float" office:value="708.714">
                <text:p>708.714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714.318">
                <text:p>714.318</text:p>
              </table:table-cell>
            </table:table-row>
            <table:table-row>
              <table:table-cell office:value-type="float" office:value="541">
                <text:p>540</text:p>
              </table:table-cell>
              <table:table-cell office:value-type="float" office:value="700.597">
                <text:p>700.597</text:p>
              </table:table-cell>
            </table:table-row>
            <table:table-row>
              <table:table-cell office:value-type="float" office:value="542">
                <text:p>540</text:p>
              </table:table-cell>
              <table:table-cell office:value-type="float" office:value="662.086">
                <text:p>662.086</text:p>
              </table:table-cell>
            </table:table-row>
            <table:table-row>
              <table:table-cell office:value-type="float" office:value="543">
                <text:p>540</text:p>
              </table:table-cell>
              <table:table-cell office:value-type="float" office:value="693.681">
                <text:p>693.681</text:p>
              </table:table-cell>
            </table:table-row>
            <table:table-row>
              <table:table-cell office:value-type="float" office:value="544">
                <text:p>540</text:p>
              </table:table-cell>
              <table:table-cell office:value-type="float" office:value="688.543">
                <text:p>688.543</text:p>
              </table:table-cell>
            </table:table-row>
            <table:table-row>
              <table:table-cell office:value-type="float" office:value="545">
                <text:p>550</text:p>
              </table:table-cell>
              <table:table-cell office:value-type="float" office:value="639.502">
                <text:p>639.502</text:p>
              </table:table-cell>
            </table:table-row>
            <table:table-row>
              <table:table-cell office:value-type="float" office:value="546">
                <text:p>550</text:p>
              </table:table-cell>
              <table:table-cell office:value-type="float" office:value="628.076">
                <text:p>628.076</text:p>
              </table:table-cell>
            </table:table-row>
            <table:table-row>
              <table:table-cell office:value-type="float" office:value="547">
                <text:p>550</text:p>
              </table:table-cell>
              <table:table-cell office:value-type="float" office:value="696.123">
                <text:p>696.123</text:p>
              </table:table-cell>
            </table:table-row>
            <table:table-row>
              <table:table-cell office:value-type="float" office:value="548">
                <text:p>550</text:p>
              </table:table-cell>
              <table:table-cell office:value-type="float" office:value="704.015">
                <text:p>704.015</text:p>
              </table:table-cell>
            </table:table-row>
            <table:table-row>
              <table:table-cell office:value-type="float" office:value="549">
                <text:p>550</text:p>
              </table:table-cell>
              <table:table-cell office:value-type="float" office:value="694.542">
                <text:p>694.542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658.478">
                <text:p>658.478</text:p>
              </table:table-cell>
            </table:table-row>
            <table:table-row>
              <table:table-cell office:value-type="float" office:value="551">
                <text:p>550</text:p>
              </table:table-cell>
              <table:table-cell office:value-type="float" office:value="657.632">
                <text:p>657.632</text:p>
              </table:table-cell>
            </table:table-row>
            <table:table-row>
              <table:table-cell office:value-type="float" office:value="552">
                <text:p>550</text:p>
              </table:table-cell>
              <table:table-cell office:value-type="float" office:value="689.093">
                <text:p>689.093</text:p>
              </table:table-cell>
            </table:table-row>
            <table:table-row>
              <table:table-cell office:value-type="float" office:value="553">
                <text:p>550</text:p>
              </table:table-cell>
              <table:table-cell office:value-type="float" office:value="599.04">
                <text:p>599.04</text:p>
              </table:table-cell>
            </table:table-row>
            <table:table-row>
              <table:table-cell office:value-type="float" office:value="554">
                <text:p>550</text:p>
              </table:table-cell>
              <table:table-cell office:value-type="float" office:value="688.922">
                <text:p>688.922</text:p>
              </table:table-cell>
            </table:table-row>
            <table:table-row>
              <table:table-cell office:value-type="float" office:value="555">
                <text:p>560</text:p>
              </table:table-cell>
              <table:table-cell office:value-type="float" office:value="651.491">
                <text:p>651.491</text:p>
              </table:table-cell>
            </table:table-row>
            <table:table-row>
              <table:table-cell office:value-type="float" office:value="556">
                <text:p>560</text:p>
              </table:table-cell>
              <table:table-cell office:value-type="float" office:value="679.147">
                <text:p>679.147</text:p>
              </table:table-cell>
            </table:table-row>
            <table:table-row>
              <table:table-cell office:value-type="float" office:value="557">
                <text:p>560</text:p>
              </table:table-cell>
              <table:table-cell office:value-type="float" office:value="618.215">
                <text:p>618.215</text:p>
              </table:table-cell>
            </table:table-row>
            <table:table-row>
              <table:table-cell office:value-type="float" office:value="558">
                <text:p>560</text:p>
              </table:table-cell>
              <table:table-cell office:value-type="float" office:value="677.186">
                <text:p>677.186</text:p>
              </table:table-cell>
            </table:table-row>
            <table:table-row>
              <table:table-cell office:value-type="float" office:value="559">
                <text:p>560</text:p>
              </table:table-cell>
              <table:table-cell office:value-type="float" office:value="636.815">
                <text:p>636.815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577.961">
                <text:p>577.961</text:p>
              </table:table-cell>
            </table:table-row>
            <table:table-row>
              <table:table-cell office:value-type="float" office:value="561">
                <text:p>560</text:p>
              </table:table-cell>
              <table:table-cell office:value-type="float" office:value="690.834">
                <text:p>690.834</text:p>
              </table:table-cell>
            </table:table-row>
            <table:table-row>
              <table:table-cell office:value-type="float" office:value="562">
                <text:p>560</text:p>
              </table:table-cell>
              <table:table-cell office:value-type="float" office:value="708.696">
                <text:p>708.696</text:p>
              </table:table-cell>
            </table:table-row>
            <table:table-row>
              <table:table-cell office:value-type="float" office:value="563">
                <text:p>560</text:p>
              </table:table-cell>
              <table:table-cell office:value-type="float" office:value="704.224">
                <text:p>704.224</text:p>
              </table:table-cell>
            </table:table-row>
            <table:table-row>
              <table:table-cell office:value-type="float" office:value="564">
                <text:p>560</text:p>
              </table:table-cell>
              <table:table-cell office:value-type="float" office:value="726.895">
                <text:p>726.895</text:p>
              </table:table-cell>
            </table:table-row>
            <table:table-row>
              <table:table-cell office:value-type="float" office:value="565">
                <text:p>570</text:p>
              </table:table-cell>
              <table:table-cell office:value-type="float" office:value="485.413">
                <text:p>485.413</text:p>
              </table:table-cell>
            </table:table-row>
            <table:table-row>
              <table:table-cell office:value-type="float" office:value="566">
                <text:p>570</text:p>
              </table:table-cell>
              <table:table-cell office:value-type="float" office:value="683.131">
                <text:p>683.131</text:p>
              </table:table-cell>
            </table:table-row>
            <table:table-row>
              <table:table-cell office:value-type="float" office:value="567">
                <text:p>570</text:p>
              </table:table-cell>
              <table:table-cell office:value-type="float" office:value="697.344">
                <text:p>697.344</text:p>
              </table:table-cell>
            </table:table-row>
            <table:table-row>
              <table:table-cell office:value-type="float" office:value="568">
                <text:p>570</text:p>
              </table:table-cell>
              <table:table-cell office:value-type="float" office:value="722.064">
                <text:p>722.064</text:p>
              </table:table-cell>
            </table:table-row>
            <table:table-row>
              <table:table-cell office:value-type="float" office:value="569">
                <text:p>570</text:p>
              </table:table-cell>
              <table:table-cell office:value-type="float" office:value="690.996">
                <text:p>690.996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505.621">
                <text:p>505.621</text:p>
              </table:table-cell>
            </table:table-row>
            <table:table-row>
              <table:table-cell office:value-type="float" office:value="571">
                <text:p>570</text:p>
              </table:table-cell>
              <table:table-cell office:value-type="float" office:value="712.036">
                <text:p>712.036</text:p>
              </table:table-cell>
            </table:table-row>
            <table:table-row>
              <table:table-cell office:value-type="float" office:value="572">
                <text:p>570</text:p>
              </table:table-cell>
              <table:table-cell office:value-type="float" office:value="712.495">
                <text:p>712.495</text:p>
              </table:table-cell>
            </table:table-row>
            <table:table-row>
              <table:table-cell office:value-type="float" office:value="573">
                <text:p>570</text:p>
              </table:table-cell>
              <table:table-cell office:value-type="float" office:value="707.205">
                <text:p>707.2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562cm" svg:height="13.68cm" xlink:href=".." xlink:type="simple" chart:class="chart:line" chart:style-name="ch1">
        <chart:legend chart:legend-position="end" svg:x="24.71cm" svg:y="6.541cm" style:legend-expansion="high" chart:style-name="ch2"/>
        <chart:plot-area chart:style-name="ch3" table:cell-range-address="Sheet3.A1:Sheet3.B325" chart:data-source-has-labels="column" svg:x="0.551cm" svg:y="0.273cm" svg:width="23.608cm" svg:height="13.134cm">
          <chartooo:coordinate-region svg:x="1.543cm" svg:y="0.472cm" svg:width="22.475cm" svg:height="12.011cm"/>
          <chart:axis chart:dimension="x" chart:name="primary-x" chart:style-name="ch4" chartooo:axis-type="auto">
            <chartooo:date-scale/>
            <chart:categories table:cell-range-address="Sheet3.A1:Sheet3.A32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3.B1:Sheet3.B325" chart:class="chart:line">
            <chart:data-point chart:repeated="3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3.A1:Sheet3.A325</svg:desc>
                </draw:g>
              </table:table-cell>
              <table:table-cell office:value-type="float" office:value="41.8399">
                <text:p>41.8399</text:p>
                <draw:g>
                  <svg:desc>Sheet3.B1:Sheet3.B32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544.338">
                <text:p>544.33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32.328">
                <text:p>532.32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947.256">
                <text:p>947.25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798.36">
                <text:p>2798.3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911.28">
                <text:p>1911.2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413.71">
                <text:p>2413.7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4172.1">
                <text:p>4172.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905.52">
                <text:p>2905.5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338.52">
                <text:p>3338.52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4887.22">
                <text:p>4887.2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4238.88">
                <text:p>4238.88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4511.01">
                <text:p>4511.01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5123.02">
                <text:p>5123.02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4708.36">
                <text:p>4708.36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4823.51">
                <text:p>4823.51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5336.06">
                <text:p>5336.06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4037.64">
                <text:p>4037.64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5376.8">
                <text:p>5376.8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5716.05">
                <text:p>5716.05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5371.32">
                <text:p>5371.3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5444.51">
                <text:p>5444.51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5680.45">
                <text:p>5680.45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5638.69">
                <text:p>5638.69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4674.26">
                <text:p>4674.26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5838.61">
                <text:p>5838.61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5524.55">
                <text:p>5524.55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5621.96">
                <text:p>5621.96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5226.26">
                <text:p>5226.26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5493.65">
                <text:p>5493.65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5355.28">
                <text:p>5355.28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5841.75">
                <text:p>5841.75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5333.43">
                <text:p>5333.43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5370.3">
                <text:p>5370.3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5849.15">
                <text:p>5849.15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5533.88">
                <text:p>5533.88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5372.77">
                <text:p>5372.7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5781.04">
                <text:p>5781.04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5387.78">
                <text:p>5387.78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5540.49">
                <text:p>5540.49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5743.49">
                <text:p>5743.49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5590.61">
                <text:p>5590.61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5504.52">
                <text:p>5504.52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5927.56">
                <text:p>5927.56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5491.4">
                <text:p>5491.4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5408.99">
                <text:p>5408.99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5889.61">
                <text:p>5889.61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5656.54">
                <text:p>5656.54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5689.21">
                <text:p>5689.21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5920.72">
                <text:p>5920.72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5605.68">
                <text:p>5605.68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6018.43">
                <text:p>6018.43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5595.35">
                <text:p>5595.35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5514.43">
                <text:p>5514.43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5747.2">
                <text:p>5747.2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6005.38">
                <text:p>6005.38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5772.81">
                <text:p>5772.81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5747.62">
                <text:p>5747.62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5832.83">
                <text:p>5832.83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6106.86">
                <text:p>6106.86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5775.74">
                <text:p>5775.74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5603.37">
                <text:p>5603.37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5594.81">
                <text:p>5594.81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5229.48">
                <text:p>5229.48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5904.37">
                <text:p>5904.37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5774.72">
                <text:p>5774.72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5928.08">
                <text:p>5928.08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6117.13">
                <text:p>6117.13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5781.72">
                <text:p>5781.72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5821.4">
                <text:p>5821.4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5754.67">
                <text:p>5754.67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6141.33">
                <text:p>6141.33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5849.12">
                <text:p>5849.12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5764.32">
                <text:p>5764.32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5752.41">
                <text:p>5752.41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6297.3">
                <text:p>6297.3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5796.2">
                <text:p>5796.2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5609.76">
                <text:p>5609.76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5383.99">
                <text:p>5383.99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6184.2">
                <text:p>6184.2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5822.19">
                <text:p>5822.19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5861.83">
                <text:p>5861.83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5749.66">
                <text:p>5749.66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6219.28">
                <text:p>6219.28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5866.9">
                <text:p>5866.9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5726.75">
                <text:p>5726.75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5758.57">
                <text:p>5758.57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6454.47">
                <text:p>6454.47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5814.66">
                <text:p>5814.66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5762.89">
                <text:p>5762.89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5925.9">
                <text:p>5925.9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6267.75">
                <text:p>6267.75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5667.9">
                <text:p>5667.9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5659.12">
                <text:p>5659.12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5581.04">
                <text:p>5581.04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5578.79">
                <text:p>5578.79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5811.47">
                <text:p>5811.47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5713.47">
                <text:p>5713.47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5757.67">
                <text:p>5757.67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6396.87">
                <text:p>6396.87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5675.55">
                <text:p>5675.55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4099.49">
                <text:p>4099.49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5658.34">
                <text:p>5658.34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4116.96">
                <text:p>4116.96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5731.24">
                <text:p>5731.24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5659.58">
                <text:p>5659.58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5723.98">
                <text:p>5723.98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6352.56">
                <text:p>6352.56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5494.22">
                <text:p>5494.22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5491.42">
                <text:p>5491.42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5586.3">
                <text:p>5586.3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6133.98">
                <text:p>6133.98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5615.16">
                <text:p>5615.16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5700.29">
                <text:p>5700.29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5717.29">
                <text:p>5717.29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6283.57">
                <text:p>6283.57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5764.64">
                <text:p>5764.64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5454.18">
                <text:p>5454.18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5751.01">
                <text:p>5751.01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6336.42">
                <text:p>6336.42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5407.09">
                <text:p>5407.09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5647.33">
                <text:p>5647.33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5722.4">
                <text:p>5722.4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4402.99">
                <text:p>4402.99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5369.94">
                <text:p>5369.94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5413.64">
                <text:p>5413.64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5621.12">
                <text:p>5621.12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4955.54">
                <text:p>4955.54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4183.95">
                <text:p>4183.95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5456.17">
                <text:p>5456.17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5469.43">
                <text:p>5469.43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6126.61">
                <text:p>6126.61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5579.47">
                <text:p>5579.47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5497.23">
                <text:p>5497.23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5607.62">
                <text:p>5607.62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5994.9">
                <text:p>5994.9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5526.15">
                <text:p>5526.15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5558.39">
                <text:p>5558.39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4590.23">
                <text:p>4590.23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5702.18">
                <text:p>5702.18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5302.63">
                <text:p>5302.63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5111.72">
                <text:p>5111.72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5473.5">
                <text:p>5473.5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6051.09">
                <text:p>6051.09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5483.16">
                <text:p>5483.16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5426.11">
                <text:p>5426.11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5534.38">
                <text:p>5534.38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5885.33">
                <text:p>5885.33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5377.72">
                <text:p>5377.72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5460.33">
                <text:p>5460.33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5234.87">
                <text:p>5234.87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5713.61">
                <text:p>5713.61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5239.73">
                <text:p>5239.73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4898.72">
                <text:p>4898.72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5040.8">
                <text:p>5040.8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5713.65">
                <text:p>5713.65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5169.44">
                <text:p>5169.44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5214.2">
                <text:p>5214.2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5213.37">
                <text:p>5213.37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5359.88">
                <text:p>5359.88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5265.18">
                <text:p>5265.18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5214.84">
                <text:p>5214.84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5322.09">
                <text:p>5322.09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5700.15">
                <text:p>5700.15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5317.4">
                <text:p>5317.4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4867.74">
                <text:p>4867.74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4933.92">
                <text:p>4933.92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5540.44">
                <text:p>5540.44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5291.32">
                <text:p>5291.32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5248.89">
                <text:p>5248.89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5265.63">
                <text:p>5265.63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5732.5">
                <text:p>5732.5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5092.53">
                <text:p>5092.53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5184.46">
                <text:p>5184.46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5271.36">
                <text:p>5271.36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5713.81">
                <text:p>5713.81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5277.78">
                <text:p>5277.78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5209.58">
                <text:p>5209.58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5297.01">
                <text:p>5297.01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5615">
                <text:p>5615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4785.31">
                <text:p>4785.31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4944.95">
                <text:p>4944.95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5212.09">
                <text:p>5212.09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5557.82">
                <text:p>5557.82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5210.05">
                <text:p>5210.05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5127.44">
                <text:p>5127.44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5179.64">
                <text:p>5179.64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5640.98">
                <text:p>5640.98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5133.73">
                <text:p>5133.73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5117.92">
                <text:p>5117.92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5203.47">
                <text:p>5203.47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4785.2">
                <text:p>4785.2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5052.97">
                <text:p>5052.97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4503.37">
                <text:p>4503.37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5033.95">
                <text:p>5033.95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5508.75">
                <text:p>5508.75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5168.11">
                <text:p>5168.11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5034.27">
                <text:p>5034.27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5086.23">
                <text:p>5086.23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5551.92">
                <text:p>5551.92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4961.33">
                <text:p>4961.33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4839.11">
                <text:p>4839.11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4936.02">
                <text:p>4936.02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5214.42">
                <text:p>5214.42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4828.11">
                <text:p>4828.11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4855.21">
                <text:p>4855.21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4974.71">
                <text:p>4974.71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5389.69">
                <text:p>5389.69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4964.86">
                <text:p>4964.86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4848.85">
                <text:p>4848.85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5018.69">
                <text:p>5018.69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5349.8">
                <text:p>5349.8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4943.45">
                <text:p>4943.45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4743.93">
                <text:p>4743.93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4981.97">
                <text:p>4981.97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5418.22">
                <text:p>5418.22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4882.47">
                <text:p>4882.47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4534.46">
                <text:p>4534.46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4924.05">
                <text:p>4924.05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5457.39">
                <text:p>5457.39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5049.78">
                <text:p>5049.78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4999.08">
                <text:p>4999.08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5086.83">
                <text:p>5086.83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4624.14">
                <text:p>4624.14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4963">
                <text:p>4963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4943.69">
                <text:p>4943.69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4987.51">
                <text:p>4987.51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5440.55">
                <text:p>5440.55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4811.2">
                <text:p>4811.2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4857.26">
                <text:p>4857.26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5012.33">
                <text:p>5012.33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5471.23">
                <text:p>5471.23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4761.57">
                <text:p>4761.57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4908.14">
                <text:p>4908.14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4970.39">
                <text:p>4970.39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5124.65">
                <text:p>5124.65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4814.66">
                <text:p>4814.66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3378.5">
                <text:p>3378.5</text:p>
              </table:table-cell>
            </table:table-row>
            <table:table-row>
              <table:table-cell office:value-type="float" office:value="477">
                <text:p>480</text:p>
              </table:table-cell>
              <table:table-cell office:value-type="float" office:value="4413.39">
                <text:p>4413.39</text:p>
              </table:table-cell>
            </table:table-row>
            <table:table-row>
              <table:table-cell office:value-type="float" office:value="479">
                <text:p>480</text:p>
              </table:table-cell>
              <table:table-cell office:value-type="float" office:value="5232.23">
                <text:p>5232.23</text:p>
              </table:table-cell>
            </table:table-row>
            <table:table-row>
              <table:table-cell office:value-type="float" office:value="481">
                <text:p>480</text:p>
              </table:table-cell>
              <table:table-cell office:value-type="float" office:value="5071.39">
                <text:p>5071.39</text:p>
              </table:table-cell>
            </table:table-row>
            <table:table-row>
              <table:table-cell office:value-type="float" office:value="483">
                <text:p>480</text:p>
              </table:table-cell>
              <table:table-cell office:value-type="float" office:value="4964.17">
                <text:p>4964.17</text:p>
              </table:table-cell>
            </table:table-row>
            <table:table-row>
              <table:table-cell office:value-type="float" office:value="485">
                <text:p>490</text:p>
              </table:table-cell>
              <table:table-cell office:value-type="float" office:value="4936.97">
                <text:p>4936.97</text:p>
              </table:table-cell>
            </table:table-row>
            <table:table-row>
              <table:table-cell office:value-type="float" office:value="487">
                <text:p>490</text:p>
              </table:table-cell>
              <table:table-cell office:value-type="float" office:value="5204.2">
                <text:p>5204.2</text:p>
              </table:table-cell>
            </table:table-row>
            <table:table-row>
              <table:table-cell office:value-type="float" office:value="489">
                <text:p>490</text:p>
              </table:table-cell>
              <table:table-cell office:value-type="float" office:value="4910.94">
                <text:p>4910.94</text:p>
              </table:table-cell>
            </table:table-row>
            <table:table-row>
              <table:table-cell office:value-type="float" office:value="491">
                <text:p>490</text:p>
              </table:table-cell>
              <table:table-cell office:value-type="float" office:value="4938.26">
                <text:p>4938.26</text:p>
              </table:table-cell>
            </table:table-row>
            <table:table-row>
              <table:table-cell office:value-type="float" office:value="493">
                <text:p>490</text:p>
              </table:table-cell>
              <table:table-cell office:value-type="float" office:value="4050.13">
                <text:p>4050.13</text:p>
              </table:table-cell>
            </table:table-row>
            <table:table-row>
              <table:table-cell office:value-type="float" office:value="495">
                <text:p>500</text:p>
              </table:table-cell>
              <table:table-cell office:value-type="float" office:value="4815.95">
                <text:p>4815.95</text:p>
              </table:table-cell>
            </table:table-row>
            <table:table-row>
              <table:table-cell office:value-type="float" office:value="497">
                <text:p>500</text:p>
              </table:table-cell>
              <table:table-cell office:value-type="float" office:value="4657.32">
                <text:p>4657.32</text:p>
              </table:table-cell>
            </table:table-row>
            <table:table-row>
              <table:table-cell office:value-type="float" office:value="499">
                <text:p>500</text:p>
              </table:table-cell>
              <table:table-cell office:value-type="float" office:value="4395.48">
                <text:p>4395.48</text:p>
              </table:table-cell>
            </table:table-row>
            <table:table-row>
              <table:table-cell office:value-type="float" office:value="501">
                <text:p>500</text:p>
              </table:table-cell>
              <table:table-cell office:value-type="float" office:value="4706.31">
                <text:p>4706.31</text:p>
              </table:table-cell>
            </table:table-row>
            <table:table-row>
              <table:table-cell office:value-type="float" office:value="503">
                <text:p>500</text:p>
              </table:table-cell>
              <table:table-cell office:value-type="float" office:value="5056.41">
                <text:p>5056.41</text:p>
              </table:table-cell>
            </table:table-row>
            <table:table-row>
              <table:table-cell office:value-type="float" office:value="505">
                <text:p>510</text:p>
              </table:table-cell>
              <table:table-cell office:value-type="float" office:value="4714.78">
                <text:p>4714.78</text:p>
              </table:table-cell>
            </table:table-row>
            <table:table-row>
              <table:table-cell office:value-type="float" office:value="507">
                <text:p>510</text:p>
              </table:table-cell>
              <table:table-cell office:value-type="float" office:value="4680.42">
                <text:p>4680.42</text:p>
              </table:table-cell>
            </table:table-row>
            <table:table-row>
              <table:table-cell office:value-type="float" office:value="509">
                <text:p>510</text:p>
              </table:table-cell>
              <table:table-cell office:value-type="float" office:value="4797.93">
                <text:p>4797.93</text:p>
              </table:table-cell>
            </table:table-row>
            <table:table-row>
              <table:table-cell office:value-type="float" office:value="511">
                <text:p>510</text:p>
              </table:table-cell>
              <table:table-cell office:value-type="float" office:value="4295.28">
                <text:p>4295.28</text:p>
              </table:table-cell>
            </table:table-row>
            <table:table-row>
              <table:table-cell office:value-type="float" office:value="513">
                <text:p>510</text:p>
              </table:table-cell>
              <table:table-cell office:value-type="float" office:value="4818.15">
                <text:p>4818.15</text:p>
              </table:table-cell>
            </table:table-row>
            <table:table-row>
              <table:table-cell office:value-type="float" office:value="515">
                <text:p>520</text:p>
              </table:table-cell>
              <table:table-cell office:value-type="float" office:value="4763.37">
                <text:p>4763.37</text:p>
              </table:table-cell>
            </table:table-row>
            <table:table-row>
              <table:table-cell office:value-type="float" office:value="517">
                <text:p>520</text:p>
              </table:table-cell>
              <table:table-cell office:value-type="float" office:value="4786.53">
                <text:p>4786.53</text:p>
              </table:table-cell>
            </table:table-row>
            <table:table-row>
              <table:table-cell office:value-type="float" office:value="519">
                <text:p>520</text:p>
              </table:table-cell>
              <table:table-cell office:value-type="float" office:value="4911.58">
                <text:p>4911.58</text:p>
              </table:table-cell>
            </table:table-row>
            <table:table-row>
              <table:table-cell office:value-type="float" office:value="521">
                <text:p>520</text:p>
              </table:table-cell>
              <table:table-cell office:value-type="float" office:value="4770.19">
                <text:p>4770.19</text:p>
              </table:table-cell>
            </table:table-row>
            <table:table-row>
              <table:table-cell office:value-type="float" office:value="523">
                <text:p>520</text:p>
              </table:table-cell>
              <table:table-cell office:value-type="float" office:value="4685.2">
                <text:p>4685.2</text:p>
              </table:table-cell>
            </table:table-row>
            <table:table-row>
              <table:table-cell office:value-type="float" office:value="525">
                <text:p>530</text:p>
              </table:table-cell>
              <table:table-cell office:value-type="float" office:value="4874.95">
                <text:p>4874.95</text:p>
              </table:table-cell>
            </table:table-row>
            <table:table-row>
              <table:table-cell office:value-type="float" office:value="527">
                <text:p>530</text:p>
              </table:table-cell>
              <table:table-cell office:value-type="float" office:value="5222.78">
                <text:p>5222.78</text:p>
              </table:table-cell>
            </table:table-row>
            <table:table-row>
              <table:table-cell office:value-type="float" office:value="529">
                <text:p>530</text:p>
              </table:table-cell>
              <table:table-cell office:value-type="float" office:value="4887.93">
                <text:p>4887.93</text:p>
              </table:table-cell>
            </table:table-row>
            <table:table-row>
              <table:table-cell office:value-type="float" office:value="531">
                <text:p>530</text:p>
              </table:table-cell>
              <table:table-cell office:value-type="float" office:value="4808.47">
                <text:p>4808.47</text:p>
              </table:table-cell>
            </table:table-row>
            <table:table-row>
              <table:table-cell office:value-type="float" office:value="533">
                <text:p>530</text:p>
              </table:table-cell>
              <table:table-cell office:value-type="float" office:value="4915.54">
                <text:p>4915.54</text:p>
              </table:table-cell>
            </table:table-row>
            <table:table-row>
              <table:table-cell office:value-type="float" office:value="535">
                <text:p>540</text:p>
              </table:table-cell>
              <table:table-cell office:value-type="float" office:value="5265.33">
                <text:p>5265.33</text:p>
              </table:table-cell>
            </table:table-row>
            <table:table-row>
              <table:table-cell office:value-type="float" office:value="537">
                <text:p>540</text:p>
              </table:table-cell>
              <table:table-cell office:value-type="float" office:value="4900.29">
                <text:p>4900.29</text:p>
              </table:table-cell>
            </table:table-row>
            <table:table-row>
              <table:table-cell office:value-type="float" office:value="539">
                <text:p>540</text:p>
              </table:table-cell>
              <table:table-cell office:value-type="float" office:value="4673.06">
                <text:p>4673.06</text:p>
              </table:table-cell>
            </table:table-row>
            <table:table-row>
              <table:table-cell office:value-type="float" office:value="541">
                <text:p>540</text:p>
              </table:table-cell>
              <table:table-cell office:value-type="float" office:value="4903.28">
                <text:p>4903.28</text:p>
              </table:table-cell>
            </table:table-row>
            <table:table-row>
              <table:table-cell office:value-type="float" office:value="543">
                <text:p>540</text:p>
              </table:table-cell>
              <table:table-cell office:value-type="float" office:value="5149.99">
                <text:p>5149.99</text:p>
              </table:table-cell>
            </table:table-row>
            <table:table-row>
              <table:table-cell office:value-type="float" office:value="545">
                <text:p>550</text:p>
              </table:table-cell>
              <table:table-cell office:value-type="float" office:value="4431.06">
                <text:p>4431.06</text:p>
              </table:table-cell>
            </table:table-row>
            <table:table-row>
              <table:table-cell office:value-type="float" office:value="547">
                <text:p>550</text:p>
              </table:table-cell>
              <table:table-cell office:value-type="float" office:value="4822.82">
                <text:p>4822.82</text:p>
              </table:table-cell>
            </table:table-row>
            <table:table-row>
              <table:table-cell office:value-type="float" office:value="549">
                <text:p>550</text:p>
              </table:table-cell>
              <table:table-cell office:value-type="float" office:value="4858.77">
                <text:p>4858.77</text:p>
              </table:table-cell>
            </table:table-row>
            <table:table-row>
              <table:table-cell office:value-type="float" office:value="551">
                <text:p>550</text:p>
              </table:table-cell>
              <table:table-cell office:value-type="float" office:value="5254.77">
                <text:p>5254.77</text:p>
              </table:table-cell>
            </table:table-row>
            <table:table-row>
              <table:table-cell office:value-type="float" office:value="553">
                <text:p>550</text:p>
              </table:table-cell>
              <table:table-cell office:value-type="float" office:value="4924.4">
                <text:p>4924.4</text:p>
              </table:table-cell>
            </table:table-row>
            <table:table-row>
              <table:table-cell office:value-type="float" office:value="555">
                <text:p>560</text:p>
              </table:table-cell>
              <table:table-cell office:value-type="float" office:value="4868.82">
                <text:p>4868.82</text:p>
              </table:table-cell>
            </table:table-row>
            <table:table-row>
              <table:table-cell office:value-type="float" office:value="557">
                <text:p>560</text:p>
              </table:table-cell>
              <table:table-cell office:value-type="float" office:value="4948.38">
                <text:p>4948.38</text:p>
              </table:table-cell>
            </table:table-row>
            <table:table-row>
              <table:table-cell office:value-type="float" office:value="559">
                <text:p>560</text:p>
              </table:table-cell>
              <table:table-cell office:value-type="float" office:value="5254.94">
                <text:p>5254.94</text:p>
              </table:table-cell>
            </table:table-row>
            <table:table-row>
              <table:table-cell office:value-type="float" office:value="561">
                <text:p>560</text:p>
              </table:table-cell>
              <table:table-cell office:value-type="float" office:value="4857.15">
                <text:p>4857.15</text:p>
              </table:table-cell>
            </table:table-row>
            <table:table-row>
              <table:table-cell office:value-type="float" office:value="563">
                <text:p>560</text:p>
              </table:table-cell>
              <table:table-cell office:value-type="float" office:value="4704.38">
                <text:p>4704.38</text:p>
              </table:table-cell>
            </table:table-row>
            <table:table-row>
              <table:table-cell office:value-type="float" office:value="565">
                <text:p>570</text:p>
              </table:table-cell>
              <table:table-cell office:value-type="float" office:value="4893.7">
                <text:p>4893.7</text:p>
              </table:table-cell>
            </table:table-row>
            <table:table-row>
              <table:table-cell office:value-type="float" office:value="567">
                <text:p>570</text:p>
              </table:table-cell>
              <table:table-cell office:value-type="float" office:value="5271.99">
                <text:p>5271.99</text:p>
              </table:table-cell>
            </table:table-row>
            <table:table-row>
              <table:table-cell office:value-type="float" office:value="569">
                <text:p>570</text:p>
              </table:table-cell>
              <table:table-cell office:value-type="float" office:value="4962.92">
                <text:p>4962.92</text:p>
              </table:table-cell>
            </table:table-row>
            <table:table-row>
              <table:table-cell office:value-type="float" office:value="571">
                <text:p>570</text:p>
              </table:table-cell>
              <table:table-cell office:value-type="float" office:value="4851.16">
                <text:p>4851.16</text:p>
              </table:table-cell>
            </table:table-row>
            <table:table-row>
              <table:table-cell office:value-type="float" office:value="573">
                <text:p>570</text:p>
              </table:table-cell>
              <table:table-cell office:value-type="float" office:value="4839.27">
                <text:p>4839.27</text:p>
              </table:table-cell>
            </table:table-row>
            <table:table-row>
              <table:table-cell office:value-type="float" office:value="575">
                <text:p>580</text:p>
              </table:table-cell>
              <table:table-cell office:value-type="float" office:value="5004.99">
                <text:p>5004.99</text:p>
              </table:table-cell>
            </table:table-row>
            <table:table-row>
              <table:table-cell office:value-type="float" office:value="577">
                <text:p>580</text:p>
              </table:table-cell>
              <table:table-cell office:value-type="float" office:value="4909.34">
                <text:p>4909.34</text:p>
              </table:table-cell>
            </table:table-row>
            <table:table-row>
              <table:table-cell office:value-type="float" office:value="579">
                <text:p>580</text:p>
              </table:table-cell>
              <table:table-cell office:value-type="float" office:value="4866.33">
                <text:p>4866.33</text:p>
              </table:table-cell>
            </table:table-row>
            <table:table-row>
              <table:table-cell office:value-type="float" office:value="581">
                <text:p>580</text:p>
              </table:table-cell>
              <table:table-cell office:value-type="float" office:value="4484.27">
                <text:p>4484.27</text:p>
              </table:table-cell>
            </table:table-row>
            <table:table-row>
              <table:table-cell office:value-type="float" office:value="583">
                <text:p>580</text:p>
              </table:table-cell>
              <table:table-cell office:value-type="float" office:value="5177.15">
                <text:p>5177.15</text:p>
              </table:table-cell>
            </table:table-row>
            <table:table-row>
              <table:table-cell office:value-type="float" office:value="585">
                <text:p>590</text:p>
              </table:table-cell>
              <table:table-cell office:value-type="float" office:value="4818.62">
                <text:p>4818.62</text:p>
              </table:table-cell>
            </table:table-row>
            <table:table-row>
              <table:table-cell office:value-type="float" office:value="587">
                <text:p>590</text:p>
              </table:table-cell>
              <table:table-cell office:value-type="float" office:value="4895.93">
                <text:p>4895.93</text:p>
              </table:table-cell>
            </table:table-row>
            <table:table-row>
              <table:table-cell office:value-type="float" office:value="589">
                <text:p>590</text:p>
              </table:table-cell>
              <table:table-cell office:value-type="float" office:value="4815.79">
                <text:p>4815.79</text:p>
              </table:table-cell>
            </table:table-row>
            <table:table-row>
              <table:table-cell office:value-type="float" office:value="591">
                <text:p>590</text:p>
              </table:table-cell>
              <table:table-cell office:value-type="float" office:value="5283.81">
                <text:p>5283.81</text:p>
              </table:table-cell>
            </table:table-row>
            <table:table-row>
              <table:table-cell office:value-type="float" office:value="593">
                <text:p>590</text:p>
              </table:table-cell>
              <table:table-cell office:value-type="float" office:value="4775.98">
                <text:p>4775.98</text:p>
              </table:table-cell>
            </table:table-row>
            <table:table-row>
              <table:table-cell office:value-type="float" office:value="595">
                <text:p>600</text:p>
              </table:table-cell>
              <table:table-cell office:value-type="float" office:value="4739.85">
                <text:p>4739.85</text:p>
              </table:table-cell>
            </table:table-row>
            <table:table-row>
              <table:table-cell office:value-type="float" office:value="597">
                <text:p>600</text:p>
              </table:table-cell>
              <table:table-cell office:value-type="float" office:value="4657.39">
                <text:p>4657.39</text:p>
              </table:table-cell>
            </table:table-row>
            <table:table-row>
              <table:table-cell office:value-type="float" office:value="599">
                <text:p>600</text:p>
              </table:table-cell>
              <table:table-cell office:value-type="float" office:value="5325.68">
                <text:p>5325.68</text:p>
              </table:table-cell>
            </table:table-row>
            <table:table-row>
              <table:table-cell office:value-type="float" office:value="601">
                <text:p>600</text:p>
              </table:table-cell>
              <table:table-cell office:value-type="float" office:value="4740.53">
                <text:p>4740.53</text:p>
              </table:table-cell>
            </table:table-row>
            <table:table-row>
              <table:table-cell office:value-type="float" office:value="603">
                <text:p>600</text:p>
              </table:table-cell>
              <table:table-cell office:value-type="float" office:value="4402.23">
                <text:p>4402.23</text:p>
              </table:table-cell>
            </table:table-row>
            <table:table-row>
              <table:table-cell office:value-type="float" office:value="605">
                <text:p>610</text:p>
              </table:table-cell>
              <table:table-cell office:value-type="float" office:value="4610.56">
                <text:p>4610.56</text:p>
              </table:table-cell>
            </table:table-row>
            <table:table-row>
              <table:table-cell office:value-type="float" office:value="607">
                <text:p>610</text:p>
              </table:table-cell>
              <table:table-cell office:value-type="float" office:value="5124.41">
                <text:p>5124.41</text:p>
              </table:table-cell>
            </table:table-row>
            <table:table-row>
              <table:table-cell office:value-type="float" office:value="609">
                <text:p>610</text:p>
              </table:table-cell>
              <table:table-cell office:value-type="float" office:value="4620.18">
                <text:p>4620.18</text:p>
              </table:table-cell>
            </table:table-row>
            <table:table-row>
              <table:table-cell office:value-type="float" office:value="611">
                <text:p>610</text:p>
              </table:table-cell>
              <table:table-cell office:value-type="float" office:value="4535.5">
                <text:p>4535.5</text:p>
              </table:table-cell>
            </table:table-row>
            <table:table-row>
              <table:table-cell office:value-type="float" office:value="613">
                <text:p>610</text:p>
              </table:table-cell>
              <table:table-cell office:value-type="float" office:value="3597.34">
                <text:p>3597.34</text:p>
              </table:table-cell>
            </table:table-row>
            <table:table-row>
              <table:table-cell office:value-type="float" office:value="615">
                <text:p>620</text:p>
              </table:table-cell>
              <table:table-cell office:value-type="float" office:value="3973.77">
                <text:p>3973.77</text:p>
              </table:table-cell>
            </table:table-row>
            <table:table-row>
              <table:table-cell office:value-type="float" office:value="617">
                <text:p>620</text:p>
              </table:table-cell>
              <table:table-cell office:value-type="float" office:value="3417.16">
                <text:p>3417.16</text:p>
              </table:table-cell>
            </table:table-row>
            <table:table-row>
              <table:table-cell office:value-type="float" office:value="619">
                <text:p>620</text:p>
              </table:table-cell>
              <table:table-cell office:value-type="float" office:value="4731.52">
                <text:p>4731.52</text:p>
              </table:table-cell>
            </table:table-row>
            <table:table-row>
              <table:table-cell office:value-type="float" office:value="621">
                <text:p>620</text:p>
              </table:table-cell>
              <table:table-cell office:value-type="float" office:value="4865.69">
                <text:p>4865.69</text:p>
              </table:table-cell>
            </table:table-row>
            <table:table-row>
              <table:table-cell office:value-type="float" office:value="623">
                <text:p>620</text:p>
              </table:table-cell>
              <table:table-cell office:value-type="float" office:value="5267.75">
                <text:p>5267.75</text:p>
              </table:table-cell>
            </table:table-row>
            <table:table-row>
              <table:table-cell office:value-type="float" office:value="625">
                <text:p>630</text:p>
              </table:table-cell>
              <table:table-cell office:value-type="float" office:value="4903.11">
                <text:p>4903.11</text:p>
              </table:table-cell>
            </table:table-row>
            <table:table-row>
              <table:table-cell office:value-type="float" office:value="627">
                <text:p>630</text:p>
              </table:table-cell>
              <table:table-cell office:value-type="float" office:value="4777.3">
                <text:p>4777.3</text:p>
              </table:table-cell>
            </table:table-row>
            <table:table-row>
              <table:table-cell office:value-type="float" office:value="629">
                <text:p>630</text:p>
              </table:table-cell>
              <table:table-cell office:value-type="float" office:value="4794.45">
                <text:p>4794.45</text:p>
              </table:table-cell>
            </table:table-row>
            <table:table-row>
              <table:table-cell office:value-type="float" office:value="631">
                <text:p>630</text:p>
              </table:table-cell>
              <table:table-cell office:value-type="float" office:value="5255.45">
                <text:p>5255.45</text:p>
              </table:table-cell>
            </table:table-row>
            <table:table-row>
              <table:table-cell office:value-type="float" office:value="633">
                <text:p>630</text:p>
              </table:table-cell>
              <table:table-cell office:value-type="float" office:value="4946.78">
                <text:p>4946.78</text:p>
              </table:table-cell>
            </table:table-row>
            <table:table-row>
              <table:table-cell office:value-type="float" office:value="635">
                <text:p>640</text:p>
              </table:table-cell>
              <table:table-cell office:value-type="float" office:value="4870.56">
                <text:p>4870.56</text:p>
              </table:table-cell>
            </table:table-row>
            <table:table-row>
              <table:table-cell office:value-type="float" office:value="637">
                <text:p>640</text:p>
              </table:table-cell>
              <table:table-cell office:value-type="float" office:value="4945.28">
                <text:p>4945.28</text:p>
              </table:table-cell>
            </table:table-row>
            <table:table-row>
              <table:table-cell office:value-type="float" office:value="639">
                <text:p>640</text:p>
              </table:table-cell>
              <table:table-cell office:value-type="float" office:value="4764.39">
                <text:p>4764.39</text:p>
              </table:table-cell>
            </table:table-row>
            <table:table-row>
              <table:table-cell office:value-type="float" office:value="641">
                <text:p>640</text:p>
              </table:table-cell>
              <table:table-cell office:value-type="float" office:value="4916.05">
                <text:p>4916.05</text:p>
              </table:table-cell>
            </table:table-row>
            <table:table-row>
              <table:table-cell office:value-type="float" office:value="643">
                <text:p>640</text:p>
              </table:table-cell>
              <table:table-cell office:value-type="float" office:value="4884.48">
                <text:p>4884.48</text:p>
              </table:table-cell>
            </table:table-row>
            <table:table-row>
              <table:table-cell office:value-type="float" office:value="645">
                <text:p>650</text:p>
              </table:table-cell>
              <table:table-cell office:value-type="float" office:value="4906.94">
                <text:p>4906.94</text:p>
              </table:table-cell>
            </table:table-row>
            <table:table-row>
              <table:table-cell office:value-type="float" office:value="647">
                <text:p>650</text:p>
              </table:table-cell>
              <table:table-cell office:value-type="float" office:value="4690.32">
                <text:p>4690.32</text:p>
              </table:table-cell>
            </table:table-row>
            <table:table-row>
              <table:table-cell office:value-type="float" office:value="649">
                <text:p>650</text:p>
              </table:table-cell>
              <table:table-cell office:value-type="float" office:value="4882.55">
                <text:p>4882.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2.133cm" svg:height="9.006cm" xlink:href=".." xlink:type="simple" chart:class="chart:line" chart:style-name="ch1">
        <chart:legend chart:legend-position="end" svg:x="29.281cm" svg:y="4.204cm" style:legend-expansion="high" chart:style-name="ch2"/>
        <chart:plot-area chart:style-name="ch3" table:cell-range-address="Sheet4.A1:Sheet4.B256" chart:data-source-has-labels="column" svg:x="0.642cm" svg:y="0.18cm" svg:width="27.997cm" svg:height="8.646cm">
          <chartooo:coordinate-region svg:x="1.634cm" svg:y="0.38cm" svg:width="27.005cm" svg:height="7.522cm"/>
          <chart:axis chart:dimension="x" chart:name="primary-x" chart:style-name="ch4" chartooo:axis-type="auto">
            <chartooo:date-scale/>
            <chart:categories table:cell-range-address="Sheet4.A1:Sheet4.A25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4.B1:Sheet4.B256" chart:class="chart:line">
            <chart:data-point chart:repeated="25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4.A1:Sheet4.A256</svg:desc>
                </draw:g>
              </table:table-cell>
              <table:table-cell office:value-type="float" office:value="41.7788">
                <text:p>41.7788</text:p>
                <draw:g>
                  <svg:desc>Sheet4.B1:Sheet4.B256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014.59">
                <text:p>1014.5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973.526">
                <text:p>973.52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108.09">
                <text:p>3108.0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351.56">
                <text:p>2351.5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584.76">
                <text:p>4584.7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718.81">
                <text:p>3718.81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5233.21">
                <text:p>5233.21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4385.44">
                <text:p>4385.44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5807.32">
                <text:p>5807.3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4667.33">
                <text:p>4667.33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5740.49">
                <text:p>5740.49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5253.95">
                <text:p>5253.9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489.88">
                <text:p>6489.88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5420.99">
                <text:p>5420.99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5941.13">
                <text:p>5941.13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5886.33">
                <text:p>5886.33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6575.52">
                <text:p>6575.52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5848.74">
                <text:p>5848.74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6139.17">
                <text:p>6139.17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5366.19">
                <text:p>5366.19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595.91">
                <text:p>6595.91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5428.51">
                <text:p>5428.5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675.24">
                <text:p>5675.24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5412.67">
                <text:p>5412.67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6219.5">
                <text:p>6219.5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5352.19">
                <text:p>5352.19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5775.11">
                <text:p>5775.11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5469.86">
                <text:p>5469.86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6206.39">
                <text:p>6206.39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5022.73">
                <text:p>5022.73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5640.53">
                <text:p>5640.53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5624.02">
                <text:p>5624.0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106.29">
                <text:p>6106.29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5718.72">
                <text:p>5718.72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5546.76">
                <text:p>5546.76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5391.22">
                <text:p>5391.22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6432.18">
                <text:p>6432.18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5460.38">
                <text:p>5460.38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5593.67">
                <text:p>5593.67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5082.76">
                <text:p>5082.76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5986.59">
                <text:p>5986.59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4966.48">
                <text:p>4966.4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5588.78">
                <text:p>5588.78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5243.51">
                <text:p>5243.51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6187.96">
                <text:p>6187.96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5128.52">
                <text:p>5128.52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5307.72">
                <text:p>5307.72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5326.74">
                <text:p>5326.74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5810.23">
                <text:p>5810.23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5365.95">
                <text:p>5365.95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4757.63">
                <text:p>4757.63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4806.9">
                <text:p>4806.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5126.91">
                <text:p>5126.91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4917.07">
                <text:p>4917.07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5073.61">
                <text:p>5073.61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4937.99">
                <text:p>4937.99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5116.95">
                <text:p>5116.95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5626.04">
                <text:p>5626.04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5108.83">
                <text:p>5108.83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5074.76">
                <text:p>5074.76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5001.33">
                <text:p>5001.33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4538.04">
                <text:p>4538.0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4944.06">
                <text:p>4944.06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5101.87">
                <text:p>5101.87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5234.24">
                <text:p>5234.24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5655.79">
                <text:p>5655.79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5221.26">
                <text:p>5221.26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5057.77">
                <text:p>5057.77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5615.16">
                <text:p>5615.16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5078.79">
                <text:p>5078.79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5240.87">
                <text:p>5240.87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5252.2">
                <text:p>5252.2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5301.22">
                <text:p>5301.22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5581.67">
                <text:p>5581.67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5495.93">
                <text:p>5495.93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5260.58">
                <text:p>5260.58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5129.42">
                <text:p>5129.42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4967.1">
                <text:p>4967.1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5098">
                <text:p>5098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5190.58">
                <text:p>5190.58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5015.48">
                <text:p>5015.48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5726.58">
                <text:p>5726.5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5477.98">
                <text:p>5477.98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5158.8">
                <text:p>5158.8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4773.84">
                <text:p>4773.84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5230.17">
                <text:p>5230.17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5453.84">
                <text:p>5453.84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5205.58">
                <text:p>5205.58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5242.95">
                <text:p>5242.95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5611.92">
                <text:p>5611.92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5373.69">
                <text:p>5373.69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5129.54">
                <text:p>5129.54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5445.12">
                <text:p>5445.12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4850.11">
                <text:p>4850.11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5302.5">
                <text:p>5302.5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5086.91">
                <text:p>5086.91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5142.33">
                <text:p>5142.33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5442.85">
                <text:p>5442.85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4308.58">
                <text:p>4308.58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4846.52">
                <text:p>4846.52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5455.24">
                <text:p>5455.24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4754.92">
                <text:p>4754.9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4215.79">
                <text:p>4215.79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4894.83">
                <text:p>4894.83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4862.21">
                <text:p>4862.21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4570.55">
                <text:p>4570.55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4597.39">
                <text:p>4597.39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4543.88">
                <text:p>4543.88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5413.24">
                <text:p>5413.24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4917.91">
                <text:p>4917.91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4897.96">
                <text:p>4897.96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4919.5">
                <text:p>4919.5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4964.27">
                <text:p>4964.27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5432.68">
                <text:p>5432.68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4948.5">
                <text:p>4948.5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4993.37">
                <text:p>4993.37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5358.05">
                <text:p>5358.05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4988.31">
                <text:p>4988.31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5055.22">
                <text:p>5055.22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4876.39">
                <text:p>4876.39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4948.33">
                <text:p>4948.33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4843.11">
                <text:p>4843.11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5037.03">
                <text:p>5037.03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5025.52">
                <text:p>5025.52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5549.76">
                <text:p>5549.76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4896.78">
                <text:p>4896.78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5014.29">
                <text:p>5014.29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4994.13">
                <text:p>4994.13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5095.7">
                <text:p>5095.7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5383.72">
                <text:p>5383.72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4854.73">
                <text:p>4854.73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4847.91">
                <text:p>4847.9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5319.23">
                <text:p>5319.23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4944.77">
                <text:p>4944.77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5008.58">
                <text:p>5008.58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4967.13">
                <text:p>4967.13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5053.76">
                <text:p>5053.76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5208.72">
                <text:p>5208.72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4993.99">
                <text:p>4993.99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4956.23">
                <text:p>4956.23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5354.9">
                <text:p>5354.9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4913.62">
                <text:p>4913.62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4962.17">
                <text:p>4962.17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4770.65">
                <text:p>4770.65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4822.64">
                <text:p>4822.64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5170.99">
                <text:p>5170.99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5002.66">
                <text:p>5002.66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4934.27">
                <text:p>4934.27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5101.62">
                <text:p>5101.62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4728.64">
                <text:p>4728.64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4813">
                <text:p>4813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4779.73">
                <text:p>4779.73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4765.94">
                <text:p>4765.94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5207.32">
                <text:p>5207.32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4760.26">
                <text:p>4760.26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4744.4">
                <text:p>4744.4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5351.28">
                <text:p>5351.28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4824.28">
                <text:p>4824.28</text:p>
              </table:table-cell>
            </table:table-row>
            <table:table-row>
              <table:table-cell office:value-type="float" office:value="478">
                <text:p>480</text:p>
              </table:table-cell>
              <table:table-cell office:value-type="float" office:value="4914.33">
                <text:p>4914.33</text:p>
              </table:table-cell>
            </table:table-row>
            <table:table-row>
              <table:table-cell office:value-type="float" office:value="481">
                <text:p>480</text:p>
              </table:table-cell>
              <table:table-cell office:value-type="float" office:value="4826.19">
                <text:p>4826.19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4898.31">
                <text:p>4898.31</text:p>
              </table:table-cell>
            </table:table-row>
            <table:table-row>
              <table:table-cell office:value-type="float" office:value="487">
                <text:p>490</text:p>
              </table:table-cell>
              <table:table-cell office:value-type="float" office:value="5272.11">
                <text:p>5272.11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4943.21">
                <text:p>4943.21</text:p>
              </table:table-cell>
            </table:table-row>
            <table:table-row>
              <table:table-cell office:value-type="float" office:value="493">
                <text:p>490</text:p>
              </table:table-cell>
              <table:table-cell office:value-type="float" office:value="4665.15">
                <text:p>4665.15</text:p>
              </table:table-cell>
            </table:table-row>
            <table:table-row>
              <table:table-cell office:value-type="float" office:value="496">
                <text:p>500</text:p>
              </table:table-cell>
              <table:table-cell office:value-type="float" office:value="3962.88">
                <text:p>3962.88</text:p>
              </table:table-cell>
            </table:table-row>
            <table:table-row>
              <table:table-cell office:value-type="float" office:value="499">
                <text:p>500</text:p>
              </table:table-cell>
              <table:table-cell office:value-type="float" office:value="4643.57">
                <text:p>4643.57</text:p>
              </table:table-cell>
            </table:table-row>
            <table:table-row>
              <table:table-cell office:value-type="float" office:value="502">
                <text:p>500</text:p>
              </table:table-cell>
              <table:table-cell office:value-type="float" office:value="4952.38">
                <text:p>4952.38</text:p>
              </table:table-cell>
            </table:table-row>
            <table:table-row>
              <table:table-cell office:value-type="float" office:value="505">
                <text:p>510</text:p>
              </table:table-cell>
              <table:table-cell office:value-type="float" office:value="4893.8">
                <text:p>4893.8</text:p>
              </table:table-cell>
            </table:table-row>
            <table:table-row>
              <table:table-cell office:value-type="float" office:value="508">
                <text:p>510</text:p>
              </table:table-cell>
              <table:table-cell office:value-type="float" office:value="4830.02">
                <text:p>4830.02</text:p>
              </table:table-cell>
            </table:table-row>
            <table:table-row>
              <table:table-cell office:value-type="float" office:value="511">
                <text:p>510</text:p>
              </table:table-cell>
              <table:table-cell office:value-type="float" office:value="3923.8">
                <text:p>3923.8</text:p>
              </table:table-cell>
            </table:table-row>
            <table:table-row>
              <table:table-cell office:value-type="float" office:value="514">
                <text:p>510</text:p>
              </table:table-cell>
              <table:table-cell office:value-type="float" office:value="4949.76">
                <text:p>4949.76</text:p>
              </table:table-cell>
            </table:table-row>
            <table:table-row>
              <table:table-cell office:value-type="float" office:value="517">
                <text:p>520</text:p>
              </table:table-cell>
              <table:table-cell office:value-type="float" office:value="4931.29">
                <text:p>4931.29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5353.69">
                <text:p>5353.69</text:p>
              </table:table-cell>
            </table:table-row>
            <table:table-row>
              <table:table-cell office:value-type="float" office:value="523">
                <text:p>520</text:p>
              </table:table-cell>
              <table:table-cell office:value-type="float" office:value="4845.36">
                <text:p>4845.36</text:p>
              </table:table-cell>
            </table:table-row>
            <table:table-row>
              <table:table-cell office:value-type="float" office:value="526">
                <text:p>530</text:p>
              </table:table-cell>
              <table:table-cell office:value-type="float" office:value="5015.09">
                <text:p>5015.09</text:p>
              </table:table-cell>
            </table:table-row>
            <table:table-row>
              <table:table-cell office:value-type="float" office:value="529">
                <text:p>530</text:p>
              </table:table-cell>
              <table:table-cell office:value-type="float" office:value="4785.81">
                <text:p>4785.81</text:p>
              </table:table-cell>
            </table:table-row>
            <table:table-row>
              <table:table-cell office:value-type="float" office:value="532">
                <text:p>530</text:p>
              </table:table-cell>
              <table:table-cell office:value-type="float" office:value="4818.12">
                <text:p>4818.12</text:p>
              </table:table-cell>
            </table:table-row>
            <table:table-row>
              <table:table-cell office:value-type="float" office:value="535">
                <text:p>540</text:p>
              </table:table-cell>
              <table:table-cell office:value-type="float" office:value="5172.14">
                <text:p>5172.14</text:p>
              </table:table-cell>
            </table:table-row>
            <table:table-row>
              <table:table-cell office:value-type="float" office:value="538">
                <text:p>540</text:p>
              </table:table-cell>
              <table:table-cell office:value-type="float" office:value="5054.76">
                <text:p>5054.76</text:p>
              </table:table-cell>
            </table:table-row>
            <table:table-row>
              <table:table-cell office:value-type="float" office:value="541">
                <text:p>540</text:p>
              </table:table-cell>
              <table:table-cell office:value-type="float" office:value="4919.89">
                <text:p>4919.89</text:p>
              </table:table-cell>
            </table:table-row>
            <table:table-row>
              <table:table-cell office:value-type="float" office:value="544">
                <text:p>540</text:p>
              </table:table-cell>
              <table:table-cell office:value-type="float" office:value="5325.3">
                <text:p>5325.3</text:p>
              </table:table-cell>
            </table:table-row>
            <table:table-row>
              <table:table-cell office:value-type="float" office:value="547">
                <text:p>550</text:p>
              </table:table-cell>
              <table:table-cell office:value-type="float" office:value="4940.94">
                <text:p>4940.94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5073.03">
                <text:p>5073.03</text:p>
              </table:table-cell>
            </table:table-row>
            <table:table-row>
              <table:table-cell office:value-type="float" office:value="553">
                <text:p>550</text:p>
              </table:table-cell>
              <table:table-cell office:value-type="float" office:value="4970.75">
                <text:p>4970.75</text:p>
              </table:table-cell>
            </table:table-row>
            <table:table-row>
              <table:table-cell office:value-type="float" office:value="556">
                <text:p>560</text:p>
              </table:table-cell>
              <table:table-cell office:value-type="float" office:value="4473.5">
                <text:p>4473.5</text:p>
              </table:table-cell>
            </table:table-row>
            <table:table-row>
              <table:table-cell office:value-type="float" office:value="559">
                <text:p>560</text:p>
              </table:table-cell>
              <table:table-cell office:value-type="float" office:value="5303.77">
                <text:p>5303.77</text:p>
              </table:table-cell>
            </table:table-row>
            <table:table-row>
              <table:table-cell office:value-type="float" office:value="562">
                <text:p>560</text:p>
              </table:table-cell>
              <table:table-cell office:value-type="float" office:value="4844.29">
                <text:p>4844.29</text:p>
              </table:table-cell>
            </table:table-row>
            <table:table-row>
              <table:table-cell office:value-type="float" office:value="565">
                <text:p>570</text:p>
              </table:table-cell>
              <table:table-cell office:value-type="float" office:value="4833.96">
                <text:p>4833.96</text:p>
              </table:table-cell>
            </table:table-row>
            <table:table-row>
              <table:table-cell office:value-type="float" office:value="568">
                <text:p>570</text:p>
              </table:table-cell>
              <table:table-cell office:value-type="float" office:value="5281.52">
                <text:p>5281.52</text:p>
              </table:table-cell>
            </table:table-row>
            <table:table-row>
              <table:table-cell office:value-type="float" office:value="571">
                <text:p>570</text:p>
              </table:table-cell>
              <table:table-cell office:value-type="float" office:value="4883.55">
                <text:p>4883.55</text:p>
              </table:table-cell>
            </table:table-row>
            <table:table-row>
              <table:table-cell office:value-type="float" office:value="574">
                <text:p>570</text:p>
              </table:table-cell>
              <table:table-cell office:value-type="float" office:value="5034.72">
                <text:p>5034.72</text:p>
              </table:table-cell>
            </table:table-row>
            <table:table-row>
              <table:table-cell office:value-type="float" office:value="577">
                <text:p>580</text:p>
              </table:table-cell>
              <table:table-cell office:value-type="float" office:value="4855.89">
                <text:p>4855.89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4974.56">
                <text:p>4974.56</text:p>
              </table:table-cell>
            </table:table-row>
            <table:table-row>
              <table:table-cell office:value-type="float" office:value="583">
                <text:p>580</text:p>
              </table:table-cell>
              <table:table-cell office:value-type="float" office:value="5302.81">
                <text:p>5302.81</text:p>
              </table:table-cell>
            </table:table-row>
            <table:table-row>
              <table:table-cell office:value-type="float" office:value="586">
                <text:p>590</text:p>
              </table:table-cell>
              <table:table-cell office:value-type="float" office:value="5092.43">
                <text:p>5092.43</text:p>
              </table:table-cell>
            </table:table-row>
            <table:table-row>
              <table:table-cell office:value-type="float" office:value="589">
                <text:p>590</text:p>
              </table:table-cell>
              <table:table-cell office:value-type="float" office:value="4841.09">
                <text:p>4841.09</text:p>
              </table:table-cell>
            </table:table-row>
            <table:table-row>
              <table:table-cell office:value-type="float" office:value="592">
                <text:p>590</text:p>
              </table:table-cell>
              <table:table-cell office:value-type="float" office:value="5131.96">
                <text:p>5131.96</text:p>
              </table:table-cell>
            </table:table-row>
            <table:table-row>
              <table:table-cell office:value-type="float" office:value="595">
                <text:p>600</text:p>
              </table:table-cell>
              <table:table-cell office:value-type="float" office:value="4960.93">
                <text:p>4960.93</text:p>
              </table:table-cell>
            </table:table-row>
            <table:table-row>
              <table:table-cell office:value-type="float" office:value="598">
                <text:p>600</text:p>
              </table:table-cell>
              <table:table-cell office:value-type="float" office:value="5104.36">
                <text:p>5104.36</text:p>
              </table:table-cell>
            </table:table-row>
            <table:table-row>
              <table:table-cell office:value-type="float" office:value="601">
                <text:p>600</text:p>
              </table:table-cell>
              <table:table-cell office:value-type="float" office:value="4851.56">
                <text:p>4851.56</text:p>
              </table:table-cell>
            </table:table-row>
            <table:table-row>
              <table:table-cell office:value-type="float" office:value="604">
                <text:p>600</text:p>
              </table:table-cell>
              <table:table-cell office:value-type="float" office:value="4860.83">
                <text:p>4860.83</text:p>
              </table:table-cell>
            </table:table-row>
            <table:table-row>
              <table:table-cell office:value-type="float" office:value="607">
                <text:p>610</text:p>
              </table:table-cell>
              <table:table-cell office:value-type="float" office:value="5037.16">
                <text:p>5037.16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4897.8">
                <text:p>4897.8</text:p>
              </table:table-cell>
            </table:table-row>
            <table:table-row>
              <table:table-cell office:value-type="float" office:value="613">
                <text:p>61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616">
                <text:p>620</text:p>
              </table:table-cell>
              <table:table-cell office:value-type="float" office:value="5288.26">
                <text:p>5288.26</text:p>
              </table:table-cell>
            </table:table-row>
            <table:table-row>
              <table:table-cell office:value-type="float" office:value="619">
                <text:p>620</text:p>
              </table:table-cell>
              <table:table-cell office:value-type="float" office:value="4839.9">
                <text:p>4839.9</text:p>
              </table:table-cell>
            </table:table-row>
            <table:table-row>
              <table:table-cell office:value-type="float" office:value="622">
                <text:p>620</text:p>
              </table:table-cell>
              <table:table-cell office:value-type="float" office:value="4949.34">
                <text:p>4949.34</text:p>
              </table:table-cell>
            </table:table-row>
            <table:table-row>
              <table:table-cell office:value-type="float" office:value="625">
                <text:p>630</text:p>
              </table:table-cell>
              <table:table-cell office:value-type="float" office:value="4874.38">
                <text:p>4874.38</text:p>
              </table:table-cell>
            </table:table-row>
            <table:table-row>
              <table:table-cell office:value-type="float" office:value="628">
                <text:p>630</text:p>
              </table:table-cell>
              <table:table-cell office:value-type="float" office:value="4948.12">
                <text:p>4948.12</text:p>
              </table:table-cell>
            </table:table-row>
            <table:table-row>
              <table:table-cell office:value-type="float" office:value="631">
                <text:p>630</text:p>
              </table:table-cell>
              <table:table-cell office:value-type="float" office:value="5242.08">
                <text:p>5242.08</text:p>
              </table:table-cell>
            </table:table-row>
            <table:table-row>
              <table:table-cell office:value-type="float" office:value="634">
                <text:p>630</text:p>
              </table:table-cell>
              <table:table-cell office:value-type="float" office:value="4973.07">
                <text:p>4973.07</text:p>
              </table:table-cell>
            </table:table-row>
            <table:table-row>
              <table:table-cell office:value-type="float" office:value="637">
                <text:p>640</text:p>
              </table:table-cell>
              <table:table-cell office:value-type="float" office:value="4720.96">
                <text:p>4720.96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4671.97">
                <text:p>4671.97</text:p>
              </table:table-cell>
            </table:table-row>
            <table:table-row>
              <table:table-cell office:value-type="float" office:value="643">
                <text:p>640</text:p>
              </table:table-cell>
              <table:table-cell office:value-type="float" office:value="4388.92">
                <text:p>4388.92</text:p>
              </table:table-cell>
            </table:table-row>
            <table:table-row>
              <table:table-cell office:value-type="float" office:value="646">
                <text:p>650</text:p>
              </table:table-cell>
              <table:table-cell office:value-type="float" office:value="4961.97">
                <text:p>4961.97</text:p>
              </table:table-cell>
            </table:table-row>
            <table:table-row>
              <table:table-cell office:value-type="float" office:value="649">
                <text:p>650</text:p>
              </table:table-cell>
              <table:table-cell office:value-type="float" office:value="4918.66">
                <text:p>4918.66</text:p>
              </table:table-cell>
            </table:table-row>
            <table:table-row>
              <table:table-cell office:value-type="float" office:value="652">
                <text:p>650</text:p>
              </table:table-cell>
              <table:table-cell office:value-type="float" office:value="4949.56">
                <text:p>4949.56</text:p>
              </table:table-cell>
            </table:table-row>
            <table:table-row>
              <table:table-cell office:value-type="float" office:value="655">
                <text:p>660</text:p>
              </table:table-cell>
              <table:table-cell office:value-type="float" office:value="5231.53">
                <text:p>5231.53</text:p>
              </table:table-cell>
            </table:table-row>
            <table:table-row>
              <table:table-cell office:value-type="float" office:value="658">
                <text:p>660</text:p>
              </table:table-cell>
              <table:table-cell office:value-type="float" office:value="4936.24">
                <text:p>4936.24</text:p>
              </table:table-cell>
            </table:table-row>
            <table:table-row>
              <table:table-cell office:value-type="float" office:value="661">
                <text:p>660</text:p>
              </table:table-cell>
              <table:table-cell office:value-type="float" office:value="4998.09">
                <text:p>4998.09</text:p>
              </table:table-cell>
            </table:table-row>
            <table:table-row>
              <table:table-cell office:value-type="float" office:value="664">
                <text:p>660</text:p>
              </table:table-cell>
              <table:table-cell office:value-type="float" office:value="5365.45">
                <text:p>5365.45</text:p>
              </table:table-cell>
            </table:table-row>
            <table:table-row>
              <table:table-cell office:value-type="float" office:value="667">
                <text:p>670</text:p>
              </table:table-cell>
              <table:table-cell office:value-type="float" office:value="4919.85">
                <text:p>4919.85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4526.05">
                <text:p>4526.05</text:p>
              </table:table-cell>
            </table:table-row>
            <table:table-row>
              <table:table-cell office:value-type="float" office:value="673">
                <text:p>670</text:p>
              </table:table-cell>
              <table:table-cell office:value-type="float" office:value="4732.92">
                <text:p>4732.92</text:p>
              </table:table-cell>
            </table:table-row>
            <table:table-row>
              <table:table-cell office:value-type="float" office:value="676">
                <text:p>680</text:p>
              </table:table-cell>
              <table:table-cell office:value-type="float" office:value="5009.42">
                <text:p>5009.42</text:p>
              </table:table-cell>
            </table:table-row>
            <table:table-row>
              <table:table-cell office:value-type="float" office:value="679">
                <text:p>680</text:p>
              </table:table-cell>
              <table:table-cell office:value-type="float" office:value="5281.71">
                <text:p>5281.71</text:p>
              </table:table-cell>
            </table:table-row>
            <table:table-row>
              <table:table-cell office:value-type="float" office:value="682">
                <text:p>680</text:p>
              </table:table-cell>
              <table:table-cell office:value-type="float" office:value="5036.19">
                <text:p>5036.19</text:p>
              </table:table-cell>
            </table:table-row>
            <table:table-row>
              <table:table-cell office:value-type="float" office:value="685">
                <text:p>690</text:p>
              </table:table-cell>
              <table:table-cell office:value-type="float" office:value="4981.7">
                <text:p>4981.7</text:p>
              </table:table-cell>
            </table:table-row>
            <table:table-row>
              <table:table-cell office:value-type="float" office:value="688">
                <text:p>690</text:p>
              </table:table-cell>
              <table:table-cell office:value-type="float" office:value="5359.83">
                <text:p>5359.83</text:p>
              </table:table-cell>
            </table:table-row>
            <table:table-row>
              <table:table-cell office:value-type="float" office:value="691">
                <text:p>690</text:p>
              </table:table-cell>
              <table:table-cell office:value-type="float" office:value="4842.26">
                <text:p>4842.26</text:p>
              </table:table-cell>
            </table:table-row>
            <table:table-row>
              <table:table-cell office:value-type="float" office:value="694">
                <text:p>690</text:p>
              </table:table-cell>
              <table:table-cell office:value-type="float" office:value="5052.57">
                <text:p>5052.57</text:p>
              </table:table-cell>
            </table:table-row>
            <table:table-row>
              <table:table-cell office:value-type="float" office:value="697">
                <text:p>700</text:p>
              </table:table-cell>
              <table:table-cell office:value-type="float" office:value="4466.34">
                <text:p>4466.34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4747.7">
                <text:p>4747.7</text:p>
              </table:table-cell>
            </table:table-row>
            <table:table-row>
              <table:table-cell office:value-type="float" office:value="703">
                <text:p>700</text:p>
              </table:table-cell>
              <table:table-cell office:value-type="float" office:value="5019.09">
                <text:p>5019.09</text:p>
              </table:table-cell>
            </table:table-row>
            <table:table-row>
              <table:table-cell office:value-type="float" office:value="706">
                <text:p>710</text:p>
              </table:table-cell>
              <table:table-cell office:value-type="float" office:value="4954.64">
                <text:p>4954.64</text:p>
              </table:table-cell>
            </table:table-row>
            <table:table-row>
              <table:table-cell office:value-type="float" office:value="709">
                <text:p>710</text:p>
              </table:table-cell>
              <table:table-cell office:value-type="float" office:value="5023.83">
                <text:p>5023.83</text:p>
              </table:table-cell>
            </table:table-row>
            <table:table-row>
              <table:table-cell office:value-type="float" office:value="712">
                <text:p>710</text:p>
              </table:table-cell>
              <table:table-cell office:value-type="float" office:value="5397.13">
                <text:p>5397.13</text:p>
              </table:table-cell>
            </table:table-row>
            <table:table-row>
              <table:table-cell office:value-type="float" office:value="715">
                <text:p>720</text:p>
              </table:table-cell>
              <table:table-cell office:value-type="float" office:value="4923.84">
                <text:p>4923.84</text:p>
              </table:table-cell>
            </table:table-row>
            <table:table-row>
              <table:table-cell office:value-type="float" office:value="718">
                <text:p>720</text:p>
              </table:table-cell>
              <table:table-cell office:value-type="float" office:value="5057.3">
                <text:p>5057.3</text:p>
              </table:table-cell>
            </table:table-row>
            <table:table-row>
              <table:table-cell office:value-type="float" office:value="721">
                <text:p>720</text:p>
              </table:table-cell>
              <table:table-cell office:value-type="float" office:value="4826.02">
                <text:p>4826.02</text:p>
              </table:table-cell>
            </table:table-row>
            <table:table-row>
              <table:table-cell office:value-type="float" office:value="724">
                <text:p>720</text:p>
              </table:table-cell>
              <table:table-cell office:value-type="float" office:value="4780.51">
                <text:p>4780.51</text:p>
              </table:table-cell>
            </table:table-row>
            <table:table-row>
              <table:table-cell office:value-type="float" office:value="727">
                <text:p>730</text:p>
              </table:table-cell>
              <table:table-cell office:value-type="float" office:value="5259.5">
                <text:p>5259.5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5019.32">
                <text:p>5019.32</text:p>
              </table:table-cell>
            </table:table-row>
            <table:table-row>
              <table:table-cell office:value-type="float" office:value="733">
                <text:p>730</text:p>
              </table:table-cell>
              <table:table-cell office:value-type="float" office:value="4985.89">
                <text:p>4985.89</text:p>
              </table:table-cell>
            </table:table-row>
            <table:table-row>
              <table:table-cell office:value-type="float" office:value="736">
                <text:p>740</text:p>
              </table:table-cell>
              <table:table-cell office:value-type="float" office:value="5156.01">
                <text:p>5156.01</text:p>
              </table:table-cell>
            </table:table-row>
            <table:table-row>
              <table:table-cell office:value-type="float" office:value="739">
                <text:p>740</text:p>
              </table:table-cell>
              <table:table-cell office:value-type="float" office:value="4944.12">
                <text:p>4944.12</text:p>
              </table:table-cell>
            </table:table-row>
            <table:table-row>
              <table:table-cell office:value-type="float" office:value="742">
                <text:p>740</text:p>
              </table:table-cell>
              <table:table-cell office:value-type="float" office:value="5044.78">
                <text:p>5044.78</text:p>
              </table:table-cell>
            </table:table-row>
            <table:table-row>
              <table:table-cell office:value-type="float" office:value="745">
                <text:p>750</text:p>
              </table:table-cell>
              <table:table-cell office:value-type="float" office:value="4746.61">
                <text:p>4746.61</text:p>
              </table:table-cell>
            </table:table-row>
            <table:table-row>
              <table:table-cell office:value-type="float" office:value="748">
                <text:p>750</text:p>
              </table:table-cell>
              <table:table-cell office:value-type="float" office:value="4918.11">
                <text:p>4918.11</text:p>
              </table:table-cell>
            </table:table-row>
            <table:table-row>
              <table:table-cell office:value-type="float" office:value="751">
                <text:p>750</text:p>
              </table:table-cell>
              <table:table-cell office:value-type="float" office:value="5117.83">
                <text:p>5117.83</text:p>
              </table:table-cell>
            </table:table-row>
            <table:table-row>
              <table:table-cell office:value-type="float" office:value="754">
                <text:p>750</text:p>
              </table:table-cell>
              <table:table-cell office:value-type="float" office:value="4885.19">
                <text:p>4885.19</text:p>
              </table:table-cell>
            </table:table-row>
            <table:table-row>
              <table:table-cell office:value-type="float" office:value="757">
                <text:p>760</text:p>
              </table:table-cell>
              <table:table-cell office:value-type="float" office:value="4886.49">
                <text:p>4886.49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5190.16">
                <text:p>5190.16</text:p>
              </table:table-cell>
            </table:table-row>
            <table:table-row>
              <table:table-cell office:value-type="float" office:value="763">
                <text:p>760</text:p>
              </table:table-cell>
              <table:table-cell office:value-type="float" office:value="4801.67">
                <text:p>4801.67</text:p>
              </table:table-cell>
            </table:table-row>
            <table:table-row>
              <table:table-cell office:value-type="float" office:value="766">
                <text:p>770</text:p>
              </table:table-cell>
              <table:table-cell office:value-type="float" office:value="4645.34">
                <text:p>4645.3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2.105cm" svg:height="9.006cm" xlink:href=".." xlink:type="simple" chart:class="chart:line" chart:style-name="ch1">
        <chart:legend chart:legend-position="end" svg:x="29.253cm" svg:y="4.204cm" style:legend-expansion="high" chart:style-name="ch2"/>
        <chart:plot-area chart:style-name="ch3" table:cell-range-address="Sheet5.A1:Sheet5.B256" chart:data-source-has-labels="column" svg:x="0.642cm" svg:y="0.18cm" svg:width="27.969cm" svg:height="8.646cm">
          <chartooo:coordinate-region svg:x="1.634cm" svg:y="0.379cm" svg:width="26.977cm" svg:height="7.523cm"/>
          <chart:axis chart:dimension="x" chart:name="primary-x" chart:style-name="ch4" chartooo:axis-type="auto">
            <chartooo:date-scale/>
            <chart:categories table:cell-range-address="Sheet5.A1:Sheet5.A25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5.B1:Sheet5.B256" chart:class="chart:line">
            <chart:data-point chart:repeated="25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5.A1:Sheet5.A256</svg:desc>
                </draw:g>
              </table:table-cell>
              <table:table-cell office:value-type="float" office:value="41.907">
                <text:p>41.907</text:p>
                <draw:g>
                  <svg:desc>Sheet5.B1:Sheet5.B256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004.62">
                <text:p>1004.6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982.081">
                <text:p>982.08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106.65">
                <text:p>3106.6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383.23">
                <text:p>2383.2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881.98">
                <text:p>4881.9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742.16">
                <text:p>3742.1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5195.76">
                <text:p>5195.76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4230.08">
                <text:p>4230.08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5956.83">
                <text:p>5956.83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4478.27">
                <text:p>4478.27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5762.22">
                <text:p>5762.2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5511.79">
                <text:p>5511.7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768.02">
                <text:p>6768.0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5644.13">
                <text:p>5644.13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6206.81">
                <text:p>6206.81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6062.92">
                <text:p>6062.92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5335.85">
                <text:p>5335.85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6024.75">
                <text:p>6024.75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6332.08">
                <text:p>6332.08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5380.98">
                <text:p>5380.9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794.54">
                <text:p>6794.54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5643.32">
                <text:p>5643.3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841.26">
                <text:p>5841.26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5529.84">
                <text:p>5529.84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6404.53">
                <text:p>6404.53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5424.53">
                <text:p>5424.53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5937.32">
                <text:p>5937.32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5441.08">
                <text:p>5441.08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6638.58">
                <text:p>6638.58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5704.06">
                <text:p>5704.06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5009.29">
                <text:p>5009.29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5891.93">
                <text:p>5891.9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447.75">
                <text:p>6447.75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5935.99">
                <text:p>5935.99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4758.23">
                <text:p>4758.23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5619.2">
                <text:p>5619.2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6698.17">
                <text:p>6698.17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5406.24">
                <text:p>5406.24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5932.19">
                <text:p>5932.19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5709.86">
                <text:p>5709.86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6451.73">
                <text:p>6451.73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5432.05">
                <text:p>5432.0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5207.85">
                <text:p>5207.85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5712.67">
                <text:p>5712.67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6254.74">
                <text:p>6254.74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5717.31">
                <text:p>5717.31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5791.64">
                <text:p>5791.64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5775.15">
                <text:p>5775.15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6288.4">
                <text:p>6288.4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5917.71">
                <text:p>5917.71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4854.79">
                <text:p>4854.79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5486.38">
                <text:p>5486.3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6393.02">
                <text:p>6393.02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5655.88">
                <text:p>5655.88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5650">
                <text:p>5650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5515.42">
                <text:p>5515.42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6092.18">
                <text:p>6092.18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5759.29">
                <text:p>5759.29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5589.66">
                <text:p>5589.66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5375.29">
                <text:p>5375.29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6154.45">
                <text:p>6154.45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5243.82">
                <text:p>5243.82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5293.65">
                <text:p>5293.65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4794.45">
                <text:p>4794.45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5546.14">
                <text:p>5546.14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5363.57">
                <text:p>5363.57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5181.31">
                <text:p>5181.31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5039.24">
                <text:p>5039.24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5740.25">
                <text:p>5740.25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5053.64">
                <text:p>5053.64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5142.93">
                <text:p>5142.93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5069.43">
                <text:p>5069.43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5491.89">
                <text:p>5491.89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4644.75">
                <text:p>4644.75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4970.89">
                <text:p>4970.89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4937.24">
                <text:p>4937.24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5552.82">
                <text:p>5552.82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4910.8">
                <text:p>4910.8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5022.83">
                <text:p>5022.83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5110.22">
                <text:p>5110.22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5449.83">
                <text:p>5449.83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5056.79">
                <text:p>5056.7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5125.79">
                <text:p>5125.79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4721.97">
                <text:p>4721.97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4382.23">
                <text:p>4382.23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4815.24">
                <text:p>4815.24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4905.57">
                <text:p>4905.57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4906.15">
                <text:p>4906.15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4348.21">
                <text:p>4348.21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4954.76">
                <text:p>4954.76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4846.47">
                <text:p>4846.47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4808.04">
                <text:p>4808.04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5257.14">
                <text:p>5257.14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4974.66">
                <text:p>4974.66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5081.64">
                <text:p>5081.64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4988.55">
                <text:p>4988.55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5117.33">
                <text:p>5117.33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5425.31">
                <text:p>5425.31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5204.76">
                <text:p>5204.76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4520.15">
                <text:p>4520.15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5252.01">
                <text:p>5252.01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4987.06">
                <text:p>4987.06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5035.72">
                <text:p>5035.72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4955.65">
                <text:p>4955.65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4960.38">
                <text:p>4960.38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5174.73">
                <text:p>5174.73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5300.93">
                <text:p>5300.93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5223.44">
                <text:p>5223.44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5531.18">
                <text:p>5531.18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5094.43">
                <text:p>5094.43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5299.96">
                <text:p>5299.96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4076.34">
                <text:p>4076.34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5281.33">
                <text:p>5281.33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5470.28">
                <text:p>5470.28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5335.36">
                <text:p>5335.36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5209.94">
                <text:p>5209.94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5352.09">
                <text:p>5352.09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5095.91">
                <text:p>5095.91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4683.88">
                <text:p>4683.88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5020.27">
                <text:p>5020.27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5218.23">
                <text:p>5218.23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5213.16">
                <text:p>5213.16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5231.5">
                <text:p>5231.5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5225.27">
                <text:p>5225.27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5426.58">
                <text:p>5426.58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5093.29">
                <text:p>5093.29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5195.45">
                <text:p>5195.45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5188.08">
                <text:p>5188.08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5193.62">
                <text:p>5193.62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5156.62">
                <text:p>5156.62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4841.52">
                <text:p>4841.52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5117.27">
                <text:p>5117.27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5038.75">
                <text:p>5038.75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5200.34">
                <text:p>5200.34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5225.74">
                <text:p>5225.74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5225.29">
                <text:p>5225.29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5193.27">
                <text:p>5193.27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5294.86">
                <text:p>5294.86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5267.84">
                <text:p>5267.84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5153.03">
                <text:p>5153.03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5449.17">
                <text:p>5449.17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5196.71">
                <text:p>5196.71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5036.95">
                <text:p>5036.95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5084.85">
                <text:p>5084.85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5242.83">
                <text:p>5242.83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5421.98">
                <text:p>5421.98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5301.42">
                <text:p>5301.42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5113.96">
                <text:p>5113.96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5331.99">
                <text:p>5331.99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5247.22">
                <text:p>5247.22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5284.24">
                <text:p>5284.24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5266.93">
                <text:p>5266.93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5250.94">
                <text:p>5250.94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5106.88">
                <text:p>5106.88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4983.03">
                <text:p>4983.03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5183.78">
                <text:p>5183.78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5453.13">
                <text:p>5453.13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5210.83">
                <text:p>5210.83</text:p>
              </table:table-cell>
            </table:table-row>
            <table:table-row>
              <table:table-cell office:value-type="float" office:value="478">
                <text:p>480</text:p>
              </table:table-cell>
              <table:table-cell office:value-type="float" office:value="5293.17">
                <text:p>5293.17</text:p>
              </table:table-cell>
            </table:table-row>
            <table:table-row>
              <table:table-cell office:value-type="float" office:value="481">
                <text:p>480</text:p>
              </table:table-cell>
              <table:table-cell office:value-type="float" office:value="5191.33">
                <text:p>5191.33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5249.49">
                <text:p>5249.49</text:p>
              </table:table-cell>
            </table:table-row>
            <table:table-row>
              <table:table-cell office:value-type="float" office:value="487">
                <text:p>490</text:p>
              </table:table-cell>
              <table:table-cell office:value-type="float" office:value="5351.37">
                <text:p>5351.37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4809.93">
                <text:p>4809.93</text:p>
              </table:table-cell>
            </table:table-row>
            <table:table-row>
              <table:table-cell office:value-type="float" office:value="493">
                <text:p>490</text:p>
              </table:table-cell>
              <table:table-cell office:value-type="float" office:value="4915.19">
                <text:p>4915.19</text:p>
              </table:table-cell>
            </table:table-row>
            <table:table-row>
              <table:table-cell office:value-type="float" office:value="496">
                <text:p>500</text:p>
              </table:table-cell>
              <table:table-cell office:value-type="float" office:value="5147.47">
                <text:p>5147.47</text:p>
              </table:table-cell>
            </table:table-row>
            <table:table-row>
              <table:table-cell office:value-type="float" office:value="499">
                <text:p>500</text:p>
              </table:table-cell>
              <table:table-cell office:value-type="float" office:value="5150.56">
                <text:p>5150.56</text:p>
              </table:table-cell>
            </table:table-row>
            <table:table-row>
              <table:table-cell office:value-type="float" office:value="502">
                <text:p>500</text:p>
              </table:table-cell>
              <table:table-cell office:value-type="float" office:value="4865.38">
                <text:p>4865.38</text:p>
              </table:table-cell>
            </table:table-row>
            <table:table-row>
              <table:table-cell office:value-type="float" office:value="505">
                <text:p>510</text:p>
              </table:table-cell>
              <table:table-cell office:value-type="float" office:value="4830.83">
                <text:p>4830.83</text:p>
              </table:table-cell>
            </table:table-row>
            <table:table-row>
              <table:table-cell office:value-type="float" office:value="508">
                <text:p>510</text:p>
              </table:table-cell>
              <table:table-cell office:value-type="float" office:value="4844.12">
                <text:p>4844.12</text:p>
              </table:table-cell>
            </table:table-row>
            <table:table-row>
              <table:table-cell office:value-type="float" office:value="511">
                <text:p>510</text:p>
              </table:table-cell>
              <table:table-cell office:value-type="float" office:value="4405.1">
                <text:p>4405.1</text:p>
              </table:table-cell>
            </table:table-row>
            <table:table-row>
              <table:table-cell office:value-type="float" office:value="514">
                <text:p>510</text:p>
              </table:table-cell>
              <table:table-cell office:value-type="float" office:value="4895.43">
                <text:p>4895.43</text:p>
              </table:table-cell>
            </table:table-row>
            <table:table-row>
              <table:table-cell office:value-type="float" office:value="517">
                <text:p>520</text:p>
              </table:table-cell>
              <table:table-cell office:value-type="float" office:value="4877.81">
                <text:p>4877.81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5019.47">
                <text:p>5019.47</text:p>
              </table:table-cell>
            </table:table-row>
            <table:table-row>
              <table:table-cell office:value-type="float" office:value="523">
                <text:p>520</text:p>
              </table:table-cell>
              <table:table-cell office:value-type="float" office:value="4251.76">
                <text:p>4251.76</text:p>
              </table:table-cell>
            </table:table-row>
            <table:table-row>
              <table:table-cell office:value-type="float" office:value="526">
                <text:p>530</text:p>
              </table:table-cell>
              <table:table-cell office:value-type="float" office:value="4771.76">
                <text:p>4771.76</text:p>
              </table:table-cell>
            </table:table-row>
            <table:table-row>
              <table:table-cell office:value-type="float" office:value="529">
                <text:p>530</text:p>
              </table:table-cell>
              <table:table-cell office:value-type="float" office:value="4590.97">
                <text:p>4590.97</text:p>
              </table:table-cell>
            </table:table-row>
            <table:table-row>
              <table:table-cell office:value-type="float" office:value="532">
                <text:p>530</text:p>
              </table:table-cell>
              <table:table-cell office:value-type="float" office:value="4925.34">
                <text:p>4925.34</text:p>
              </table:table-cell>
            </table:table-row>
            <table:table-row>
              <table:table-cell office:value-type="float" office:value="535">
                <text:p>540</text:p>
              </table:table-cell>
              <table:table-cell office:value-type="float" office:value="5089.76">
                <text:p>5089.76</text:p>
              </table:table-cell>
            </table:table-row>
            <table:table-row>
              <table:table-cell office:value-type="float" office:value="538">
                <text:p>540</text:p>
              </table:table-cell>
              <table:table-cell office:value-type="float" office:value="5001.71">
                <text:p>5001.71</text:p>
              </table:table-cell>
            </table:table-row>
            <table:table-row>
              <table:table-cell office:value-type="float" office:value="541">
                <text:p>540</text:p>
              </table:table-cell>
              <table:table-cell office:value-type="float" office:value="4979.06">
                <text:p>4979.06</text:p>
              </table:table-cell>
            </table:table-row>
            <table:table-row>
              <table:table-cell office:value-type="float" office:value="544">
                <text:p>540</text:p>
              </table:table-cell>
              <table:table-cell office:value-type="float" office:value="5114.42">
                <text:p>5114.42</text:p>
              </table:table-cell>
            </table:table-row>
            <table:table-row>
              <table:table-cell office:value-type="float" office:value="547">
                <text:p>550</text:p>
              </table:table-cell>
              <table:table-cell office:value-type="float" office:value="4971.56">
                <text:p>4971.56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5083.45">
                <text:p>5083.45</text:p>
              </table:table-cell>
            </table:table-row>
            <table:table-row>
              <table:table-cell office:value-type="float" office:value="553">
                <text:p>550</text:p>
              </table:table-cell>
              <table:table-cell office:value-type="float" office:value="5020.48">
                <text:p>5020.48</text:p>
              </table:table-cell>
            </table:table-row>
            <table:table-row>
              <table:table-cell office:value-type="float" office:value="556">
                <text:p>560</text:p>
              </table:table-cell>
              <table:table-cell office:value-type="float" office:value="4919.53">
                <text:p>4919.53</text:p>
              </table:table-cell>
            </table:table-row>
            <table:table-row>
              <table:table-cell office:value-type="float" office:value="559">
                <text:p>560</text:p>
              </table:table-cell>
              <table:table-cell office:value-type="float" office:value="4617.05">
                <text:p>4617.05</text:p>
              </table:table-cell>
            </table:table-row>
            <table:table-row>
              <table:table-cell office:value-type="float" office:value="562">
                <text:p>560</text:p>
              </table:table-cell>
              <table:table-cell office:value-type="float" office:value="5075.65">
                <text:p>5075.65</text:p>
              </table:table-cell>
            </table:table-row>
            <table:table-row>
              <table:table-cell office:value-type="float" office:value="565">
                <text:p>570</text:p>
              </table:table-cell>
              <table:table-cell office:value-type="float" office:value="5027.27">
                <text:p>5027.27</text:p>
              </table:table-cell>
            </table:table-row>
            <table:table-row>
              <table:table-cell office:value-type="float" office:value="568">
                <text:p>570</text:p>
              </table:table-cell>
              <table:table-cell office:value-type="float" office:value="5204.28">
                <text:p>5204.28</text:p>
              </table:table-cell>
            </table:table-row>
            <table:table-row>
              <table:table-cell office:value-type="float" office:value="571">
                <text:p>570</text:p>
              </table:table-cell>
              <table:table-cell office:value-type="float" office:value="4945">
                <text:p>4945</text:p>
              </table:table-cell>
            </table:table-row>
            <table:table-row>
              <table:table-cell office:value-type="float" office:value="574">
                <text:p>570</text:p>
              </table:table-cell>
              <table:table-cell office:value-type="float" office:value="5018.22">
                <text:p>5018.22</text:p>
              </table:table-cell>
            </table:table-row>
            <table:table-row>
              <table:table-cell office:value-type="float" office:value="577">
                <text:p>580</text:p>
              </table:table-cell>
              <table:table-cell office:value-type="float" office:value="4986.31">
                <text:p>4986.31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5017.99">
                <text:p>5017.99</text:p>
              </table:table-cell>
            </table:table-row>
            <table:table-row>
              <table:table-cell office:value-type="float" office:value="583">
                <text:p>580</text:p>
              </table:table-cell>
              <table:table-cell office:value-type="float" office:value="5128.01">
                <text:p>5128.01</text:p>
              </table:table-cell>
            </table:table-row>
            <table:table-row>
              <table:table-cell office:value-type="float" office:value="586">
                <text:p>590</text:p>
              </table:table-cell>
              <table:table-cell office:value-type="float" office:value="4311.58">
                <text:p>4311.58</text:p>
              </table:table-cell>
            </table:table-row>
            <table:table-row>
              <table:table-cell office:value-type="float" office:value="589">
                <text:p>590</text:p>
              </table:table-cell>
              <table:table-cell office:value-type="float" office:value="4994.84">
                <text:p>4994.84</text:p>
              </table:table-cell>
            </table:table-row>
            <table:table-row>
              <table:table-cell office:value-type="float" office:value="592">
                <text:p>590</text:p>
              </table:table-cell>
              <table:table-cell office:value-type="float" office:value="5232.19">
                <text:p>5232.19</text:p>
              </table:table-cell>
            </table:table-row>
            <table:table-row>
              <table:table-cell office:value-type="float" office:value="595">
                <text:p>600</text:p>
              </table:table-cell>
              <table:table-cell office:value-type="float" office:value="5001.78">
                <text:p>5001.78</text:p>
              </table:table-cell>
            </table:table-row>
            <table:table-row>
              <table:table-cell office:value-type="float" office:value="598">
                <text:p>600</text:p>
              </table:table-cell>
              <table:table-cell office:value-type="float" office:value="5089.78">
                <text:p>5089.78</text:p>
              </table:table-cell>
            </table:table-row>
            <table:table-row>
              <table:table-cell office:value-type="float" office:value="601">
                <text:p>600</text:p>
              </table:table-cell>
              <table:table-cell office:value-type="float" office:value="4832.2">
                <text:p>4832.2</text:p>
              </table:table-cell>
            </table:table-row>
            <table:table-row>
              <table:table-cell office:value-type="float" office:value="604">
                <text:p>600</text:p>
              </table:table-cell>
              <table:table-cell office:value-type="float" office:value="4981.21">
                <text:p>4981.21</text:p>
              </table:table-cell>
            </table:table-row>
            <table:table-row>
              <table:table-cell office:value-type="float" office:value="607">
                <text:p>610</text:p>
              </table:table-cell>
              <table:table-cell office:value-type="float" office:value="5033.53">
                <text:p>5033.53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4588.46">
                <text:p>4588.46</text:p>
              </table:table-cell>
            </table:table-row>
            <table:table-row>
              <table:table-cell office:value-type="float" office:value="613">
                <text:p>610</text:p>
              </table:table-cell>
              <table:table-cell office:value-type="float" office:value="4981.81">
                <text:p>4981.81</text:p>
              </table:table-cell>
            </table:table-row>
            <table:table-row>
              <table:table-cell office:value-type="float" office:value="616">
                <text:p>620</text:p>
              </table:table-cell>
              <table:table-cell office:value-type="float" office:value="5187.62">
                <text:p>5187.62</text:p>
              </table:table-cell>
            </table:table-row>
            <table:table-row>
              <table:table-cell office:value-type="float" office:value="619">
                <text:p>620</text:p>
              </table:table-cell>
              <table:table-cell office:value-type="float" office:value="4951.65">
                <text:p>4951.65</text:p>
              </table:table-cell>
            </table:table-row>
            <table:table-row>
              <table:table-cell office:value-type="float" office:value="622">
                <text:p>620</text:p>
              </table:table-cell>
              <table:table-cell office:value-type="float" office:value="5134.08">
                <text:p>5134.08</text:p>
              </table:table-cell>
            </table:table-row>
            <table:table-row>
              <table:table-cell office:value-type="float" office:value="625">
                <text:p>630</text:p>
              </table:table-cell>
              <table:table-cell office:value-type="float" office:value="5111.72">
                <text:p>5111.72</text:p>
              </table:table-cell>
            </table:table-row>
            <table:table-row>
              <table:table-cell office:value-type="float" office:value="628">
                <text:p>630</text:p>
              </table:table-cell>
              <table:table-cell office:value-type="float" office:value="5161.98">
                <text:p>5161.98</text:p>
              </table:table-cell>
            </table:table-row>
            <table:table-row>
              <table:table-cell office:value-type="float" office:value="631">
                <text:p>630</text:p>
              </table:table-cell>
              <table:table-cell office:value-type="float" office:value="4983.73">
                <text:p>4983.73</text:p>
              </table:table-cell>
            </table:table-row>
            <table:table-row>
              <table:table-cell office:value-type="float" office:value="634">
                <text:p>630</text:p>
              </table:table-cell>
              <table:table-cell office:value-type="float" office:value="4987.43">
                <text:p>4987.43</text:p>
              </table:table-cell>
            </table:table-row>
            <table:table-row>
              <table:table-cell office:value-type="float" office:value="637">
                <text:p>640</text:p>
              </table:table-cell>
              <table:table-cell office:value-type="float" office:value="5043.02">
                <text:p>5043.02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5104.65">
                <text:p>5104.65</text:p>
              </table:table-cell>
            </table:table-row>
            <table:table-row>
              <table:table-cell office:value-type="float" office:value="643">
                <text:p>640</text:p>
              </table:table-cell>
              <table:table-cell office:value-type="float" office:value="5086.92">
                <text:p>5086.92</text:p>
              </table:table-cell>
            </table:table-row>
            <table:table-row>
              <table:table-cell office:value-type="float" office:value="646">
                <text:p>650</text:p>
              </table:table-cell>
              <table:table-cell office:value-type="float" office:value="5148.26">
                <text:p>5148.26</text:p>
              </table:table-cell>
            </table:table-row>
            <table:table-row>
              <table:table-cell office:value-type="float" office:value="649">
                <text:p>650</text:p>
              </table:table-cell>
              <table:table-cell office:value-type="float" office:value="5148.93">
                <text:p>5148.93</text:p>
              </table:table-cell>
            </table:table-row>
            <table:table-row>
              <table:table-cell office:value-type="float" office:value="652">
                <text:p>650</text:p>
              </table:table-cell>
              <table:table-cell office:value-type="float" office:value="5147.46">
                <text:p>5147.46</text:p>
              </table:table-cell>
            </table:table-row>
            <table:table-row>
              <table:table-cell office:value-type="float" office:value="655">
                <text:p>660</text:p>
              </table:table-cell>
              <table:table-cell office:value-type="float" office:value="5187.49">
                <text:p>5187.49</text:p>
              </table:table-cell>
            </table:table-row>
            <table:table-row>
              <table:table-cell office:value-type="float" office:value="658">
                <text:p>660</text:p>
              </table:table-cell>
              <table:table-cell office:value-type="float" office:value="5187.7">
                <text:p>5187.7</text:p>
              </table:table-cell>
            </table:table-row>
            <table:table-row>
              <table:table-cell office:value-type="float" office:value="661">
                <text:p>660</text:p>
              </table:table-cell>
              <table:table-cell office:value-type="float" office:value="5139.24">
                <text:p>5139.24</text:p>
              </table:table-cell>
            </table:table-row>
            <table:table-row>
              <table:table-cell office:value-type="float" office:value="664">
                <text:p>660</text:p>
              </table:table-cell>
              <table:table-cell office:value-type="float" office:value="4911.05">
                <text:p>4911.05</text:p>
              </table:table-cell>
            </table:table-row>
            <table:table-row>
              <table:table-cell office:value-type="float" office:value="667">
                <text:p>670</text:p>
              </table:table-cell>
              <table:table-cell office:value-type="float" office:value="4776.82">
                <text:p>4776.82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5118.93">
                <text:p>5118.93</text:p>
              </table:table-cell>
            </table:table-row>
            <table:table-row>
              <table:table-cell office:value-type="float" office:value="673">
                <text:p>670</text:p>
              </table:table-cell>
              <table:table-cell office:value-type="float" office:value="5011.24">
                <text:p>5011.24</text:p>
              </table:table-cell>
            </table:table-row>
            <table:table-row>
              <table:table-cell office:value-type="float" office:value="676">
                <text:p>680</text:p>
              </table:table-cell>
              <table:table-cell office:value-type="float" office:value="5078.14">
                <text:p>5078.14</text:p>
              </table:table-cell>
            </table:table-row>
            <table:table-row>
              <table:table-cell office:value-type="float" office:value="679">
                <text:p>680</text:p>
              </table:table-cell>
              <table:table-cell office:value-type="float" office:value="5074.39">
                <text:p>5074.39</text:p>
              </table:table-cell>
            </table:table-row>
            <table:table-row>
              <table:table-cell office:value-type="float" office:value="682">
                <text:p>680</text:p>
              </table:table-cell>
              <table:table-cell office:value-type="float" office:value="5069.63">
                <text:p>5069.63</text:p>
              </table:table-cell>
            </table:table-row>
            <table:table-row>
              <table:table-cell office:value-type="float" office:value="685">
                <text:p>690</text:p>
              </table:table-cell>
              <table:table-cell office:value-type="float" office:value="4992.34">
                <text:p>4992.34</text:p>
              </table:table-cell>
            </table:table-row>
            <table:table-row>
              <table:table-cell office:value-type="float" office:value="688">
                <text:p>690</text:p>
              </table:table-cell>
              <table:table-cell office:value-type="float" office:value="5158.2">
                <text:p>5158.2</text:p>
              </table:table-cell>
            </table:table-row>
            <table:table-row>
              <table:table-cell office:value-type="float" office:value="691">
                <text:p>690</text:p>
              </table:table-cell>
              <table:table-cell office:value-type="float" office:value="5001.85">
                <text:p>5001.85</text:p>
              </table:table-cell>
            </table:table-row>
            <table:table-row>
              <table:table-cell office:value-type="float" office:value="694">
                <text:p>690</text:p>
              </table:table-cell>
              <table:table-cell office:value-type="float" office:value="4953.66">
                <text:p>4953.66</text:p>
              </table:table-cell>
            </table:table-row>
            <table:table-row>
              <table:table-cell office:value-type="float" office:value="697">
                <text:p>700</text:p>
              </table:table-cell>
              <table:table-cell office:value-type="float" office:value="4987.1">
                <text:p>4987.1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4913.48">
                <text:p>4913.48</text:p>
              </table:table-cell>
            </table:table-row>
            <table:table-row>
              <table:table-cell office:value-type="float" office:value="703">
                <text:p>700</text:p>
              </table:table-cell>
              <table:table-cell office:value-type="float" office:value="4990.54">
                <text:p>4990.54</text:p>
              </table:table-cell>
            </table:table-row>
            <table:table-row>
              <table:table-cell office:value-type="float" office:value="706">
                <text:p>710</text:p>
              </table:table-cell>
              <table:table-cell office:value-type="float" office:value="5075.74">
                <text:p>5075.74</text:p>
              </table:table-cell>
            </table:table-row>
            <table:table-row>
              <table:table-cell office:value-type="float" office:value="709">
                <text:p>710</text:p>
              </table:table-cell>
              <table:table-cell office:value-type="float" office:value="4986.65">
                <text:p>4986.65</text:p>
              </table:table-cell>
            </table:table-row>
            <table:table-row>
              <table:table-cell office:value-type="float" office:value="712">
                <text:p>710</text:p>
              </table:table-cell>
              <table:table-cell office:value-type="float" office:value="5154.43">
                <text:p>5154.43</text:p>
              </table:table-cell>
            </table:table-row>
            <table:table-row>
              <table:table-cell office:value-type="float" office:value="715">
                <text:p>720</text:p>
              </table:table-cell>
              <table:table-cell office:value-type="float" office:value="4721.52">
                <text:p>4721.52</text:p>
              </table:table-cell>
            </table:table-row>
            <table:table-row>
              <table:table-cell office:value-type="float" office:value="718">
                <text:p>720</text:p>
              </table:table-cell>
              <table:table-cell office:value-type="float" office:value="4863.85">
                <text:p>4863.85</text:p>
              </table:table-cell>
            </table:table-row>
            <table:table-row>
              <table:table-cell office:value-type="float" office:value="721">
                <text:p>720</text:p>
              </table:table-cell>
              <table:table-cell office:value-type="float" office:value="4919.54">
                <text:p>4919.54</text:p>
              </table:table-cell>
            </table:table-row>
            <table:table-row>
              <table:table-cell office:value-type="float" office:value="724">
                <text:p>720</text:p>
              </table:table-cell>
              <table:table-cell office:value-type="float" office:value="5120.78">
                <text:p>5120.78</text:p>
              </table:table-cell>
            </table:table-row>
            <table:table-row>
              <table:table-cell office:value-type="float" office:value="727">
                <text:p>730</text:p>
              </table:table-cell>
              <table:table-cell office:value-type="float" office:value="5077.68">
                <text:p>5077.68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4996.49">
                <text:p>4996.49</text:p>
              </table:table-cell>
            </table:table-row>
            <table:table-row>
              <table:table-cell office:value-type="float" office:value="733">
                <text:p>730</text:p>
              </table:table-cell>
              <table:table-cell office:value-type="float" office:value="4957.61">
                <text:p>4957.61</text:p>
              </table:table-cell>
            </table:table-row>
            <table:table-row>
              <table:table-cell office:value-type="float" office:value="736">
                <text:p>740</text:p>
              </table:table-cell>
              <table:table-cell office:value-type="float" office:value="4995.06">
                <text:p>4995.06</text:p>
              </table:table-cell>
            </table:table-row>
            <table:table-row>
              <table:table-cell office:value-type="float" office:value="739">
                <text:p>740</text:p>
              </table:table-cell>
              <table:table-cell office:value-type="float" office:value="4988.82">
                <text:p>4988.82</text:p>
              </table:table-cell>
            </table:table-row>
            <table:table-row>
              <table:table-cell office:value-type="float" office:value="742">
                <text:p>740</text:p>
              </table:table-cell>
              <table:table-cell office:value-type="float" office:value="4915.69">
                <text:p>4915.69</text:p>
              </table:table-cell>
            </table:table-row>
            <table:table-row>
              <table:table-cell office:value-type="float" office:value="745">
                <text:p>750</text:p>
              </table:table-cell>
              <table:table-cell office:value-type="float" office:value="4983.74">
                <text:p>4983.74</text:p>
              </table:table-cell>
            </table:table-row>
            <table:table-row>
              <table:table-cell office:value-type="float" office:value="748">
                <text:p>750</text:p>
              </table:table-cell>
              <table:table-cell office:value-type="float" office:value="5072.62">
                <text:p>5072.62</text:p>
              </table:table-cell>
            </table:table-row>
            <table:table-row>
              <table:table-cell office:value-type="float" office:value="751">
                <text:p>750</text:p>
              </table:table-cell>
              <table:table-cell office:value-type="float" office:value="4864.53">
                <text:p>4864.53</text:p>
              </table:table-cell>
            </table:table-row>
            <table:table-row>
              <table:table-cell office:value-type="float" office:value="754">
                <text:p>750</text:p>
              </table:table-cell>
              <table:table-cell office:value-type="float" office:value="4883.5">
                <text:p>4883.5</text:p>
              </table:table-cell>
            </table:table-row>
            <table:table-row>
              <table:table-cell office:value-type="float" office:value="757">
                <text:p>760</text:p>
              </table:table-cell>
              <table:table-cell office:value-type="float" office:value="4876.71">
                <text:p>4876.71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4953.72">
                <text:p>4953.72</text:p>
              </table:table-cell>
            </table:table-row>
            <table:table-row>
              <table:table-cell office:value-type="float" office:value="763">
                <text:p>760</text:p>
              </table:table-cell>
              <table:table-cell office:value-type="float" office:value="4662.56">
                <text:p>4662.56</text:p>
              </table:table-cell>
            </table:table-row>
            <table:table-row>
              <table:table-cell office:value-type="float" office:value="766">
                <text:p>770</text:p>
              </table:table-cell>
              <table:table-cell office:value-type="float" office:value="4900.91">
                <text:p>4900.9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9.82cm" svg:height="12.751cm" xlink:href=".." xlink:type="simple" chart:class="chart:line" chart:style-name="ch1">
        <chart:legend chart:legend-position="end" svg:x="26.968cm" svg:y="6.076cm" style:legend-expansion="high" chart:style-name="ch2"/>
        <chart:plot-area chart:style-name="ch3" table:cell-range-address="Sheet6.A1:Sheet6.B241" chart:data-source-has-labels="column" svg:x="0.596cm" svg:y="0.255cm" svg:width="25.776cm" svg:height="12.241cm">
          <chartooo:coordinate-region svg:x="1.588cm" svg:y="0.454cm" svg:width="24.643cm" svg:height="11.118cm"/>
          <chart:axis chart:dimension="x" chart:name="primary-x" chart:style-name="ch4" chartooo:axis-type="auto">
            <chartooo:date-scale/>
            <chart:categories table:cell-range-address="Sheet6.A1:Sheet6.A24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6.B1:Sheet6.B241" chart:class="chart:line">
            <chart:data-point chart:repeated="24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6.A1:Sheet6.A241</svg:desc>
                </draw:g>
              </table:table-cell>
              <table:table-cell office:value-type="float" office:value="41.9347">
                <text:p>41.9347</text:p>
                <draw:g>
                  <svg:desc>Sheet6.B1:Sheet6.B241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975.136">
                <text:p>975.13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970.359">
                <text:p>970.35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132.9">
                <text:p>3132.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411.63">
                <text:p>2411.6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773.16">
                <text:p>4773.1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589.03">
                <text:p>3589.0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5159.19">
                <text:p>5159.19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4457.13">
                <text:p>4457.13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6339.27">
                <text:p>6339.27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4918.78">
                <text:p>4918.78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6180.48">
                <text:p>6180.48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5489.22">
                <text:p>5489.2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612.87">
                <text:p>6612.87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5565.56">
                <text:p>5565.56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6117.99">
                <text:p>6117.99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5907.26">
                <text:p>5907.26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6982.03">
                <text:p>6982.03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6066.59">
                <text:p>6066.59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6370.45">
                <text:p>6370.45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5493.82">
                <text:p>5493.8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775.34">
                <text:p>6775.34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5657.47">
                <text:p>5657.4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920.57">
                <text:p>5920.57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5609.11">
                <text:p>5609.11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6541.77">
                <text:p>6541.77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5710.83">
                <text:p>5710.83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6110">
                <text:p>6110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5761.36">
                <text:p>5761.36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6720.54">
                <text:p>6720.54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5828.31">
                <text:p>5828.31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5873.5">
                <text:p>5873.5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4570.24">
                <text:p>4570.2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364.12">
                <text:p>6364.12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5977.15">
                <text:p>5977.15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6030.88">
                <text:p>6030.88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5826.59">
                <text:p>5826.59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6825.67">
                <text:p>6825.67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5313.61">
                <text:p>5313.61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6162.2">
                <text:p>6162.2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5912.17">
                <text:p>5912.17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6744.77">
                <text:p>6744.77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5791.89">
                <text:p>5791.8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6164.96">
                <text:p>6164.96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5952.39">
                <text:p>5952.39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6660.5">
                <text:p>6660.5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5732.33">
                <text:p>5732.33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5736.26">
                <text:p>5736.26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5713.93">
                <text:p>5713.93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6235.95">
                <text:p>6235.95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5842.94">
                <text:p>5842.94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5370.85">
                <text:p>5370.85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5620.82">
                <text:p>5620.8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6241.19">
                <text:p>6241.19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5697.59">
                <text:p>5697.59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5758.47">
                <text:p>5758.47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5674.22">
                <text:p>5674.22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6280.52">
                <text:p>6280.52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5770.91">
                <text:p>5770.91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5774.41">
                <text:p>5774.41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5555.44">
                <text:p>5555.44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6306.01">
                <text:p>6306.01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5486.38">
                <text:p>5486.3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5522.58">
                <text:p>5522.58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5476.01">
                <text:p>5476.01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5859.6">
                <text:p>5859.6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5419.86">
                <text:p>5419.86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5490.48">
                <text:p>5490.48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5364.13">
                <text:p>5364.13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5847.07">
                <text:p>5847.07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5430.66">
                <text:p>5430.66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5520.69">
                <text:p>5520.69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5445.64">
                <text:p>5445.64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5967.51">
                <text:p>5967.51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5453.94">
                <text:p>5453.94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5528.01">
                <text:p>5528.01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5413.95">
                <text:p>5413.95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5286.1">
                <text:p>5286.1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5336.43">
                <text:p>5336.43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5383.93">
                <text:p>5383.93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5212.65">
                <text:p>5212.65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5621.21">
                <text:p>5621.21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5153.41">
                <text:p>5153.4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5472.82">
                <text:p>5472.82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5374.69">
                <text:p>5374.69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5507.72">
                <text:p>5507.72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5298.11">
                <text:p>5298.11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5358.48">
                <text:p>5358.48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5361.36">
                <text:p>5361.36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5655.18">
                <text:p>5655.18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5364.47">
                <text:p>5364.47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5389.88">
                <text:p>5389.88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5417.95">
                <text:p>5417.95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5738.24">
                <text:p>5738.24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5421.44">
                <text:p>5421.44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5338.96">
                <text:p>5338.96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5320.6">
                <text:p>5320.6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5497.26">
                <text:p>5497.26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5530.34">
                <text:p>5530.34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5498.96">
                <text:p>5498.96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5415.53">
                <text:p>5415.53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5680.35">
                <text:p>5680.35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5473.59">
                <text:p>5473.59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5500.68">
                <text:p>5500.68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5380.32">
                <text:p>5380.32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5730.41">
                <text:p>5730.41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5399.97">
                <text:p>5399.97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5519.07">
                <text:p>5519.07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5374.84">
                <text:p>5374.84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5588.67">
                <text:p>5588.67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4799.61">
                <text:p>4799.61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5372.56">
                <text:p>5372.56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5336.88">
                <text:p>5336.88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5612.4">
                <text:p>5612.4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4928.84">
                <text:p>4928.84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5412.53">
                <text:p>5412.53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5463.34">
                <text:p>5463.34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5599.15">
                <text:p>5599.15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5471.68">
                <text:p>5471.68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5442.55">
                <text:p>5442.55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5469.89">
                <text:p>5469.89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5345.07">
                <text:p>5345.07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5388.62">
                <text:p>5388.62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5139.01">
                <text:p>5139.01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5212.22">
                <text:p>5212.22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5612.28">
                <text:p>5612.28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5291.21">
                <text:p>5291.21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5342.31">
                <text:p>5342.31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5101.61">
                <text:p>5101.61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5505.03">
                <text:p>5505.03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5248.47">
                <text:p>5248.47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5322.4">
                <text:p>5322.4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5166.84">
                <text:p>5166.8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5474.41">
                <text:p>5474.41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4814.86">
                <text:p>4814.86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5173.02">
                <text:p>5173.02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5263.47">
                <text:p>5263.47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5519.1">
                <text:p>5519.1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5250.52">
                <text:p>5250.52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5331.82">
                <text:p>5331.82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5255.93">
                <text:p>5255.93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5572.11">
                <text:p>5572.11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5325.7">
                <text:p>5325.7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5311">
                <text:p>5311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4927.26">
                <text:p>4927.26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5562.12">
                <text:p>5562.12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5291.96">
                <text:p>5291.96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4979.87">
                <text:p>4979.87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5012.47">
                <text:p>5012.47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5268.03">
                <text:p>5268.03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5295.84">
                <text:p>5295.84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5331.97">
                <text:p>5331.97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5311.22">
                <text:p>5311.22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5531.91">
                <text:p>5531.91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5248.84">
                <text:p>5248.84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5367.99">
                <text:p>5367.99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5303.57">
                <text:p>5303.57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5522.22">
                <text:p>5522.22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5235.43">
                <text:p>5235.43</text:p>
              </table:table-cell>
            </table:table-row>
            <table:table-row>
              <table:table-cell office:value-type="float" office:value="478">
                <text:p>480</text:p>
              </table:table-cell>
              <table:table-cell office:value-type="float" office:value="5177.89">
                <text:p>5177.89</text:p>
              </table:table-cell>
            </table:table-row>
            <table:table-row>
              <table:table-cell office:value-type="float" office:value="481">
                <text:p>480</text:p>
              </table:table-cell>
              <table:table-cell office:value-type="float" office:value="5300.91">
                <text:p>5300.91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5587.76">
                <text:p>5587.76</text:p>
              </table:table-cell>
            </table:table-row>
            <table:table-row>
              <table:table-cell office:value-type="float" office:value="487">
                <text:p>490</text:p>
              </table:table-cell>
              <table:table-cell office:value-type="float" office:value="5229.44">
                <text:p>5229.44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5244.93">
                <text:p>5244.93</text:p>
              </table:table-cell>
            </table:table-row>
            <table:table-row>
              <table:table-cell office:value-type="float" office:value="493">
                <text:p>490</text:p>
              </table:table-cell>
              <table:table-cell office:value-type="float" office:value="5262.93">
                <text:p>5262.93</text:p>
              </table:table-cell>
            </table:table-row>
            <table:table-row>
              <table:table-cell office:value-type="float" office:value="496">
                <text:p>500</text:p>
              </table:table-cell>
              <table:table-cell office:value-type="float" office:value="5629.81">
                <text:p>5629.81</text:p>
              </table:table-cell>
            </table:table-row>
            <table:table-row>
              <table:table-cell office:value-type="float" office:value="499">
                <text:p>500</text:p>
              </table:table-cell>
              <table:table-cell office:value-type="float" office:value="5221.09">
                <text:p>5221.09</text:p>
              </table:table-cell>
            </table:table-row>
            <table:table-row>
              <table:table-cell office:value-type="float" office:value="502">
                <text:p>500</text:p>
              </table:table-cell>
              <table:table-cell office:value-type="float" office:value="4988.92">
                <text:p>4988.92</text:p>
              </table:table-cell>
            </table:table-row>
            <table:table-row>
              <table:table-cell office:value-type="float" office:value="505">
                <text:p>510</text:p>
              </table:table-cell>
              <table:table-cell office:value-type="float" office:value="4395.82">
                <text:p>4395.82</text:p>
              </table:table-cell>
            </table:table-row>
            <table:table-row>
              <table:table-cell office:value-type="float" office:value="508">
                <text:p>510</text:p>
              </table:table-cell>
              <table:table-cell office:value-type="float" office:value="5129.12">
                <text:p>5129.12</text:p>
              </table:table-cell>
            </table:table-row>
            <table:table-row>
              <table:table-cell office:value-type="float" office:value="511">
                <text:p>510</text:p>
              </table:table-cell>
              <table:table-cell office:value-type="float" office:value="5175.98">
                <text:p>5175.98</text:p>
              </table:table-cell>
            </table:table-row>
            <table:table-row>
              <table:table-cell office:value-type="float" office:value="514">
                <text:p>510</text:p>
              </table:table-cell>
              <table:table-cell office:value-type="float" office:value="5220.99">
                <text:p>5220.99</text:p>
              </table:table-cell>
            </table:table-row>
            <table:table-row>
              <table:table-cell office:value-type="float" office:value="517">
                <text:p>520</text:p>
              </table:table-cell>
              <table:table-cell office:value-type="float" office:value="5180.69">
                <text:p>5180.69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5499.48">
                <text:p>5499.48</text:p>
              </table:table-cell>
            </table:table-row>
            <table:table-row>
              <table:table-cell office:value-type="float" office:value="523">
                <text:p>520</text:p>
              </table:table-cell>
              <table:table-cell office:value-type="float" office:value="5171.51">
                <text:p>5171.51</text:p>
              </table:table-cell>
            </table:table-row>
            <table:table-row>
              <table:table-cell office:value-type="float" office:value="526">
                <text:p>530</text:p>
              </table:table-cell>
              <table:table-cell office:value-type="float" office:value="5240.93">
                <text:p>5240.93</text:p>
              </table:table-cell>
            </table:table-row>
            <table:table-row>
              <table:table-cell office:value-type="float" office:value="529">
                <text:p>530</text:p>
              </table:table-cell>
              <table:table-cell office:value-type="float" office:value="5081.86">
                <text:p>5081.86</text:p>
              </table:table-cell>
            </table:table-row>
            <table:table-row>
              <table:table-cell office:value-type="float" office:value="532">
                <text:p>530</text:p>
              </table:table-cell>
              <table:table-cell office:value-type="float" office:value="5496.97">
                <text:p>5496.97</text:p>
              </table:table-cell>
            </table:table-row>
            <table:table-row>
              <table:table-cell office:value-type="float" office:value="535">
                <text:p>540</text:p>
              </table:table-cell>
              <table:table-cell office:value-type="float" office:value="5269.46">
                <text:p>5269.46</text:p>
              </table:table-cell>
            </table:table-row>
            <table:table-row>
              <table:table-cell office:value-type="float" office:value="538">
                <text:p>540</text:p>
              </table:table-cell>
              <table:table-cell office:value-type="float" office:value="5174.35">
                <text:p>5174.35</text:p>
              </table:table-cell>
            </table:table-row>
            <table:table-row>
              <table:table-cell office:value-type="float" office:value="541">
                <text:p>540</text:p>
              </table:table-cell>
              <table:table-cell office:value-type="float" office:value="4656.32">
                <text:p>4656.32</text:p>
              </table:table-cell>
            </table:table-row>
            <table:table-row>
              <table:table-cell office:value-type="float" office:value="544">
                <text:p>540</text:p>
              </table:table-cell>
              <table:table-cell office:value-type="float" office:value="5395.89">
                <text:p>5395.89</text:p>
              </table:table-cell>
            </table:table-row>
            <table:table-row>
              <table:table-cell office:value-type="float" office:value="547">
                <text:p>550</text:p>
              </table:table-cell>
              <table:table-cell office:value-type="float" office:value="5343.32">
                <text:p>5343.32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5276.68">
                <text:p>5276.68</text:p>
              </table:table-cell>
            </table:table-row>
            <table:table-row>
              <table:table-cell office:value-type="float" office:value="553">
                <text:p>550</text:p>
              </table:table-cell>
              <table:table-cell office:value-type="float" office:value="5336.33">
                <text:p>5336.33</text:p>
              </table:table-cell>
            </table:table-row>
            <table:table-row>
              <table:table-cell office:value-type="float" office:value="556">
                <text:p>560</text:p>
              </table:table-cell>
              <table:table-cell office:value-type="float" office:value="5462.44">
                <text:p>5462.44</text:p>
              </table:table-cell>
            </table:table-row>
            <table:table-row>
              <table:table-cell office:value-type="float" office:value="559">
                <text:p>560</text:p>
              </table:table-cell>
              <table:table-cell office:value-type="float" office:value="5112.52">
                <text:p>5112.52</text:p>
              </table:table-cell>
            </table:table-row>
            <table:table-row>
              <table:table-cell office:value-type="float" office:value="562">
                <text:p>560</text:p>
              </table:table-cell>
              <table:table-cell office:value-type="float" office:value="5233.61">
                <text:p>5233.61</text:p>
              </table:table-cell>
            </table:table-row>
            <table:table-row>
              <table:table-cell office:value-type="float" office:value="565">
                <text:p>570</text:p>
              </table:table-cell>
              <table:table-cell office:value-type="float" office:value="5186.14">
                <text:p>5186.14</text:p>
              </table:table-cell>
            </table:table-row>
            <table:table-row>
              <table:table-cell office:value-type="float" office:value="568">
                <text:p>570</text:p>
              </table:table-cell>
              <table:table-cell office:value-type="float" office:value="5298.97">
                <text:p>5298.97</text:p>
              </table:table-cell>
            </table:table-row>
            <table:table-row>
              <table:table-cell office:value-type="float" office:value="571">
                <text:p>570</text:p>
              </table:table-cell>
              <table:table-cell office:value-type="float" office:value="4759.81">
                <text:p>4759.81</text:p>
              </table:table-cell>
            </table:table-row>
            <table:table-row>
              <table:table-cell office:value-type="float" office:value="574">
                <text:p>570</text:p>
              </table:table-cell>
              <table:table-cell office:value-type="float" office:value="4750.34">
                <text:p>4750.34</text:p>
              </table:table-cell>
            </table:table-row>
            <table:table-row>
              <table:table-cell office:value-type="float" office:value="577">
                <text:p>580</text:p>
              </table:table-cell>
              <table:table-cell office:value-type="float" office:value="5135.2">
                <text:p>5135.2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5339.61">
                <text:p>5339.61</text:p>
              </table:table-cell>
            </table:table-row>
            <table:table-row>
              <table:table-cell office:value-type="float" office:value="583">
                <text:p>580</text:p>
              </table:table-cell>
              <table:table-cell office:value-type="float" office:value="5034.08">
                <text:p>5034.08</text:p>
              </table:table-cell>
            </table:table-row>
            <table:table-row>
              <table:table-cell office:value-type="float" office:value="586">
                <text:p>590</text:p>
              </table:table-cell>
              <table:table-cell office:value-type="float" office:value="4964.08">
                <text:p>4964.08</text:p>
              </table:table-cell>
            </table:table-row>
            <table:table-row>
              <table:table-cell office:value-type="float" office:value="589">
                <text:p>590</text:p>
              </table:table-cell>
              <table:table-cell office:value-type="float" office:value="4938.02">
                <text:p>4938.02</text:p>
              </table:table-cell>
            </table:table-row>
            <table:table-row>
              <table:table-cell office:value-type="float" office:value="592">
                <text:p>590</text:p>
              </table:table-cell>
              <table:table-cell office:value-type="float" office:value="5276.2">
                <text:p>5276.2</text:p>
              </table:table-cell>
            </table:table-row>
            <table:table-row>
              <table:table-cell office:value-type="float" office:value="595">
                <text:p>600</text:p>
              </table:table-cell>
              <table:table-cell office:value-type="float" office:value="4810.51">
                <text:p>4810.51</text:p>
              </table:table-cell>
            </table:table-row>
            <table:table-row>
              <table:table-cell office:value-type="float" office:value="598">
                <text:p>600</text:p>
              </table:table-cell>
              <table:table-cell office:value-type="float" office:value="3920.06">
                <text:p>3920.06</text:p>
              </table:table-cell>
            </table:table-row>
            <table:table-row>
              <table:table-cell office:value-type="float" office:value="601">
                <text:p>600</text:p>
              </table:table-cell>
              <table:table-cell office:value-type="float" office:value="3846.62">
                <text:p>3846.62</text:p>
              </table:table-cell>
            </table:table-row>
            <table:table-row>
              <table:table-cell office:value-type="float" office:value="604">
                <text:p>600</text:p>
              </table:table-cell>
              <table:table-cell office:value-type="float" office:value="4871.82">
                <text:p>4871.82</text:p>
              </table:table-cell>
            </table:table-row>
            <table:table-row>
              <table:table-cell office:value-type="float" office:value="607">
                <text:p>610</text:p>
              </table:table-cell>
              <table:table-cell office:value-type="float" office:value="4388.41">
                <text:p>4388.41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4395.96">
                <text:p>4395.96</text:p>
              </table:table-cell>
            </table:table-row>
            <table:table-row>
              <table:table-cell office:value-type="float" office:value="613">
                <text:p>610</text:p>
              </table:table-cell>
              <table:table-cell office:value-type="float" office:value="4567.15">
                <text:p>4567.15</text:p>
              </table:table-cell>
            </table:table-row>
            <table:table-row>
              <table:table-cell office:value-type="float" office:value="616">
                <text:p>620</text:p>
              </table:table-cell>
              <table:table-cell office:value-type="float" office:value="4613.22">
                <text:p>4613.22</text:p>
              </table:table-cell>
            </table:table-row>
            <table:table-row>
              <table:table-cell office:value-type="float" office:value="619">
                <text:p>620</text:p>
              </table:table-cell>
              <table:table-cell office:value-type="float" office:value="4415.71">
                <text:p>4415.71</text:p>
              </table:table-cell>
            </table:table-row>
            <table:table-row>
              <table:table-cell office:value-type="float" office:value="622">
                <text:p>620</text:p>
              </table:table-cell>
              <table:table-cell office:value-type="float" office:value="4321.21">
                <text:p>4321.21</text:p>
              </table:table-cell>
            </table:table-row>
            <table:table-row>
              <table:table-cell office:value-type="float" office:value="625">
                <text:p>630</text:p>
              </table:table-cell>
              <table:table-cell office:value-type="float" office:value="4358.45">
                <text:p>4358.45</text:p>
              </table:table-cell>
            </table:table-row>
            <table:table-row>
              <table:table-cell office:value-type="float" office:value="628">
                <text:p>630</text:p>
              </table:table-cell>
              <table:table-cell office:value-type="float" office:value="4377.82">
                <text:p>4377.82</text:p>
              </table:table-cell>
            </table:table-row>
            <table:table-row>
              <table:table-cell office:value-type="float" office:value="631">
                <text:p>630</text:p>
              </table:table-cell>
              <table:table-cell office:value-type="float" office:value="3754.64">
                <text:p>3754.64</text:p>
              </table:table-cell>
            </table:table-row>
            <table:table-row>
              <table:table-cell office:value-type="float" office:value="634">
                <text:p>630</text:p>
              </table:table-cell>
              <table:table-cell office:value-type="float" office:value="3957.64">
                <text:p>3957.64</text:p>
              </table:table-cell>
            </table:table-row>
            <table:table-row>
              <table:table-cell office:value-type="float" office:value="637">
                <text:p>640</text:p>
              </table:table-cell>
              <table:table-cell office:value-type="float" office:value="4221.89">
                <text:p>4221.89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4256.28">
                <text:p>4256.28</text:p>
              </table:table-cell>
            </table:table-row>
            <table:table-row>
              <table:table-cell office:value-type="float" office:value="643">
                <text:p>640</text:p>
              </table:table-cell>
              <table:table-cell office:value-type="float" office:value="4183.88">
                <text:p>4183.88</text:p>
              </table:table-cell>
            </table:table-row>
            <table:table-row>
              <table:table-cell office:value-type="float" office:value="646">
                <text:p>650</text:p>
              </table:table-cell>
              <table:table-cell office:value-type="float" office:value="4152.3">
                <text:p>4152.3</text:p>
              </table:table-cell>
            </table:table-row>
            <table:table-row>
              <table:table-cell office:value-type="float" office:value="649">
                <text:p>650</text:p>
              </table:table-cell>
              <table:table-cell office:value-type="float" office:value="4154.56">
                <text:p>4154.56</text:p>
              </table:table-cell>
            </table:table-row>
            <table:table-row>
              <table:table-cell office:value-type="float" office:value="652">
                <text:p>650</text:p>
              </table:table-cell>
              <table:table-cell office:value-type="float" office:value="4360.93">
                <text:p>4360.93</text:p>
              </table:table-cell>
            </table:table-row>
            <table:table-row>
              <table:table-cell office:value-type="float" office:value="655">
                <text:p>660</text:p>
              </table:table-cell>
              <table:table-cell office:value-type="float" office:value="3909.7">
                <text:p>3909.7</text:p>
              </table:table-cell>
            </table:table-row>
            <table:table-row>
              <table:table-cell office:value-type="float" office:value="658">
                <text:p>660</text:p>
              </table:table-cell>
              <table:table-cell office:value-type="float" office:value="3317.11">
                <text:p>3317.11</text:p>
              </table:table-cell>
            </table:table-row>
            <table:table-row>
              <table:table-cell office:value-type="float" office:value="661">
                <text:p>660</text:p>
              </table:table-cell>
              <table:table-cell office:value-type="float" office:value="3294.21">
                <text:p>3294.21</text:p>
              </table:table-cell>
            </table:table-row>
            <table:table-row>
              <table:table-cell office:value-type="float" office:value="664">
                <text:p>660</text:p>
              </table:table-cell>
              <table:table-cell office:value-type="float" office:value="4047.6">
                <text:p>4047.6</text:p>
              </table:table-cell>
            </table:table-row>
            <table:table-row>
              <table:table-cell office:value-type="float" office:value="667">
                <text:p>670</text:p>
              </table:table-cell>
              <table:table-cell office:value-type="float" office:value="3571.15">
                <text:p>3571.15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3553.17">
                <text:p>3553.17</text:p>
              </table:table-cell>
            </table:table-row>
            <table:table-row>
              <table:table-cell office:value-type="float" office:value="673">
                <text:p>670</text:p>
              </table:table-cell>
              <table:table-cell office:value-type="float" office:value="3689.21">
                <text:p>3689.21</text:p>
              </table:table-cell>
            </table:table-row>
            <table:table-row>
              <table:table-cell office:value-type="float" office:value="676">
                <text:p>680</text:p>
              </table:table-cell>
              <table:table-cell office:value-type="float" office:value="3896.76">
                <text:p>3896.76</text:p>
              </table:table-cell>
            </table:table-row>
            <table:table-row>
              <table:table-cell office:value-type="float" office:value="679">
                <text:p>680</text:p>
              </table:table-cell>
              <table:table-cell office:value-type="float" office:value="3665.98">
                <text:p>3665.98</text:p>
              </table:table-cell>
            </table:table-row>
            <table:table-row>
              <table:table-cell office:value-type="float" office:value="682">
                <text:p>680</text:p>
              </table:table-cell>
              <table:table-cell office:value-type="float" office:value="3080.43">
                <text:p>3080.43</text:p>
              </table:table-cell>
            </table:table-row>
            <table:table-row>
              <table:table-cell office:value-type="float" office:value="685">
                <text:p>690</text:p>
              </table:table-cell>
              <table:table-cell office:value-type="float" office:value="3294.34">
                <text:p>3294.34</text:p>
              </table:table-cell>
            </table:table-row>
            <table:table-row>
              <table:table-cell office:value-type="float" office:value="688">
                <text:p>690</text:p>
              </table:table-cell>
              <table:table-cell office:value-type="float" office:value="3510.92">
                <text:p>3510.92</text:p>
              </table:table-cell>
            </table:table-row>
            <table:table-row>
              <table:table-cell office:value-type="float" office:value="691">
                <text:p>690</text:p>
              </table:table-cell>
              <table:table-cell office:value-type="float" office:value="3412.62">
                <text:p>3412.62</text:p>
              </table:table-cell>
            </table:table-row>
            <table:table-row>
              <table:table-cell office:value-type="float" office:value="694">
                <text:p>690</text:p>
              </table:table-cell>
              <table:table-cell office:value-type="float" office:value="3341.82">
                <text:p>3341.82</text:p>
              </table:table-cell>
            </table:table-row>
            <table:table-row>
              <table:table-cell office:value-type="float" office:value="697">
                <text:p>700</text:p>
              </table:table-cell>
              <table:table-cell office:value-type="float" office:value="3105.62">
                <text:p>3105.62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2848.66">
                <text:p>2848.66</text:p>
              </table:table-cell>
            </table:table-row>
            <table:table-row>
              <table:table-cell office:value-type="float" office:value="703">
                <text:p>700</text:p>
              </table:table-cell>
              <table:table-cell office:value-type="float" office:value="2879.02">
                <text:p>2879.02</text:p>
              </table:table-cell>
            </table:table-row>
            <table:table-row>
              <table:table-cell office:value-type="float" office:value="706">
                <text:p>710</text:p>
              </table:table-cell>
              <table:table-cell office:value-type="float" office:value="3043.2">
                <text:p>3043.2</text:p>
              </table:table-cell>
            </table:table-row>
            <table:table-row>
              <table:table-cell office:value-type="float" office:value="709">
                <text:p>710</text:p>
              </table:table-cell>
              <table:table-cell office:value-type="float" office:value="3144.61">
                <text:p>3144.61</text:p>
              </table:table-cell>
            </table:table-row>
            <table:table-row>
              <table:table-cell office:value-type="float" office:value="712">
                <text:p>710</text:p>
              </table:table-cell>
              <table:table-cell office:value-type="float" office:value="3162.42">
                <text:p>3162.42</text:p>
              </table:table-cell>
            </table:table-row>
            <table:table-row>
              <table:table-cell office:value-type="float" office:value="715">
                <text:p>720</text:p>
              </table:table-cell>
              <table:table-cell office:value-type="float" office:value="2991.8">
                <text:p>2991.8</text:p>
              </table:table-cell>
            </table:table-row>
            <table:table-row>
              <table:table-cell office:value-type="float" office:value="718">
                <text:p>720</text:p>
              </table:table-cell>
              <table:table-cell office:value-type="float" office:value="2454.1">
                <text:p>2454.1</text:p>
              </table:table-cell>
            </table:table-row>
            <table:table-row>
              <table:table-cell office:value-type="float" office:value="721">
                <text:p>720</text:p>
              </table:table-cell>
              <table:table-cell office:value-type="float" office:value="2957.22">
                <text:p>2957.2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644cm" svg:height="9.006cm" xlink:href=".." xlink:type="simple" chart:class="chart:line" chart:style-name="ch1">
        <chart:legend chart:legend-position="end" svg:x="24.792cm" svg:y="4.204cm" style:legend-expansion="high" chart:style-name="ch2"/>
        <chart:plot-area chart:style-name="ch3" table:cell-range-address="Sheet7.A1:Sheet7.B246" chart:data-source-has-labels="column" svg:x="0.552cm" svg:y="0.18cm" svg:width="23.688cm" svg:height="8.646cm">
          <chartooo:coordinate-region svg:x="0.988cm" svg:y="0.379cm" svg:width="23.111cm" svg:height="7.523cm"/>
          <chart:axis chart:dimension="x" chart:name="primary-x" chart:style-name="ch4" chartooo:axis-type="auto">
            <chartooo:date-scale/>
            <chart:categories table:cell-range-address="Sheet7.A1:Sheet7.A24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7.B1:Sheet7.B246" chart:class="chart:line">
            <chart:data-point chart:repeated="24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7.A1:Sheet7.A246</svg:desc>
                </draw:g>
              </table:table-cell>
              <table:table-cell office:value-type="float" office:value="0.0241">
                <text:p>0.0241</text:p>
                <draw:g>
                  <svg:desc>Sheet7.B1:Sheet7.B246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673">
                <text:p>0.67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4.79">
                <text:p>4.79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.27">
                <text:p>5.27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5.24">
                <text:p>5.24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5.19">
                <text:p>5.19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4.93">
                <text:p>4.93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4.62">
                <text:p>4.62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.83">
                <text:p>3.83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2.73">
                <text:p>2.73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2.71">
                <text:p>2.71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2.49">
                <text:p>2.49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2.37">
                <text:p>2.37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2.39">
                <text:p>2.39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2.43">
                <text:p>2.43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2.39">
                <text:p>2.39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2.09">
                <text:p>2.09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float" office:value="478">
                <text:p>480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float" office:value="481">
                <text:p>480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float" office:value="487">
                <text:p>49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float" office:value="493">
                <text:p>49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float" office:value="496">
                <text:p>500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float" office:value="499">
                <text:p>50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float" office:value="502">
                <text:p>500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float" office:value="505">
                <text:p>510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float" office:value="508">
                <text:p>510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float" office:value="511">
                <text:p>510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514">
                <text:p>510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float" office:value="517">
                <text:p>520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float" office:value="523">
                <text:p>520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float" office:value="526">
                <text:p>53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float" office:value="529">
                <text:p>530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float" office:value="532">
                <text:p>530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float" office:value="535">
                <text:p>540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float" office:value="538">
                <text:p>54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541">
                <text:p>54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544">
                <text:p>540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float" office:value="547">
                <text:p>550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float" office:value="553">
                <text:p>550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float" office:value="556">
                <text:p>560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float" office:value="559">
                <text:p>560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float" office:value="562">
                <text:p>560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float" office:value="565">
                <text:p>570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float" office:value="568">
                <text:p>570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float" office:value="571">
                <text:p>570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float" office:value="574">
                <text:p>570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float" office:value="577">
                <text:p>580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float" office:value="583">
                <text:p>580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float" office:value="586">
                <text:p>590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float" office:value="589">
                <text:p>590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float" office:value="592">
                <text:p>590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float" office:value="595">
                <text:p>600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float" office:value="598">
                <text:p>600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float" office:value="601">
                <text:p>600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float" office:value="604">
                <text:p>600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float" office:value="607">
                <text:p>610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float" office:value="613">
                <text:p>610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float" office:value="616">
                <text:p>620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float" office:value="619">
                <text:p>620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float" office:value="622">
                <text:p>620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float" office:value="625">
                <text:p>630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float" office:value="628">
                <text:p>630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float" office:value="631">
                <text:p>630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float" office:value="634">
                <text:p>63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637">
                <text:p>640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float" office:value="643">
                <text:p>64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float" office:value="646">
                <text:p>650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float" office:value="649">
                <text:p>650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float" office:value="652">
                <text:p>650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float" office:value="655">
                <text:p>660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float" office:value="658">
                <text:p>660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float" office:value="661">
                <text:p>660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float" office:value="664">
                <text:p>660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float" office:value="667">
                <text:p>670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float" office:value="673">
                <text:p>670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float" office:value="676">
                <text:p>680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float" office:value="679">
                <text:p>680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float" office:value="682">
                <text:p>680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float" office:value="685">
                <text:p>690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float" office:value="688">
                <text:p>690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float" office:value="691">
                <text:p>690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float" office:value="694">
                <text:p>690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float" office:value="697">
                <text:p>700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float" office:value="703">
                <text:p>700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float" office:value="706">
                <text:p>710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float" office:value="709">
                <text:p>710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float" office:value="712">
                <text:p>710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float" office:value="715">
                <text:p>720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float" office:value="718">
                <text:p>720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float" office:value="721">
                <text:p>720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float" office:value="724">
                <text:p>720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float" office:value="727">
                <text:p>730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float" office:value="733">
                <text:p>730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float" office:value="736">
                <text:p>740</text:p>
              </table:table-cell>
              <table:table-cell office:value-type="float" office:value="1.76">
                <text:p>1.7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59cm" svg:height="10.679cm" xlink:href=".." xlink:type="simple" chart:class="chart:line" chart:style-name="ch1">
        <chart:legend chart:legend-position="end" svg:x="24.738cm" svg:y="5.04cm" style:legend-expansion="high" chart:style-name="ch2"/>
        <chart:plot-area chart:style-name="ch3" table:cell-range-address="Sheet8.A1:Sheet8.B253" chart:data-source-has-labels="column" svg:x="0.551cm" svg:y="0.213cm" svg:width="23.636cm" svg:height="10.253cm">
          <chartooo:coordinate-region svg:x="0.987cm" svg:y="0.413cm" svg:width="23.059cm" svg:height="9.129cm"/>
          <chart:axis chart:dimension="x" chart:name="primary-x" chart:style-name="ch4" chartooo:axis-type="auto">
            <chartooo:date-scale/>
            <chart:categories table:cell-range-address="Sheet8.A1:Sheet8.A25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8.B1:Sheet8.B253" chart:class="chart:line">
            <chart:data-point chart:repeated="25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8.A1:Sheet8.A253</svg:desc>
                </draw:g>
              </table:table-cell>
              <table:table-cell office:value-type="float" office:value="0.0241">
                <text:p>0.0241</text:p>
                <draw:g>
                  <svg:desc>Sheet8.B1:Sheet8.B253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675">
                <text:p>0.67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4.79">
                <text:p>4.79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.27">
                <text:p>5.27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5.18">
                <text:p>5.18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4.61">
                <text:p>4.61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3.46">
                <text:p>3.46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float" office:value="478">
                <text:p>480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float" office:value="481">
                <text:p>480</text:p>
              </table:table-cell>
              <table:table-cell office:value-type="float" office:value="2.81">
                <text:p>2.81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float" office:value="487">
                <text:p>490</text:p>
              </table:table-cell>
              <table:table-cell office:value-type="float" office:value="2.87">
                <text:p>2.87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float" office:value="493">
                <text:p>490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float" office:value="496">
                <text:p>500</text:p>
              </table:table-cell>
              <table:table-cell office:value-type="float" office:value="2.83">
                <text:p>2.83</text:p>
              </table:table-cell>
            </table:table-row>
            <table:table-row>
              <table:table-cell office:value-type="float" office:value="499">
                <text:p>500</text:p>
              </table:table-cell>
              <table:table-cell office:value-type="float" office:value="2.83">
                <text:p>2.83</text:p>
              </table:table-cell>
            </table:table-row>
            <table:table-row>
              <table:table-cell office:value-type="float" office:value="502">
                <text:p>500</text:p>
              </table:table-cell>
              <table:table-cell office:value-type="float" office:value="2.86">
                <text:p>2.86</text:p>
              </table:table-cell>
            </table:table-row>
            <table:table-row>
              <table:table-cell office:value-type="float" office:value="505">
                <text:p>510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float" office:value="508">
                <text:p>510</text:p>
              </table:table-cell>
              <table:table-cell office:value-type="float" office:value="2.83">
                <text:p>2.83</text:p>
              </table:table-cell>
            </table:table-row>
            <table:table-row>
              <table:table-cell office:value-type="float" office:value="511">
                <text:p>510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float" office:value="514">
                <text:p>510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float" office:value="517">
                <text:p>520</text:p>
              </table:table-cell>
              <table:table-cell office:value-type="float" office:value="2.86">
                <text:p>2.86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float" office:value="523">
                <text:p>520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float" office:value="526">
                <text:p>530</text:p>
              </table:table-cell>
              <table:table-cell office:value-type="float" office:value="2.87">
                <text:p>2.87</text:p>
              </table:table-cell>
            </table:table-row>
            <table:table-row>
              <table:table-cell office:value-type="float" office:value="529">
                <text:p>530</text:p>
              </table:table-cell>
              <table:table-cell office:value-type="float" office:value="2.86">
                <text:p>2.86</text:p>
              </table:table-cell>
            </table:table-row>
            <table:table-row>
              <table:table-cell office:value-type="float" office:value="532">
                <text:p>530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float" office:value="535">
                <text:p>540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float" office:value="538">
                <text:p>540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541">
                <text:p>540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544">
                <text:p>540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float" office:value="547">
                <text:p>550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2.82">
                <text:p>2.82</text:p>
              </table:table-cell>
            </table:table-row>
            <table:table-row>
              <table:table-cell office:value-type="float" office:value="553">
                <text:p>550</text:p>
              </table:table-cell>
              <table:table-cell office:value-type="float" office:value="2.83">
                <text:p>2.83</text:p>
              </table:table-cell>
            </table:table-row>
            <table:table-row>
              <table:table-cell office:value-type="float" office:value="556">
                <text:p>560</text:p>
              </table:table-cell>
              <table:table-cell office:value-type="float" office:value="2.82">
                <text:p>2.82</text:p>
              </table:table-cell>
            </table:table-row>
            <table:table-row>
              <table:table-cell office:value-type="float" office:value="559">
                <text:p>560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562">
                <text:p>560</text:p>
              </table:table-cell>
              <table:table-cell office:value-type="float" office:value="2.83">
                <text:p>2.83</text:p>
              </table:table-cell>
            </table:table-row>
            <table:table-row>
              <table:table-cell office:value-type="float" office:value="565">
                <text:p>570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float" office:value="568">
                <text:p>570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float" office:value="571">
                <text:p>570</text:p>
              </table:table-cell>
              <table:table-cell office:value-type="float" office:value="2.83">
                <text:p>2.83</text:p>
              </table:table-cell>
            </table:table-row>
            <table:table-row>
              <table:table-cell office:value-type="float" office:value="574">
                <text:p>570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float" office:value="577">
                <text:p>580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float" office:value="583">
                <text:p>580</text:p>
              </table:table-cell>
              <table:table-cell office:value-type="float" office:value="2.73">
                <text:p>2.73</text:p>
              </table:table-cell>
            </table:table-row>
            <table:table-row>
              <table:table-cell office:value-type="float" office:value="586">
                <text:p>590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float" office:value="589">
                <text:p>590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float" office:value="592">
                <text:p>590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float" office:value="595">
                <text:p>600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float" office:value="598">
                <text:p>600</text:p>
              </table:table-cell>
              <table:table-cell office:value-type="float" office:value="2.69">
                <text:p>2.69</text:p>
              </table:table-cell>
            </table:table-row>
            <table:table-row>
              <table:table-cell office:value-type="float" office:value="601">
                <text:p>600</text:p>
              </table:table-cell>
              <table:table-cell office:value-type="float" office:value="2.69">
                <text:p>2.69</text:p>
              </table:table-cell>
            </table:table-row>
            <table:table-row>
              <table:table-cell office:value-type="float" office:value="604">
                <text:p>600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float" office:value="607">
                <text:p>610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2.69">
                <text:p>2.69</text:p>
              </table:table-cell>
            </table:table-row>
            <table:table-row>
              <table:table-cell office:value-type="float" office:value="613">
                <text:p>610</text:p>
              </table:table-cell>
              <table:table-cell office:value-type="float" office:value="2.71">
                <text:p>2.71</text:p>
              </table:table-cell>
            </table:table-row>
            <table:table-row>
              <table:table-cell office:value-type="float" office:value="616">
                <text:p>620</text:p>
              </table:table-cell>
              <table:table-cell office:value-type="float" office:value="2.71">
                <text:p>2.71</text:p>
              </table:table-cell>
            </table:table-row>
            <table:table-row>
              <table:table-cell office:value-type="float" office:value="619">
                <text:p>620</text:p>
              </table:table-cell>
              <table:table-cell office:value-type="float" office:value="2.69">
                <text:p>2.69</text:p>
              </table:table-cell>
            </table:table-row>
            <table:table-row>
              <table:table-cell office:value-type="float" office:value="622">
                <text:p>620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float" office:value="625">
                <text:p>630</text:p>
              </table:table-cell>
              <table:table-cell office:value-type="float" office:value="2.73">
                <text:p>2.73</text:p>
              </table:table-cell>
            </table:table-row>
            <table:table-row>
              <table:table-cell office:value-type="float" office:value="628">
                <text:p>630</text:p>
              </table:table-cell>
              <table:table-cell office:value-type="float" office:value="2.71">
                <text:p>2.71</text:p>
              </table:table-cell>
            </table:table-row>
            <table:table-row>
              <table:table-cell office:value-type="float" office:value="631">
                <text:p>630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float" office:value="634">
                <text:p>630</text:p>
              </table:table-cell>
              <table:table-cell office:value-type="float" office:value="2.69">
                <text:p>2.69</text:p>
              </table:table-cell>
            </table:table-row>
            <table:table-row>
              <table:table-cell office:value-type="float" office:value="637">
                <text:p>640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float" office:value="643">
                <text:p>640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float" office:value="646">
                <text:p>650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float" office:value="649">
                <text:p>650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float" office:value="652">
                <text:p>650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float" office:value="655">
                <text:p>660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float" office:value="658">
                <text:p>660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float" office:value="661">
                <text:p>660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float" office:value="664">
                <text:p>660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float" office:value="667">
                <text:p>670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float" office:value="673">
                <text:p>670</text:p>
              </table:table-cell>
              <table:table-cell office:value-type="float" office:value="2.51">
                <text:p>2.51</text:p>
              </table:table-cell>
            </table:table-row>
            <table:table-row>
              <table:table-cell office:value-type="float" office:value="676">
                <text:p>680</text:p>
              </table:table-cell>
              <table:table-cell office:value-type="float" office:value="2.51">
                <text:p>2.51</text:p>
              </table:table-cell>
            </table:table-row>
            <table:table-row>
              <table:table-cell office:value-type="float" office:value="679">
                <text:p>680</text:p>
              </table:table-cell>
              <table:table-cell office:value-type="float" office:value="2.47">
                <text:p>2.47</text:p>
              </table:table-cell>
            </table:table-row>
            <table:table-row>
              <table:table-cell office:value-type="float" office:value="682">
                <text:p>680</text:p>
              </table:table-cell>
              <table:table-cell office:value-type="float" office:value="2.46">
                <text:p>2.46</text:p>
              </table:table-cell>
            </table:table-row>
            <table:table-row>
              <table:table-cell office:value-type="float" office:value="685">
                <text:p>690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float" office:value="688">
                <text:p>690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691">
                <text:p>690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float" office:value="694">
                <text:p>690</text:p>
              </table:table-cell>
              <table:table-cell office:value-type="float" office:value="2.39">
                <text:p>2.39</text:p>
              </table:table-cell>
            </table:table-row>
            <table:table-row>
              <table:table-cell office:value-type="float" office:value="697">
                <text:p>700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float" office:value="703">
                <text:p>700</text:p>
              </table:table-cell>
              <table:table-cell office:value-type="float" office:value="2.28">
                <text:p>2.28</text:p>
              </table:table-cell>
            </table:table-row>
            <table:table-row>
              <table:table-cell office:value-type="float" office:value="706">
                <text:p>710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float" office:value="709">
                <text:p>710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712">
                <text:p>710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715">
                <text:p>720</text:p>
              </table:table-cell>
              <table:table-cell office:value-type="float" office:value="2.28">
                <text:p>2.28</text:p>
              </table:table-cell>
            </table:table-row>
            <table:table-row>
              <table:table-cell office:value-type="float" office:value="718">
                <text:p>720</text:p>
              </table:table-cell>
              <table:table-cell office:value-type="float" office:value="2.28">
                <text:p>2.28</text:p>
              </table:table-cell>
            </table:table-row>
            <table:table-row>
              <table:table-cell office:value-type="float" office:value="721">
                <text:p>720</text:p>
              </table:table-cell>
              <table:table-cell office:value-type="float" office:value="2.26">
                <text:p>2.26</text:p>
              </table:table-cell>
            </table:table-row>
            <table:table-row>
              <table:table-cell office:value-type="float" office:value="724">
                <text:p>720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float" office:value="727">
                <text:p>730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float" office:value="733">
                <text:p>730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float" office:value="736">
                <text:p>740</text:p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float" office:value="739">
                <text:p>740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float" office:value="742">
                <text:p>740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float" office:value="745">
                <text:p>750</text:p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float" office:value="748">
                <text:p>750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float" office:value="751">
                <text:p>750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float" office:value="754">
                <text:p>750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float" office:value="757">
                <text:p>760</text:p>
              </table:table-cell>
              <table:table-cell office:value-type="float" office:value="2.19">
                <text:p>2.1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